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8000000864FE51B38.png"/>
  <manifest:file-entry manifest:media-type="image/png" manifest:full-path="Pictures/10000201000004EB000000080ABAE54B.png"/>
  <manifest:file-entry manifest:media-type="image/png" manifest:full-path="Pictures/100002010000001000000010B16254D5.png"/>
  <manifest:file-entry manifest:media-type="image/jpeg" manifest:full-path="Pictures/1000000000000178000000B257E120E8.jpg"/>
  <manifest:file-entry manifest:media-type="image/png" manifest:full-path="Pictures/1000000000000129000000CE0DFE65B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adornments="Regular" style:font-charset="x-symbol"/>
    <style:font-face style:name="Wingdings1" svg:font-family="Wingdings" style:font-adornments="Regular" style:font-charset="x-symbol"/>
    <style:font-face style:name="Wingdings" svg:font-family="Wingdings" style:font-pitch="variable" style:font-charset="x-symbol"/>
    <style:font-face style:name="Wingdings 2" svg:font-family="'Wingdings 2'"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 svg:font-family="Tahoma"/>
    <style:font-face style:name="Courier New" svg:font-family="'Courier New'" style:font-family-generic="modern"/>
    <style:font-face style:name="Calibri2" svg:font-family="Calibri, Calibri" style:font-family-generic="swiss"/>
    <style:font-face style:name="Courier New2" svg:font-family="'Courier New', 'Courier New'" style:font-family-generic="swiss"/>
    <style:font-face style:name="Courier New1" svg:font-family="'Courier New'" style:font-family-generic="modern" style:font-pitch="fixed"/>
    <style:font-face style:name="Rockwell" svg:font-family="Rockwell" style:font-adornments="Bold" style:font-pitch="variable"/>
    <style:font-face style:name="Sketch Rockwell" svg:font-family="'Sketch Rockw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adornments="Regular" style:font-family-generic="swiss" style:font-pitch="variable"/>
    <style:font-face style:name="Lucida Sans Unicode1" svg:font-family="'Lucida Sans Unicode'" style:font-family-generic="swiss" style:font-pitch="variable"/>
    <style:font-face style:name="Plan" svg:font-family="Plan"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7" style:family="table">
      <style:table-properties style:width="16.459cm" fo:break-before="auto" fo:break-after="auto" table:align="right" fo:background-color="transparent" fo:keep-with-next="auto" style:may-break-between-rows="true" style:writing-mode="lr-tb">
        <style:background-image/>
      </style:table-properties>
    </style:style>
    <style:style style:name="Table7.A" style:family="table-column">
      <style:table-column-properties style:column-width="5.163cm"/>
    </style:style>
    <style:style style:name="Table7.B" style:family="table-column">
      <style:table-column-properties style:column-width="2.669cm"/>
    </style:style>
    <style:style style:name="Table7.C" style:family="table-column">
      <style:table-column-properties style:column-width="7.592cm"/>
    </style:style>
    <style:style style:name="Table7.D" style:family="table-column">
      <style:table-column-properties style:column-width="1.035cm"/>
    </style:style>
    <style:style style:name="Table7.1" style:family="table-row">
      <style:table-row-properties fo:background-color="transparent" style:keep-together="false" fo:keep-together="always">
        <style:background-image/>
      </style:table-row-properties>
    </style:style>
    <style:style style:name="Table7.A1" style:family="table-cell">
      <style:table-cell-properties style:vertical-align="middle" fo:background-color="#e6e6e6" fo:padding-left="0.199cm" fo:padding-right="0.199cm" fo:padding-top="0.101cm" fo:padding-bottom="0.101cm" fo:border-left="0.002cm solid #cccccc" fo:border-right="none" fo:border-top="none" fo:border-bottom="none" style:writing-mode="page">
        <style:background-image/>
      </style:table-cell-properties>
    </style:style>
    <style:style style:name="Table7.D1" style:family="table-cell">
      <style:table-cell-properties style:vertical-align="middle" fo:background-color="#e6e6e6"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7.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7.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2" style:family="table">
      <style:table-properties style:width="16.459cm" fo:break-before="auto" fo:break-after="auto" table:align="right" fo:background-color="transparent" fo:keep-with-next="auto" style:may-break-between-rows="true" style:writing-mode="lr-tb">
        <style:background-image/>
      </style:table-properties>
    </style:style>
    <style:style style:name="Table2.A" style:family="table-column">
      <style:table-column-properties style:column-width="5.163cm"/>
    </style:style>
    <style:style style:name="Table2.B" style:family="table-column">
      <style:table-column-properties style:column-width="2.669cm"/>
    </style:style>
    <style:style style:name="Table2.C" style:family="table-column">
      <style:table-column-properties style:column-width="7.592cm"/>
    </style:style>
    <style:style style:name="Table2.D" style:family="table-column">
      <style:table-column-properties style:column-width="1.035cm"/>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style:vertical-align="middle" fo:background-color="#e6e6e6" fo:padding-left="0.199cm" fo:padding-right="0.199cm" fo:padding-top="0.101cm" fo:padding-bottom="0.101cm" fo:border-left="0.002cm solid #cccccc" fo:border-right="none" fo:border-top="none" fo:border-bottom="none" style:writing-mode="page">
        <style:background-image/>
      </style:table-cell-properties>
    </style:style>
    <style:style style:name="Table2.D1" style:family="table-cell">
      <style:table-cell-properties style:vertical-align="middle" fo:background-color="#e6e6e6"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2.A2"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2.C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2.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3" style:family="table">
      <style:table-properties style:width="16.459cm" fo:break-before="auto" fo:break-after="auto" table:align="right" fo:background-color="transparent" fo:keep-with-next="auto" style:may-break-between-rows="true" style:writing-mode="lr-tb">
        <style:background-image/>
      </style:table-properties>
    </style:style>
    <style:style style:name="Table3.A" style:family="table-column">
      <style:table-column-properties style:column-width="5.163cm"/>
    </style:style>
    <style:style style:name="Table3.B" style:family="table-column">
      <style:table-column-properties style:column-width="2.669cm"/>
    </style:style>
    <style:style style:name="Table3.C" style:family="table-column">
      <style:table-column-properties style:column-width="7.592cm"/>
    </style:style>
    <style:style style:name="Table3.D" style:family="table-column">
      <style:table-column-properties style:column-width="1.035cm"/>
    </style:style>
    <style:style style:name="Table3.1" style:family="table-row">
      <style:table-row-properties fo:background-color="transparent" style:keep-together="false" fo:keep-together="always">
        <style:background-image/>
      </style:table-row-properties>
    </style:style>
    <style:style style:name="Table3.A1" style:family="table-cell">
      <style:table-cell-properties style:vertical-align="middle" fo:background-color="#e6e6e6" fo:padding-left="0.199cm" fo:padding-right="0.199cm" fo:padding-top="0.101cm" fo:padding-bottom="0.101cm" fo:border-left="0.002cm solid #cccccc" fo:border-right="none" fo:border-top="none" fo:border-bottom="none" style:writing-mode="page">
        <style:background-image/>
      </style:table-cell-properties>
    </style:style>
    <style:style style:name="Table3.D1" style:family="table-cell">
      <style:table-cell-properties style:vertical-align="middle" fo:background-color="#e6e6e6"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3.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3.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3.A5"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5" style:family="table">
      <style:table-properties style:width="16.459cm" fo:break-before="auto" fo:break-after="auto" table:align="right" fo:background-color="transparent" fo:keep-with-next="auto" style:may-break-between-rows="true" style:writing-mode="lr-tb">
        <style:background-image/>
      </style:table-properties>
    </style:style>
    <style:style style:name="Table5.A" style:family="table-column">
      <style:table-column-properties style:column-width="5.163cm"/>
    </style:style>
    <style:style style:name="Table5.B" style:family="table-column">
      <style:table-column-properties style:column-width="2.669cm"/>
    </style:style>
    <style:style style:name="Table5.C" style:family="table-column">
      <style:table-column-properties style:column-width="7.592cm"/>
    </style:style>
    <style:style style:name="Table5.D" style:family="table-column">
      <style:table-column-properties style:column-width="1.035cm"/>
    </style:style>
    <style:style style:name="Table5.1" style:family="table-row">
      <style:table-row-properties fo:background-color="transparent" style:keep-together="false" fo:keep-together="always">
        <style:background-image/>
      </style:table-row-properties>
    </style:style>
    <style:style style:name="Table5.A1" style:family="table-cell">
      <style:table-cell-properties style:vertical-align="middle" fo:background-color="#e6e6e6" fo:padding-left="0.199cm" fo:padding-right="0.199cm" fo:padding-top="0.101cm" fo:padding-bottom="0.101cm" fo:border-left="0.002cm solid #cccccc" fo:border-right="none" fo:border-top="none" fo:border-bottom="none" style:writing-mode="page">
        <style:background-image/>
      </style:table-cell-properties>
    </style:style>
    <style:style style:name="Table5.D1" style:family="table-cell">
      <style:table-cell-properties style:vertical-align="middle" fo:background-color="#e6e6e6"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5.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5.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5.A3"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8" style:family="table">
      <style:table-properties style:width="16.459cm" fo:break-before="auto" fo:break-after="auto" table:align="right" fo:background-color="transparent" fo:keep-with-next="auto" style:may-break-between-rows="true" style:writing-mode="lr-tb">
        <style:background-image/>
      </style:table-properties>
    </style:style>
    <style:style style:name="Table8.A" style:family="table-column">
      <style:table-column-properties style:column-width="5.054cm"/>
    </style:style>
    <style:style style:name="Table8.B" style:family="table-column">
      <style:table-column-properties style:column-width="2.122cm"/>
    </style:style>
    <style:style style:name="Table8.C" style:family="table-column">
      <style:table-column-properties style:column-width="8.423cm"/>
    </style:style>
    <style:style style:name="Table8.D" style:family="table-column">
      <style:table-column-properties style:column-width="0.861cm"/>
    </style:style>
    <style:style style:name="Table8.1" style:family="table-row">
      <style:table-row-properties fo:background-color="transparent" style:keep-together="false" fo:keep-together="always">
        <style:background-image/>
      </style:table-row-properties>
    </style:style>
    <style:style style:name="Table8.A1" style:family="table-cell">
      <style:table-cell-properties style:vertical-align="middle" fo:background-color="#e6e6e6" fo:padding-left="0.199cm" fo:padding-right="0.199cm" fo:padding-top="0.101cm" fo:padding-bottom="0.101cm" fo:border-left="0.002cm solid #cccccc" fo:border-right="none" fo:border-top="none" fo:border-bottom="none" style:writing-mode="page">
        <style:background-image/>
      </style:table-cell-properties>
    </style:style>
    <style:style style:name="Table8.D1" style:family="table-cell">
      <style:table-cell-properties style:vertical-align="middle" fo:background-color="#e6e6e6"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8.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8.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1" style:family="table">
      <style:table-properties style:width="16.459cm" fo:break-before="auto" fo:break-after="auto" table:align="right" fo:background-color="transparent" fo:keep-with-next="auto" style:may-break-between-rows="true" style:writing-mode="lr-tb">
        <style:background-image/>
      </style:table-properties>
    </style:style>
    <style:style style:name="Table1.A" style:family="table-column">
      <style:table-column-properties style:column-width="5.163cm"/>
    </style:style>
    <style:style style:name="Table1.B" style:family="table-column">
      <style:table-column-properties style:column-width="2.669cm"/>
    </style:style>
    <style:style style:name="Table1.C" style:family="table-column">
      <style:table-column-properties style:column-width="7.571cm"/>
    </style:style>
    <style:style style:name="Table1.D" style:family="table-column">
      <style:table-column-properties style:column-width="1.057cm"/>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style:vertical-align="middle" fo:background-color="#e6e6e6" fo:padding-left="0.199cm" fo:padding-right="0.199cm" fo:padding-top="0.101cm" fo:padding-bottom="0.101cm" fo:border-left="0.002cm solid #cccccc" fo:border-right="none" fo:border-top="none" fo:border-bottom="none" style:writing-mode="page">
        <style:background-image/>
      </style:table-cell-properties>
    </style:style>
    <style:style style:name="Table1.D1" style:family="table-cell">
      <style:table-cell-properties style:vertical-align="middle" fo:background-color="#e6e6e6"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1.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style:tab-stops>
          <style:tab-stop style:position="7.62cm" style:type="center"/>
          <style:tab-stop style:position="17.002cm" style:type="right"/>
        </style:tab-stops>
      </style:paragraph-properties>
      <style:text-properties fo:font-size="6pt" style:font-size-asian="6pt" style:font-size-complex="6pt"/>
    </style:style>
    <style:style style:name="P3" style:family="paragraph" style:parent-style-name="Footer">
      <style:paragraph-properties>
        <style:tab-stops>
          <style:tab-stop style:position="9.075cm" style:type="center"/>
          <style:tab-stop style:position="17.498cm" style:type="right"/>
          <style:tab-stop style:position="25.504cm" style:type="right"/>
        </style:tab-stops>
      </style:paragraph-properties>
    </style:style>
    <style:style style:name="P4" style:family="paragraph" style:parent-style-name="Footer">
      <style:paragraph-properties>
        <style:tab-stops>
          <style:tab-stop style:position="7.62cm" style:type="center"/>
          <style:tab-stop style:position="17.498cm" style:type="right"/>
          <style:tab-stop style:position="25.504cm" style:type="right"/>
        </style:tab-stops>
      </style:paragraph-properties>
    </style:style>
    <style:style style:name="P5" style:family="paragraph" style:parent-style-name="Footer">
      <style:paragraph-properties>
        <style:tab-stops>
          <style:tab-stop style:position="7.62cm" style:type="center"/>
          <style:tab-stop style:position="17.002cm" style:type="right"/>
          <style:tab-stop style:position="25.504cm" style:type="right"/>
        </style:tab-stops>
      </style:paragraph-properties>
    </style:style>
    <style:style style:name="P6" style:family="paragraph" style:parent-style-name="Footer">
      <style:paragraph-properties fo:margin-left="0cm" fo:margin-right="0cm" fo:text-indent="0cm" style:auto-text-indent="false">
        <style:tab-stops>
          <style:tab-stop style:position="16.928cm" style:type="right"/>
          <style:tab-stop style:position="19.253cm" style:type="right"/>
        </style:tab-stops>
      </style:paragraph-properties>
    </style:style>
    <style:style style:name="P7" style:family="paragraph" style:parent-style-name="Standard">
      <style:paragraph-properties fo:margin-left="0cm" fo:margin-right="0cm" fo:text-indent="0cm" style:auto-text-indent="false"/>
    </style:style>
    <style:style style:name="P8" style:family="paragraph" style:parent-style-name="Standard">
      <style:text-properties fo:language="en" fo:country="US"/>
    </style:style>
    <style:style style:name="P9" style:family="paragraph" style:parent-style-name="Standard">
      <style:paragraph-properties style:text-autospace="none"/>
      <style:text-properties fo:font-weight="normal" style:font-weight-asian="normal" style:font-weight-complex="normal"/>
    </style:style>
    <style:style style:name="P10" style:family="paragraph" style:parent-style-name="Standard">
      <style:paragraph-properties>
        <style:tab-stops>
          <style:tab-stop style:position="-1.016cm"/>
          <style:tab-stop style:position="-0.517cm"/>
          <style:tab-stop style:position="-0.016cm"/>
          <style:tab-stop style:position="0.483cm"/>
        </style:tab-stops>
      </style:paragraph-properties>
      <style:text-properties style:font-name="Courier New1" fo:font-size="8pt" style:font-size-asian="8pt" style:font-size-complex="8pt"/>
    </style:style>
    <style:style style:name="P11" style:family="paragraph" style:parent-style-name="Standard">
      <style:paragraph-properties style:text-autospace="none"/>
      <style:text-properties fo:color="#000000" style:font-name="Calibri2" fo:font-size="11pt" style:font-name-asian="Calibri2" style:font-size-asian="11pt" style:font-name-complex="Calibri2" style:font-size-complex="11pt"/>
    </style:style>
    <style:style style:name="P12" style:family="paragraph" style:parent-style-name="Standard">
      <style:paragraph-properties style:text-autospace="none"/>
      <style:text-properties fo:color="#000000" style:font-name="Courier New2" fo:font-size="10pt" style:font-name-asian="Courier New2" style:font-size-asian="10pt" style:font-name-complex="Courier New2" style:font-size-complex="10pt"/>
    </style:style>
    <style:style style:name="P13" style:family="paragraph" style:parent-style-name="Standard">
      <style:paragraph-properties>
        <style:tab-stops>
          <style:tab-stop style:position="-1.016cm"/>
          <style:tab-stop style:position="-0.517cm"/>
          <style:tab-stop style:position="-0.016cm"/>
          <style:tab-stop style:position="0.483cm"/>
        </style:tab-stops>
      </style:paragraph-properties>
      <style:text-properties fo:color="#000000" style:text-line-through-style="none" style:font-name="Courier New1" fo:font-size="8pt" style:text-underline-style="none" fo:font-weight="normal" style:font-name-asian="Calibri2" style:font-size-asian="8pt" style:font-weight-asian="normal" style:font-name-complex="Calibri2" style:font-size-complex="8pt" style:font-weight-complex="normal"/>
    </style:style>
    <style:style style:name="P14" style:family="paragraph" style:parent-style-name="Standard">
      <style:paragraph-properties>
        <style:tab-stops>
          <style:tab-stop style:position="-1.016cm"/>
          <style:tab-stop style:position="-0.517cm"/>
          <style:tab-stop style:position="-0.016cm"/>
          <style:tab-stop style:position="0.483cm"/>
        </style:tab-stops>
      </style:paragraph-properties>
      <style:text-properties fo:color="#000000" style:text-line-through-style="none" style:font-name="Courier New1" fo:font-size="8pt" style:text-underline-style="none" style:font-name-asian="Calibri2" style:font-size-asian="8pt" style:font-name-complex="Calibri2" style:font-size-complex="8pt"/>
    </style:style>
    <style:style style:name="P15" style:family="paragraph" style:parent-style-name="Standard">
      <style:paragraph-properties style:text-autospace="none"/>
      <style:text-properties fo:color="#000000" style:text-line-through-style="none" style:font-name="Courier New1" fo:font-size="8pt" fo:font-style="normal" style:text-underline-style="none" fo:font-weight="normal" style:font-name-asian="Calibri2" style:font-size-asian="8pt" style:font-style-asian="normal" style:font-weight-asian="normal" style:font-name-complex="Calibri2" style:font-size-complex="8pt" style:font-style-complex="normal" style:font-weight-complex="normal"/>
    </style:style>
    <style:style style:name="P16" style:family="paragraph" style:parent-style-name="Standard">
      <style:paragraph-properties style:text-autospace="none"/>
      <style:text-properties fo:color="#000000" style:text-line-through-style="none" style:font-name="Calibri2" fo:font-size="11pt" fo:font-style="italic" style:text-underline-style="none" fo:font-weight="normal" style:font-name-asian="Calibri2" style:font-size-asian="11pt" style:font-style-asian="italic" style:font-weight-asian="normal" style:font-name-complex="Calibri2" style:font-size-complex="11pt" style:font-style-complex="italic" style:font-weight-complex="normal"/>
    </style:style>
    <style:style style:name="P17"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style:font-name-asian="Times New Roman" style:font-size-asian="8pt" style:font-style-asian="normal" style:font-name-complex="Times New Roman" style:font-size-complex="8pt" style:language-complex="ar" style:country-complex="SA" style:font-style-complex="normal" fo:hyphenate="false" fo:hyphenation-remain-char-count="2" fo:hyphenation-push-char-count="2"/>
    </style:style>
    <style:style style:name="P18" style:family="paragraph" style:parent-style-name="Table_20_text">
      <style:paragraph-properties fo:text-align="center" style:justify-single-word="false" fo:orphans="2" fo:widows="2" fo:hyphenation-ladder-count="no-limit" style:writing-mode="lr-tb">
        <style:tab-stops/>
      </style:paragraph-properties>
      <style:text-properties style:use-window-font-color="true" style:font-name="Liberation Sans" fo:font-size="8pt" fo:language="en" fo:country="US" fo:font-style="normal" style:font-name-asian="Times New Roman" style:font-size-asian="8pt" style:font-style-asian="normal" style:font-name-complex="Times New Roman" style:font-size-complex="8pt" style:language-complex="ar" style:country-complex="SA" style:font-style-complex="normal" fo:hyphenate="false" fo:hyphenation-remain-char-count="2" fo:hyphenation-push-char-count="2"/>
    </style:style>
    <style:style style:name="P19"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fo:hyphenate="false" fo:hyphenation-remain-char-count="2" fo:hyphenation-push-char-count="2"/>
    </style:style>
    <style:style style:name="P20" style:family="paragraph" style:parent-style-name="Table_20_text">
      <style:paragraph-properties fo:text-align="center" style:justify-single-word="false" fo:orphans="2" fo:widows="2" fo:hyphenation-ladder-count="no-limit" style:writing-mode="lr-tb">
        <style:tab-stops/>
      </style:paragraph-properties>
      <style:text-properties style:use-window-font-color="true" style:font-name="Liberation Sans" fo:font-size="8pt" fo:language="en" fo:country="US"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fo:hyphenate="false" fo:hyphenation-remain-char-count="2" fo:hyphenation-push-char-count="2"/>
    </style:style>
    <style:style style:name="P21" style:family="paragraph" style:parent-style-name="Table_20_text">
      <style:paragraph-properties fo:text-align="center" style:justify-single-word="false" fo:orphans="2" fo:widows="2" fo:hyphenation-ladder-count="no-limit" style:writing-mode="lr-tb">
        <style:tab-stops/>
      </style:paragraph-properties>
      <style:text-properties style:use-window-font-color="true" style:font-name="Liberation Sans" fo:font-size="8pt" fo:language="en" fo:country="US"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fo:hyphenate="false" fo:hyphenation-remain-char-count="2" fo:hyphenation-push-char-count="2"/>
    </style:style>
    <style:style style:name="P22"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fo:hyphenate="false" fo:hyphenation-remain-char-count="2" fo:hyphenation-push-char-count="2"/>
    </style:style>
    <style:style style:name="P23" style:family="paragraph" style:parent-style-name="Table_20_text">
      <style:paragraph-properties>
        <style:tab-stops>
          <style:tab-stop style:position="16.96cm" style:type="right"/>
        </style:tab-stops>
      </style:paragraph-properties>
    </style:style>
    <style:style style:name="P24" style:family="paragraph" style:parent-style-name="Text_20_body">
      <style:text-properties fo:language="en" fo:country="US" fo:font-weight="normal" style:font-weight-asian="normal" style:language-complex="ar" style:country-complex="SA" style:font-weight-complex="normal"/>
    </style:style>
    <style:style style:name="P25" style:family="paragraph" style:parent-style-name="Referentie">
      <style:text-properties fo:color="#000000" style:font-name="Courier New2" fo:font-size="10pt" style:font-name-asian="Courier New2" style:font-size-asian="10pt" style:font-name-complex="Courier New2" style:font-size-complex="10pt"/>
    </style:style>
    <style:style style:name="P26" style:family="paragraph" style:parent-style-name="Standard" style:list-style-name="WW8Num123"/>
    <style:style style:name="P27" style:family="paragraph" style:parent-style-name="Heading_20_2">
      <style:paragraph-properties fo:break-before="page"/>
    </style:style>
    <style:style style:name="P28" style:family="paragraph" style:parent-style-name="Heading_20_1" style:master-page-name="Standard">
      <style:paragraph-properties style:page-number="auto"/>
      <style:text-properties fo:language="en" fo:country="US" fo:font-weight="normal" style:font-weight-asian="normal" style:font-weight-complex="normal"/>
    </style:style>
    <style:style style:name="P29"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style:font-name-asian="Times New Roman" style:font-size-asian="8pt" style:font-style-asian="normal" style:font-name-complex="Times New Roman" style:font-size-complex="8pt" style:language-complex="ar" style:country-complex="SA" style:font-style-complex="normal" fo:hyphenate="false" fo:hyphenation-remain-char-count="2" fo:hyphenation-push-char-count="2"/>
    </style:style>
    <style:style style:name="P30"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fo:hyphenate="false" fo:hyphenation-remain-char-count="2" fo:hyphenation-push-char-count="2"/>
    </style:style>
    <style:style style:name="P31" style:family="paragraph">
      <style:paragraph-properties style:writing-mode="lr-tb"/>
    </style:style>
    <style:style style:name="T1" style:family="text">
      <style:text-properties fo:font-size="6pt" fo:language="en" fo:country="US" style:font-size-asian="6pt" style:font-size-complex="6pt"/>
    </style:style>
    <style:style style:name="T2" style:family="text">
      <style:text-properties fo:font-size="6pt" style:font-size-asian="6pt" style:font-size-complex="6pt"/>
    </style:style>
    <style:style style:name="T3" style:family="text">
      <style:text-properties fo:font-weight="bold" style:font-weight-asian="bold" style:font-weight-complex="bold"/>
    </style:style>
    <style:style style:name="T4" style:family="text">
      <style:text-properties fo:color="#000000" style:text-line-through-style="none" style:font-name="Calibri2" fo:font-size="11pt" fo:font-style="normal" style:text-underline-style="none" fo:font-weight="normal" style:font-name-asian="Calibri2" style:font-size-asian="11pt" style:font-style-asian="normal" style:font-weight-asian="normal" style:font-name-complex="Calibri2" style:font-size-complex="11pt" style:font-style-complex="normal" style:font-weight-complex="normal"/>
    </style:style>
    <style:style style:name="T5" style:family="text">
      <style:text-properties fo:color="#000000" style:text-line-through-style="none" style:text-underline-style="none" style:font-name-asian="Calibri2" style:font-name-complex="Calibri2"/>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background-color="#cccccc"/>
    </style:style>
    <style:style style:name="T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solid" draw:fill-color="#8000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99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8000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draw:fill="solid" draw:fill-color="#ff99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ject 60 SDD XML structure</text:p>
      <text:p text:style-name="P7"><draw:frame draw:style-name="fr1" draw:name="graphics17" text:anchor-type="paragraph" svg:x="0.002cm" svg:y="0.018cm" svg:width="17.5cm" svg:height="0.111cm" draw:z-index="24"><draw:image xlink:href="Pictures/10000201000004EB000000080ABAE54B.png" xlink:type="simple" xlink:show="embed" xlink:actuate="onLoad"/></draw:frame></text:p>
      <text:h text:style-name="Heading_20_2" text:outline-level="2">XML file format</text:h>
      <text:p text:style-name="P11">The XML file should start with the following:</text:p>
      <text:p text:style-name="P11"/>
      <text:p text:style-name="P25">&lt;?xml version="1.0" encoding="UTF-8"?&gt;&lt;Document xmlns:xsi="http://www.w3.org/2001/XMLSchema-instance" xmlns="urn:iso:std:iso:20022:tech:xsd:pain.008.001.02"&gt; &lt;CstmrDrctDbtInitn&gt;</text:p>
      <text:p text:style-name="P11"/>
      <text:p text:style-name="P11">After this there is one instance of a "Group header" and then there can be multiple instances of "Payment Information". Each "Payment Information" can contain multiple instances of "Direct Debit Transaction Information". </text:p>
      <text:p text:style-name="P11"/>
      <text:p text:style-name="P11">A "Direct Debit Transaction Information" contains the the detail of a single Direct Debit transaction:</text:p>
      <text:p text:style-name="P11"/>
      <text:p text:style-name="P25">&lt;GrpHdr&gt; </text:p>
      <text:p text:style-name="P25"><text:tab/>... </text:p>
      <text:p text:style-name="P25">&lt;/GrpHdr&gt; </text:p>
      <text:p text:style-name="P25">&lt;PmtInf&gt; </text:p>
      <text:p text:style-name="P25"><text:tab/>... </text:p>
      <text:p text:style-name="P25"><text:tab/>&lt;DrctDbtTxInf&gt; </text:p>
      <text:p text:style-name="P25"><text:tab/><text:tab/>... </text:p>
      <text:p text:style-name="P25"><text:tab/>&lt;/DrctDbtTxInf&gt;</text:p>
      <text:p text:style-name="P25"><text:s/><text:tab/>... </text:p>
      <text:p text:style-name="P25"><text:tab/>&lt;DrctDbtTxInf&gt; </text:p>
      <text:p text:style-name="P25"><text:tab/><text:tab/>... </text:p>
      <text:p text:style-name="P25"><text:tab/>&lt;/DrctDbtTxInf&gt; </text:p>
      <text:p text:style-name="P25">&lt;/PmtInf&gt; </text:p>
      <text:p text:style-name="P25">... </text:p>
      <text:p text:style-name="P25">&lt;PmtInf&gt; </text:p>
      <text:p text:style-name="P25"><text:tab/>... </text:p>
      <text:p text:style-name="P25">&lt;/PmtInf&gt;</text:p>
      <text:p text:style-name="P12"/>
      <text:p text:style-name="P11">The file should end by closing the two start tags: </text:p>
      <text:p text:style-name="P11"/>
      <text:p text:style-name="P25">&lt;/CstmrDrctDbtInitn&gt;&lt;/Document&gt;</text:p>
      <text:p text:style-name="Standard"/>
      <text:h text:style-name="P27" text:outline-level="2"><text:bookmark text:name="autoId0"/>Group Header Elements</text:h>
      <text:p text:style-name="Standard">A SEPA XML file includes one group header, which must be present in the file. It serves as the envelope containing multiple payment instructions, and identifies the originator of the file. Elements for the group header are :</text:p>
      <text:p text:style-name="Standard"/>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9"><text:bookmark text:name="r1c1-t3"/>Element<text:bookmark text:name="r1c2-t3"/></text:p>
            </table:table-cell>
            <table:table-cell table:style-name="Table7.A1" office:value-type="string">
              <text:p text:style-name="P19">XML tag<text:bookmark text:name="r1c3-t3"/></text:p>
            </table:table-cell>
            <table:table-cell table:style-name="Table7.A1" office:value-type="string">
              <text:p text:style-name="P19">Source of Data<text:bookmark text:name="r2c1-t3"/></text:p>
            </table:table-cell>
            <table:table-cell table:style-name="Table7.D1" office:value-type="string">
              <text:p text:style-name="P20">AT#</text:p>
            </table:table-cell>
          </table:table-row>
        </table:table-header-rows>
        <table:table-row table:style-name="Table7.1">
          <table:table-cell table:style-name="Table7.A2" office:value-type="string">
            <text:p text:style-name="P17">+ GroupHeader</text:p>
          </table:table-cell>
          <table:table-cell table:style-name="Table7.A2" office:value-type="string">
            <text:p text:style-name="P17">&lt;GrpHdr&gt;</text:p>
          </table:table-cell>
          <table:table-cell table:style-name="Table7.A2" office:value-type="string">
            <text:p text:style-name="P17"><text:bookmark text:name="r3c1-t3"/></text:p>
          </table:table-cell>
          <table:table-cell table:style-name="Table7.D2" office:value-type="string">
            <text:p text:style-name="P18"/>
          </table:table-cell>
        </table:table-row>
        <table:table-row table:style-name="Table7.1">
          <table:table-cell table:style-name="Table7.A2" office:value-type="string">
            <text:p text:style-name="P17">++ MessageIdentification</text:p>
          </table:table-cell>
          <table:table-cell table:style-name="Table7.A2" office:value-type="string">
            <text:p text:style-name="P17">&lt;MsgId&gt;</text:p>
          </table:table-cell>
          <table:table-cell table:style-name="Table7.A2" office:value-type="string">
            <text:p text:style-name="P17">A system-generated internal identification </text:p>
            <text:p text:style-name="P19"><text:bookmark text:name="r4c1-t3"/>sdd_file.reference</text:p>
          </table:table-cell>
          <table:table-cell table:style-name="Table7.D2" office:value-type="string">
            <text:p text:style-name="P18"/>
          </table:table-cell>
        </table:table-row>
        <table:table-row table:style-name="Table7.1">
          <table:table-cell table:style-name="Table7.A2" office:value-type="string">
            <text:p text:style-name="P17">++ CreationDateTime</text:p>
          </table:table-cell>
          <table:table-cell table:style-name="Table7.A2" office:value-type="string">
            <text:p text:style-name="P17">&lt;CreDtTm&gt;</text:p>
          </table:table-cell>
          <table:table-cell table:style-name="Table7.A2" office:value-type="string">
            <text:p text:style-name="P17">The system-generated date and time stamp at the time of formatting of the message</text:p>
            <text:p text:style-name="P19"><text:bookmark text:name="r5c1-t3"/>sdd_file.created</text:p>
          </table:table-cell>
          <table:table-cell table:style-name="Table7.D2" office:value-type="string">
            <text:p text:style-name="P18"/>
          </table:table-cell>
        </table:table-row>
        <table:table-row table:style-name="Table7.1">
          <table:table-cell table:style-name="Table7.A2" office:value-type="string">
            <text:p text:style-name="P17">++ NumberOfTransactions</text:p>
          </table:table-cell>
          <table:table-cell table:style-name="Table7.A2" office:value-type="string">
            <text:p text:style-name="P17">&lt;NbOfTxs&gt;</text:p>
          </table:table-cell>
          <table:table-cell table:style-name="Table7.A2" office:value-type="string">
            <text:p text:style-name="P17">The total number of direct debit transaction blocks in the message. You can have only one direct debit transaction by payment information.</text:p>
            <text:p text:style-name="P19"><text:bookmark text:name="r6c1-t3"/>sdd_file.transaction_count</text:p>
          </table:table-cell>
          <table:table-cell table:style-name="Table7.D2" office:value-type="string">
            <text:p text:style-name="P18"/>
          </table:table-cell>
        </table:table-row>
        <table:table-row table:style-name="Table7.1">
          <table:table-cell table:style-name="Table7.A2" office:value-type="string">
            <text:p text:style-name="P17">++ ControlSum</text:p>
          </table:table-cell>
          <table:table-cell table:style-name="Table7.A2" office:value-type="string">
            <text:p text:style-name="P17">&lt;CtrlSum&gt;</text:p>
          </table:table-cell>
          <table:table-cell table:style-name="Table7.A2" office:value-type="string">
            <text:p text:style-name="P17">This is the total amount of the collection</text:p>
            <text:p text:style-name="P19"><text:bookmark text:name="r7c1-t3"/>sdd_file.total_amount</text:p>
          </table:table-cell>
          <table:table-cell table:style-name="Table7.D2" office:value-type="string">
            <text:p text:style-name="P18"/>
          </table:table-cell>
        </table:table-row>
        <table:table-row table:style-name="Table7.1">
          <table:table-cell table:style-name="Table7.A2" office:value-type="string">
            <text:p text:style-name="P17">++ InitiatingParty</text:p>
          </table:table-cell>
          <table:table-cell table:style-name="Table7.A2" office:value-type="string">
            <text:p text:style-name="P17">&lt;InitgPty&gt;</text:p>
          </table:table-cell>
          <table:table-cell table:style-name="Table7.A2" office:value-type="string">
            <text:p text:style-name="P17"><text:bookmark text:name="r8c1-t3"/></text:p>
          </table:table-cell>
          <table:table-cell table:style-name="Table7.D2" office:value-type="string">
            <text:p text:style-name="P18"/>
          </table:table-cell>
        </table:table-row>
      </table:table>
      <text:p text:style-name="Standard"/>
      <text:p text:style-name="Standard">The InitiatingParty details will be generated based on information stored in the sdd_creditor table. Different cases exist depending on the Initiating Party Identification type.</text:p>
      <text:h text:style-name="Heading_20_3" text:outline-level="3">None</text:h>
      <text:p text:style-name="Standard">Only the name is used.</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9">Element<text:bookmark text:name="r1c2-t31"/></text:p>
            </table:table-cell>
            <table:table-cell table:style-name="Table2.A1" office:value-type="string">
              <text:p text:style-name="P19">XML tag<text:bookmark text:name="r1c3-t31"/></text:p>
            </table:table-cell>
            <table:table-cell table:style-name="Table2.A1" office:value-type="string">
              <text:p text:style-name="P19">Source of Data<text:bookmark text:name="r2c1-t31"/></text:p>
            </table:table-cell>
            <table:table-cell table:style-name="Table2.D1" office:value-type="string">
              <text:p text:style-name="P20">AT#</text:p>
            </table:table-cell>
          </table:table-row>
        </table:table-header-rows>
        <table:table-row table:style-name="Table2.1">
          <table:table-cell table:style-name="Table2.A2" office:value-type="string">
            <text:p text:style-name="P17">+++ Name</text:p>
          </table:table-cell>
          <table:table-cell table:style-name="Table2.A2" office:value-type="string">
            <text:p text:style-name="P17">&lt;Nm&gt;</text:p>
          </table:table-cell>
          <table:table-cell table:style-name="Table2.C2" office:value-type="string">
            <text:p text:style-name="P19">sdd_creditor.name</text:p>
          </table:table-cell>
          <table:table-cell table:style-name="Table2.D2" office:value-type="string">
            <text:p text:style-name="P18"/>
          </table:table-cell>
        </table:table-row>
      </table:table>
      <text:h text:style-name="Heading_20_3" text:outline-level="3">BICOrBEI</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Element<text:bookmark text:name="r1c2-t311"/></text:p>
            </table:table-cell>
            <table:table-cell table:style-name="Table3.A1" office:value-type="string">
              <text:p text:style-name="P19">XML tag<text:bookmark text:name="r1c3-t311"/></text:p>
            </table:table-cell>
            <table:table-cell table:style-name="Table3.A1" office:value-type="string">
              <text:p text:style-name="P19">Source of Data<text:bookmark text:name="r2c1-t311"/></text:p>
            </table:table-cell>
            <table:table-cell table:style-name="Table3.D1" office:value-type="string">
              <text:p text:style-name="P20">AT#</text:p>
            </table:table-cell>
          </table:table-row>
        </table:table-header-rows>
        <table:table-row table:style-name="Table3.1">
          <table:table-cell table:style-name="Table3.A2" office:value-type="string">
            <text:p text:style-name="P17">+++ Name</text:p>
          </table:table-cell>
          <table:table-cell table:style-name="Table3.A2" office:value-type="string">
            <text:p text:style-name="P17">&lt;Nm&gt;</text:p>
          </table:table-cell>
          <table:table-cell table:style-name="Table3.A2" office:value-type="string">
            <text:p text:style-name="P19">sdd_creditor.name</text:p>
          </table:table-cell>
          <table:table-cell table:style-name="Table3.D2" office:value-type="string">
            <text:p text:style-name="P18"/>
          </table:table-cell>
        </table:table-row>
        <table:table-row table:style-name="Table3.1">
          <table:table-cell table:style-name="Table3.A2" office:value-type="string">
            <text:p text:style-name="P17">+++ Identification</text:p>
          </table:table-cell>
          <table:table-cell table:style-name="Table3.A2" office:value-type="string">
            <text:p text:style-name="P17">&lt;Id&gt;</text:p>
          </table:table-cell>
          <table:table-cell table:style-name="Table3.A2" office:value-type="string">
            <text:p text:style-name="P19"/>
          </table:table-cell>
          <table:table-cell table:style-name="Table3.D2" office:value-type="string">
            <text:p text:style-name="P18"/>
          </table:table-cell>
        </table:table-row>
        <table:table-row table:style-name="Table3.1">
          <table:table-cell table:style-name="Table3.A2" office:value-type="string">
            <text:p text:style-name="P17">++++ OrganisationIdentification</text:p>
          </table:table-cell>
          <table:table-cell table:style-name="Table3.A2" office:value-type="string">
            <text:p text:style-name="P17">&lt;OrgId&gt;</text:p>
          </table:table-cell>
          <table:table-cell table:style-name="Table3.A2" office:value-type="string">
            <text:p text:style-name="P19"/>
          </table:table-cell>
          <table:table-cell table:style-name="Table3.D2" office:value-type="string">
            <text:p text:style-name="P18"/>
          </table:table-cell>
        </table:table-row>
        <table:table-row table:style-name="Table3.1">
          <table:table-cell table:style-name="Table3.A5" office:value-type="string">
            <text:p text:style-name="P17">+++++ BIC or BEI</text:p>
          </table:table-cell>
          <table:table-cell table:style-name="Table3.A5" office:value-type="string">
            <text:p text:style-name="P17">&lt;BICOrBEI&gt;</text:p>
          </table:table-cell>
          <table:table-cell table:style-name="Table3.A2" office:value-type="string">
            <text:p text:style-name="P19">sdd_creditor.id_bicorbei</text:p>
          </table:table-cell>
          <table:table-cell table:style-name="Table3.D2" office:value-type="string">
            <text:p text:style-name="P18"/>
          </table:table-cell>
        </table:table-row>
      </table:table>
      <text:h text:style-name="Heading_20_3" text:outline-level="3">Other</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9">Element<text:bookmark text:name="r1c2-t3112"/></text:p>
            </table:table-cell>
            <table:table-cell table:style-name="Table5.A1" office:value-type="string">
              <text:p text:style-name="P19">XML tag<text:bookmark text:name="r1c3-t3112"/></text:p>
            </table:table-cell>
            <table:table-cell table:style-name="Table5.A1" office:value-type="string">
              <text:p text:style-name="P19">Source of Data<text:bookmark text:name="r2c1-t3112"/></text:p>
            </table:table-cell>
            <table:table-cell table:style-name="Table5.D1" office:value-type="string">
              <text:p text:style-name="P20">AT#</text:p>
            </table:table-cell>
          </table:table-row>
        </table:table-header-rows>
        <table:table-row table:style-name="Table5.1">
          <table:table-cell table:style-name="Table5.A2" office:value-type="string">
            <text:p text:style-name="P17">+++ Name</text:p>
          </table:table-cell>
          <table:table-cell table:style-name="Table5.A2" office:value-type="string">
            <text:p text:style-name="P17">&lt;Nm&gt;</text:p>
          </table:table-cell>
          <table:table-cell table:style-name="Table5.A2" office:value-type="string">
            <text:p text:style-name="P19">sdd_creditor.name</text:p>
          </table:table-cell>
          <table:table-cell table:style-name="Table5.D2" office:value-type="string">
            <text:p text:style-name="P18"/>
          </table:table-cell>
        </table:table-row>
        <table:table-row table:style-name="Table5.1">
          <table:table-cell table:style-name="Table5.A3" office:value-type="string">
            <text:p text:style-name="P17">+++ Identification</text:p>
          </table:table-cell>
          <table:table-cell table:style-name="Table5.A3" office:value-type="string">
            <text:p text:style-name="P17">&lt;Id&gt;</text:p>
          </table:table-cell>
          <table:table-cell table:style-name="Table5.A2" office:value-type="string">
            <text:p text:style-name="P19"/>
          </table:table-cell>
          <table:table-cell table:style-name="Table5.D2" office:value-type="string">
            <text:p text:style-name="P18"/>
          </table:table-cell>
        </table:table-row>
        <table:table-row table:style-name="Table5.1">
          <table:table-cell table:style-name="Table5.A3" office:value-type="string">
            <text:p text:style-name="P17">++++ OrganisationIdentification</text:p>
          </table:table-cell>
          <table:table-cell table:style-name="Table5.A3" office:value-type="string">
            <text:p text:style-name="P17">&lt;OrgId&gt;</text:p>
          </table:table-cell>
          <table:table-cell table:style-name="Table5.A2" office:value-type="string">
            <text:p text:style-name="P19"/>
          </table:table-cell>
          <table:table-cell table:style-name="Table5.D2" office:value-type="string">
            <text:p text:style-name="P18"/>
          </table:table-cell>
        </table:table-row>
        <table:table-row table:style-name="Table5.1">
          <table:table-cell table:style-name="Table5.A3" office:value-type="string">
            <text:p text:style-name="P17">+++++ Other</text:p>
          </table:table-cell>
          <table:table-cell table:style-name="Table5.A3" office:value-type="string">
            <text:p text:style-name="P17">&lt;Other&gt;</text:p>
          </table:table-cell>
          <table:table-cell table:style-name="Table5.A2" office:value-type="string">
            <text:p text:style-name="P19"/>
          </table:table-cell>
          <table:table-cell table:style-name="Table5.D2" office:value-type="string">
            <text:p text:style-name="P18"/>
          </table:table-cell>
        </table:table-row>
        <table:table-row table:style-name="Table5.1">
          <table:table-cell table:style-name="Table5.A3" office:value-type="string">
            <text:p text:style-name="P17">++++++ Identification</text:p>
          </table:table-cell>
          <table:table-cell table:style-name="Table5.A3" office:value-type="string">
            <text:p text:style-name="P17">&lt;Id&gt;</text:p>
          </table:table-cell>
          <table:table-cell table:style-name="Table5.A2" office:value-type="string">
            <text:p text:style-name="P19">sdd_creditor.id_other</text:p>
          </table:table-cell>
          <table:table-cell table:style-name="Table5.D2" office:value-type="string">
            <text:p text:style-name="P18"/>
          </table:table-cell>
        </table:table-row>
        <table:table-row table:style-name="Table5.1">
          <table:table-cell table:style-name="Table5.A3" office:value-type="string">
            <text:p text:style-name="P17">++++++ Issuer</text:p>
          </table:table-cell>
          <table:table-cell table:style-name="Table5.A3" office:value-type="string">
            <text:p text:style-name="P17">&lt;Issr&gt;</text:p>
          </table:table-cell>
          <table:table-cell table:style-name="Table5.A2" office:value-type="string">
            <text:p text:style-name="P19">sdd_creditor.issuer</text:p>
          </table:table-cell>
          <table:table-cell table:style-name="Table5.D2" office:value-type="string">
            <text:p text:style-name="P18"/>
          </table:table-cell>
        </table:table-row>
      </table:table>
      <text:p text:style-name="Text_20_body"/>
      <text:p text:style-name="Text_20_body"/>
      <text:h text:style-name="P27" text:outline-level="2"><text:bookmark text:name="g4e163eb0df7ae793_ef90c_121c1caf7dc__770a"/><text:bookmark text:name="EOAEL2780"/><text:bookmark text:name="autoId1"/>Payment Information Elements</text:h>
      <text:p text:style-name="Standard">Inside the group header 'envelope', it is possible to send instructions for multiple debit runs. Each run is a batch of individual transactions, grouped based on </text:p>
      <text:list xml:id="list8667420514890966257" text:style-name="WW8Num123">
        <text:list-item>
          <text:p text:style-name="P26">sequence type (first, recurring, one-off, final)</text:p>
        </text:list-item>
        <text:list-item>
          <text:p text:style-name="P26">collection date</text:p>
        </text:list-item>
        <text:list-item>
          <text:p text:style-name="P26">creditor (in case multiple creditors are used)</text:p>
        </text:list-item>
      </text:list>
      <text:p text:style-name="Standard"/>
      <text:p text:style-name="Standard">Within a batch, these values must be the same. Of course, it's possible to send all recurring transactions to be collected on a same date in multiple payment information blocks.</text:p>
      <text:p text:style-name="Standard"/>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9"><text:bookmark text:name="r1c1-t4"/>Element<text:bookmark text:name="r1c2-t4"/></text:p>
            </table:table-cell>
            <table:table-cell table:style-name="Table8.A1" office:value-type="string">
              <text:p text:style-name="P19">XML tag<text:bookmark text:name="r1c3-t4"/></text:p>
            </table:table-cell>
            <table:table-cell table:style-name="Table8.A1" office:value-type="string">
              <text:p text:style-name="P19">Source of Data<text:bookmark text:name="r2c1-t4"/></text:p>
            </table:table-cell>
            <table:table-cell table:style-name="Table8.D1" office:value-type="string">
              <text:p text:style-name="P20">AT#</text:p>
            </table:table-cell>
          </table:table-row>
        </table:table-header-rows>
        <table:table-row table:style-name="Table8.1">
          <table:table-cell table:style-name="Table8.A2" office:value-type="string">
            <text:p text:style-name="P17">+ PaymentInformation</text:p>
          </table:table-cell>
          <table:table-cell table:style-name="Table8.A2" office:value-type="string">
            <text:p text:style-name="P17">&lt;PmtInf&gt;</text:p>
          </table:table-cell>
          <table:table-cell table:style-name="Table8.A2" office:value-type="string">
            <text:p text:style-name="P17"><text:bookmark text:name="r3c1-t4"/>-</text:p>
          </table:table-cell>
          <table:table-cell table:style-name="Table8.D2" office:value-type="string">
            <text:p text:style-name="P18"/>
          </table:table-cell>
        </table:table-row>
        <table:table-row table:style-name="Table8.1">
          <table:table-cell table:style-name="Table8.A2" office:value-type="string">
            <text:p text:style-name="P17">++ PaymentInformationIdentification</text:p>
          </table:table-cell>
          <table:table-cell table:style-name="Table8.A2" office:value-type="string">
            <text:p text:style-name="P17">&lt;PmtInfId&gt;</text:p>
          </table:table-cell>
          <table:table-cell table:style-name="Table8.A2" office:value-type="string">
            <text:p text:style-name="P17">A system-generated internal code<text:bookmark text:name="r4c1-t4"/>, identifying a group of transactions with a common collection date</text:p>
            <text:p text:style-name="P19">civicrm_sdd_transaction_group.reference</text:p>
          </table:table-cell>
          <table:table-cell table:style-name="Table8.D2" office:value-type="string">
            <text:p text:style-name="P18"/>
          </table:table-cell>
        </table:table-row>
        <table:table-row table:style-name="Table8.1">
          <table:table-cell table:style-name="Table8.A2" office:value-type="string">
            <text:p text:style-name="P17">++ PaymentMethod</text:p>
          </table:table-cell>
          <table:table-cell table:style-name="Table8.A2" office:value-type="string">
            <text:p text:style-name="P17">&lt;PmtMtd&gt;</text:p>
          </table:table-cell>
          <table:table-cell table:style-name="Table8.A2" office:value-type="string">
            <text:p text:style-name="P17">Hard-coded value of DD.<text:bookmark text:name="r5c1-t4"/></text:p>
          </table:table-cell>
          <table:table-cell table:style-name="Table8.D2" office:value-type="string">
            <text:p text:style-name="P18"/>
          </table:table-cell>
        </table:table-row>
        <table:table-row table:style-name="Table8.1">
          <table:table-cell table:style-name="Table8.A2" office:value-type="string">
            <text:p text:style-name="P17">++ BatchBooking</text:p>
          </table:table-cell>
          <table:table-cell table:style-name="Table8.A2" office:value-type="string">
            <text:p text:style-name="P17">&lt;BtchBookg&gt;</text:p>
          </table:table-cell>
          <table:table-cell table:style-name="Table8.A2" office:value-type="string">
            <text:p text:style-name="P22">Values are true or false, to be agreed with the bank and parameterized in the sdd_creditor record</text:p>
            <text:p text:style-name="P19">sdd_creditor.batch_booking</text:p>
          </table:table-cell>
          <table:table-cell table:style-name="Table8.D2" office:value-type="string">
            <text:p text:style-name="P20"/>
          </table:table-cell>
        </table:table-row>
        <table:table-row table:style-name="Table8.1">
          <table:table-cell table:style-name="Table8.A2" office:value-type="string">
            <text:p text:style-name="P17">++ NumberOfTransactions</text:p>
          </table:table-cell>
          <table:table-cell table:style-name="Table8.A2" office:value-type="string">
            <text:p text:style-name="P17">&lt;NbOfTxs&gt;</text:p>
          </table:table-cell>
          <table:table-cell table:style-name="Table8.A2" office:value-type="string">
            <text:p text:style-name="P17"><text:bookmark text:name="r7c1-t4"/>Number of transactions in the colection</text:p>
            <text:p text:style-name="P19">civicrm_sdd_transaction_group -&gt; civicrm_batch.item_count</text:p>
          </table:table-cell>
          <table:table-cell table:style-name="Table8.D2" office:value-type="string">
            <text:p text:style-name="P18"/>
          </table:table-cell>
        </table:table-row>
        <table:table-row table:style-name="Table8.1">
          <table:table-cell table:style-name="Table8.A2" office:value-type="string">
            <text:p text:style-name="P17">++ ControlSum</text:p>
          </table:table-cell>
          <table:table-cell table:style-name="Table8.A2" office:value-type="string">
            <text:p text:style-name="P17">&lt;CtrlSum&gt;</text:p>
          </table:table-cell>
          <table:table-cell table:style-name="Table8.A2" office:value-type="string">
            <text:p text:style-name="P17">This is the total amount of the collection.</text:p>
            <text:p text:style-name="P19">civicrm_sdd_transaction_group -&gt; civicrm_batch.total</text:p>
          </table:table-cell>
          <table:table-cell table:style-name="Table8.D2" office:value-type="string">
            <text:p text:style-name="P18"/>
          </table:table-cell>
        </table:table-row>
        <table:table-row table:style-name="Table8.1">
          <table:table-cell table:style-name="Table8.A2" office:value-type="string">
            <text:p text:style-name="P17">++ PaymentTypeInformation</text:p>
          </table:table-cell>
          <table:table-cell table:style-name="Table8.A2" office:value-type="string">
            <text:p text:style-name="P17">&lt;PmtTpInf&gt;</text:p>
          </table:table-cell>
          <table:table-cell table:style-name="Table8.A2" office:value-type="string">
            <text:p text:style-name="P17"><text:bookmark text:name="r9c1-t4"/>-</text:p>
          </table:table-cell>
          <table:table-cell table:style-name="Table8.D2" office:value-type="string">
            <text:p text:style-name="P18"/>
          </table:table-cell>
        </table:table-row>
        <table:table-row table:style-name="Table8.1">
          <table:table-cell table:style-name="Table8.A2" office:value-type="string">
            <text:p text:style-name="P17">+++ ServiceLevel</text:p>
          </table:table-cell>
          <table:table-cell table:style-name="Table8.A2" office:value-type="string">
            <text:p text:style-name="P17">&lt;SvcLvl&gt;</text:p>
          </table:table-cell>
          <table:table-cell table:style-name="Table8.A2" office:value-type="string">
            <text:p text:style-name="P17"><text:bookmark text:name="r10c1-t4"/>-</text:p>
          </table:table-cell>
          <table:table-cell table:style-name="Table8.D2" office:value-type="string">
            <text:p text:style-name="P18"/>
          </table:table-cell>
        </table:table-row>
        <table:table-row table:style-name="Table8.1">
          <table:table-cell table:style-name="Table8.A2" office:value-type="string">
            <text:p text:style-name="P17">++++ Code</text:p>
          </table:table-cell>
          <table:table-cell table:style-name="Table8.A2" office:value-type="string">
            <text:p text:style-name="P17">&lt;Cd&gt;</text:p>
          </table:table-cell>
          <table:table-cell table:style-name="Table8.A2" office:value-type="string">
            <text:p text:style-name="P17">Hard-coded value of SEPA<text:bookmark text:name="r11c1-t4"/></text:p>
          </table:table-cell>
          <table:table-cell table:style-name="Table8.D2" office:value-type="string">
            <text:p text:style-name="P18">20</text:p>
          </table:table-cell>
        </table:table-row>
        <table:table-row table:style-name="Table8.1">
          <table:table-cell table:style-name="Table8.A2" office:value-type="string">
            <text:p text:style-name="P17">+++ LocalInstrument</text:p>
          </table:table-cell>
          <table:table-cell table:style-name="Table8.A2" office:value-type="string">
            <text:p text:style-name="P17">&lt;LclInstrm&gt;</text:p>
          </table:table-cell>
          <table:table-cell table:style-name="Table8.A2" office:value-type="string">
            <text:p text:style-name="P17"><text:bookmark text:name="r12c1-t4"/>-</text:p>
          </table:table-cell>
          <table:table-cell table:style-name="Table8.D2" office:value-type="string">
            <text:p text:style-name="P18"/>
          </table:table-cell>
        </table:table-row>
        <table:table-row table:style-name="Table8.1">
          <table:table-cell table:style-name="Table8.A2" office:value-type="string">
            <text:p text:style-name="P17">++++ Code</text:p>
          </table:table-cell>
          <table:table-cell table:style-name="Table8.A2" office:value-type="string">
            <text:p text:style-name="P17">&lt;Cd&gt;</text:p>
          </table:table-cell>
          <table:table-cell table:style-name="Table8.A2" office:value-type="string">
            <text:p text:style-name="P17">Hard-coded value of CORE<text:bookmark text:name="r13c1-t4"/></text:p>
          </table:table-cell>
          <table:table-cell table:style-name="Table8.D2" office:value-type="string">
            <text:p text:style-name="P18"/>
          </table:table-cell>
        </table:table-row>
        <table:table-row table:style-name="Table8.1">
          <table:table-cell table:style-name="Table8.A2" office:value-type="string">
            <text:p text:style-name="P17">+++ SequenceType</text:p>
          </table:table-cell>
          <table:table-cell table:style-name="Table8.A2" office:value-type="string">
            <text:p text:style-name="P17">&lt;SeqTp&gt;</text:p>
          </table:table-cell>
          <table:table-cell table:style-name="Table8.A2" office:value-type="string">
            <text:p text:style-name="P17">Valid values are FNAL, FRST, OOFF, RCUR</text:p>
            <text:p text:style-name="P19"><text:bookmark text:name="r14c1-t4"/>civicrm_sdd_transaction_group.sequence_type</text:p>
          </table:table-cell>
          <table:table-cell table:style-name="Table8.D2" office:value-type="string">
            <text:p text:style-name="P18">21</text:p>
          </table:table-cell>
        </table:table-row>
        <table:table-row table:style-name="Table8.1">
          <table:table-cell table:style-name="Table8.A2" office:value-type="string">
            <text:p text:style-name="P17">+++ CategoryPurpose</text:p>
          </table:table-cell>
          <table:table-cell table:style-name="Table8.A2" office:value-type="string">
            <text:p text:style-name="P17">&lt;CtgyPurp&gt;</text:p>
          </table:table-cell>
          <table:table-cell table:style-name="Table8.A2" office:value-type="string">
            <text:p text:style-name="P19">sdd_creditor.category_purpose</text:p>
          </table:table-cell>
          <table:table-cell table:style-name="Table8.D2" office:value-type="string">
            <text:p text:style-name="P21">59</text:p>
          </table:table-cell>
        </table:table-row>
        <table:table-row table:style-name="Table8.1">
          <table:table-cell table:style-name="Table8.A2" office:value-type="string">
            <text:p text:style-name="P17">++ RequestedCollectionDate</text:p>
          </table:table-cell>
          <table:table-cell table:style-name="Table8.A2" office:value-type="string">
            <text:p text:style-name="P17">&lt;ReqdColltnDt&gt;</text:p>
          </table:table-cell>
          <table:table-cell table:style-name="Table8.A2" office:value-type="string">
            <text:p text:style-name="P17">Due date of the collection <text:bookmark text:name="r16c1-t4"/>in YYYY-MM-DD format</text:p>
            <text:p text:style-name="P19">civicrm_sdd_transaction_batch.collection_date</text:p>
          </table:table-cell>
          <table:table-cell table:style-name="Table8.D2" office:value-type="string">
            <text:p text:style-name="P18">11</text:p>
          </table:table-cell>
        </table:table-row>
        <table:table-row table:style-name="Table8.1">
          <table:table-cell table:style-name="Table8.A2" office:value-type="string">
            <text:p text:style-name="P17">++ Creditor</text:p>
          </table:table-cell>
          <table:table-cell table:style-name="Table8.A2" office:value-type="string">
            <text:p text:style-name="P17">&lt;Cdtr&gt;</text:p>
          </table:table-cell>
          <table:table-cell table:style-name="Table8.A2" office:value-type="string">
            <text:p text:style-name="P17"><text:bookmark text:name="r17c1-t4"/>-</text:p>
          </table:table-cell>
          <table:table-cell table:style-name="Table8.D2" office:value-type="string">
            <text:p text:style-name="P18"/>
          </table:table-cell>
        </table:table-row>
        <table:table-row table:style-name="Table8.1">
          <table:table-cell table:style-name="Table8.A2" office:value-type="string">
            <text:p text:style-name="P17">+++ Name</text:p>
          </table:table-cell>
          <table:table-cell table:style-name="Table8.A2" office:value-type="string">
            <text:p text:style-name="P17">&lt;Nm&gt;</text:p>
          </table:table-cell>
          <table:table-cell table:style-name="Table8.A2" office:value-type="string">
            <text:p text:style-name="P19"><text:bookmark text:name="r18c1-t4"/>civicrm_sdd_transaction_batch -&gt; sdd_creditor.name</text:p>
          </table:table-cell>
          <table:table-cell table:style-name="Table8.D2" office:value-type="string">
            <text:p text:style-name="P18">03</text:p>
          </table:table-cell>
        </table:table-row>
        <table:table-row table:style-name="Table8.1">
          <table:table-cell table:style-name="Table8.A2" office:value-type="string">
            <text:p text:style-name="P17">+++ PostalAddress</text:p>
          </table:table-cell>
          <table:table-cell table:style-name="Table8.A2" office:value-type="string">
            <text:p text:style-name="P17">&lt;PstlAdr&gt;</text:p>
          </table:table-cell>
          <table:table-cell table:style-name="Table8.A2" office:value-type="string">
            <text:p text:style-name="P17">-</text:p>
          </table:table-cell>
          <table:table-cell table:style-name="Table8.D2" office:value-type="string">
            <text:p text:style-name="P18">05</text:p>
          </table:table-cell>
        </table:table-row>
        <table:table-row table:style-name="Table8.1">
          <table:table-cell table:style-name="Table8.A2" office:value-type="string">
            <text:p text:style-name="P17">++++ AddressLine</text:p>
          </table:table-cell>
          <table:table-cell table:style-name="Table8.A2" office:value-type="string">
            <text:p text:style-name="P17">&lt;AdrLine&gt;</text:p>
          </table:table-cell>
          <table:table-cell table:style-name="Table8.A2" office:value-type="string">
            <text:p text:style-name="P17">Max 2 lines are allowed</text:p>
            <text:p text:style-name="P19">sdd_creditor.address_line_1</text:p>
            <text:p text:style-name="P19">sdd_creditor.address_line_2</text:p>
          </table:table-cell>
          <table:table-cell table:style-name="Table8.D2" office:value-type="string">
            <text:p text:style-name="P18"/>
          </table:table-cell>
        </table:table-row>
        <table:table-row table:style-name="Table8.1">
          <table:table-cell table:style-name="Table8.A2" office:value-type="string">
            <text:p text:style-name="P17">++ CreditorAccount</text:p>
          </table:table-cell>
          <table:table-cell table:style-name="Table8.A2" office:value-type="string">
            <text:p text:style-name="P17">&lt;CdtrAcct&gt;</text:p>
          </table:table-cell>
          <table:table-cell table:style-name="Table8.A2" office:value-type="string">
            <text:p text:style-name="P17"><text:bookmark text:name="r22c1-t4"/>-</text:p>
          </table:table-cell>
          <table:table-cell table:style-name="Table8.D2" office:value-type="string">
            <text:p text:style-name="P18">04</text:p>
          </table:table-cell>
        </table:table-row>
        <table:table-row table:style-name="Table8.1">
          <table:table-cell table:style-name="Table8.A2" office:value-type="string">
            <text:p text:style-name="P17">+++ Identification</text:p>
          </table:table-cell>
          <table:table-cell table:style-name="Table8.A2" office:value-type="string">
            <text:p text:style-name="P17">&lt;Id&gt;</text:p>
          </table:table-cell>
          <table:table-cell table:style-name="Table8.A2" office:value-type="string">
            <text:p text:style-name="P17"><text:bookmark text:name="r23c1-t4"/>-</text:p>
          </table:table-cell>
          <table:table-cell table:style-name="Table8.D2" office:value-type="string">
            <text:p text:style-name="P18"/>
          </table:table-cell>
        </table:table-row>
        <table:table-row table:style-name="Table8.1">
          <table:table-cell table:style-name="Table8.A2" office:value-type="string">
            <text:p text:style-name="P17">++++ IBAN</text:p>
          </table:table-cell>
          <table:table-cell table:style-name="Table8.A2" office:value-type="string">
            <text:p text:style-name="P17">&lt;IBAN&gt;</text:p>
          </table:table-cell>
          <table:table-cell table:style-name="Table8.A2" office:value-type="string">
            <text:p text:style-name="P17">The value from the IBAN field of the collection bank account of the creditor.</text:p>
            <text:p text:style-name="P19"><text:bookmark text:name="r24c1-t4"/>sdd_creditor.iban</text:p>
          </table:table-cell>
          <table:table-cell table:style-name="Table8.D2" office:value-type="string">
            <text:p text:style-name="P18"/>
          </table:table-cell>
        </table:table-row>
        <table:table-row table:style-name="Table8.1">
          <table:table-cell table:style-name="Table8.A2" office:value-type="string">
            <text:p text:style-name="P17">+++ Currency</text:p>
          </table:table-cell>
          <table:table-cell table:style-name="Table8.A2" office:value-type="string">
            <text:p text:style-name="P17">&lt;Ccy&gt;</text:p>
          </table:table-cell>
          <table:table-cell table:style-name="Table8.A2" office:value-type="string">
            <text:p text:style-name="P17">EUR</text:p>
          </table:table-cell>
          <table:table-cell table:style-name="Table8.D2" office:value-type="string">
            <text:p text:style-name="P18"/>
          </table:table-cell>
        </table:table-row>
        <table:table-row table:style-name="Table8.1">
          <table:table-cell table:style-name="Table8.A2" office:value-type="string">
            <text:p text:style-name="P17">++ CreditorAgent</text:p>
          </table:table-cell>
          <table:table-cell table:style-name="Table8.A2" office:value-type="string">
            <text:p text:style-name="P17">&lt;CdtrAgt&gt;</text:p>
          </table:table-cell>
          <table:table-cell table:style-name="Table8.A2" office:value-type="string">
            <text:p text:style-name="P17"><text:bookmark text:name="r26c1-t4"/>-</text:p>
          </table:table-cell>
          <table:table-cell table:style-name="Table8.D2" office:value-type="string">
            <text:p text:style-name="P18"/>
          </table:table-cell>
        </table:table-row>
        <table:table-row table:style-name="Table8.1">
          <table:table-cell table:style-name="Table8.A2" office:value-type="string">
            <text:p text:style-name="P17">+++ FinancialInstitutionIdentification</text:p>
          </table:table-cell>
          <table:table-cell table:style-name="Table8.A2" office:value-type="string">
            <text:p text:style-name="P17">&lt;FinInstnId&gt;</text:p>
          </table:table-cell>
          <table:table-cell table:style-name="Table8.A2" office:value-type="string">
            <text:p text:style-name="P17"><text:bookmark text:name="r27c1-t4"/>-</text:p>
          </table:table-cell>
          <table:table-cell table:style-name="Table8.D2" office:value-type="string">
            <text:p text:style-name="P18"/>
          </table:table-cell>
        </table:table-row>
        <text:soft-page-break/>
        <table:table-row table:style-name="Table8.1">
          <table:table-cell table:style-name="Table8.A2" office:value-type="string">
            <text:p text:style-name="P17">++++ BIC</text:p>
          </table:table-cell>
          <table:table-cell table:style-name="Table8.A2" office:value-type="string">
            <text:p text:style-name="P17">&lt;BIC&gt;</text:p>
          </table:table-cell>
          <table:table-cell table:style-name="Table8.A2" office:value-type="string">
            <text:p text:style-name="P17">The value from the BIC field of the collection bank account of the creditor.</text:p>
            <text:p text:style-name="P19"><text:bookmark text:name="r28c1-t4"/>sdd_creditor.bic</text:p>
          </table:table-cell>
          <table:table-cell table:style-name="Table8.D2" office:value-type="string">
            <text:p text:style-name="P18"/>
          </table:table-cell>
        </table:table-row>
        <table:table-row table:style-name="Table8.1">
          <table:table-cell table:style-name="Table8.A2" office:value-type="string">
            <text:p text:style-name="P17">++ ChargeBearer</text:p>
          </table:table-cell>
          <table:table-cell table:style-name="Table8.A2" office:value-type="string">
            <text:p text:style-name="P17">&lt;ChrgBr&gt;</text:p>
          </table:table-cell>
          <table:table-cell table:style-name="Table8.A2" office:value-type="string">
            <text:p text:style-name="P17">Hard-coded value of SLEV.<text:bookmark text:name="r29c1-t4"/></text:p>
          </table:table-cell>
          <table:table-cell table:style-name="Table8.D2" office:value-type="string">
            <text:p text:style-name="P18"/>
          </table:table-cell>
        </table:table-row>
        <table:table-row table:style-name="Table8.1">
          <table:table-cell table:style-name="Table8.A2" office:value-type="string">
            <text:p text:style-name="P17">++ CreditorSchemeIdentification</text:p>
          </table:table-cell>
          <table:table-cell table:style-name="Table8.A2" office:value-type="string">
            <text:p text:style-name="P17">&lt;CdtrSchmeld&gt;</text:p>
          </table:table-cell>
          <table:table-cell table:style-name="Table8.A2" office:value-type="string">
            <text:p text:style-name="P22">-</text:p>
          </table:table-cell>
          <table:table-cell table:style-name="Table8.D2" office:value-type="string">
            <text:p text:style-name="P18"/>
          </table:table-cell>
        </table:table-row>
        <table:table-row table:style-name="Table8.1">
          <table:table-cell table:style-name="Table8.A2" office:value-type="string">
            <text:p text:style-name="P17">+++ Name</text:p>
          </table:table-cell>
          <table:table-cell table:style-name="Table8.A2" office:value-type="string">
            <text:p text:style-name="P17">&lt;Nm&gt;</text:p>
          </table:table-cell>
          <table:table-cell table:style-name="Table8.A2" office:value-type="string">
            <text:p text:style-name="P19">sdd_creditor.name</text:p>
          </table:table-cell>
          <table:table-cell table:style-name="Table8.D2" office:value-type="string">
            <text:p text:style-name="P18"/>
          </table:table-cell>
        </table:table-row>
        <table:table-row table:style-name="Table8.1">
          <table:table-cell table:style-name="Table8.A2" office:value-type="string">
            <text:p text:style-name="P17">+++ Identification</text:p>
          </table:table-cell>
          <table:table-cell table:style-name="Table8.A2" office:value-type="string">
            <text:p text:style-name="P17">&lt;Id&gt;</text:p>
          </table:table-cell>
          <table:table-cell table:style-name="Table8.A2" office:value-type="string">
            <text:p text:style-name="P22">-</text:p>
          </table:table-cell>
          <table:table-cell table:style-name="Table8.D2" office:value-type="string">
            <text:p text:style-name="P18">02</text:p>
          </table:table-cell>
        </table:table-row>
        <table:table-row table:style-name="Table8.1">
          <table:table-cell table:style-name="Table8.A2" office:value-type="string">
            <text:p text:style-name="P17">++++ PrivateIdentification</text:p>
          </table:table-cell>
          <table:table-cell table:style-name="Table8.A2" office:value-type="string">
            <text:p text:style-name="P17">&lt;PrvtId&gt;</text:p>
          </table:table-cell>
          <table:table-cell table:style-name="Table8.A2" office:value-type="string">
            <text:p text:style-name="P22">-</text:p>
          </table:table-cell>
          <table:table-cell table:style-name="Table8.D2" office:value-type="string">
            <text:p text:style-name="P18"/>
          </table:table-cell>
        </table:table-row>
        <table:table-row table:style-name="Table8.1">
          <table:table-cell table:style-name="Table8.A2" office:value-type="string">
            <text:p text:style-name="P17">+++++ Other</text:p>
          </table:table-cell>
          <table:table-cell table:style-name="Table8.A2" office:value-type="string">
            <text:p text:style-name="P17">&lt;Othr&gt;</text:p>
          </table:table-cell>
          <table:table-cell table:style-name="Table8.A2" office:value-type="string">
            <text:p text:style-name="P22">-</text:p>
          </table:table-cell>
          <table:table-cell table:style-name="Table8.D2" office:value-type="string">
            <text:p text:style-name="P18"/>
          </table:table-cell>
        </table:table-row>
        <table:table-row table:style-name="Table8.1">
          <table:table-cell table:style-name="Table8.A2" office:value-type="string">
            <text:p text:style-name="P17">++++++ Identification</text:p>
          </table:table-cell>
          <table:table-cell table:style-name="Table8.A2" office:value-type="string">
            <text:p text:style-name="P17">&lt;Id&gt;</text:p>
          </table:table-cell>
          <table:table-cell table:style-name="Table8.A2" office:value-type="string">
            <text:p text:style-name="P17">Identifier of the creditor who ultimately receives the collection</text:p>
            <text:p text:style-name="P19"><text:bookmark text:name="r60c1-t41"/>sdd_creditor.reference</text:p>
          </table:table-cell>
          <table:table-cell table:style-name="Table8.D2" office:value-type="string">
            <text:p text:style-name="P18"/>
          </table:table-cell>
        </table:table-row>
        <table:table-row table:style-name="Table8.1">
          <table:table-cell table:style-name="Table8.A2" office:value-type="string">
            <text:p text:style-name="P17">++++++ SchemeName</text:p>
          </table:table-cell>
          <table:table-cell table:style-name="Table8.A2" office:value-type="string">
            <text:p text:style-name="P17">&lt;SchmeNm&gt;</text:p>
          </table:table-cell>
          <table:table-cell table:style-name="Table8.A2" office:value-type="string">
            <text:p text:style-name="P17">-</text:p>
          </table:table-cell>
          <table:table-cell table:style-name="Table8.D2" office:value-type="string">
            <text:p text:style-name="P18"/>
          </table:table-cell>
        </table:table-row>
        <table:table-row table:style-name="Table8.1">
          <table:table-cell table:style-name="Table8.A2" office:value-type="string">
            <text:p text:style-name="P17">+++++++ Proprietary</text:p>
          </table:table-cell>
          <table:table-cell table:style-name="Table8.A2" office:value-type="string">
            <text:p text:style-name="P17">&lt;Prtry&gt;</text:p>
          </table:table-cell>
          <table:table-cell table:style-name="Table8.A2" office:value-type="string">
            <text:p text:style-name="P17">Hard-coded value of SEPA.<text:bookmark text:name="r62c1-t41"/></text:p>
          </table:table-cell>
          <table:table-cell table:style-name="Table8.D2" office:value-type="string">
            <text:p text:style-name="P18"/>
          </table:table-cell>
        </table:table-row>
      </table:table>
      <text:p text:style-name="Text_20_body"/>
      <text:p text:style-name="Standard">Inside a PaymentInformation block, there are multiple individual transactions :</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Element<text:bookmark text:name="r1c2-t41"/></text:p>
            </table:table-cell>
            <table:table-cell table:style-name="Table1.A1" office:value-type="string">
              <text:p text:style-name="P19">XML tag<text:bookmark text:name="r1c3-t41"/></text:p>
            </table:table-cell>
            <table:table-cell table:style-name="Table1.A1" office:value-type="string">
              <text:p text:style-name="P19">Source of Data<text:bookmark text:name="r2c1-t41"/></text:p>
            </table:table-cell>
            <table:table-cell table:style-name="Table1.D1" office:value-type="string">
              <text:p text:style-name="P20">AT#</text:p>
            </table:table-cell>
          </table:table-row>
        </table:table-header-rows>
        <table:table-row table:style-name="Table1.1">
          <table:table-cell table:style-name="Table1.A2" office:value-type="string">
            <text:p text:style-name="P17">++ DirectDebitTransactionInformation</text:p>
          </table:table-cell>
          <table:table-cell table:style-name="Table1.A2" office:value-type="string">
            <text:p text:style-name="P17">&lt;DrctDbtTxInf&gt;</text:p>
          </table:table-cell>
          <table:table-cell table:style-name="Table1.A2" office:value-type="string">
            <text:p text:style-name="P17"><text:bookmark text:name="r30c1-t4"/>-</text:p>
          </table:table-cell>
          <table:table-cell table:style-name="Table1.D2" office:value-type="string">
            <text:p text:style-name="P18"/>
          </table:table-cell>
        </table:table-row>
        <table:table-row table:style-name="Table1.1">
          <table:table-cell table:style-name="Table1.A2" office:value-type="string">
            <text:p text:style-name="P17">+++ PaymentIdentification</text:p>
          </table:table-cell>
          <table:table-cell table:style-name="Table1.A2" office:value-type="string">
            <text:p text:style-name="P17">&lt;PmtId&gt;</text:p>
          </table:table-cell>
          <table:table-cell table:style-name="Table1.A2" office:value-type="string">
            <text:p text:style-name="P17"><text:bookmark text:name="r31c1-t4"/>-</text:p>
          </table:table-cell>
          <table:table-cell table:style-name="Table1.D2" office:value-type="string">
            <text:p text:style-name="P18"/>
          </table:table-cell>
        </table:table-row>
        <table:table-row table:style-name="Table1.1">
          <table:table-cell table:style-name="Table1.A2" office:value-type="string">
            <text:p text:style-name="P17">++++ InstructionIdentification</text:p>
          </table:table-cell>
          <table:table-cell table:style-name="Table1.A2" office:value-type="string">
            <text:p text:style-name="P17">&lt;InstrId&gt;</text:p>
          </table:table-cell>
          <table:table-cell table:style-name="Table1.A2" office:value-type="string">
            <text:p text:style-name="P17"><text:bookmark text:name="r32c1-t4"/>A unique key generated or each transaction</text:p>
            <text:p text:style-name="P19">contribution.invoice_id</text:p>
          </table:table-cell>
          <table:table-cell table:style-name="Table1.D2" office:value-type="string">
            <text:p text:style-name="P18"/>
          </table:table-cell>
        </table:table-row>
        <table:table-row table:style-name="Table1.1">
          <table:table-cell table:style-name="Table1.A2" office:value-type="string">
            <text:p text:style-name="P17">++++ EndToEndIdentification</text:p>
          </table:table-cell>
          <table:table-cell table:style-name="Table1.A2" office:value-type="string">
            <text:p text:style-name="P17">&lt;EndToEndId&gt;</text:p>
          </table:table-cell>
          <table:table-cell table:style-name="Table1.A2" office:value-type="string">
            <text:p text:style-name="P17">A unique key generated or each transaction</text:p>
            <text:p text:style-name="P19">contribution.invoice_id</text:p>
          </table:table-cell>
          <table:table-cell table:style-name="Table1.D2" office:value-type="string">
            <text:p text:style-name="P18">10</text:p>
          </table:table-cell>
        </table:table-row>
        <table:table-row table:style-name="Table1.1">
          <table:table-cell table:style-name="Table1.A2" office:value-type="string">
            <text:p text:style-name="P17">+++ InstructedAmount</text:p>
          </table:table-cell>
          <table:table-cell table:style-name="Table1.A2" office:value-type="string">
            <text:p text:style-name="P17">&lt;InstdAmt&gt;</text:p>
          </table:table-cell>
          <table:table-cell table:style-name="Table1.A2" office:value-type="string">
            <text:p text:style-name="P17">Collection amount from debtor<text:bookmark text:name="r34c1-t4"/>. Tag has attribute <text:span text:style-name="T6">Ccy="EUR"</text:span></text:p>
            <text:p text:style-name="P19">contribution.total_amount</text:p>
          </table:table-cell>
          <table:table-cell table:style-name="Table1.D2" office:value-type="string">
            <text:p text:style-name="P18"/>
          </table:table-cell>
        </table:table-row>
        <table:table-row table:style-name="Table1.1">
          <table:table-cell table:style-name="Table1.A2" office:value-type="string">
            <text:p text:style-name="P17">+++ DirectDebitTransaction</text:p>
          </table:table-cell>
          <table:table-cell table:style-name="Table1.A2" office:value-type="string">
            <text:p text:style-name="P17">&lt;DrctDbtTx&gt;</text:p>
          </table:table-cell>
          <table:table-cell table:style-name="Table1.A2" office:value-type="string">
            <text:p text:style-name="P17"><text:bookmark text:name="r35c1-t4"/>-</text:p>
          </table:table-cell>
          <table:table-cell table:style-name="Table1.D2" office:value-type="string">
            <text:p text:style-name="P18"/>
          </table:table-cell>
        </table:table-row>
        <table:table-row table:style-name="Table1.1">
          <table:table-cell table:style-name="Table1.A2" office:value-type="string">
            <text:p text:style-name="P17">++++ MandateRelatedInformation</text:p>
          </table:table-cell>
          <table:table-cell table:style-name="Table1.A2" office:value-type="string">
            <text:p text:style-name="P17">&lt;MndtRltdInf&gt;</text:p>
          </table:table-cell>
          <table:table-cell table:style-name="Table1.A2" office:value-type="string">
            <text:p text:style-name="P17"><text:bookmark text:name="r36c1-t4"/>-</text:p>
          </table:table-cell>
          <table:table-cell table:style-name="Table1.D2" office:value-type="string">
            <text:p text:style-name="P18"/>
          </table:table-cell>
        </table:table-row>
        <table:table-row table:style-name="Table1.1">
          <table:table-cell table:style-name="Table1.A2" office:value-type="string">
            <text:p text:style-name="P17">+++++ MandateIdentification</text:p>
          </table:table-cell>
          <table:table-cell table:style-name="Table1.A2" office:value-type="string">
            <text:p text:style-name="P17">&lt;MndtId&gt;</text:p>
          </table:table-cell>
          <table:table-cell table:style-name="Table1.A2" office:value-type="string">
            <text:p text:style-name="P17">The unique mandate reference code <text:bookmark text:name="r37c1-t4"/><text:span text:style-name="T3">sdd_mandate.reference</text:span></text:p>
          </table:table-cell>
          <table:table-cell table:style-name="Table1.D2" office:value-type="string">
            <text:p text:style-name="P18">01</text:p>
          </table:table-cell>
        </table:table-row>
        <table:table-row table:style-name="Table1.1">
          <table:table-cell table:style-name="Table1.A2" office:value-type="string">
            <text:p text:style-name="P17">+++++ DateOfSignature</text:p>
          </table:table-cell>
          <table:table-cell table:style-name="Table1.A2" office:value-type="string">
            <text:p text:style-name="P17">&lt;DtOfSgntr&gt;</text:p>
          </table:table-cell>
          <table:table-cell table:style-name="Table1.A2" office:value-type="string">
            <text:p text:style-name="P17">The date that the mandate was signed <text:bookmark text:name="r38c1-t4"/><text:span text:style-name="T3">sdd_mandate.date_signed</text:span></text:p>
          </table:table-cell>
          <table:table-cell table:style-name="Table1.D2" office:value-type="string">
            <text:p text:style-name="P18"/>
          </table:table-cell>
        </table:table-row>
        <table:table-row table:style-name="Table1.1">
          <table:table-cell table:style-name="Table1.A2" office:value-type="string">
            <text:p text:style-name="P17">+++ DebtorAgent</text:p>
          </table:table-cell>
          <table:table-cell table:style-name="Table1.A2" office:value-type="string">
            <text:p text:style-name="P17">&lt;DbtrAgt&gt;</text:p>
          </table:table-cell>
          <table:table-cell table:style-name="Table1.A2" office:value-type="string">
            <text:p text:style-name="P17"><text:bookmark text:name="r69c1-t4"/>-</text:p>
          </table:table-cell>
          <table:table-cell table:style-name="Table1.D2" office:value-type="string">
            <text:p text:style-name="P18"/>
          </table:table-cell>
        </table:table-row>
        <table:table-row table:style-name="Table1.1">
          <table:table-cell table:style-name="Table1.A2" office:value-type="string">
            <text:p text:style-name="P17">++++ FinancialInstitutionIdentification</text:p>
          </table:table-cell>
          <table:table-cell table:style-name="Table1.A2" office:value-type="string">
            <text:p text:style-name="P17">&lt;FinInstnId&gt;</text:p>
          </table:table-cell>
          <table:table-cell table:style-name="Table1.A2" office:value-type="string">
            <text:p text:style-name="P17"><text:bookmark text:name="r70c1-t4"/>-</text:p>
          </table:table-cell>
          <table:table-cell table:style-name="Table1.D2" office:value-type="string">
            <text:p text:style-name="P18"/>
          </table:table-cell>
        </table:table-row>
        <table:table-row table:style-name="Table1.1">
          <table:table-cell table:style-name="Table1.A2" office:value-type="string">
            <text:p text:style-name="P17">+++++ BIC</text:p>
          </table:table-cell>
          <table:table-cell table:style-name="Table1.A2" office:value-type="string">
            <text:p text:style-name="P17">&lt;BIC&gt;</text:p>
          </table:table-cell>
          <table:table-cell table:style-name="Table1.A2" office:value-type="string">
            <text:p text:style-name="P17">BIC of the bank account of the debtor who ultimately makes the payments </text:p>
            <text:p text:style-name="P19"><text:bookmark text:name="r71c1-t4"/>sdd_mandate.debtor_bic</text:p>
          </table:table-cell>
          <table:table-cell table:style-name="Table1.D2" office:value-type="string">
            <text:p text:style-name="P18"/>
          </table:table-cell>
        </table:table-row>
        <table:table-row table:style-name="Table1.1">
          <table:table-cell table:style-name="Table1.A2" office:value-type="string">
            <text:p text:style-name="P17">+++ Debtor</text:p>
          </table:table-cell>
          <table:table-cell table:style-name="Table1.A2" office:value-type="string">
            <text:p text:style-name="P17">&lt;Dbtr&gt;</text:p>
          </table:table-cell>
          <table:table-cell table:style-name="Table1.A2" office:value-type="string">
            <text:p text:style-name="P17"><text:bookmark text:name="r72c1-t4"/>-</text:p>
          </table:table-cell>
          <table:table-cell table:style-name="Table1.D2" office:value-type="string">
            <text:p text:style-name="P18"/>
          </table:table-cell>
        </table:table-row>
        <table:table-row table:style-name="Table1.1">
          <table:table-cell table:style-name="Table1.A2" office:value-type="string">
            <text:p text:style-name="P17">++++ Name</text:p>
          </table:table-cell>
          <table:table-cell table:style-name="Table1.A2" office:value-type="string">
            <text:p text:style-name="P17">&lt;Nm&gt;</text:p>
          </table:table-cell>
          <table:table-cell table:style-name="Table1.A2" office:value-type="string">
            <text:p text:style-name="P19">sdd_mandate.debtor_name</text:p>
          </table:table-cell>
          <table:table-cell table:style-name="Table1.D2" office:value-type="string">
            <text:p text:style-name="P18"/>
          </table:table-cell>
        </table:table-row>
        <table:table-row table:style-name="Table1.1">
          <table:table-cell table:style-name="Table1.A2" office:value-type="string">
            <text:p text:style-name="P17">++++ PostalAddress</text:p>
          </table:table-cell>
          <table:table-cell table:style-name="Table1.A2" office:value-type="string">
            <text:p text:style-name="P17">&lt;PstlAdr&gt;</text:p>
          </table:table-cell>
          <table:table-cell table:style-name="Table1.A2" office:value-type="string">
            <text:p text:style-name="P17"><text:bookmark text:name="r74c1-t4"/>-</text:p>
          </table:table-cell>
          <table:table-cell table:style-name="Table1.D2" office:value-type="string">
            <text:p text:style-name="P18"/>
          </table:table-cell>
        </table:table-row>
        <table:table-row table:style-name="Table1.1">
          <table:table-cell table:style-name="Table1.A2" office:value-type="string">
            <text:p text:style-name="P17">+++++ Country</text:p>
          </table:table-cell>
          <table:table-cell table:style-name="Table1.A2" office:value-type="string">
            <text:p text:style-name="P17">&lt;Ctry&gt;</text:p>
          </table:table-cell>
          <table:table-cell table:style-name="Table1.A2" office:value-type="string">
            <text:p text:style-name="P17">Country of the debtor </text:p>
            <text:p text:style-name="P19"><text:bookmark text:name="r75c1-t4"/>sdd_mandate.debtor_country</text:p>
          </table:table-cell>
          <table:table-cell table:style-name="Table1.D2" office:value-type="string">
            <text:p text:style-name="P18"/>
          </table:table-cell>
        </table:table-row>
        <table:table-row table:style-name="Table1.1">
          <table:table-cell table:style-name="Table1.A2" office:value-type="string">
            <text:p text:style-name="P17">+++++ AddressLine</text:p>
          </table:table-cell>
          <table:table-cell table:style-name="Table1.A2" office:value-type="string">
            <text:p text:style-name="P17">&lt;AdrLine&gt;</text:p>
          </table:table-cell>
          <table:table-cell table:style-name="Table1.A2" office:value-type="string">
            <text:p text:style-name="P17">First two lines of the address of the debtor </text:p>
            <text:p text:style-name="P19">sdd_mandate.debtor_address_line_1</text:p>
            <text:p text:style-name="P19">sdd_mandate.debtor_address_line_2</text:p>
          </table:table-cell>
          <table:table-cell table:style-name="Table1.D2" office:value-type="string">
            <text:p text:style-name="P18"/>
          </table:table-cell>
        </table:table-row>
        <table:table-row table:style-name="Table1.1">
          <table:table-cell table:style-name="Table1.A2" office:value-type="string">
            <text:p text:style-name="P17">+++ DebtorAccount</text:p>
          </table:table-cell>
          <table:table-cell table:style-name="Table1.A2" office:value-type="string">
            <text:p text:style-name="P17">&lt;DbtrAcct&gt;</text:p>
          </table:table-cell>
          <table:table-cell table:style-name="Table1.A2" office:value-type="string">
            <text:p text:style-name="P17"><text:bookmark text:name="r80c1-t4"/>-</text:p>
          </table:table-cell>
          <table:table-cell table:style-name="Table1.D2" office:value-type="string">
            <text:p text:style-name="P18">07</text:p>
          </table:table-cell>
        </table:table-row>
        <table:table-row table:style-name="Table1.1">
          <table:table-cell table:style-name="Table1.A2" office:value-type="string">
            <text:p text:style-name="P17">++++ Identification</text:p>
          </table:table-cell>
          <table:table-cell table:style-name="Table1.A2" office:value-type="string">
            <text:p text:style-name="P17">&lt;Id&gt;</text:p>
          </table:table-cell>
          <table:table-cell table:style-name="Table1.A2" office:value-type="string">
            <text:p text:style-name="P17"><text:bookmark text:name="r81c1-t4"/>-</text:p>
          </table:table-cell>
          <table:table-cell table:style-name="Table1.D2" office:value-type="string">
            <text:p text:style-name="P18"/>
          </table:table-cell>
        </table:table-row>
        <text:soft-page-break/>
        <table:table-row table:style-name="Table1.1">
          <table:table-cell table:style-name="Table1.A2" office:value-type="string">
            <text:p text:style-name="P17">+++++ IBAN</text:p>
          </table:table-cell>
          <table:table-cell table:style-name="Table1.A2" office:value-type="string">
            <text:p text:style-name="P17">&lt;IBAN&gt;</text:p>
          </table:table-cell>
          <table:table-cell table:style-name="Table1.A2" office:value-type="string">
            <text:p text:style-name="P17">IBAN of the bank account of the original debtor </text:p>
            <text:p text:style-name="P19"><text:bookmark text:name="r82c1-t4"/>sdd_mandate.debtor_iban</text:p>
          </table:table-cell>
          <table:table-cell table:style-name="Table1.D2" office:value-type="string">
            <text:p text:style-name="P18"/>
          </table:table-cell>
        </table:table-row>
        <table:table-row table:style-name="Table1.1">
          <table:table-cell table:style-name="Table1.A2" office:value-type="string">
            <text:p text:style-name="P17">+++ Purpose</text:p>
          </table:table-cell>
          <table:table-cell table:style-name="Table1.A2" office:value-type="string">
            <text:p text:style-name="P17">&lt;Purp&gt;</text:p>
          </table:table-cell>
          <table:table-cell table:style-name="Table1.A2" office:value-type="string">
            <text:p text:style-name="P17"><text:bookmark text:name="r89c1-t4"/>-</text:p>
          </table:table-cell>
          <table:table-cell table:style-name="Table1.D2" office:value-type="string">
            <text:p text:style-name="P18"/>
          </table:table-cell>
        </table:table-row>
        <table:table-row table:style-name="Table1.1">
          <table:table-cell table:style-name="Table1.A2" office:value-type="string">
            <text:p text:style-name="P17">++++ Code</text:p>
          </table:table-cell>
          <table:table-cell table:style-name="Table1.A2" office:value-type="string">
            <text:p text:style-name="P17">&lt;Cd&gt;</text:p>
          </table:table-cell>
          <table:table-cell table:style-name="Table1.A2" office:value-type="string">
            <text:p text:style-name="P19"><text:bookmark text:name="r90c1-t4"/>sdd_creditor.category_purpose</text:p>
          </table:table-cell>
          <table:table-cell table:style-name="Table1.D2" office:value-type="string">
            <text:p text:style-name="P18"/>
          </table:table-cell>
        </table:table-row>
        <table:table-row table:style-name="Table1.1">
          <table:table-cell table:style-name="Table1.A2" office:value-type="string">
            <text:p text:style-name="P17">+++ RemittanceInformation</text:p>
          </table:table-cell>
          <table:table-cell table:style-name="Table1.A2" office:value-type="string">
            <text:p text:style-name="P17">&lt;RmtInf&gt;</text:p>
          </table:table-cell>
          <table:table-cell table:style-name="Table1.A2" office:value-type="string">
            <text:p text:style-name="P17"><text:bookmark text:name="r91c1-t4"/>-</text:p>
          </table:table-cell>
          <table:table-cell table:style-name="Table1.D2" office:value-type="string">
            <text:p text:style-name="P18">22</text:p>
          </table:table-cell>
        </table:table-row>
        <table:table-row table:style-name="Table1.1">
          <table:table-cell table:style-name="Table1.A2" office:value-type="string">
            <text:p text:style-name="P17">++++ Unstructured</text:p>
          </table:table-cell>
          <table:table-cell table:style-name="Table1.A2" office:value-type="string">
            <text:p text:style-name="P17">&lt;Ustrd&gt;</text:p>
          </table:table-cell>
          <table:table-cell table:style-name="Table1.A2" office:value-type="string">
            <text:p text:style-name="P17"><text:bookmark text:name="r93c1-t4"/>max 140 characters</text:p>
            <text:p text:style-name="P19">Human readable string composed of a selectable number of fields</text:p>
          </table:table-cell>
          <table:table-cell table:style-name="Table1.D2" office:value-type="string">
            <text:p text:style-name="P18"/>
          </table:table-cell>
        </table:table-row>
      </table:table>
      <text:p text:style-name="Text_20_body"/>
      <text:p text:style-name="P24"/>
      <text:h text:style-name="P27" text:outline-level="2">Example</text:h>
      <text:p text:style-name="P10">&lt;?xml version="1.0" encoding="UTF-8"?&gt; </text:p>
      <text:p text:style-name="P10"><text:span text:style-name="T5">&lt;</text:span><text:span text:style-name="T5">Document xmlns="urn:iso:std:iso:20022:tech:xsd:pain.008.001.02" xmlns:xsi="http://www.w3.org/2001/XMLSchema-intance"</text:span><text:span text:style-name="T5">&gt; </text:span></text:p>
      <text:p text:style-name="P10"><text:tab/>&lt;CstmrDrctDbtInitn&gt; </text:p>
      <text:p text:style-name="P10"><text:tab/><text:tab/>&lt;GrpHdr&gt; </text:p>
      <text:p text:style-name="P10"><text:tab/><text:tab/><text:tab/>&lt;MsgId&gt;<text:span text:style-name="T7">NGO-SDD-S754724-MINIMAL</text:span>&lt;/MsgId&gt; </text:p>
      <text:p text:style-name="P10"><text:tab/><text:tab/><text:tab/>&lt;CreDtTm&gt;<text:span text:style-name="T7">2010-08-25T14:25:00</text:span>&lt;/CreDtTm&gt; </text:p>
      <text:p text:style-name="P10"><text:tab/><text:tab/><text:tab/>&lt;NbOfTxs&gt;<text:span text:style-name="T7">2</text:span>&lt;/NbOfTxs&gt; </text:p>
      <text:p text:style-name="P10"><text:tab/><text:tab/><text:tab/>&lt;CtrlSum&gt;<text:span text:style-name="T7">20.3</text:span>&lt;/CtrlSum&gt; </text:p>
      <text:p text:style-name="P10"><text:tab/><text:tab/><text:tab/>&lt;InitgPty&gt; </text:p>
      <text:p text:style-name="P10"><text:tab/><text:tab/><text:tab/><text:tab/>&lt;Nm&gt;<text:span text:style-name="T7">Sepa Processing Ltd.</text:span>&lt;/Nm&gt; </text:p>
      <text:p text:style-name="P10"><text:tab/><text:tab/><text:tab/>&lt;/InitgPty&gt; </text:p>
      <text:p text:style-name="P10"><text:tab/><text:tab/>&lt;/GrpHdr&gt; </text:p>
      <text:p text:style-name="P10"><text:tab/><text:tab/>&lt;PmtInf&gt; </text:p>
      <text:p text:style-name="P10"><text:tab/><text:tab/><text:tab/>&lt;PmtInfId&gt;<text:span text:style-name="T7">NGO-FRST-7553</text:span>&lt;/PmtInfId&gt; </text:p>
      <text:p text:style-name="P10"><text:tab/><text:tab/><text:tab/>&lt;PmtMtd&gt;<text:span text:style-name="T8">DD&lt;/PmtMtd&gt; </text:span></text:p>
      <text:p text:style-name="P10"><text:span text:style-name="T8"><text:tab/><text:tab/><text:tab/>&lt;BtchBookg&gt;false&lt;/</text:span>BtchBookg&gt; </text:p>
      <text:p text:style-name="P10"><text:tab/><text:tab/><text:tab/>&lt;NbOfTxs&gt;<text:span text:style-name="T7">1</text:span>&lt;/NbOfTxs&gt; </text:p>
      <text:p text:style-name="P10"><text:tab/><text:tab/><text:tab/>&lt;CtrlSum&gt;<text:span text:style-name="T7">10.1</text:span>&lt;/CtrlSum&gt; </text:p>
      <text:p text:style-name="P10"><text:tab/><text:tab/><text:tab/>&lt;PmtTpInf&gt; </text:p>
      <text:p text:style-name="P10"><text:tab/><text:tab/><text:tab/><text:tab/>&lt;SvcLvl&gt; </text:p>
      <text:p text:style-name="P10"><text:tab/><text:tab/><text:tab/><text:tab/><text:tab/>&lt;Cd&gt;SEPA&lt;/Cd&gt; </text:p>
      <text:p text:style-name="P10"><text:tab/><text:tab/><text:tab/><text:tab/>&lt;/SvcLvl&gt; </text:p>
      <text:p text:style-name="P10"><text:tab/><text:tab/><text:tab/><text:tab/>&lt;LclInstrm&gt; </text:p>
      <text:p text:style-name="P10"><text:tab/><text:tab/><text:tab/><text:tab/><text:tab/>&lt;Cd&gt;CORE&lt;/Cd&gt; </text:p>
      <text:p text:style-name="P10"><text:tab/><text:tab/><text:tab/><text:tab/>&lt;/LclInstrm&gt; </text:p>
      <text:p text:style-name="P10"><text:tab/><text:tab/><text:tab/><text:tab/>&lt;SeqTp&gt;<text:span text:style-name="T7">FRST</text:span>&lt;/SeqTp&gt; </text:p>
      <text:p text:style-name="P10"><text:tab/><text:tab/><text:tab/>&lt;/PmtTpInf&gt; </text:p>
      <text:p text:style-name="P13"><text:tab/><text:tab/><text:tab/>&lt;ReqdColltnDt&gt;<text:span text:style-name="T7">2010-09-12</text:span>&lt;/ReqdColltnDt&gt; </text:p>
      <text:p text:style-name="P10"><text:tab/><text:tab/><text:tab/>&lt;Cdtr&gt; </text:p>
      <text:p text:style-name="P10"><text:tab/><text:tab/><text:tab/><text:tab/>&lt;Nm&gt;<text:span text:style-name="T7">NGO International</text:span>&lt;/Nm&gt; </text:p>
      <text:p text:style-name="P10"><text:tab/><text:tab/><text:tab/>&lt;/Cdtr&gt; </text:p>
      <text:p text:style-name="P10"><text:tab/><text:tab/><text:tab/>&lt;CdtrAcct&gt; </text:p>
      <text:p text:style-name="P10"><text:tab/><text:tab/><text:tab/><text:tab/>&lt;Id&gt; </text:p>
      <text:p text:style-name="P10"><text:tab/><text:tab/><text:tab/><text:tab/><text:tab/>&lt;IBAN&gt;<text:span text:style-name="T7">NL90ABNA0111111111</text:span>&lt;/IBAN&gt; </text:p>
      <text:p text:style-name="P10"><text:tab/><text:tab/><text:tab/><text:tab/>&lt;/Id&gt; </text:p>
      <text:p text:style-name="P10"><text:tab/><text:tab/><text:tab/>&lt;/CdtrAcct&gt; </text:p>
      <text:p text:style-name="P10"><text:tab/><text:tab/><text:tab/>&lt;CdtrAgt&gt; </text:p>
      <text:p text:style-name="P10"><text:tab/><text:tab/><text:tab/><text:tab/>&lt;FinInstnId&gt; </text:p>
      <text:p text:style-name="P10"><text:tab/><text:tab/><text:tab/><text:tab/><text:tab/>&lt;BIC&gt;<text:span text:style-name="T7">ABNANL2A</text:span>&lt;/BIC&gt; </text:p>
      <text:p text:style-name="P10"><text:tab/><text:tab/><text:tab/><text:tab/>&lt;/FinInstnId&gt; </text:p>
      <text:p text:style-name="P10"><text:tab/><text:tab/><text:tab/>&lt;/CdtrAgt&gt; </text:p>
      <text:p text:style-name="P10"><text:tab/><text:tab/><text:tab/>&lt;ChrgBr&gt;SLEV&lt;/ChrgBr&gt; </text:p>
      <text:p text:style-name="P10"><text:tab/><text:tab/><text:tab/>&lt;CdtrSchmeId&gt; </text:p>
      <text:p text:style-name="P10"><text:tab/><text:tab/><text:tab/><text:tab/>&lt;Nm&gt;<text:span text:style-name="T7">NGO International</text:span>&lt;/Nm&gt; </text:p>
      <text:p text:style-name="P13"><text:tab/><text:tab/><text:tab/><text:tab/>&lt;Id&gt;</text:p>
      <text:p text:style-name="P13"><text:tab/><text:tab/><text:tab/><text:tab/><text:tab/>&lt;PrvtId&gt; </text:p>
      <text:p text:style-name="P10"><text:tab/><text:tab/><text:tab/><text:tab/><text:tab/><text:tab/>&lt;Othr&gt; </text:p>
      <text:p text:style-name="P10"><text:tab/><text:tab/><text:tab/><text:tab/><text:tab/><text:tab/><text:tab/>&lt;Id&gt;<text:span text:style-name="T7">NL64ZZZ321096320000</text:span>&lt;/Id&gt; </text:p>
      <text:p text:style-name="P10"><text:tab/><text:tab/><text:tab/><text:tab/><text:tab/><text:tab/><text:tab/>&lt;SchmeNm&gt; </text:p>
      <text:p text:style-name="P10"><text:tab/><text:tab/><text:tab/><text:tab/><text:tab/><text:tab/><text:tab/><text:tab/>&lt;Prtry&gt;SEPA&lt;/Prtry&gt; </text:p>
      <text:p text:style-name="P10"><text:tab/><text:tab/><text:tab/><text:tab/><text:tab/><text:tab/><text:tab/>&lt;/SchmeNm&gt; </text:p>
      <text:p text:style-name="P10"><text:tab/><text:tab/><text:tab/><text:tab/><text:tab/><text:tab/>&lt;/Othr&gt; </text:p>
      <text:p text:style-name="P10"><text:tab/><text:tab/><text:tab/><text:tab/><text:tab/>&lt;/PrvtId&gt; </text:p>
      <text:p text:style-name="P10"><text:tab/><text:tab/><text:tab/><text:tab/>&lt;/Id&gt; </text:p>
      <text:p text:style-name="P10"><text:tab/><text:tab/><text:tab/>&lt;/CdtrSchmeId&gt; </text:p>
      <text:p text:style-name="P10"><text:tab/><text:tab/><text:tab/>&lt;DrctDbtTxInf&gt; </text:p>
      <text:p text:style-name="P10"><text:tab/><text:tab/><text:tab/><text:tab/>&lt;PmtId&gt; </text:p>
      <text:p text:style-name="P10"><text:tab/><text:tab/><text:tab/><text:tab/><text:tab/>&lt;EndToEndId&gt;<text:span text:style-name="T7">NGO-FRST-7553-A01</text:span>&lt;/EndToEndId&gt; </text:p>
      <text:p text:style-name="P10"><text:tab/><text:tab/><text:tab/><text:tab/>&lt;/PmtId&gt; </text:p>
      <text:p text:style-name="P10"><text:tab/><text:tab/><text:tab/><text:tab/>&lt;InstdAmt Ccy="EUR"&gt;<text:span text:style-name="T7">10.1</text:span>&lt;/InstdAmt&gt; </text:p>
      <text:p text:style-name="P10"><text:tab/><text:tab/><text:tab/><text:tab/>&lt;DrctDbtTx&gt; </text:p>
      <text:p text:style-name="P10"><text:tab/><text:tab/><text:tab/><text:tab/><text:tab/>&lt;MndtRltdInf&gt; </text:p>
      <text:p text:style-name="P10"><text:tab/><text:tab/><text:tab/><text:tab/><text:tab/><text:tab/>&lt;MndtId&gt;<text:span text:style-name="T7">NGO-5673824</text:span>&lt;/MndtId&gt; </text:p>
      <text:p text:style-name="P10"><text:tab/><text:tab/><text:tab/><text:tab/><text:tab/><text:tab/>&lt;DtOfSgntr&gt;<text:span text:style-name="T7">2008-07-13</text:span>&lt;/DtOfSgntr&gt; </text:p>
      <text:p text:style-name="P10"><text:tab/><text:tab/><text:tab/><text:tab/><text:tab/>&lt;/MndtRltdInf&gt; </text:p>
      <text:p text:style-name="P10"><text:tab/><text:tab/><text:tab/><text:tab/>&lt;/DrctDbtTx&gt; </text:p>
      <text:p text:style-name="P10"><text:soft-page-break/><text:tab/><text:tab/><text:tab/><text:tab/>&lt;DbtrAgt&gt; </text:p>
      <text:p text:style-name="P10"><text:tab/><text:tab/><text:tab/><text:tab/><text:tab/>&lt;FinInstnId&gt; </text:p>
      <text:p text:style-name="P10"><text:tab/><text:tab/><text:tab/><text:tab/><text:tab/><text:tab/>&lt;BIC&gt;<text:span text:style-name="T7">RABONL2U</text:span>&lt;/BIC&gt; </text:p>
      <text:p text:style-name="P10"><text:tab/><text:tab/><text:tab/><text:tab/><text:tab/>&lt;/FinInstnId&gt; </text:p>
      <text:p text:style-name="P10"><text:tab/><text:tab/><text:tab/><text:tab/>&lt;/DbtrAgt&gt; </text:p>
      <text:p text:style-name="P10"><text:tab/><text:tab/><text:tab/><text:tab/>&lt;Dbtr&gt; </text:p>
      <text:p text:style-name="P10"><text:tab/><text:tab/><text:tab/><text:tab/><text:tab/>&lt;Nm&gt;<text:span text:style-name="T7">Joe Donor</text:span>&lt;/Nm&gt; </text:p>
      <text:p text:style-name="P10"><text:tab/><text:tab/><text:tab/><text:tab/>&lt;/Dbtr&gt; </text:p>
      <text:p text:style-name="P10"><text:tab/><text:tab/><text:tab/><text:tab/>&lt;DbtrAcct&gt; </text:p>
      <text:p text:style-name="P10"><text:tab/><text:tab/><text:tab/><text:tab/><text:tab/>&lt;Id&gt; </text:p>
      <text:p text:style-name="P10"><text:tab/><text:tab/><text:tab/><text:tab/><text:tab/><text:tab/>&lt;IBAN&gt;<text:span text:style-name="T7">NL44RABO0123456789</text:span>&lt;/IBAN&gt; </text:p>
      <text:p text:style-name="P10"><text:tab/><text:tab/><text:tab/><text:tab/><text:tab/>&lt;/Id&gt; </text:p>
      <text:p text:style-name="P10"><text:tab/><text:tab/><text:tab/><text:tab/>&lt;/DbtrAcct&gt; </text:p>
      <text:p text:style-name="P10"><text:tab/><text:tab/><text:tab/><text:tab/>&lt;RmtInf&gt; </text:p>
      <text:p text:style-name="P10"><text:tab/><text:tab/><text:tab/><text:tab/><text:tab/>&lt;Ustrd&gt;<text:span text:style-name="T7">Your mandate NGO-5673824, payment for Sep 2012</text:span>&lt;/Ustrd&gt; </text:p>
      <text:p text:style-name="P10"><text:tab/><text:tab/><text:tab/><text:tab/>&lt;/RmtInf&gt; </text:p>
      <text:p text:style-name="P10"><text:tab/><text:tab/><text:tab/>&lt;/DrctDbtTxInf&gt; </text:p>
      <text:p text:style-name="P10"><text:tab/><text:tab/>&lt;/PmtInf&gt; </text:p>
      <text:p text:style-name="P10"/>
      <text:p text:style-name="P10"><text:tab/><text:tab/>&lt;PmtInf&gt; </text:p>
      <text:p text:style-name="P10"><text:tab/><text:tab/><text:tab/>&lt;PmtInfId&gt;<text:span text:style-name="T7">NGO-SDD-S754726-MAXIMAL</text:span>&lt;/PmtInfId&gt; </text:p>
      <text:p text:style-name="P10"><text:tab/><text:tab/><text:tab/>&lt;PmtMtd&gt;DD&lt;/PmtMtd&gt; </text:p>
      <text:p text:style-name="P10"><text:tab/><text:tab/><text:tab/>&lt;BtchBookg&gt;false&lt;/BtchBookg&gt; </text:p>
      <text:p text:style-name="P10"><text:tab/><text:tab/><text:tab/>&lt;NbOfTxs&gt;<text:span text:style-name="T7">1</text:span>&lt;/NbOfTxs&gt; </text:p>
      <text:p text:style-name="P10"><text:tab/><text:tab/><text:tab/>&lt;CtrlSum&gt;<text:span text:style-name="T7">10.2</text:span>&lt;/CtrlSum&gt; </text:p>
      <text:p text:style-name="P10"><text:tab/><text:tab/><text:tab/>&lt;PmtTpInf&gt; </text:p>
      <text:p text:style-name="P10"><text:tab/><text:tab/><text:tab/><text:tab/>&lt;SvcLvl&gt; </text:p>
      <text:p text:style-name="P10"><text:tab/><text:tab/><text:tab/><text:tab/><text:tab/>&lt;Cd&gt;SEPA&lt;/Cd&gt; </text:p>
      <text:p text:style-name="P13"><text:tab/><text:tab/><text:tab/><text:tab/>&lt;/SvcLvl&gt;</text:p>
      <text:p text:style-name="P13"><text:tab/><text:tab/><text:tab/><text:tab/>&lt;LclInstrm&gt; </text:p>
      <text:p text:style-name="P10"><text:tab/><text:tab/><text:tab/><text:tab/><text:tab/>&lt;Cd&gt;CORE&lt;/Cd&gt; </text:p>
      <text:p text:style-name="P10"><text:tab/><text:tab/><text:tab/><text:tab/>&lt;/LclInstrm&gt; </text:p>
      <text:p text:style-name="P10"><text:tab/><text:tab/><text:tab/><text:tab/>&lt;SeqTp&gt;<text:span text:style-name="T7">RCUR</text:span>&lt;/SeqTp&gt; </text:p>
      <text:p text:style-name="P10"><text:tab/><text:tab/><text:tab/><text:tab/>&lt;CtgyPurp&gt; </text:p>
      <text:p text:style-name="P10"><text:tab/><text:tab/><text:tab/><text:tab/><text:tab/>&lt;Cd&gt;<text:span text:style-name="T7">DCRD</text:span>&lt;/Cd&gt; </text:p>
      <text:p text:style-name="P10"><text:tab/><text:tab/><text:tab/><text:tab/>&lt;/CtgyPurp&gt; </text:p>
      <text:p text:style-name="P10"><text:tab/><text:tab/><text:tab/>&lt;/PmtTpInf&gt; </text:p>
      <text:p text:style-name="P13"><text:tab/><text:tab/><text:tab/>&lt;ReqdColltnDt&gt;<text:span text:style-name="T7">2010-09-12</text:span>&lt;/ReqdColltnDt&gt; </text:p>
      <text:p text:style-name="P10"><text:tab/><text:tab/><text:tab/>&lt;Cdtr&gt; </text:p>
      <text:p text:style-name="P10"><text:tab/><text:tab/><text:tab/><text:tab/>&lt;Nm&gt;<text:span text:style-name="T7">NGO International</text:span>&lt;/Nm&gt; </text:p>
      <text:p text:style-name="P10"><text:tab/><text:tab/><text:tab/>&lt;/Cdtr&gt; </text:p>
      <text:p text:style-name="P10"><text:tab/><text:tab/><text:tab/>&lt;CdtrAcct&gt; </text:p>
      <text:p text:style-name="P10"><text:tab/><text:tab/><text:tab/><text:tab/>&lt;Id&gt; </text:p>
      <text:p text:style-name="P10"><text:tab/><text:tab/><text:tab/><text:tab/><text:tab/>&lt;IBAN&gt;<text:span text:style-name="T7">NL90ABNA0111111111</text:span>&lt;/IBAN&gt; </text:p>
      <text:p text:style-name="P10"><text:tab/><text:tab/><text:tab/><text:tab/>&lt;/Id&gt; </text:p>
      <text:p text:style-name="P10"><text:tab/><text:tab/><text:tab/>&lt;/CdtrAcct&gt; </text:p>
      <text:p text:style-name="P10"><text:tab/><text:tab/><text:tab/>&lt;CdtrAgt&gt; </text:p>
      <text:p text:style-name="P10"><text:tab/><text:tab/><text:tab/><text:tab/>&lt;FinInstnId&gt; </text:p>
      <text:p text:style-name="P10"><text:tab/><text:tab/><text:tab/><text:tab/><text:tab/>&lt;BIC&gt;<text:span text:style-name="T7">ABNANL2A</text:span>&lt;/BIC&gt; </text:p>
      <text:p text:style-name="P10"><text:tab/><text:tab/><text:tab/><text:tab/>&lt;/FinInstnId&gt; </text:p>
      <text:p text:style-name="P10"><text:tab/><text:tab/><text:tab/>&lt;/CdtrAgt&gt; </text:p>
      <text:p text:style-name="P10"><text:tab/><text:tab/><text:tab/>&lt;ChrgBr&gt;SLEV&lt;/ChrgBr&gt; </text:p>
      <text:p text:style-name="P10"><text:tab/><text:tab/><text:tab/>&lt;CdtrSchmeId&gt; </text:p>
      <text:p text:style-name="P10"><text:tab/><text:tab/><text:tab/><text:tab/>&lt;Nm&gt;<text:span text:style-name="T7">NGO International</text:span>&lt;/Nm&gt; </text:p>
      <text:p text:style-name="P10"><text:tab/><text:tab/><text:tab/><text:tab/>&lt;Id&gt; </text:p>
      <text:p text:style-name="P10"><text:tab/><text:tab/><text:tab/><text:tab/><text:tab/>&lt;PrvtId&gt; </text:p>
      <text:p text:style-name="P10"><text:tab/><text:tab/><text:tab/><text:tab/><text:tab/><text:tab/>&lt;Othr&gt; </text:p>
      <text:p text:style-name="P10"><text:tab/><text:tab/><text:tab/><text:tab/><text:tab/><text:tab/><text:tab/>&lt;Id&gt;<text:span text:style-name="T7">NL64ZZZ321096320000</text:span>&lt;/Id&gt; </text:p>
      <text:p text:style-name="P10"><text:tab/><text:tab/><text:tab/><text:tab/><text:tab/><text:tab/><text:tab/>&lt;SchmeNm&gt; </text:p>
      <text:p text:style-name="P10"><text:tab/><text:tab/><text:tab/><text:tab/><text:tab/><text:tab/><text:tab/><text:tab/>&lt;Prtry&gt;SEPA&lt;/Prtry&gt; </text:p>
      <text:p text:style-name="P10"><text:tab/><text:tab/><text:tab/><text:tab/><text:tab/><text:tab/><text:tab/>&lt;/SchmeNm&gt; </text:p>
      <text:p text:style-name="P10"><text:tab/><text:tab/><text:tab/><text:tab/><text:tab/><text:tab/>&lt;/Othr&gt; </text:p>
      <text:p text:style-name="P10"><text:tab/><text:tab/><text:tab/><text:tab/><text:tab/>&lt;/PrvtId&gt; </text:p>
      <text:p text:style-name="P10"><text:tab/><text:tab/><text:tab/><text:tab/>&lt;/Id&gt; </text:p>
      <text:p text:style-name="P13"><text:tab/><text:tab/><text:tab/>&lt;/CdtrSchmeId&gt;</text:p>
      <text:p text:style-name="P13"><text:tab/><text:tab/><text:tab/>&lt;DrctDbtTxInf&gt; </text:p>
      <text:p text:style-name="P10"><text:tab/><text:tab/><text:tab/><text:tab/>&lt;PmtId&gt; </text:p>
      <text:p text:style-name="P10"><text:tab/><text:tab/><text:tab/><text:tab/><text:tab/>&lt;EndToEndId&gt;<text:span text:style-name="T7">NGO-RCUR-7599-A01</text:span>&lt;/EndToEndId&gt; </text:p>
      <text:p text:style-name="P10"><text:tab/><text:tab/><text:tab/><text:tab/>&lt;/PmtId&gt; </text:p>
      <text:p text:style-name="P10"><text:tab/><text:tab/><text:tab/><text:tab/>&lt;InstdAmt Ccy="EUR"&gt;<text:span text:style-name="T7">10.2</text:span>&lt;/InstdAmt&gt; </text:p>
      <text:p text:style-name="P10"><text:tab/><text:tab/><text:tab/><text:tab/>&lt;DrctDbtTx&gt; </text:p>
      <text:p text:style-name="P10"><text:tab/><text:tab/><text:tab/><text:tab/><text:tab/>&lt;MndtRltdInf&gt; </text:p>
      <text:p text:style-name="P10"><text:soft-page-break/><text:tab/><text:tab/><text:tab/><text:tab/><text:tab/><text:tab/>&lt;MndtId&gt;<text:span text:style-name="T7">NGO-8237652</text:span>&lt;/MndtId&gt; </text:p>
      <text:p text:style-name="P13"><text:tab/><text:tab/><text:tab/><text:tab/><text:tab/><text:tab/>&lt;DtOfSgntr&gt;<text:span text:style-name="T7">2008-07-13</text:span>&lt;/DtOfSgntr&gt; </text:p>
      <text:p text:style-name="P10"><text:span text:style-name="T4"><text:tab/><text:tab/><text:tab/><text:tab/><text:tab/></text:span>&lt;/MndtRltdInf&gt; </text:p>
      <text:p text:style-name="P10"><text:tab/><text:tab/><text:tab/><text:tab/>&lt;/DrctDbtTx&gt; </text:p>
      <text:p text:style-name="P10"><text:tab/><text:tab/><text:tab/><text:tab/>&lt;DbtrAgt&gt; </text:p>
      <text:p text:style-name="P10"><text:tab/><text:tab/><text:tab/><text:tab/><text:tab/>&lt;FinInstnId&gt; </text:p>
      <text:p text:style-name="P10"><text:tab/><text:tab/><text:tab/><text:tab/><text:tab/><text:tab/>&lt;BIC&gt;<text:span text:style-name="T7">RABONL2U</text:span>&lt;/BIC&gt; </text:p>
      <text:p text:style-name="P10"><text:tab/><text:tab/><text:tab/><text:tab/><text:tab/>&lt;/FinInstnId&gt; </text:p>
      <text:p text:style-name="P10"><text:tab/><text:tab/><text:tab/><text:tab/>&lt;/DbtrAgt&gt; </text:p>
      <text:p text:style-name="P10"><text:tab/><text:tab/><text:tab/><text:tab/>&lt;Dbtr&gt; </text:p>
      <text:p text:style-name="P10"><text:tab/><text:tab/><text:tab/><text:tab/><text:tab/>&lt;Nm&gt;<text:span text:style-name="T7">Susan Supporter</text:span>&lt;/Nm&gt; </text:p>
      <text:p text:style-name="P10"><text:tab/><text:tab/><text:tab/><text:tab/><text:tab/>&lt;PstlAdr&gt; </text:p>
      <text:p text:style-name="P10"><text:tab/><text:tab/><text:tab/><text:tab/><text:tab/><text:tab/>&lt;AdrLine&gt;<text:span text:style-name="T7">Streetlane 1</text:span>&lt;/AdrLine&gt; </text:p>
      <text:p text:style-name="P10"><text:tab/><text:tab/><text:tab/><text:tab/><text:tab/><text:tab/>&lt;AdrLine&gt;<text:span text:style-name="T7">2553 Cityville</text:span>&lt;/AdrLine&gt; </text:p>
      <text:p text:style-name="P10"><text:tab/><text:tab/><text:tab/><text:tab/><text:tab/>&lt;/PstlAdr&gt; </text:p>
      <text:p text:style-name="P10"><text:tab/><text:tab/><text:tab/><text:tab/>&lt;/Dbtr&gt; </text:p>
      <text:p text:style-name="P10"><text:tab/><text:tab/><text:tab/><text:tab/>&lt;DbtrAcct&gt; </text:p>
      <text:p text:style-name="P10"><text:tab/><text:tab/><text:tab/><text:tab/><text:tab/>&lt;Id&gt; </text:p>
      <text:p text:style-name="P10"><text:tab/><text:tab/><text:tab/><text:tab/><text:tab/><text:tab/>&lt;IBAN&gt;<text:span text:style-name="T7">NL44RABO0123456789</text:span>&lt;/IBAN&gt; </text:p>
      <text:p text:style-name="P10"><text:tab/><text:tab/><text:tab/><text:tab/><text:tab/>&lt;/Id&gt; </text:p>
      <text:p text:style-name="P10"><text:tab/><text:tab/><text:tab/><text:tab/>&lt;/DbtrAcct&gt; </text:p>
      <text:p text:style-name="P10"><text:tab/><text:tab/><text:tab/><text:tab/>&lt;UltmtDbtr&gt; </text:p>
      <text:p text:style-name="P10"><text:tab/><text:tab/><text:tab/><text:tab/><text:tab/>&lt;Id&gt; </text:p>
      <text:p text:style-name="P10"><text:tab/><text:tab/><text:tab/><text:tab/><text:tab/><text:tab/>&lt;PrvtId&gt; </text:p>
      <text:p text:style-name="P10"><text:tab/><text:tab/><text:tab/><text:tab/><text:tab/><text:tab/><text:tab/>&lt;DtAndPlcOfBirth&gt; </text:p>
      <text:p text:style-name="P10"><text:tab/><text:tab/><text:tab/><text:tab/><text:tab/><text:tab/><text:tab/><text:tab/>&lt;BirthDt&gt;<text:span text:style-name="T7">1970-01-01</text:span>&lt;/BirthDt&gt; </text:p>
      <text:p text:style-name="P10"><text:tab/><text:tab/><text:tab/><text:tab/><text:tab/><text:tab/><text:tab/><text:tab/>&lt;CityOfBirth&gt;<text:span text:style-name="T7">City</text:span>&lt;/CityOfBirth&gt; </text:p>
      <text:p text:style-name="P10"><text:tab/><text:tab/><text:tab/><text:tab/><text:tab/><text:tab/><text:tab/><text:tab/>&lt;CtryOfBirth&gt;<text:span text:style-name="T7">NL</text:span>&lt;/CtryOfBirth&gt; </text:p>
      <text:p text:style-name="P10"><text:tab/><text:tab/><text:tab/><text:tab/><text:tab/><text:tab/><text:tab/>&lt;/DtAndPlcOfBirth&gt; </text:p>
      <text:p text:style-name="P10"><text:tab/><text:tab/><text:tab/><text:tab/><text:tab/><text:tab/>&lt;/PrvtId&gt; </text:p>
      <text:p text:style-name="P10"><text:tab/><text:tab/><text:tab/><text:tab/><text:tab/>&lt;/Id&gt; </text:p>
      <text:p text:style-name="P10"><text:tab/><text:tab/><text:tab/><text:tab/>&lt;/UltmtDbtr&gt; </text:p>
      <text:p text:style-name="P10"><text:tab/><text:tab/><text:tab/><text:tab/>&lt;Purp&gt; </text:p>
      <text:p text:style-name="P10"><text:tab/><text:tab/><text:tab/><text:tab/><text:tab/>&lt;Cd&gt;<text:span text:style-name="T7">AREN</text:span>&lt;/Cd&gt; </text:p>
      <text:p text:style-name="P10"><text:tab/><text:tab/><text:tab/><text:tab/>&lt;/Purp&gt; </text:p>
      <text:p text:style-name="P10"><text:tab/><text:tab/><text:tab/><text:tab/>&lt;RmtInf&gt; </text:p>
      <text:p text:style-name="P10"><text:tab/><text:tab/><text:tab/><text:tab/><text:tab/>&lt;Ustrd&gt;<text:span text:style-name="T7">Your mandate NGO-8237652, payment for Sep 2012</text:span>&lt;/Ustrd&gt; </text:p>
      <text:p text:style-name="P13"><text:tab/><text:tab/><text:tab/><text:tab/>&lt;/RmtInf&gt;</text:p>
      <text:p text:style-name="P13"><text:tab/><text:tab/><text:tab/>&lt;/DrctDbtTxInf&gt; </text:p>
      <text:p text:style-name="P10"><text:span text:style-name="T4"><text:tab/><text:tab/></text:span>&lt;/PmtInf&gt; </text:p>
      <text:p text:style-name="P10"><text:tab/>&lt;/CstmrDrctDbtInitn&gt; </text:p>
      <text:p text:style-name="P14">&lt;/Document&gt; </text:p>
      <text:p text:style-name="P15"/>
      <text:p text:style-name="P1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adornments="Regular" style:font-charset="x-symbol"/>
    <style:font-face style:name="Wingdings1" svg:font-family="Wingdings" style:font-adornments="Regular" style:font-charset="x-symbol"/>
    <style:font-face style:name="Wingdings" svg:font-family="Wingdings" style:font-pitch="variable" style:font-charset="x-symbol"/>
    <style:font-face style:name="Wingdings 2" svg:font-family="'Wingdings 2'"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 svg:font-family="Tahoma"/>
    <style:font-face style:name="Courier New" svg:font-family="'Courier New'" style:font-family-generic="modern"/>
    <style:font-face style:name="Calibri2" svg:font-family="Calibri, Calibri" style:font-family-generic="swiss"/>
    <style:font-face style:name="Courier New2" svg:font-family="'Courier New', 'Courier New'" style:font-family-generic="swiss"/>
    <style:font-face style:name="Courier New1" svg:font-family="'Courier New'" style:font-family-generic="modern" style:font-pitch="fixed"/>
    <style:font-face style:name="Rockwell" svg:font-family="Rockwell" style:font-adornments="Bold" style:font-pitch="variable"/>
    <style:font-face style:name="Sketch Rockwell" svg:font-family="'Sketch Rockw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adornments="Regular" style:font-family-generic="swiss" style:font-pitch="variable"/>
    <style:font-face style:name="Lucida Sans Unicode1" svg:font-family="'Lucida Sans Unicode'" style:font-family-generic="swiss" style:font-pitch="variable"/>
    <style:font-face style:name="Plan" svg:font-family="Plan"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ahoma" fo:font-size="12pt" fo:language="nl" fo:country="B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1.016cm" fo:margin-right="0cm" fo:margin-top="0cm" fo:margin-bottom="0cm" fo:orphans="2" fo:widows="2" fo:hyphenation-ladder-count="no-limit" fo:text-indent="0cm" style:auto-text-indent="false" style:page-number="auto" style:writing-mode="lr-tb">
        <style:tab-stops/>
      </style:paragraph-properties>
      <style:text-properties style:use-window-font-color="true" style:font-name="Liberation Sans" fo:font-size="10pt" fo:language="nl" fo:country="BE" style:font-name-asian="Times New Roman" style:font-size-asian="10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master-page-name="">
      <style:paragraph-properties fo:margin="100%" fo:margin-left="0cm" fo:margin-right="0cm" fo:margin-top="0cm" fo:margin-bottom="0.499cm" fo:text-indent="0cm" style:auto-text-indent="false" style:page-number="auto" fo:break-before="page" fo:background-color="transparent" fo:padding="0cm" fo:border="none" style:shadow="none" fo:keep-with-next="always">
        <style:background-image/>
      </style:paragraph-properties>
      <style:text-properties fo:color="#808080" style:font-name="Sketch Rockwell" fo:font-size="24pt" fo:language="nl" fo:country="BE" fo:font-weight="normal"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32cm" fo:margin-bottom="0.508cm" fo:text-indent="0cm" style:auto-text-indent="false" style:shadow="none" fo:keep-with-next="always"/>
      <style:text-properties fo:color="#000000" style:font-name="Rockwell" fo:font-size="18pt" fo:language="nl" fo:country="BE" fo:font-weight="bold" style:font-size-asian="14pt" style:font-weight-asian="bold" style:font-name-complex="Arial" style:font-size-complex="14pt" style:font-weight-complex="bold"/>
    </style:style>
    <style:style style:name="Style_20_Style_20_Heading_20_3_20__2b__20_Lime_20_Before_3a__20__20_4_20_px_20__2b__20_Not_20_Bold_20_Auto" style:display-name="Style Style Heading 3 + Lime Before:  4 px + Not Bold Auto" style:family="paragraph" style:parent-style-name="Standard">
      <style:paragraph-properties fo:margin="100%" fo:margin-left="1.27cm" fo:margin-right="0cm" fo:margin-top="0.106cm" fo:margin-bottom="0.212cm" fo:keep-together="always" fo:text-indent="-1.27cm" style:auto-text-indent="false">
        <style:tab-stops>
          <style:tab-stop style:position="0cm"/>
        </style:tab-stops>
      </style:paragraph-properties>
      <style:text-properties fo:language="nl" fo:country="BE" style:font-size-complex="10pt"/>
    </style:style>
    <style:style style:name="Style_20_Style_20_Style_20_Heading_20_3_20__2b__20_Lime_20_Before_3a__20__20_4_20_px_20__2b__20_Not_20_Bold_20_Auto_20__2b__20_...1" style:display-name="Style Style Style Heading 3 + Lime Before:  4 px + Not Bold Auto + ...1" style:family="paragraph" style:parent-style-name="Style_20_Style_20_Heading_20_3_20__2b__20_Lime_20_Before_3a__20__20_4_20_px_20__2b__20_Not_20_Bold_20_Auto">
      <style:paragraph-properties fo:margin="100%" fo:margin-left="0cm" fo:margin-right="0cm" fo:margin-top="0cm" fo:margin-bottom="0cm" fo:text-indent="0cm" style:auto-text-indent="false"/>
      <style:text-properties style:text-underline-style="solid" style:text-underline-width="auto" style:text-underline-color="font-color"/>
    </style:style>
    <style:style style:name="Style_20_Style_20_Style_20_Style_20_Heading_20_3_20__2b__20_Lime_20_Before_3a__20__20_4_20_px_20__2b__20_Not_20_Bold_20_A..." style:display-name="Style Style Style Style Heading 3 + Lime Before:  4 px + Not Bold A..." style:family="paragraph" style:parent-style-name="Style_20_Style_20_Style_20_Heading_20_3_20__2b__20_Lime_20_Before_3a__20__20_4_20_px_20__2b__20_Not_20_Bold_20_Auto_20__2b__20_...1">
      <style:paragraph-properties>
        <style:tab-stops>
          <style:tab-stop style:position="0cm"/>
          <style:tab-stop style:position="1.27cm"/>
        </style:tab-stops>
      </style:paragraph-properties>
      <style:text-properties style:text-underline-style="none"/>
    </style:style>
    <style:style style:name="Heading_20_3" style:display-name="Heading 3" style:family="paragraph" style:parent-style-name="Style_20_Style_20_Style_20_Style_20_Heading_20_3_20__2b__20_Lime_20_Before_3a__20__20_4_20_px_20__2b__20_Not_20_Bold_20_A..." style:next-style-name="Standard" style:default-outline-level="3" style:class="text">
      <style:paragraph-properties fo:margin="100%" fo:margin-left="0cm" fo:margin-right="0cm" fo:margin-top="0.33cm" fo:margin-bottom="0.305cm" fo:text-indent="0cm" style:auto-text-indent="false">
        <style:tab-stops/>
      </style:paragraph-properties>
      <style:text-properties fo:color="#000000" fo:font-size="12pt" fo:font-weight="bold" style:font-size-asian="11pt" style:font-weight-asian="bold" style:font-size-complex="11pt"/>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0.5pt" fo:language="nl" fo:country="BE" style:text-underline-style="solid" style:text-underline-width="auto" style:text-underline-color="font-color" fo:font-weight="bold" style:font-weight-asian="bold" style:font-size-complex="14pt"/>
    </style:style>
    <style:style style:name="Heading_20_5" style:display-name="Heading 5" style:family="paragraph" style:parent-style-name="Standard" style:next-style-name="Standard" style:class="text">
      <style:paragraph-properties fo:margin-top="0.423cm" fo:margin-bottom="0.106cm" style:shadow="none"/>
      <style:text-properties fo:color="#808080" fo:font-size="10pt" fo:language="nl" fo:country="BE" style:text-underline-style="none" fo:font-weight="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top="0.3cm" fo:margin-bottom="0cm"/>
      <style:text-properties fo:color="#f7af4b" style:font-name="Calibri" fo:font-size="11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paragraph-properties fo:margin="100%" fo:margin-left="0cm" fo:margin-right="0cm" fo:margin-top="0cm" fo:margin-bottom="0cm" fo:text-align="end" style:justify-single-word="false" fo:text-indent="0cm" style:auto-text-indent="false" fo:background-color="transparent" fo:padding="0cm" fo:border="none" style:shadow="none">
        <style:tab-stops>
          <style:tab-stop style:position="7.62cm" style:type="center"/>
          <style:tab-stop style:position="15.24cm" style:type="right"/>
        </style:tab-stops>
        <style:background-image/>
      </style:paragraph-properties>
      <style:text-properties fo:color="#000000" fo:font-size="8pt"/>
    </style:style>
    <style:style style:name="Footer" style:family="paragraph" style:parent-style-name="Standard" style:class="extra">
      <style:paragraph-properties fo:margin="100%" fo:margin-left="0cm" fo:margin-right="0cm" fo:margin-top="0cm" fo:margin-bottom="0cm" fo:text-indent="0cm" style:auto-text-indent="false" fo:padding="0cm" fo:border="none" style:shadow="none">
        <style:tab-stops>
          <style:tab-stop style:position="7.62cm" style:type="center"/>
          <style:tab-stop style:position="15.875cm" style:type="right"/>
        </style:tab-stops>
      </style:paragraph-properties>
      <style:text-properties fo:color="#000000" fo:font-size="8pt" style:font-size-asian="8pt"/>
    </style:style>
    <style:style style:name="Style_20_Heading_20_1" style:display-name="Style Heading 1" style:family="paragraph" style:parent-style-name="Heading_20_1">
      <style:paragraph-properties fo:margin="100%" fo:margin-left="0cm" fo:margin-right="0cm" fo:margin-top="0cm" fo:margin-bottom="0cm" fo:text-indent="0cm" style:auto-text-indent="false"/>
      <style:text-properties fo:color="#609f00" fo:letter-spacing="-0.035cm" style:font-size-complex="14pt"/>
    </style:style>
    <style:style style:name="Style_20_Heading_20_2" style:display-name="Style Heading 2" style:family="paragraph" style:parent-style-name="Heading_20_2" style:next-style-name="Standard" style:default-outline-level="" style:list-style-name="">
      <style:paragraph-properties fo:margin="100%" fo:margin-left="0cm" fo:margin-right="0cm" fo:margin-top="0cm" fo:margin-bottom="0cm" fo:keep-together="always" fo:text-indent="0cm" style:auto-text-indent="false"/>
      <style:text-properties fo:color="#99cc00" fo:language="nl" fo:country="NL" style:font-size-complex="12pt"/>
    </style:style>
    <style:style style:name="Style_20_Style_20_Style_20_Heading_20_3_20__2b__20_Lime_20_Before_3a__20__20_4_20_px_20__2b__20_Not_20_Bold_20_Auto_20__2b__20_..." style:display-name="Style Style Style Heading 3 + Lime Before:  4 px + Not Bold Auto + ..." style:family="paragraph" style:parent-style-name="Style_20_Style_20_Heading_20_3_20__2b__20_Lime_20_Before_3a__20__20_4_20_px_20__2b__20_Not_20_Bold_20_Auto">
      <style:paragraph-properties fo:margin="100%" fo:margin-left="0cm" fo:margin-right="0cm" fo:margin-top="0cm" fo:margin-bottom="0cm" fo:text-indent="0cm" style:auto-text-indent="false"/>
    </style:style>
    <style:style style:name="Footnote" style:family="paragraph" style:parent-style-name="Standard" style:class="extra">
      <style:text-properties fo:font-size="8pt" style:font-size-complex="10pt"/>
    </style:style>
    <style:style style:name="Contents_20_1" style:display-name="Contents 1" style:family="paragraph" style:parent-style-name="Standard" style:next-style-name="Standard" style:class="index">
      <style:paragraph-properties fo:margin-top="0cm" fo:margin-bottom="0.106cm"/>
      <style:text-properties fo:font-size="8pt" fo:font-weight="bold" style:font-size-asian="8pt" style:font-weight-asian="bold"/>
    </style:style>
    <style:style style:name="Contents_20_2" style:display-name="Contents 2" style:family="paragraph" style:parent-style-name="Standard" style:next-style-name="Standard" style:class="index">
      <style:paragraph-properties fo:margin="100%" fo:margin-left="1.016cm" fo:margin-right="0cm" fo:margin-top="0.102cm" fo:margin-bottom="0.051cm" fo:text-indent="0cm" style:auto-text-indent="false">
        <style:tab-stops>
          <style:tab-stop style:position="0.9cm"/>
          <style:tab-stop style:position="17.709cm" style:type="right" style:leader-style="dotted" style:leader-text="."/>
        </style:tab-stops>
      </style:paragraph-properties>
      <style:text-properties fo:font-size="8pt" style:font-size-asian="8pt"/>
    </style:style>
    <style:style style:name="Contents_20_3" style:display-name="Contents 3" style:family="paragraph" style:parent-style-name="Standard" style:next-style-name="Standard" style:class="index" style:master-page-name="">
      <style:paragraph-properties fo:margin="100%" fo:margin-left="1.27cm" fo:margin-right="0cm" fo:margin-top="0cm" fo:margin-bottom="0cm" fo:text-indent="0cm" style:auto-text-indent="false" style:page-number="auto" fo:background-color="transparent" style:shadow="none">
        <style:tab-stops>
          <style:tab-stop style:position="1.411cm"/>
          <style:tab-stop style:position="17.374cm" style:type="right"/>
        </style:tab-stops>
        <style:background-image/>
      </style:paragraph-properties>
      <style:text-properties fo:font-size="8pt" style:font-size-asian="8pt"/>
    </style:style>
    <style:style style:name="normal" style:family="paragraph" style:parent-style-name="Standard">
      <style:paragraph-properties fo:margin-top="0.494cm" fo:margin-bottom="0.494cm"/>
      <style:text-properties fo:color="#000000" fo:font-size="8.5pt" style:font-size-asian="8.5pt" style:font-size-complex="8.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tyle_20_TOC_20_2_20__2b__20_After_3a__20__20_6_20_pt" style:display-name="Style TOC 2 + After:  6 pt" style:family="paragraph" style:parent-style-name="Contents_20_2">
      <style:paragraph-properties fo:margin-top="0cm" fo:margin-bottom="0.212cm"/>
      <style:text-properties style:font-size-complex="10pt"/>
    </style:style>
    <style:style style:name="Normal_20__28_Web_29_" style:display-name="Normal (Web)" style:family="paragraph" style:parent-style-name="Standard">
      <style:paragraph-properties fo:margin-top="0.494cm" fo:margin-bottom="0.494cm" fo:hyphenation-ladder-count="no-limit"/>
      <style:text-properties style:font-name="Times New Roman" fo:font-size="12pt" fo:language="en" fo:country="US" style:font-size-asian="12pt" fo:hyphenate="true" fo:hyphenation-remain-char-count="2" fo:hyphenation-push-char-count="2"/>
    </style:style>
    <style:style style:name="quote" style:family="paragraph" style:parent-style-name="Standard">
      <style:paragraph-properties fo:margin-top="0.494cm" fo:margin-bottom="0.494cm" fo:hyphenation-ladder-count="no-limit"/>
      <style:text-properties style:font-name="Times New Roman" fo:font-size="12pt" fo:language="en" fo:country="US" style:font-size-asian="12pt" fo:hyphenate="true" fo:hyphenation-remain-char-count="2" fo:hyphenation-push-char-count="2"/>
    </style:style>
    <style:style style:name="WW-Default" style:family="paragraph">
      <style:paragraph-properties fo:orphans="2" fo:widows="2" style:text-autospace="none"/>
      <style:text-properties fo:color="#000000" style:font-name="Plan" fo:font-size="12pt" fo:language="nl" fo:country="BE" style:font-name-asian="Arial" style:font-size-asian="12pt" style:font-name-complex="Plan" style:font-size-complex="12pt" style:language-complex="ar" style:country-complex="S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Background_20_objects" style:display-name="Background objects"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Outline_20_1" style:display-name="Outline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WW-Title12"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text" style:display-name="Table text" style:family="paragraph" style:parent-style-name="Standard" style:class="chapter" style:master-page-name="">
      <style:paragraph-properties fo:margin="100%" fo:margin-left="0cm" fo:margin-right="0cm" fo:margin-top="0cm" fo:margin-bottom="0cm" fo:text-indent="0cm" style:auto-text-indent="false" style:page-number="auto" fo:background-color="transparent">
        <style:background-image/>
      </style:paragraph-properties>
      <style:text-properties fo:font-size="9pt" fo:font-weight="normal"/>
    </style:style>
    <style:style style:name="Default_20__28_small_29_" style:display-name="Default (small)" style:family="paragraph" style:parent-style-name="Standard" style:list-style-name="">
      <style:paragraph-properties fo:hyphenation-ladder-count="no-limit"/>
      <style:text-properties fo:font-size="9pt" fo:language="nl" fo:country="BE" fo:hyphenate="true" fo:hyphenation-remain-char-count="2" fo:hyphenation-push-char-count="2"/>
    </style:style>
    <style:style style:name="Opmerking" style:family="paragraph" style:parent-style-name="Standard" style:master-page-name="">
      <style:paragraph-properties fo:margin-top="0.4cm" fo:margin-bottom="0.4cm" style:page-number="auto" fo:background-color="#ffff99" fo:padding="0.049cm" fo:border="0.141cm solid #ffff99"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Referentie" style:family="paragraph" style:parent-style-name="Opmerking">
      <style:paragraph-properties fo:margin="100%" fo:margin-left="1.016cm" fo:margin-right="0cm" fo:margin-top="0cm" fo:margin-bottom="0cm" fo:text-indent="0cm" style:auto-text-indent="false" fo:background-color="#e6e6e6" style:border-line-width="0.002cm 0.035cm 0.002cm" fo:padding-left="0.4cm" fo:padding-right="0.4cm" fo:padding-top="0.199cm" fo:padding-bottom="0.199cm" fo:border="0.039cm double #ffffff" style:shadow="none">
        <style:tab-stops/>
        <style:background-image/>
      </style:paragraph-properties>
      <style:text-properties fo:color="#4c4c4c" fo:font-size="8pt" fo:font-style="normal"/>
    </style:style>
    <style:style style:name="Body_5f_tekst" style:display-name="Body_tekst" style:family="paragraph" style:parent-style-name="Standard">
      <style:paragraph-properties fo:margin-top="0cm" fo:margin-bottom="0.353cm" fo:line-height="120%" fo:text-align="justify" style:justify-single-word="false"/>
      <style:text-properties fo:language="nl" fo:country="BE"/>
    </style:style>
    <style:style style:name="Body_5f_tekst_5f_geenwitruimte" style:display-name="Body_tekst_geenwitruimte" style:family="paragraph" style:parent-style-name="Body_5f_tekst" style:next-style-name="Body_5f_lijst_5f_1">
      <style:paragraph-properties fo:margin-top="0cm" fo:margin-bottom="0cm"/>
    </style:style>
    <style:style style:name="Body_5f_lijst_5f_1" style:display-name="Body_lijst_1" style:family="paragraph" style:parent-style-name="Body_5f_tekst" style:list-style-name="WW8Num7">
      <style:paragraph-properties fo:margin-top="0cm" fo:margin-bottom="0cm"/>
    </style:style>
    <style:style style:name="Tussentitel" style:family="paragraph" style:parent-style-name="Body_5f_tekst">
      <style:paragraph-properties fo:margin-top="0cm" fo:margin-bottom="0cm"/>
      <style:text-properties fo:color="#3c4f80" fo:font-weight="bold" style:font-weight-asian="bold"/>
    </style:style>
    <style:style style:name="Body_5f_lijst_5f_2" style:display-name="Body_lijst_2" style:family="paragraph" style:parent-style-name="Body_5f_lijst_5f_1" style:list-style-name="WW8Num7"/>
    <style:style style:name="Lijstalinea" style:family="paragraph" style:parent-style-name="Standard">
      <style:paragraph-properties fo:margin="100%" fo:margin-left="1.249cm" fo:margin-right="0cm" fo:margin-top="0cm" fo:margin-bottom="0cm" fo:text-indent="0cm" style:auto-text-indent="false"/>
    </style:style>
    <style:style style:name="Heading_20_6_20_" style:display-name="Heading 6 " style:family="paragraph" style:parent-style-name="Standard">
      <style:text-properties fo:color="#ffd320" fo:font-size="11pt" style:text-underline-style="solid" style:text-underline-width="auto" style:text-underline-color="font-color" style:font-size-asian="10pt" style:font-size-complex="10pt"/>
    </style:style>
    <style:style style:name="Table_20_headings" style:display-name="Table headings" style:family="paragraph" style:parent-style-name="Table_20_text">
      <style:text-properties fo:font-weight="bold"/>
    </style:style>
    <style:style style:name="WW8Num6z0" style:family="text">
      <style:text-properties style:font-name="Symbol"/>
    </style:style>
    <style:style style:name="WW8Num7z0" style:family="text">
      <style:text-properties fo:color="#800000" style:font-name="Symbol"/>
    </style:style>
    <style:style style:name="WW8Num8z0" style:family="text">
      <style:text-properties fo:color="#800000" style:font-name="Symbol"/>
    </style:style>
    <style:style style:name="WW8Num9z0" style:family="text">
      <style:text-properties style:font-name="Symbol"/>
    </style:style>
    <style:style style:name="WW8Num11z0" style:family="text">
      <style:text-properties fo:color="#800000" style:font-name="Symbol"/>
    </style:style>
    <style:style style:name="WW8Num13z0" style:family="text">
      <style:text-properties fo:color="#800000" style:font-name="Symbol"/>
    </style:style>
    <style:style style:name="WW8Num13z2" style:family="text">
      <style:text-properties fo:color="#ff6600" style:font-name="Symbol"/>
    </style:style>
    <style:style style:name="WW8Num13z4" style:family="text">
      <style:text-properties style:font-name="Courier New" style:font-name-complex="Courier New"/>
    </style:style>
    <style:style style:name="WW8Num13z5" style:family="text">
      <style:text-properties style:font-name="Wingdings"/>
    </style:style>
    <style:style style:name="WW8Num13z7" style:family="text">
      <style:text-properties style:font-name="Courier New" style:font-name-complex="Courier New"/>
    </style:style>
    <style:style style:name="WW8Num14z0" style:family="text">
      <style:text-properties fo:color="#800000" style:font-name="Symbol"/>
    </style:style>
    <style:style style:name="WW8Num14z2" style:family="text">
      <style:text-properties fo:color="#ff6600" style:font-name="Symbol"/>
    </style:style>
    <style:style style:name="WW8Num14z4" style:family="text">
      <style:text-properties style:font-name="Symbol"/>
    </style:style>
    <style:style style:name="WW8Num14z5" style:family="text">
      <style:text-properties style:font-name="Wingdings"/>
    </style:style>
    <style:style style:name="WW8Num14z7" style:family="text">
      <style:text-properties style:font-name="Courier New" style:font-name-complex="Courier New"/>
    </style:style>
    <style:style style:name="WW8Num16z0" style:family="text">
      <style:text-properties fo:color="#800000" style:font-name="Symbol"/>
    </style:style>
    <style:style style:name="WW8Num16z2" style:family="text">
      <style:text-properties fo:color="#ff6600" style:font-name="Symbol"/>
    </style:style>
    <style:style style:name="WW8Num16z4" style:family="text">
      <style:text-properties style:font-name="Symbol"/>
    </style:style>
    <style:style style:name="WW8Num16z5" style:family="text">
      <style:text-properties style:font-name="Wingdings"/>
    </style:style>
    <style:style style:name="WW8Num16z7" style:family="text">
      <style:text-properties style:font-name="Courier New" style:font-name-complex="Courier New"/>
    </style:style>
    <style:style style:name="WW8Num17z0" style:family="text">
      <style:text-properties fo:color="#800000" style:font-name="Symbol"/>
    </style:style>
    <style:style style:name="WW8Num17z2" style:family="text">
      <style:text-properties fo:color="#ff6600" style:font-name="Symbol"/>
    </style:style>
    <style:style style:name="WW8Num17z4" style:family="text">
      <style:text-properties style:font-name="Symbol"/>
    </style:style>
    <style:style style:name="WW8Num17z5" style:family="text">
      <style:text-properties style:font-name="Wingdings"/>
    </style:style>
    <style:style style:name="WW8Num17z7" style:family="text">
      <style:text-properties style:font-name="Courier New" style:font-name-complex="Courier New"/>
    </style:style>
    <style:style style:name="WW8Num18z0" style:family="text">
      <style:text-properties fo:color="#800000" style:font-name="Symbol"/>
    </style:style>
    <style:style style:name="WW8Num18z2" style:family="text">
      <style:text-properties fo:color="#ff6600" style:font-name="Symbol"/>
    </style:style>
    <style:style style:name="WW8Num18z4" style:family="text">
      <style:text-properties style:font-name="Symbol"/>
    </style:style>
    <style:style style:name="WW8Num18z5" style:family="text">
      <style:text-properties style:font-name="Wingdings"/>
    </style:style>
    <style:style style:name="WW8Num18z7" style:family="text">
      <style:text-properties style:font-name="Courier New" style:font-name-complex="Courier New"/>
    </style:style>
    <style:style style:name="WW8Num19z0" style:family="text">
      <style:text-properties fo:color="#800000" style:font-name="Symbol"/>
    </style:style>
    <style:style style:name="WW8Num19z2" style:family="text">
      <style:text-properties fo:color="#ff6600" style:font-name="Symbol"/>
    </style:style>
    <style:style style:name="WW8Num19z4" style:family="text">
      <style:text-properties style:font-name="Symbol"/>
    </style:style>
    <style:style style:name="WW8Num19z5" style:family="text">
      <style:text-properties style:font-name="Wingdings"/>
    </style:style>
    <style:style style:name="WW8Num19z7" style:family="text">
      <style:text-properties style:font-name="Courier New" style:font-name-complex="Courier New"/>
    </style:style>
    <style:style style:name="WW8Num20z0" style:family="text">
      <style:text-properties fo:color="#800000" style:font-name="Symbol"/>
    </style:style>
    <style:style style:name="WW8Num20z2" style:family="text">
      <style:text-properties style:font-name="Symbol"/>
    </style:style>
    <style:style style:name="WW8Num20z4" style:family="text">
      <style:text-properties style:font-name="Courier New" style:font-name-complex="Courier New"/>
    </style:style>
    <style:style style:name="WW8Num20z5" style:family="text">
      <style:text-properties style:font-name="Wingdings"/>
    </style:style>
    <style:style style:name="WW8Num20z7" style:family="text">
      <style:text-properties style:font-name="Courier New" style:font-name-complex="Courier New"/>
    </style:style>
    <style:style style:name="WW8Num22z0" style:family="text">
      <style:text-properties style:font-name="Symbol"/>
    </style:style>
    <style:style style:name="WW8Num22z2" style:family="text">
      <style:text-properties style:font-name="Wingdings"/>
    </style:style>
    <style:style style:name="WW8Num22z4" style:family="text">
      <style:text-properties style:font-name="Courier New" style:font-name-complex="Courier New"/>
    </style:style>
    <style:style style:name="WW8Num22z5" style:family="text">
      <style:text-properties style:font-name="Wingdings"/>
    </style:style>
    <style:style style:name="WW8Num22z6" style:family="text">
      <style:text-properties style:font-name="Symbol"/>
    </style:style>
    <style:style style:name="WW8Num23z0" style:family="text">
      <style:text-properties fo:color="#800000" style:font-name="Symbol"/>
    </style:style>
    <style:style style:name="WW8Num23z2" style:family="text">
      <style:text-properties fo:color="#ff6600" style:font-name="Symbol"/>
    </style:style>
    <style:style style:name="WW8Num23z4" style:family="text">
      <style:text-properties style:font-name="Symbol"/>
    </style:style>
    <style:style style:name="WW8Num23z5" style:family="text">
      <style:text-properties style:font-name="Wingdings"/>
    </style:style>
    <style:style style:name="WW8Num23z6" style:family="text">
      <style:text-properties style:font-name="Symbol"/>
    </style:style>
    <style:style style:name="WW8Num25z0" style:family="text">
      <style:text-properties fo:color="#800000" style:font-name="Symbol"/>
    </style:style>
    <style:style style:name="WW8Num25z2" style:family="text">
      <style:text-properties fo:color="#ff9900" style:font-name="Symbol"/>
    </style:style>
    <style:style style:name="WW8Num25z4" style:family="text">
      <style:text-properties style:font-name="Courier New" style:font-name-complex="Courier New"/>
    </style:style>
    <style:style style:name="WW8Num25z5" style:family="text">
      <style:text-properties style:font-name="Wingdings"/>
    </style:style>
    <style:style style:name="WW8Num25z6" style:family="text">
      <style:text-properties style:font-name="Symbol"/>
    </style:style>
    <style:style style:name="WW8Num26z1" style:family="text">
      <style:text-properties fo:color="#800000" style:font-name="Symbol"/>
    </style:style>
    <style:style style:name="WW8Num26z2" style:family="text">
      <style:text-properties fo:color="#ff9900" style:font-name="Symbol"/>
    </style:style>
    <style:style style:name="WW8Num26z4" style:family="text">
      <style:text-properties style:font-name="Courier New" style:font-name-complex="Courier New"/>
    </style:style>
    <style:style style:name="WW8Num26z5" style:family="text">
      <style:text-properties style:font-name="Wingdings"/>
    </style:style>
    <style:style style:name="WW8Num26z6" style:family="text">
      <style:text-properties style:font-name="Symbol"/>
    </style:style>
    <style:style style:name="WW8Num27z0" style:family="text">
      <style:text-properties fo:color="#800000" style:font-name="Symbol"/>
    </style:style>
    <style:style style:name="WW8Num27z1" style:family="text">
      <style:text-properties fo:color="#ff6600" style:font-name="Symbol"/>
    </style:style>
    <style:style style:name="WW8Num27z2" style:family="text">
      <style:text-properties style:font-name="Symbol"/>
    </style:style>
    <style:style style:name="WW8Num27z3" style:family="text">
      <style:text-properties style:font-name="Symbol"/>
    </style:style>
    <style:style style:name="WW8Num28z1" style:family="text">
      <style:text-properties fo:color="#800000" style:font-name="Symbol"/>
    </style:style>
    <style:style style:name="WW8Num28z2" style:family="text">
      <style:text-properties fo:color="#ff6600" style:font-name="Symbol"/>
    </style:style>
    <style:style style:name="WW8Num28z4" style:family="text">
      <style:text-properties style:font-name="Symbol"/>
    </style:style>
    <style:style style:name="WW8Num28z5" style:family="text">
      <style:text-properties style:font-name="Wingdings"/>
    </style:style>
    <style:style style:name="WW8Num28z7" style:family="text">
      <style:text-properties style:font-name="Courier New" style:font-name-complex="Courier New"/>
    </style:style>
    <style:style style:name="WW8Num29z1" style:family="text">
      <style:text-properties fo:color="#800000" style:font-name="Symbol"/>
    </style:style>
    <style:style style:name="WW8Num29z2" style:family="text">
      <style:text-properties fo:color="#ff6600" style:font-name="Symbol"/>
    </style:style>
    <style:style style:name="WW8Num29z4" style:family="text">
      <style:text-properties style:font-name="Symbol"/>
    </style:style>
    <style:style style:name="WW8Num29z5" style:family="text">
      <style:text-properties style:font-name="Wingdings"/>
    </style:style>
    <style:style style:name="WW8Num29z7" style:family="text">
      <style:text-properties style:font-name="Courier New" style:font-name-complex="Courier New"/>
    </style:style>
    <style:style style:name="WW8Num30z0" style:family="text">
      <style:text-properties fo:color="#800000" style:font-name="Symbol"/>
    </style:style>
    <style:style style:name="WW8Num30z2" style:family="text">
      <style:text-properties fo:color="#ff6600" style:font-name="Symbol"/>
    </style:style>
    <style:style style:name="WW8Num30z4" style:family="text">
      <style:text-properties style:font-name="Symbol"/>
    </style:style>
    <style:style style:name="WW8Num30z5" style:family="text">
      <style:text-properties style:font-name="Wingdings"/>
    </style:style>
    <style:style style:name="WW8Num30z6" style:family="text">
      <style:text-properties style:font-name="Symbol"/>
    </style:style>
    <style:style style:name="WW8Num31z0" style:family="text">
      <style:text-properties fo:color="#800000" style:font-name="Symbol"/>
    </style:style>
    <style:style style:name="WW8Num31z2" style:family="text">
      <style:text-properties style:font-name="Symbol"/>
    </style:style>
    <style:style style:name="WW8Num31z4" style:family="text">
      <style:text-properties style:font-name="Courier New" style:font-name-complex="Courier New"/>
    </style:style>
    <style:style style:name="WW8Num31z5" style:family="text">
      <style:text-properties style:font-name="Wingdings"/>
    </style:style>
    <style:style style:name="WW8Num31z6"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800000" style:font-name="Symbol"/>
    </style:style>
    <style:style style:name="WW8Num33z2" style:family="text">
      <style:text-properties fo:color="#ff9900" style:font-name="Symbol"/>
    </style:style>
    <style:style style:name="WW8Num33z4" style:family="text">
      <style:text-properties style:font-name="Courier New" style:font-name-complex="Courier New"/>
    </style:style>
    <style:style style:name="WW8Num33z5" style:family="text">
      <style:text-properties style:font-name="Wingdings"/>
    </style:style>
    <style:style style:name="WW8Num33z6" style:family="text">
      <style:text-properties style:font-name="Symbol"/>
    </style:style>
    <style:style style:name="WW8Num34z1" style:family="text">
      <style:text-properties fo:color="#800000" style:font-name="Symbol"/>
    </style:style>
    <style:style style:name="WW8Num34z2" style:family="text">
      <style:text-properties fo:color="#ff9900" style:font-name="Symbol"/>
    </style:style>
    <style:style style:name="WW8Num34z4" style:family="text">
      <style:text-properties style:font-name="Courier New" style:font-name-complex="Courier New"/>
    </style:style>
    <style:style style:name="WW8Num34z5" style:family="text">
      <style:text-properties style:font-name="Wingdings"/>
    </style:style>
    <style:style style:name="WW8Num34z6" style:family="text">
      <style:text-properties style:font-name="Symbol"/>
    </style:style>
    <style:style style:name="WW8Num35z0" style:family="text">
      <style:text-properties fo:color="#800000" style:font-name="Symbol"/>
    </style:style>
    <style:style style:name="WW8Num35z2" style:family="text">
      <style:text-properties style:font-name="Symbol"/>
    </style:style>
    <style:style style:name="WW8Num35z4" style:family="text">
      <style:text-properties style:font-name="Courier New" style:font-name-complex="Courier New"/>
    </style:style>
    <style:style style:name="WW8Num35z5" style:family="text">
      <style:text-properties style:font-name="Wingdings"/>
    </style:style>
    <style:style style:name="WW8Num35z6" style:family="text">
      <style:text-properties style:font-name="Symbol"/>
    </style:style>
    <style:style style:name="WW8Num36z0" style:family="text">
      <style:text-properties fo:color="#800000" style:font-name="Symbol"/>
    </style:style>
    <style:style style:name="WW8Num36z1" style:family="text">
      <style:text-properties fo:color="#ff6600" style:font-name="Symbol"/>
    </style:style>
    <style:style style:name="WW8Num36z2" style:family="text">
      <style:text-properties style:font-name="Symbol"/>
    </style:style>
    <style:style style:name="WW8Num37z0" style:family="text">
      <style:text-properties fo:color="#800000" style:font-name="Symbol"/>
    </style:style>
    <style:style style:name="WW8Num37z2" style:family="text">
      <style:text-properties fo:color="#ff9900" style:font-name="Symbol"/>
    </style:style>
    <style:style style:name="WW8Num37z4" style:family="text">
      <style:text-properties style:font-name="Courier New" style:font-name-complex="Courier New"/>
    </style:style>
    <style:style style:name="WW8Num37z5" style:family="text">
      <style:text-properties style:font-name="Wingdings"/>
    </style:style>
    <style:style style:name="WW8Num37z6" style:family="text">
      <style:text-properties style:font-name="Symbol"/>
    </style:style>
    <style:style style:name="WW8Num38z0" style:family="text">
      <style:text-properties fo:color="#ff9900" style:font-name="Symbol"/>
    </style:style>
    <style:style style:name="WW8Num38z1" style:family="text">
      <style:text-properties style:font-name="Tahoma1" style:font-name-asian="Times New Roman" style:font-name-complex="Tahoma1"/>
    </style:style>
    <style:style style:name="WW8Num38z2" style:family="text">
      <style:text-properties style:font-name="Wingdings"/>
    </style:style>
    <style:style style:name="WW8Num38z3" style:family="text">
      <style:text-properties style:font-name="Symbol"/>
    </style:style>
    <style:style style:name="WW8Num38z4" style:family="text">
      <style:text-properties style:font-name="Courier New" style:font-name-complex="Courier New"/>
    </style:style>
    <style:style style:name="WW8Num39z1" style:family="text">
      <style:text-properties fo:color="#800000" style:font-name="Symbol"/>
    </style:style>
    <style:style style:name="WW8Num39z2" style:family="text">
      <style:text-properties fo:color="#ff6600" style:font-name="Symbol"/>
    </style:style>
    <style:style style:name="WW8Num39z4" style:family="text">
      <style:text-properties style:font-name="Symbol"/>
    </style:style>
    <style:style style:name="WW8Num39z5" style:family="text">
      <style:text-properties style:font-name="Wingdings"/>
    </style:style>
    <style:style style:name="WW8Num39z7" style:family="text">
      <style:text-properties style:font-name="Courier New" style:font-name-complex="Courier New"/>
    </style:style>
    <style:style style:name="WW8Num40z0" style:family="text">
      <style:text-properties fo:color="#800000" style:font-name="Symbol"/>
    </style:style>
    <style:style style:name="WW8Num40z2" style:family="text">
      <style:text-properties fo:color="#ff6600" style:font-name="Symbol"/>
    </style:style>
    <style:style style:name="WW8Num40z4" style:family="text">
      <style:text-properties style:font-name="Symbol"/>
    </style:style>
    <style:style style:name="WW8Num40z5" style:family="text">
      <style:text-properties style:font-name="Wingdings"/>
    </style:style>
    <style:style style:name="WW8Num40z7" style:family="text">
      <style:text-properties style:font-name="Courier New" style:font-name-complex="Courier New"/>
    </style:style>
    <style:style style:name="WW8Num41z0" style:family="text">
      <style:text-properties fo:color="#800000" style:font-name="Symbol"/>
    </style:style>
    <style:style style:name="WW8Num41z1" style:family="text">
      <style:text-properties style:font-name="Symbol"/>
    </style:style>
    <style:style style:name="WW8Num41z4" style:family="text">
      <style:text-properties style:font-name="Courier New" style:font-name-complex="Courier New"/>
    </style:style>
    <style:style style:name="WW8Num41z5" style:family="text">
      <style:text-properties style:font-name="Wingdings"/>
    </style:style>
    <style:style style:name="WW8Num42z0" style:family="text">
      <style:text-properties fo:color="#800000" style:font-name="Symbol"/>
    </style:style>
    <style:style style:name="WW8Num42z2" style:family="text">
      <style:text-properties fo:color="#ff9900" style:font-name="Symbol"/>
    </style:style>
    <style:style style:name="WW8Num42z4" style:family="text">
      <style:text-properties style:font-name="Courier New" style:font-name-complex="Courier New"/>
    </style:style>
    <style:style style:name="WW8Num42z5" style:family="text">
      <style:text-properties style:font-name="Wingdings"/>
    </style:style>
    <style:style style:name="WW8Num42z6" style:family="text">
      <style:text-properties style:font-name="Symbol"/>
    </style:style>
    <style:style style:name="WW8Num43z1" style:family="text">
      <style:text-properties fo:color="#800000" style:font-name="Symbol"/>
    </style:style>
    <style:style style:name="WW8Num43z2" style:family="text">
      <style:text-properties fo:color="#ff6600" style:font-name="Symbol"/>
    </style:style>
    <style:style style:name="WW8Num43z4" style:family="text">
      <style:text-properties style:font-name="Symbol"/>
    </style:style>
    <style:style style:name="WW8Num43z5" style:family="text">
      <style:text-properties style:font-name="Wingdings"/>
    </style:style>
    <style:style style:name="WW8Num43z7" style:family="text">
      <style:text-properties style:font-name="Courier New" style:font-name-complex="Courier New"/>
    </style:style>
    <style:style style:name="WW8Num44z0" style:family="text">
      <style:text-properties fo:color="#800000" style:font-name="Symbol"/>
    </style:style>
    <style:style style:name="WW8Num44z1" style:family="text">
      <style:text-properties fo:color="#ff6600" style:font-name="Symbol"/>
    </style:style>
    <style:style style:name="WW8Num44z4" style:family="text">
      <style:text-properties style:font-name="Symbol"/>
    </style:style>
    <style:style style:name="WW8Num44z5" style:family="text">
      <style:text-properties style:font-name="Wingdings"/>
    </style:style>
    <style:style style:name="WW8Num45z0" style:family="text">
      <style:text-properties fo:color="#800000" style:font-name="Symbol"/>
    </style:style>
    <style:style style:name="WW8Num45z2" style:family="text">
      <style:text-properties fo:color="#ff6600" style:font-name="Symbol"/>
    </style:style>
    <style:style style:name="WW8Num45z4" style:family="text">
      <style:text-properties style:font-name="Symbol"/>
    </style:style>
    <style:style style:name="WW8Num45z5" style:family="text">
      <style:text-properties style:font-name="Wingdings"/>
    </style:style>
    <style:style style:name="WW8Num45z6" style:family="text">
      <style:text-properties style:font-name="Symbol"/>
    </style:style>
    <style:style style:name="WW8Num46z1" style:family="text">
      <style:text-properties fo:color="#ff6600" style:font-name="Symbol"/>
    </style:style>
    <style:style style:name="WW8Num46z2" style:family="text">
      <style:text-properties fo:color="#ff6600" style:font-name="Symbol"/>
    </style:style>
    <style:style style:name="WW8Num46z4" style:family="text">
      <style:text-properties style:font-name="Symbol"/>
    </style:style>
    <style:style style:name="WW8Num46z5" style:family="text">
      <style:text-properties style:font-name="Wingdings"/>
    </style:style>
    <style:style style:name="WW8Num47z0" style:family="text">
      <style:text-properties fo:color="#800000" style:font-name="Symbol"/>
    </style:style>
    <style:style style:name="WW8Num47z2" style:family="text">
      <style:text-properties fo:color="#ff6600" style:font-name="Symbol"/>
    </style:style>
    <style:style style:name="WW8Num47z4" style:family="text">
      <style:text-properties style:font-name="Symbol"/>
    </style:style>
    <style:style style:name="WW8Num47z5" style:family="text">
      <style:text-properties style:font-name="Wingdings"/>
    </style:style>
    <style:style style:name="WW8Num47z6" style:family="text">
      <style:text-properties style:font-name="Symbol"/>
    </style:style>
    <style:style style:name="WW8Num48z0" style:family="text">
      <style:text-properties fo:color="#800000" style:font-name="Symbol"/>
    </style:style>
    <style:style style:name="WW8Num48z1" style:family="text">
      <style:text-properties style:font-name="Courier New" style:font-name-complex="Courier New"/>
    </style:style>
    <style:style style:name="WW8Num48z2" style:family="text">
      <style:text-properties fo:color="#ff6600" style:font-name="Symbol"/>
    </style:style>
    <style:style style:name="WW8Num49z0" style:family="text">
      <style:text-properties fo:color="#800000" style:font-name="Symbol"/>
    </style:style>
    <style:style style:name="WW8Num49z2" style:family="text">
      <style:text-properties fo:color="#ff9900" style:font-name="Symbol"/>
    </style:style>
    <style:style style:name="WW8Num49z4" style:family="text">
      <style:text-properties style:font-name="Courier New" style:font-name-complex="Courier New"/>
    </style:style>
    <style:style style:name="WW8Num49z5" style:family="text">
      <style:text-properties style:font-name="Wingdings"/>
    </style:style>
    <style:style style:name="WW8Num49z6" style:family="text">
      <style:text-properties style:font-name="Symbol"/>
    </style:style>
    <style:style style:name="WW8Num50z0" style:family="text">
      <style:text-properties fo:color="#800000" style:font-name="Symbol"/>
    </style:style>
    <style:style style:name="WW8Num50z2" style:family="text">
      <style:text-properties fo:color="#ff9900" style:font-name="Symbol"/>
    </style:style>
    <style:style style:name="WW8Num50z4" style:family="text">
      <style:text-properties style:font-name="Courier New" style:font-name-complex="Courier New"/>
    </style:style>
    <style:style style:name="WW8Num50z5" style:family="text">
      <style:text-properties style:font-name="Wingdings"/>
    </style:style>
    <style:style style:name="WW8Num50z6" style:family="text">
      <style:text-properties style:font-name="Symbol"/>
    </style:style>
    <style:style style:name="WW8Num51z0" style:family="text">
      <style:text-properties fo:color="#ff9900"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800000" style:font-name="Symbol"/>
    </style:style>
    <style:style style:name="WW8Num52z2" style:family="text">
      <style:text-properties fo:color="#ff6600" style:font-name="Symbol"/>
    </style:style>
    <style:style style:name="WW8Num52z4" style:family="text">
      <style:text-properties style:font-name="Symbol"/>
    </style:style>
    <style:style style:name="WW8Num52z5" style:family="text">
      <style:text-properties style:font-name="Wingdings"/>
    </style:style>
    <style:style style:name="WW8Num52z6" style:family="text">
      <style:text-properties style:font-name="Symbol"/>
    </style:style>
    <style:style style:name="WW8Num53z0" style:family="text">
      <style:text-properties fo:color="#800000" style:font-name="Symbol"/>
    </style:style>
    <style:style style:name="WW8Num53z2" style:family="text">
      <style:text-properties fo:color="#ff6600" style:font-name="Symbol"/>
    </style:style>
    <style:style style:name="WW8Num53z4" style:family="text">
      <style:text-properties style:font-name="Symbol"/>
    </style:style>
    <style:style style:name="WW8Num53z5" style:family="text">
      <style:text-properties style:font-name="Wingdings"/>
    </style:style>
    <style:style style:name="WW8Num53z6" style:family="text">
      <style:text-properties style:font-name="Symbol"/>
    </style:style>
    <style:style style:name="WW8Num54z0" style:family="text">
      <style:text-properties fo:color="#800000" style:font-name="Symbol"/>
    </style:style>
    <style:style style:name="WW8Num54z2" style:family="text">
      <style:text-properties fo:color="#ff9900" style:font-name="Symbol"/>
    </style:style>
    <style:style style:name="WW8Num54z4" style:family="text">
      <style:text-properties style:font-name="Courier New" style:font-name-complex="Courier New"/>
    </style:style>
    <style:style style:name="WW8Num54z5" style:family="text">
      <style:text-properties style:font-name="Wingdings"/>
    </style:style>
    <style:style style:name="WW8Num54z6" style:family="text">
      <style:text-properties style:font-name="Symbol"/>
    </style:style>
    <style:style style:name="WW8Num55z0" style:family="text">
      <style:text-properties fo:color="#800000" style:font-name="Symbol"/>
    </style:style>
    <style:style style:name="WW8Num55z2" style:family="text">
      <style:text-properties fo:color="#ff9900" style:font-name="Symbol"/>
    </style:style>
    <style:style style:name="WW8Num55z4" style:family="text">
      <style:text-properties style:font-name="Courier New" style:font-name-complex="Courier New"/>
    </style:style>
    <style:style style:name="WW8Num55z5" style:family="text">
      <style:text-properties style:font-name="Wingdings"/>
    </style:style>
    <style:style style:name="WW8Num55z6" style:family="text">
      <style:text-properties style:font-name="Symbol"/>
    </style:style>
    <style:style style:name="WW8Num56z0" style:family="text">
      <style:text-properties fo:color="#800000" style:font-name="Symbol"/>
    </style:style>
    <style:style style:name="WW8Num56z2" style:family="text">
      <style:text-properties fo:color="#ff6600" style:font-name="Symbol"/>
    </style:style>
    <style:style style:name="WW8Num56z4" style:family="text">
      <style:text-properties style:font-name="Symbol"/>
    </style:style>
    <style:style style:name="WW8Num56z5" style:family="text">
      <style:text-properties style:font-name="Wingdings"/>
    </style:style>
    <style:style style:name="WW8Num56z6" style:family="text">
      <style:text-properties style:font-name="Symbol"/>
    </style:style>
    <style:style style:name="WW8Num57z1" style:family="text">
      <style:text-properties fo:color="#ff6600" style:font-name="Symbol"/>
    </style:style>
    <style:style style:name="WW8Num57z2" style:family="text">
      <style:text-properties fo:color="#ff6600" style:font-name="Symbol"/>
    </style:style>
    <style:style style:name="WW8Num57z4" style:family="text">
      <style:text-properties style:font-name="Symbol"/>
    </style:style>
    <style:style style:name="WW8Num57z5" style:family="text">
      <style:text-properties style:font-name="Wingdings"/>
    </style:style>
    <style:style style:name="WW8Num58z0" style:family="text">
      <style:text-properties fo:color="#800000" style:font-name="Symbol"/>
    </style:style>
    <style:style style:name="WW8Num58z2" style:family="text">
      <style:text-properties style:font-name="Symbol"/>
    </style:style>
    <style:style style:name="WW8Num58z4" style:family="text">
      <style:text-properties style:font-name="Courier New" style:font-name-complex="Courier New"/>
    </style:style>
    <style:style style:name="WW8Num58z5" style:family="text">
      <style:text-properties style:font-name="Wingdings"/>
    </style:style>
    <style:style style:name="WW8Num58z6" style:family="text">
      <style:text-properties style:font-name="Symbol"/>
    </style:style>
    <style:style style:name="WW8Num59z0" style:family="text">
      <style:text-properties fo:color="#800000" style:font-name="Symbol"/>
    </style:style>
    <style:style style:name="WW8Num59z2" style:family="text">
      <style:text-properties fo:color="#ff6600" style:font-name="Symbol"/>
    </style:style>
    <style:style style:name="WW8Num59z4" style:family="text">
      <style:text-properties style:font-name="Symbol"/>
    </style:style>
    <style:style style:name="WW8Num59z5" style:family="text">
      <style:text-properties style:font-name="Wingdings"/>
    </style:style>
    <style:style style:name="WW8Num59z6" style:family="text">
      <style:text-properties style:font-name="Symbol"/>
    </style:style>
    <style:style style:name="WW8Num60z0" style:family="text">
      <style:text-properties fo:color="#800000" style:font-name="Symbol"/>
    </style:style>
    <style:style style:name="WW8Num60z2" style:family="text">
      <style:text-properties fo:color="#ff9900" style:font-name="Symbol"/>
    </style:style>
    <style:style style:name="WW8Num60z4" style:family="text">
      <style:text-properties style:font-name="Courier New" style:font-name-complex="Courier New"/>
    </style:style>
    <style:style style:name="WW8Num60z5" style:family="text">
      <style:text-properties style:font-name="Wingdings"/>
    </style:style>
    <style:style style:name="WW8Num60z6" style:family="text">
      <style:text-properties style:font-name="Symbol"/>
    </style:style>
    <style:style style:name="WW8Num61z0" style:family="text">
      <style:text-properties fo:color="#800000" style:font-name="Symbol"/>
    </style:style>
    <style:style style:name="WW8Num61z2" style:family="text">
      <style:text-properties fo:color="#ff6600" style:font-name="Symbol"/>
    </style:style>
    <style:style style:name="WW8Num61z4" style:family="text">
      <style:text-properties style:font-name="Symbol"/>
    </style:style>
    <style:style style:name="WW8Num61z5" style:family="text">
      <style:text-properties style:font-name="Wingdings"/>
    </style:style>
    <style:style style:name="WW8Num61z6" style:family="text">
      <style:text-properties style:font-name="Symbol"/>
    </style:style>
    <style:style style:name="WW8Num62z1" style:family="text">
      <style:text-properties fo:color="#800000" style:font-name="Symbol"/>
    </style:style>
    <style:style style:name="WW8Num62z2" style:family="text">
      <style:text-properties fo:color="#ff6600" style:font-name="Symbol"/>
    </style:style>
    <style:style style:name="WW8Num62z4" style:family="text">
      <style:text-properties style:font-name="Symbol"/>
    </style:style>
    <style:style style:name="WW8Num62z5" style:family="text">
      <style:text-properties style:font-name="Wingdings"/>
    </style:style>
    <style:style style:name="WW8Num62z7" style:family="text">
      <style:text-properties style:font-name="Courier New" style:font-name-complex="Courier New"/>
    </style:style>
    <style:style style:name="WW8Num63z1" style:family="text">
      <style:text-properties fo:color="#800000" style:font-name="Symbol"/>
    </style:style>
    <style:style style:name="WW8Num63z2" style:family="text">
      <style:text-properties fo:color="#ff9900" style:font-name="Symbol"/>
    </style:style>
    <style:style style:name="WW8Num63z4" style:family="text">
      <style:text-properties style:font-name="Courier New" style:font-name-complex="Courier New"/>
    </style:style>
    <style:style style:name="WW8Num63z5" style:family="text">
      <style:text-properties style:font-name="Wingdings"/>
    </style:style>
    <style:style style:name="WW8Num63z6" style:family="text">
      <style:text-properties style:font-name="Symbol"/>
    </style:style>
    <style:style style:name="WW8Num64z1" style:family="text">
      <style:text-properties fo:color="#800000" style:font-name="Symbol"/>
    </style:style>
    <style:style style:name="WW8Num64z2" style:family="text">
      <style:text-properties fo:color="#ff6600" style:font-name="Symbol"/>
    </style:style>
    <style:style style:name="WW8Num64z4" style:family="text">
      <style:text-properties style:font-name="Symbol"/>
    </style:style>
    <style:style style:name="WW8Num64z5" style:family="text">
      <style:text-properties style:font-name="Wingdings"/>
    </style:style>
    <style:style style:name="WW8Num64z7" style:family="text">
      <style:text-properties style:font-name="Courier New" style:font-name-complex="Courier New"/>
    </style:style>
    <style:style style:name="WW8Num65z0" style:family="text">
      <style:text-properties fo:color="#800000" style:font-name="Symbol"/>
    </style:style>
    <style:style style:name="WW8Num65z2" style:family="text">
      <style:text-properties fo:color="#ff6600" style:font-name="Symbol"/>
    </style:style>
    <style:style style:name="WW8Num65z4" style:family="text">
      <style:text-properties style:font-name="Symbol"/>
    </style:style>
    <style:style style:name="WW8Num65z5" style:family="text">
      <style:text-properties style:font-name="Wingdings"/>
    </style:style>
    <style:style style:name="WW8Num65z6" style:family="text">
      <style:text-properties style:font-name="Symbol"/>
    </style:style>
    <style:style style:name="WW8Num66z0" style:family="text">
      <style:text-properties fo:color="#800000" style:font-name="Symbol"/>
    </style:style>
    <style:style style:name="WW8Num66z2" style:family="text">
      <style:text-properties fo:color="#ff9900" style:font-name="Symbol"/>
    </style:style>
    <style:style style:name="WW8Num66z4" style:family="text">
      <style:text-properties style:font-name="Courier New" style:font-name-complex="Courier New"/>
    </style:style>
    <style:style style:name="WW8Num66z5" style:family="text">
      <style:text-properties style:font-name="Wingdings"/>
    </style:style>
    <style:style style:name="WW8Num66z6" style:family="text">
      <style:text-properties style:font-name="Symbol"/>
    </style:style>
    <style:style style:name="WW8Num67z0" style:family="text">
      <style:text-properties fo:color="#800000" style:font-name="Symbol"/>
    </style:style>
    <style:style style:name="WW8Num67z2" style:family="text">
      <style:text-properties fo:color="#ff9900" style:font-name="Symbol"/>
    </style:style>
    <style:style style:name="WW8Num67z4" style:family="text">
      <style:text-properties style:font-name="Courier New" style:font-name-complex="Courier New"/>
    </style:style>
    <style:style style:name="WW8Num67z5" style:family="text">
      <style:text-properties style:font-name="Wingdings"/>
    </style:style>
    <style:style style:name="WW8Num67z6" style:family="text">
      <style:text-properties style:font-name="Symbol"/>
    </style:style>
    <style:style style:name="WW8Num68z0" style:family="text">
      <style:text-properties fo:color="#800000" style:font-name="Symbol"/>
    </style:style>
    <style:style style:name="WW8Num68z2" style:family="text">
      <style:text-properties fo:color="#ff6600" style:font-name="Symbol"/>
    </style:style>
    <style:style style:name="WW8Num68z4" style:family="text">
      <style:text-properties style:font-name="Symbol"/>
    </style:style>
    <style:style style:name="WW8Num68z5" style:family="text">
      <style:text-properties style:font-name="Wingdings"/>
    </style:style>
    <style:style style:name="WW8Num68z6" style:family="text">
      <style:text-properties style:font-name="Symbol"/>
    </style:style>
    <style:style style:name="WW8Num69z0" style:family="text">
      <style:text-properties fo:color="#800000" style:font-name="Symbol" fo:language="nl" fo:country="NL"/>
    </style:style>
    <style:style style:name="WW8Num69z2" style:family="text">
      <style:text-properties fo:color="#ff9900" style:font-name="Symbol"/>
    </style:style>
    <style:style style:name="WW8Num69z4" style:family="text">
      <style:text-properties style:font-name="Courier New" style:font-name-complex="Courier New"/>
    </style:style>
    <style:style style:name="WW8Num69z5" style:family="text">
      <style:text-properties style:font-name="Wingdings"/>
    </style:style>
    <style:style style:name="WW8Num69z6" style:family="text">
      <style:text-properties style:font-name="Symbol"/>
    </style:style>
    <style:style style:name="WW8Num70z1" style:family="text">
      <style:text-properties style:font-name="Symbol"/>
    </style:style>
    <style:style style:name="WW8Num70z2" style:family="text">
      <style:text-properties fo:color="#ff6600" style:font-name="Symbol"/>
    </style:style>
    <style:style style:name="WW8Num70z4" style:family="text">
      <style:text-properties style:font-name="Courier New" style:font-name-complex="Courier New"/>
    </style:style>
    <style:style style:name="WW8Num70z5" style:family="text">
      <style:text-properties style:font-name="Wingdings"/>
    </style:style>
    <style:style style:name="WW8Num70z7" style:family="text">
      <style:text-properties style:font-name="Courier New" style:font-name-complex="Courier New"/>
    </style:style>
    <style:style style:name="WW8Num71z0" style:family="text">
      <style:text-properties fo:color="#800000"/>
    </style:style>
    <style:style style:name="WW8Num71z1" style:family="text">
      <style:text-properties fo:color="#800000" style:font-name="Symbol"/>
    </style:style>
    <style:style style:name="WW8Num71z2" style:family="text">
      <style:text-properties fo:color="#ff6600" style:font-name="Symbol"/>
    </style:style>
    <style:style style:name="WW8Num71z3" style:family="text">
      <style:text-properties style:font-name="Symbol"/>
    </style:style>
    <style:style style:name="WW8Num72z0" style:family="text">
      <style:text-properties fo:color="#800000" style:font-name="Symbol"/>
    </style:style>
    <style:style style:name="WW8Num72z2" style:family="text">
      <style:text-properties style:font-name="Symbol"/>
    </style:style>
    <style:style style:name="WW8Num72z4" style:family="text">
      <style:text-properties style:font-name="Courier New" style:font-name-complex="Courier New"/>
    </style:style>
    <style:style style:name="WW8Num72z5" style:family="text">
      <style:text-properties style:font-name="Wingdings"/>
    </style:style>
    <style:style style:name="WW8Num72z6" style:family="text">
      <style:text-properties style:font-name="Symbol"/>
    </style:style>
    <style:style style:name="WW8Num73z0" style:family="text">
      <style:text-properties fo:color="#800000" style:font-name="Symbol"/>
    </style:style>
    <style:style style:name="WW8Num73z2" style:family="text">
      <style:text-properties fo:color="#ff6600" style:font-name="Symbol"/>
    </style:style>
    <style:style style:name="WW8Num73z4" style:family="text">
      <style:text-properties style:font-name="Symbol"/>
    </style:style>
    <style:style style:name="WW8Num73z5" style:family="text">
      <style:text-properties style:font-name="Wingdings"/>
    </style:style>
    <style:style style:name="WW8Num73z6" style:family="text">
      <style:text-properties style:font-name="Symbol"/>
    </style:style>
    <style:style style:name="WW8Num74z0" style:family="text">
      <style:text-properties style:font-name="Symbol"/>
    </style:style>
    <style:style style:name="WW8Num74z2" style:family="text">
      <style:text-properties style:font-name="Wingdings"/>
    </style:style>
    <style:style style:name="WW8Num74z4" style:family="text">
      <style:text-properties style:font-name="Courier New" style:font-name-complex="Courier New"/>
    </style:style>
    <style:style style:name="WW8Num74z5" style:family="text">
      <style:text-properties style:font-name="Wingdings"/>
    </style:style>
    <style:style style:name="WW8Num74z6" style:family="text">
      <style:text-properties style:font-name="Symbol"/>
    </style:style>
    <style:style style:name="WW8Num75z0" style:family="text">
      <style:text-properties fo:color="#993300" style:font-name="Symbol"/>
    </style:style>
    <style:style style:name="WW8Num75z1" style:family="text">
      <style:text-properties style:font-name="Wingdings"/>
    </style:style>
    <style:style style:name="WW8Num75z3" style:family="text">
      <style:text-properties style:font-name="Symbol"/>
    </style:style>
    <style:style style:name="WW8Num76z0" style:family="text">
      <style:text-properties fo:color="#800000" style:font-name="Symbol"/>
    </style:style>
    <style:style style:name="WW8Num76z2" style:family="text">
      <style:text-properties fo:color="#ff9900" style:font-name="Symbol"/>
    </style:style>
    <style:style style:name="WW8Num76z4" style:family="text">
      <style:text-properties style:font-name="Courier New" style:font-name-complex="Courier New"/>
    </style:style>
    <style:style style:name="WW8Num76z5" style:family="text">
      <style:text-properties style:font-name="Wingdings"/>
    </style:style>
    <style:style style:name="WW8Num76z6" style:family="text">
      <style:text-properties style:font-name="Symbol"/>
    </style:style>
    <style:style style:name="WW8Num77z0" style:family="text">
      <style:text-properties fo:color="#800000" style:font-name="Symbol"/>
    </style:style>
    <style:style style:name="WW8Num77z2" style:family="text">
      <style:text-properties fo:color="#ff9900" style:font-name="Symbol"/>
    </style:style>
    <style:style style:name="WW8Num77z4" style:family="text">
      <style:text-properties style:font-name="Courier New" style:font-name-complex="Courier New"/>
    </style:style>
    <style:style style:name="WW8Num77z5" style:family="text">
      <style:text-properties style:font-name="Wingdings"/>
    </style:style>
    <style:style style:name="WW8Num77z6" style:family="text">
      <style:text-properties style:font-name="Symbol"/>
    </style:style>
    <style:style style:name="WW8Num78z0" style:family="text">
      <style:text-properties fo:color="#ff9900"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1" style:family="text">
      <style:text-properties fo:color="#800000" style:font-name="Symbol"/>
    </style:style>
    <style:style style:name="WW8Num79z2" style:family="text">
      <style:text-properties fo:color="#ff9900" style:font-name="Symbol"/>
    </style:style>
    <style:style style:name="WW8Num79z4" style:family="text">
      <style:text-properties style:font-name="Courier New" style:font-name-complex="Courier New"/>
    </style:style>
    <style:style style:name="WW8Num79z5" style:family="text">
      <style:text-properties style:font-name="Wingdings"/>
    </style:style>
    <style:style style:name="WW8Num79z6" style:family="text">
      <style:text-properties style:font-name="Symbol"/>
    </style:style>
    <style:style style:name="WW8Num80z0" style:family="text">
      <style:text-properties fo:color="#800000" style:font-name="Symbol"/>
    </style:style>
    <style:style style:name="WW8Num80z2" style:family="text">
      <style:text-properties fo:color="#ff9900" style:font-name="Symbol"/>
    </style:style>
    <style:style style:name="WW8Num80z4" style:family="text">
      <style:text-properties style:font-name="Courier New" style:font-name-complex="Courier New"/>
    </style:style>
    <style:style style:name="WW8Num80z5" style:family="text">
      <style:text-properties style:font-name="Wingdings"/>
    </style:style>
    <style:style style:name="WW8Num80z6" style:family="text">
      <style:text-properties style:font-name="Symbol"/>
    </style:style>
    <style:style style:name="WW8Num81z1" style:family="text">
      <style:text-properties fo:color="#800000" style:font-name="Symbol"/>
    </style:style>
    <style:style style:name="WW8Num81z2" style:family="text">
      <style:text-properties fo:color="#ff6600" style:font-name="Symbol"/>
    </style:style>
    <style:style style:name="WW8Num81z4" style:family="text">
      <style:text-properties style:font-name="Symbol"/>
    </style:style>
    <style:style style:name="WW8Num81z5" style:family="text">
      <style:text-properties style:font-name="Wingdings"/>
    </style:style>
    <style:style style:name="WW8Num81z7" style:family="text">
      <style:text-properties style:font-name="Courier New" style:font-name-complex="Courier New"/>
    </style:style>
    <style:style style:name="WW8Num82z0" style:family="text">
      <style:text-properties fo:color="#ff9900"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800000" style:font-name="Symbol"/>
    </style:style>
    <style:style style:name="WW8Num83z2" style:family="text">
      <style:text-properties fo:color="#ff9900" style:font-name="Symbol"/>
    </style:style>
    <style:style style:name="WW8Num83z4" style:family="text">
      <style:text-properties style:font-name="Courier New" style:font-name-complex="Courier New"/>
    </style:style>
    <style:style style:name="WW8Num83z5" style:family="text">
      <style:text-properties style:font-name="Wingdings"/>
    </style:style>
    <style:style style:name="WW8Num83z6" style:family="text">
      <style:text-properties style:font-name="Symbol"/>
    </style:style>
    <style:style style:name="WW8Num84z0" style:family="text">
      <style:text-properties fo:color="#800000" style:font-name="Symbol"/>
    </style:style>
    <style:style style:name="WW8Num84z2" style:family="text">
      <style:text-properties fo:color="#ff9900" style:font-name="Symbol"/>
    </style:style>
    <style:style style:name="WW8Num84z4" style:family="text">
      <style:text-properties style:font-name="Courier New" style:font-name-complex="Courier New"/>
    </style:style>
    <style:style style:name="WW8Num84z5" style:family="text">
      <style:text-properties style:font-name="Wingdings"/>
    </style:style>
    <style:style style:name="WW8Num84z6" style:family="text">
      <style:text-properties style:font-name="Symbol"/>
    </style:style>
    <style:style style:name="WW8Num85z0" style:family="text">
      <style:text-properties fo:color="#800000" style:font-name="Symbol"/>
    </style:style>
    <style:style style:name="WW8Num85z1" style:family="text">
      <style:text-properties fo:color="#ff6600" style:font-name="Symbol"/>
    </style:style>
    <style:style style:name="WW8Num85z4" style:family="text">
      <style:text-properties style:font-name="Symbol"/>
    </style:style>
    <style:style style:name="WW8Num85z5" style:family="text">
      <style:text-properties style:font-name="Wingdings"/>
    </style:style>
    <style:style style:name="WW8Num86z0" style:family="text">
      <style:text-properties fo:color="#800000" style:font-name="Symbol"/>
    </style:style>
    <style:style style:name="WW8Num86z2" style:family="text">
      <style:text-properties fo:color="#ff9900" style:font-name="Symbol"/>
    </style:style>
    <style:style style:name="WW8Num86z4" style:family="text">
      <style:text-properties style:font-name="Courier New" style:font-name-complex="Courier New"/>
    </style:style>
    <style:style style:name="WW8Num86z5" style:family="text">
      <style:text-properties style:font-name="Wingdings"/>
    </style:style>
    <style:style style:name="WW8Num86z6" style:family="text">
      <style:text-properties style:font-name="Symbol"/>
    </style:style>
    <style:style style:name="WW8Num87z0" style:family="text">
      <style:text-properties fo:color="#ff9900"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fo:color="#ff6600"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style:font-name="Tahoma1" style:font-name-asian="Times New Roman" style:font-name-complex="Tahoma1"/>
    </style:style>
    <style:style style:name="WW8Num89z1" style:family="text">
      <style:text-properties style:font-name="Courier New" style:font-name-complex="Courier New"/>
    </style:style>
    <style:style style:name="WW8Num89z2" style:family="text">
      <style:text-properties style:font-name="Wingdings"/>
    </style:style>
    <style:style style:name="WW8Num89z3" style:family="text">
      <style:text-properties style:font-name="Symbol"/>
    </style:style>
    <style:style style:name="WW8Num90z1" style:family="text">
      <style:text-properties fo:color="#800000" style:font-name="Symbol"/>
    </style:style>
    <style:style style:name="WW8Num90z2" style:family="text">
      <style:text-properties fo:color="#ff6600" style:font-name="Symbol"/>
    </style:style>
    <style:style style:name="WW8Num90z4" style:family="text">
      <style:text-properties style:font-name="Symbol"/>
    </style:style>
    <style:style style:name="WW8Num90z5" style:family="text">
      <style:text-properties style:font-name="Wingdings"/>
    </style:style>
    <style:style style:name="WW8Num90z7" style:family="text">
      <style:text-properties style:font-name="Courier New" style:font-name-complex="Courier New"/>
    </style:style>
    <style:style style:name="WW8Num91z0" style:family="text">
      <style:text-properties fo:color="#800000" style:font-name="Symbol"/>
    </style:style>
    <style:style style:name="WW8Num91z2" style:family="text">
      <style:text-properties fo:color="#ff9900" style:font-name="Symbol"/>
    </style:style>
    <style:style style:name="WW8Num91z4" style:family="text">
      <style:text-properties style:font-name="Courier New" style:font-name-complex="Courier New"/>
    </style:style>
    <style:style style:name="WW8Num91z5" style:family="text">
      <style:text-properties style:font-name="Wingdings"/>
    </style:style>
    <style:style style:name="WW8Num91z6" style:family="text">
      <style:text-properties style:font-name="Symbol"/>
    </style:style>
    <style:style style:name="WW8Num92z0" style:family="text">
      <style:text-properties fo:color="#800000" style:font-name="Symbol"/>
    </style:style>
    <style:style style:name="WW8Num92z2" style:family="text">
      <style:text-properties fo:color="#ff9900" style:font-name="Symbol"/>
    </style:style>
    <style:style style:name="WW8Num92z4" style:family="text">
      <style:text-properties style:font-name="Courier New" style:font-name-complex="Courier New"/>
    </style:style>
    <style:style style:name="WW8Num92z5" style:family="text">
      <style:text-properties style:font-name="Wingdings"/>
    </style:style>
    <style:style style:name="WW8Num92z6" style:family="text">
      <style:text-properties style:font-name="Symbol"/>
    </style:style>
    <style:style style:name="WW8Num93z0" style:family="text">
      <style:text-properties style:font-name="Tahoma1" style:font-name-asian="Times New Roman" style:font-name-complex="Tahoma1"/>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800000" style:font-name="Symbol"/>
    </style:style>
    <style:style style:name="WW8Num94z2" style:family="text">
      <style:text-properties fo:color="#ff9900" style:font-name="Symbol"/>
    </style:style>
    <style:style style:name="WW8Num94z4" style:family="text">
      <style:text-properties style:font-name="Courier New" style:font-name-complex="Courier New"/>
    </style:style>
    <style:style style:name="WW8Num94z5" style:family="text">
      <style:text-properties style:font-name="Wingdings"/>
    </style:style>
    <style:style style:name="WW8Num94z6" style:family="text">
      <style:text-properties style:font-name="Symbol"/>
    </style:style>
    <style:style style:name="WW8Num95z0" style:family="text">
      <style:text-properties fo:color="#800000" style:font-name="Symbol"/>
    </style:style>
    <style:style style:name="WW8Num95z2" style:family="text">
      <style:text-properties fo:color="#ff9900" style:font-name="Symbol"/>
    </style:style>
    <style:style style:name="WW8Num95z4" style:family="text">
      <style:text-properties style:font-name="Courier New" style:font-name-complex="Courier New"/>
    </style:style>
    <style:style style:name="WW8Num95z5" style:family="text">
      <style:text-properties style:font-name="Wingdings"/>
    </style:style>
    <style:style style:name="WW8Num95z6" style:family="text">
      <style:text-properties style:font-name="Symbol"/>
    </style:style>
    <style:style style:name="WW8Num96z1" style:family="text">
      <style:text-properties fo:color="#800000" style:font-name="Symbol"/>
    </style:style>
    <style:style style:name="WW8Num96z2" style:family="text">
      <style:text-properties fo:color="#ff6600" style:font-name="Symbol"/>
    </style:style>
    <style:style style:name="WW8Num96z4" style:family="text">
      <style:text-properties style:font-name="Symbol"/>
    </style:style>
    <style:style style:name="WW8Num96z5" style:family="text">
      <style:text-properties style:font-name="Wingdings"/>
    </style:style>
    <style:style style:name="WW8Num96z7" style:family="text">
      <style:text-properties style:font-name="Courier New" style:font-name-complex="Courier New"/>
    </style:style>
    <style:style style:name="WW8Num97z0" style:family="text">
      <style:text-properties fo:color="#800000" style:font-name="Symbol"/>
    </style:style>
    <style:style style:name="WW8Num97z2" style:family="text">
      <style:text-properties fo:color="#ff9900" style:font-name="Symbol"/>
    </style:style>
    <style:style style:name="WW8Num97z4" style:family="text">
      <style:text-properties style:font-name="Courier New" style:font-name-complex="Courier New"/>
    </style:style>
    <style:style style:name="WW8Num97z5" style:family="text">
      <style:text-properties style:font-name="Wingdings"/>
    </style:style>
    <style:style style:name="WW8Num97z6" style:family="text">
      <style:text-properties style:font-name="Symbol"/>
    </style:style>
    <style:style style:name="WW8Num98z1" style:family="text">
      <style:text-properties fo:color="#800000" style:font-name="Symbol"/>
    </style:style>
    <style:style style:name="WW8Num98z2" style:family="text">
      <style:text-properties fo:color="#ff9900" style:font-name="Symbol"/>
    </style:style>
    <style:style style:name="WW8Num98z4" style:family="text">
      <style:text-properties style:font-name="Courier New" style:font-name-complex="Courier New"/>
    </style:style>
    <style:style style:name="WW8Num98z5" style:family="text">
      <style:text-properties style:font-name="Wingdings"/>
    </style:style>
    <style:style style:name="WW8Num98z6" style:family="text">
      <style:text-properties style:font-name="Symbol"/>
    </style:style>
    <style:style style:name="WW8Num99z0" style:family="text">
      <style:text-properties fo:color="#800000" style:font-name="Symbol"/>
    </style:style>
    <style:style style:name="WW8Num99z2" style:family="text">
      <style:text-properties fo:color="#ff9900" style:font-name="Symbol"/>
    </style:style>
    <style:style style:name="WW8Num99z4" style:family="text">
      <style:text-properties style:font-name="Courier New" style:font-name-complex="Courier New"/>
    </style:style>
    <style:style style:name="WW8Num99z5" style:family="text">
      <style:text-properties style:font-name="Wingdings"/>
    </style:style>
    <style:style style:name="WW8Num99z6" style:family="text">
      <style:text-properties style:font-name="Symbol"/>
    </style:style>
    <style:style style:name="WW8Num100z0" style:family="text">
      <style:text-properties fo:color="#800000" style:font-name="Symbol"/>
    </style:style>
    <style:style style:name="WW8Num100z2" style:family="text">
      <style:text-properties fo:color="#ff9900" style:font-name="Symbol"/>
    </style:style>
    <style:style style:name="WW8Num100z4" style:family="text">
      <style:text-properties style:font-name="Courier New" style:font-name-complex="Courier New"/>
    </style:style>
    <style:style style:name="WW8Num100z5" style:family="text">
      <style:text-properties style:font-name="Wingdings"/>
    </style:style>
    <style:style style:name="WW8Num100z6" style:family="text">
      <style:text-properties style:font-name="Symbol"/>
    </style:style>
    <style:style style:name="WW8Num101z0" style:family="text">
      <style:text-properties fo:color="#800000" style:font-name="Symbol"/>
    </style:style>
    <style:style style:name="WW8Num101z1" style:family="text">
      <style:text-properties fo:color="#ff6600" style:font-name="Symbol"/>
    </style:style>
    <style:style style:name="WW8Num101z4" style:family="text">
      <style:text-properties style:font-name="Symbol"/>
    </style:style>
    <style:style style:name="WW8Num101z5" style:family="text">
      <style:text-properties style:font-name="Wingdings"/>
    </style:style>
    <style:style style:name="WW8Num102z0" style:family="text">
      <style:text-properties style:font-name="Symbol"/>
    </style:style>
    <style:style style:name="WW8Num102z1" style:family="text">
      <style:text-properties style:font-name="Courier New" style:font-name-complex="Courier New"/>
    </style:style>
    <style:style style:name="WW8Num102z2" style:family="text">
      <style:text-properties style:font-name="Wingdings"/>
    </style:style>
    <style:style style:name="WW8Num103z0" style:family="text">
      <style:text-properties fo:color="#ff9900" style:font-name="Symbol"/>
    </style:style>
    <style:style style:name="WW8Num103z2" style:family="text">
      <style:text-properties style:font-name="Wingdings"/>
    </style:style>
    <style:style style:name="WW8Num103z3" style:family="text">
      <style:text-properties style:font-name="Symbol"/>
    </style:style>
    <style:style style:name="WW8Num103z4" style:family="text">
      <style:text-properties style:font-name="Courier New" style:font-name-complex="Courier New"/>
    </style:style>
    <style:style style:name="WW8Num104z0" style:family="text">
      <style:text-properties fo:color="#800000" style:font-name="Symbol"/>
    </style:style>
    <style:style style:name="WW8Num104z2" style:family="text">
      <style:text-properties fo:color="#ff9900" style:font-name="Symbol"/>
    </style:style>
    <style:style style:name="WW8Num104z4" style:family="text">
      <style:text-properties style:font-name="Courier New" style:font-name-complex="Courier New"/>
    </style:style>
    <style:style style:name="WW8Num104z5" style:family="text">
      <style:text-properties style:font-name="Wingdings"/>
    </style:style>
    <style:style style:name="WW8Num104z6" style:family="text">
      <style:text-properties style:font-name="Symbol"/>
    </style:style>
    <style:style style:name="WW8Num105z0" style:family="text">
      <style:text-properties fo:color="#800000" style:font-name="Symbol"/>
    </style:style>
    <style:style style:name="WW8Num105z2" style:family="text">
      <style:text-properties fo:color="#ff9900" style:font-name="Symbol"/>
    </style:style>
    <style:style style:name="WW8Num105z4" style:family="text">
      <style:text-properties style:font-name="Courier New" style:font-name-complex="Courier New"/>
    </style:style>
    <style:style style:name="WW8Num105z5" style:family="text">
      <style:text-properties style:font-name="Wingdings"/>
    </style:style>
    <style:style style:name="WW8Num105z6" style:family="text">
      <style:text-properties style:font-name="Symbol"/>
    </style:style>
    <style:style style:name="WW8Num106z0" style:family="text">
      <style:text-properties fo:color="#ff9900" style:font-name="Symbol"/>
    </style:style>
    <style:style style:name="WW8Num106z1" style:family="text">
      <style:text-properties style:font-name="Courier New" style:font-name-complex="Courier New"/>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fo:color="#ff9900" style:font-name="Symbol"/>
    </style:style>
    <style:style style:name="WW8Num107z1" style:family="text">
      <style:text-properties style:font-name="Courier New" style:font-name-complex="Courier New"/>
    </style:style>
    <style:style style:name="WW8Num107z2" style:family="text">
      <style:text-properties style:font-name="Wingdings"/>
    </style:style>
    <style:style style:name="WW8Num107z3" style:family="text">
      <style:text-properties style:font-name="Symbol"/>
    </style:style>
    <style:style style:name="WW8Num108z1" style:family="text">
      <style:text-properties fo:color="#800000" style:font-name="Symbol"/>
    </style:style>
    <style:style style:name="WW8Num108z2" style:family="text">
      <style:text-properties fo:color="#ff6600" style:font-name="Symbol"/>
    </style:style>
    <style:style style:name="WW8Num108z4" style:family="text">
      <style:text-properties style:font-name="Symbol"/>
    </style:style>
    <style:style style:name="WW8Num108z5" style:family="text">
      <style:text-properties style:font-name="Wingdings"/>
    </style:style>
    <style:style style:name="WW8Num108z7" style:family="text">
      <style:text-properties style:font-name="Courier New" style:font-name-complex="Courier New"/>
    </style:style>
    <style:style style:name="WW8Num109z0" style:family="text">
      <style:text-properties fo:color="#800000" style:font-name="Symbol"/>
    </style:style>
    <style:style style:name="WW8Num109z2" style:family="text">
      <style:text-properties fo:color="#ff9900" style:font-name="Symbol"/>
    </style:style>
    <style:style style:name="WW8Num109z4" style:family="text">
      <style:text-properties style:font-name="Courier New" style:font-name-complex="Courier New"/>
    </style:style>
    <style:style style:name="WW8Num109z5" style:family="text">
      <style:text-properties style:font-name="Wingdings"/>
    </style:style>
    <style:style style:name="WW8Num109z6" style:family="text">
      <style:text-properties style:font-name="Symbol"/>
    </style:style>
    <style:style style:name="WW8Num110z1" style:family="text">
      <style:text-properties fo:color="#800000" style:font-name="Symbol"/>
    </style:style>
    <style:style style:name="WW8Num110z2" style:family="text">
      <style:text-properties fo:color="#ff9900" style:font-name="Symbol"/>
    </style:style>
    <style:style style:name="WW8Num110z4" style:family="text">
      <style:text-properties style:font-name="Courier New" style:font-name-complex="Courier New"/>
    </style:style>
    <style:style style:name="WW8Num110z5" style:family="text">
      <style:text-properties style:font-name="Wingdings"/>
    </style:style>
    <style:style style:name="WW8Num110z6" style:family="text">
      <style:text-properties style:font-name="Symbol"/>
    </style:style>
    <style:style style:name="WW8Num111z0" style:family="text">
      <style:text-properties fo:color="#800000" style:font-name="Symbol"/>
    </style:style>
    <style:style style:name="WW8Num111z2" style:family="text">
      <style:text-properties fo:color="#ff9900" style:font-name="Symbol"/>
    </style:style>
    <style:style style:name="WW8Num111z4" style:family="text">
      <style:text-properties style:font-name="Courier New" style:font-name-complex="Courier New"/>
    </style:style>
    <style:style style:name="WW8Num111z5" style:family="text">
      <style:text-properties style:font-name="Wingdings"/>
    </style:style>
    <style:style style:name="WW8Num111z6" style:family="text">
      <style:text-properties style:font-name="Symbol"/>
    </style:style>
    <style:style style:name="WW8Num112z0" style:family="text">
      <style:text-properties fo:color="#800000" style:font-name="Symbol"/>
    </style:style>
    <style:style style:name="WW8Num112z2" style:family="text">
      <style:text-properties fo:color="#ff9900" style:font-name="Symbol"/>
    </style:style>
    <style:style style:name="WW8Num112z4" style:family="text">
      <style:text-properties style:font-name="Courier New" style:font-name-complex="Courier New"/>
    </style:style>
    <style:style style:name="WW8Num112z5" style:family="text">
      <style:text-properties style:font-name="Wingdings"/>
    </style:style>
    <style:style style:name="WW8Num112z6" style:family="text">
      <style:text-properties style:font-name="Symbol"/>
    </style:style>
    <style:style style:name="WW8Num114z0" style:family="text">
      <style:text-properties fo:color="#ff9900" style:font-name="Symbol"/>
    </style:style>
    <style:style style:name="WW8Num114z2" style:family="text">
      <style:text-properties style:font-name="Wingdings"/>
    </style:style>
    <style:style style:name="WW8Num114z3" style:family="text">
      <style:text-properties style:font-name="Symbol"/>
    </style:style>
    <style:style style:name="WW8Num114z4" style:family="text">
      <style:text-properties style:font-name="Courier New" style:font-name-complex="Courier New"/>
    </style:style>
    <style:style style:name="WW8Num115z1" style:family="text">
      <style:text-properties fo:color="#800000" style:font-name="Symbol"/>
    </style:style>
    <style:style style:name="WW8Num115z2" style:family="text">
      <style:text-properties fo:color="#ff6600" style:font-name="Symbol"/>
    </style:style>
    <style:style style:name="WW8Num115z4" style:family="text">
      <style:text-properties style:font-name="Symbol"/>
    </style:style>
    <style:style style:name="WW8Num115z5" style:family="text">
      <style:text-properties style:font-name="Wingdings"/>
    </style:style>
    <style:style style:name="WW8Num115z7" style:family="text">
      <style:text-properties style:font-name="Courier New" style:font-name-complex="Courier New"/>
    </style:style>
    <style:style style:name="WW8Num116z0" style:family="text">
      <style:text-properties fo:color="#800000" style:font-name="Symbol"/>
    </style:style>
    <style:style style:name="WW8Num116z2" style:family="text">
      <style:text-properties fo:color="#ff9900" style:font-name="Symbol"/>
    </style:style>
    <style:style style:name="WW8Num116z4" style:family="text">
      <style:text-properties style:font-name="Courier New" style:font-name-complex="Courier New"/>
    </style:style>
    <style:style style:name="WW8Num116z5" style:family="text">
      <style:text-properties style:font-name="Wingdings"/>
    </style:style>
    <style:style style:name="WW8Num116z6" style:family="text">
      <style:text-properties style:font-name="Symbol"/>
    </style:style>
    <style:style style:name="WW8Num117z0" style:family="text">
      <style:text-properties fo:color="#800000" style:font-name="Symbol"/>
    </style:style>
    <style:style style:name="WW8Num117z2" style:family="text">
      <style:text-properties fo:color="#ff9900" style:font-name="Symbol"/>
    </style:style>
    <style:style style:name="WW8Num117z4" style:family="text">
      <style:text-properties style:font-name="Courier New" style:font-name-complex="Courier New"/>
    </style:style>
    <style:style style:name="WW8Num117z5" style:family="text">
      <style:text-properties style:font-name="Wingdings"/>
    </style:style>
    <style:style style:name="WW8Num117z6" style:family="text">
      <style:text-properties style:font-name="Symbol"/>
    </style:style>
    <style:style style:name="WW8Num118z1" style:family="text">
      <style:text-properties fo:color="#800000" style:font-name="Symbol"/>
    </style:style>
    <style:style style:name="WW8Num118z2" style:family="text">
      <style:text-properties fo:color="#ff9900" style:font-name="Symbol"/>
    </style:style>
    <style:style style:name="WW8Num118z4" style:family="text">
      <style:text-properties style:font-name="Courier New" style:font-name-complex="Courier New"/>
    </style:style>
    <style:style style:name="WW8Num118z5" style:family="text">
      <style:text-properties style:font-name="Wingdings"/>
    </style:style>
    <style:style style:name="WW8Num118z6" style:family="text">
      <style:text-properties style:font-name="Symbol"/>
    </style:style>
    <style:style style:name="WW8Num119z1" style:family="text">
      <style:text-properties fo:color="#800000" style:font-name="Symbol"/>
    </style:style>
    <style:style style:name="WW8Num119z2" style:family="text">
      <style:text-properties fo:color="#ff6600" style:font-name="Symbol"/>
    </style:style>
    <style:style style:name="WW8Num119z4" style:family="text">
      <style:text-properties style:font-name="Symbol"/>
    </style:style>
    <style:style style:name="WW8Num119z5" style:family="text">
      <style:text-properties style:font-name="Wingdings"/>
    </style:style>
    <style:style style:name="WW8Num119z7" style:family="text">
      <style:text-properties style:font-name="Courier New" style:font-name-complex="Courier New"/>
    </style:style>
    <style:style style:name="WW8Num120z0" style:family="text">
      <style:text-properties fo:color="#800000" style:font-name="Symbol"/>
    </style:style>
    <style:style style:name="WW8Num120z2" style:family="text">
      <style:text-properties fo:color="#ff9900" style:font-name="Symbol"/>
    </style:style>
    <style:style style:name="WW8Num120z4" style:family="text">
      <style:text-properties style:font-name="Courier New" style:font-name-complex="Courier New"/>
    </style:style>
    <style:style style:name="WW8Num120z5" style:family="text">
      <style:text-properties style:font-name="Wingdings"/>
    </style:style>
    <style:style style:name="WW8Num120z6" style:family="text">
      <style:text-properties style:font-name="Symbol"/>
    </style:style>
    <style:style style:name="WW8Num121z1" style:family="text">
      <style:text-properties style:font-name="Symbol"/>
    </style:style>
    <style:style style:name="WW8Num121z4" style:family="text">
      <style:text-properties style:font-name="Courier New" style:font-name-complex="Courier New"/>
    </style:style>
    <style:style style:name="WW8Num121z5" style:family="text">
      <style:text-properties style:font-name="Wingdings"/>
    </style:style>
    <style:style style:name="WW8Num122z0" style:family="text">
      <style:text-properties fo:color="#800000" style:font-name="Symbol"/>
    </style:style>
    <style:style style:name="WW8Num122z2" style:family="text">
      <style:text-properties fo:color="#ff9900" style:font-name="Symbol"/>
    </style:style>
    <style:style style:name="WW8Num122z4" style:family="text">
      <style:text-properties style:font-name="Courier New" style:font-name-complex="Courier New"/>
    </style:style>
    <style:style style:name="WW8Num122z5" style:family="text">
      <style:text-properties style:font-name="Wingdings"/>
    </style:style>
    <style:style style:name="WW8Num122z6" style:family="text">
      <style:text-properties style:font-name="Symbol"/>
    </style:style>
    <style:style style:name="WW8Num123z0" style:family="text">
      <style:text-properties fo:color="#ff6600" style:font-name="Symbol"/>
    </style:style>
    <style:style style:name="WW8Num123z1" style:family="text">
      <style:text-properties style:font-name="Courier New" style:font-name-complex="Courier New"/>
    </style:style>
    <style:style style:name="WW8Num123z2" style:family="text">
      <style:text-properties style:font-name="Wingdings"/>
    </style:style>
    <style:style style:name="WW8Num123z3" style:family="text">
      <style:text-properties style:font-name="Symbol"/>
    </style:style>
    <style:style style:name="WW8Num124z0" style:family="text">
      <style:text-properties fo:color="#800000" style:font-name="Symbol"/>
    </style:style>
    <style:style style:name="WW8Num124z2" style:family="text">
      <style:text-properties fo:color="#ff9900" style:font-name="Symbol"/>
    </style:style>
    <style:style style:name="WW8Num124z4" style:family="text">
      <style:text-properties style:font-name="Courier New" style:font-name-complex="Courier New"/>
    </style:style>
    <style:style style:name="WW8Num124z5" style:family="text">
      <style:text-properties style:font-name="Wingdings"/>
    </style:style>
    <style:style style:name="WW8Num124z6" style:family="text">
      <style:text-properties style:font-name="Symbol"/>
    </style:style>
    <style:style style:name="WW8Num125z0" style:family="text">
      <style:text-properties style:font-name="Tahoma1" style:font-name-asian="Times New Roman" style:font-name-complex="Tahoma1"/>
    </style:style>
    <style:style style:name="WW8Num125z1" style:family="text">
      <style:text-properties style:font-name="Courier New" style:font-name-complex="Courier New"/>
    </style:style>
    <style:style style:name="WW8Num125z2" style:family="text">
      <style:text-properties style:font-name="Wingdings"/>
    </style:style>
    <style:style style:name="WW8Num125z3" style:family="text">
      <style:text-properties style:font-name="Symbol"/>
    </style:style>
    <style:style style:name="WW8Num126z1" style:family="text">
      <style:text-properties fo:color="#800000" style:font-name="Symbol"/>
    </style:style>
    <style:style style:name="WW8Num126z2" style:family="text">
      <style:text-properties fo:color="#ff6600" style:font-name="Symbol"/>
    </style:style>
    <style:style style:name="WW8Num126z4" style:family="text">
      <style:text-properties style:font-name="Symbol"/>
    </style:style>
    <style:style style:name="WW8Num126z5" style:family="text">
      <style:text-properties style:font-name="Wingdings"/>
    </style:style>
    <style:style style:name="WW8Num126z7" style:family="text">
      <style:text-properties style:font-name="Courier New" style:font-name-complex="Courier New"/>
    </style:style>
    <style:style style:name="WW8Num127z1" style:family="text">
      <style:text-properties fo:color="#800000" style:font-name="Symbol"/>
    </style:style>
    <style:style style:name="WW8Num127z2" style:family="text">
      <style:text-properties fo:color="#ff6600" style:font-name="Symbol"/>
    </style:style>
    <style:style style:name="WW8Num127z4" style:family="text">
      <style:text-properties style:font-name="Symbol"/>
    </style:style>
    <style:style style:name="WW8Num127z5" style:family="text">
      <style:text-properties style:font-name="Wingdings"/>
    </style:style>
    <style:style style:name="WW8Num127z7" style:family="text">
      <style:text-properties style:font-name="Courier New" style:font-name-complex="Courier New"/>
    </style:style>
    <style:style style:name="WW8Num128z1" style:family="text">
      <style:text-properties fo:color="#800000" style:font-name="Symbol"/>
    </style:style>
    <style:style style:name="WW8Num128z2" style:family="text">
      <style:text-properties fo:color="#ff6600" style:font-name="Symbol"/>
    </style:style>
    <style:style style:name="WW8Num128z4" style:family="text">
      <style:text-properties style:font-name="Symbol"/>
    </style:style>
    <style:style style:name="WW8Num128z5" style:family="text">
      <style:text-properties style:font-name="Wingdings"/>
    </style:style>
    <style:style style:name="WW8Num128z7" style:family="text">
      <style:text-properties style:font-name="Courier New" style:font-name-complex="Courier New"/>
    </style:style>
    <style:style style:name="WW8Num129z0" style:family="text">
      <style:text-properties fo:color="#808080" style:font-name="Wingdings 2"/>
    </style:style>
    <style:style style:name="WW8Num129z1" style:family="text">
      <style:text-properties fo:color="#b3b3b3" style:font-name="Symbol"/>
    </style:style>
    <style:style style:name="WW8Num129z4" style:family="text">
      <style:text-properties style:font-name="Symbol"/>
    </style:style>
    <style:style style:name="WW8Num129z5" style:family="text">
      <style:text-properties style:font-name="Wingdings"/>
    </style:style>
    <style:style style:name="WW8Num130z0" style:family="text">
      <style:text-properties fo:color="#800000" style:font-name="Symbol"/>
    </style:style>
    <style:style style:name="WW8Num130z2" style:family="text">
      <style:text-properties fo:color="#ff9900" style:font-name="Symbol"/>
    </style:style>
    <style:style style:name="WW8Num130z4" style:family="text">
      <style:text-properties style:font-name="Courier New" style:font-name-complex="Courier New"/>
    </style:style>
    <style:style style:name="WW8Num130z5" style:family="text">
      <style:text-properties style:font-name="Wingdings"/>
    </style:style>
    <style:style style:name="WW8Num130z6" style:family="text">
      <style:text-properties style:font-name="Symbol"/>
    </style:style>
    <style:style style:name="WW8Num131z0" style:family="text">
      <style:text-properties fo:color="#800000" style:font-name="Symbol"/>
    </style:style>
    <style:style style:name="WW8Num131z1" style:family="text">
      <style:text-properties fo:color="#ff6600" style:font-name="Symbol"/>
    </style:style>
    <style:style style:name="WW8Num131z4" style:family="text">
      <style:text-properties style:font-name="Symbol"/>
    </style:style>
    <style:style style:name="WW8Num131z5" style:family="text">
      <style:text-properties style:font-name="Wingdings"/>
    </style:style>
    <style:style style:name="WW8Num132z0" style:family="text">
      <style:text-properties fo:color="#800000" style:font-name="Symbol"/>
    </style:style>
    <style:style style:name="WW8Num132z2" style:family="text">
      <style:text-properties fo:color="#ff9900" style:font-name="Symbol"/>
    </style:style>
    <style:style style:name="WW8Num132z4" style:family="text">
      <style:text-properties style:font-name="Courier New" style:font-name-complex="Courier New"/>
    </style:style>
    <style:style style:name="WW8Num132z5" style:family="text">
      <style:text-properties style:font-name="Wingdings"/>
    </style:style>
    <style:style style:name="WW8Num132z6" style:family="text">
      <style:text-properties style:font-name="Symbol"/>
    </style:style>
    <style:style style:name="WW8Num133z1" style:family="text">
      <style:text-properties fo:color="#800000" style:font-name="Symbol"/>
    </style:style>
    <style:style style:name="WW8Num133z2" style:family="text">
      <style:text-properties fo:color="#ff9900" style:font-name="Symbol"/>
    </style:style>
    <style:style style:name="WW8Num133z4" style:family="text">
      <style:text-properties style:font-name="Courier New" style:font-name-complex="Courier New"/>
    </style:style>
    <style:style style:name="WW8Num133z5" style:family="text">
      <style:text-properties style:font-name="Wingdings"/>
    </style:style>
    <style:style style:name="WW8Num133z6" style:family="text">
      <style:text-properties style:font-name="Symbol"/>
    </style:style>
    <style:style style:name="WW8Num134z0" style:family="text">
      <style:text-properties fo:color="#800000" style:font-name="Symbol"/>
    </style:style>
    <style:style style:name="WW8Num134z2" style:family="text">
      <style:text-properties fo:color="#ff9900" style:font-name="Symbol"/>
    </style:style>
    <style:style style:name="WW8Num134z4" style:family="text">
      <style:text-properties style:font-name="Courier New" style:font-name-complex="Courier New"/>
    </style:style>
    <style:style style:name="WW8Num134z5" style:family="text">
      <style:text-properties style:font-name="Wingdings"/>
    </style:style>
    <style:style style:name="WW8Num134z6" style:family="text">
      <style:text-properties style:font-name="Symbol"/>
    </style:style>
    <style:style style:name="WW8Num135z1" style:family="text">
      <style:text-properties fo:color="#800000" style:font-name="Symbol"/>
    </style:style>
    <style:style style:name="WW8Num135z2" style:family="text">
      <style:text-properties fo:color="#ff6600" style:font-name="Symbol"/>
    </style:style>
    <style:style style:name="WW8Num135z4" style:family="text">
      <style:text-properties style:font-name="Symbol"/>
    </style:style>
    <style:style style:name="WW8Num135z5" style:family="text">
      <style:text-properties style:font-name="Wingdings"/>
    </style:style>
    <style:style style:name="WW8Num135z7" style:family="text">
      <style:text-properties style:font-name="Courier New" style:font-name-complex="Courier New"/>
    </style:style>
    <style:style style:name="WW8Num136z0" style:family="text">
      <style:text-properties fo:color="#800000" style:font-name="Symbol"/>
    </style:style>
    <style:style style:name="WW8Num136z2" style:family="text">
      <style:text-properties fo:color="#ff9900" style:font-name="Symbol"/>
    </style:style>
    <style:style style:name="WW8Num136z4" style:family="text">
      <style:text-properties style:font-name="Courier New" style:font-name-complex="Courier New"/>
    </style:style>
    <style:style style:name="WW8Num136z5" style:family="text">
      <style:text-properties style:font-name="Wingdings"/>
    </style:style>
    <style:style style:name="WW8Num136z6" style:family="text">
      <style:text-properties style:font-name="Symbol"/>
    </style:style>
    <style:style style:name="WW8Num137z0" style:family="text">
      <style:text-properties fo:color="#800000" style:font-name="Symbol"/>
    </style:style>
    <style:style style:name="WW8Num137z2" style:family="text">
      <style:text-properties fo:color="#ff9900" style:font-name="Symbol"/>
    </style:style>
    <style:style style:name="WW8Num137z4" style:family="text">
      <style:text-properties style:font-name="Courier New" style:font-name-complex="Courier New"/>
    </style:style>
    <style:style style:name="WW8Num137z5" style:family="text">
      <style:text-properties style:font-name="Wingdings"/>
    </style:style>
    <style:style style:name="WW8Num137z6" style:family="text">
      <style:text-properties style:font-name="Symbol"/>
    </style:style>
    <style:style style:name="WW8Num138z0" style:family="text">
      <style:text-properties fo:color="#800000" style:font-name="Symbol"/>
    </style:style>
    <style:style style:name="WW8Num138z2" style:family="text">
      <style:text-properties fo:color="#ff9900" style:font-name="Symbol"/>
    </style:style>
    <style:style style:name="WW8Num138z4" style:family="text">
      <style:text-properties style:font-name="Courier New" style:font-name-complex="Courier New"/>
    </style:style>
    <style:style style:name="WW8Num138z5" style:family="text">
      <style:text-properties style:font-name="Wingdings"/>
    </style:style>
    <style:style style:name="WW8Num138z6" style:family="text">
      <style:text-properties style:font-name="Symbol"/>
    </style:style>
    <style:style style:name="WW8Num139z0" style:family="text">
      <style:text-properties fo:color="#800000" style:font-name="Symbol"/>
    </style:style>
    <style:style style:name="WW8Num139z1" style:family="text">
      <style:text-properties fo:color="#ff6600" style:font-name="Symbol"/>
    </style:style>
    <style:style style:name="WW8Num139z4" style:family="text">
      <style:text-properties style:font-name="Symbol"/>
    </style:style>
    <style:style style:name="WW8Num139z5" style:family="text">
      <style:text-properties style:font-name="Wingdings"/>
    </style:style>
    <style:style style:name="WW8Num140z0" style:family="text">
      <style:text-properties fo:color="#ff6600" style:font-name="Symbol"/>
    </style:style>
    <style:style style:name="WW8Num140z1" style:family="text">
      <style:text-properties style:font-name="Courier New" style:font-name-complex="Courier New"/>
    </style:style>
    <style:style style:name="WW8Num140z2" style:family="text">
      <style:text-properties style:font-name="Wingdings"/>
    </style:style>
    <style:style style:name="WW8Num140z3" style:family="text">
      <style:text-properties style:font-name="Symbol"/>
    </style:style>
    <style:style style:name="WW8Num141z1" style:family="text">
      <style:text-properties fo:color="#800000" style:font-name="Symbol"/>
    </style:style>
    <style:style style:name="WW8Num141z2" style:family="text">
      <style:text-properties fo:color="#ff6600" style:font-name="Symbol"/>
    </style:style>
    <style:style style:name="WW8Num141z4" style:family="text">
      <style:text-properties style:font-name="Symbol"/>
    </style:style>
    <style:style style:name="WW8Num141z5" style:family="text">
      <style:text-properties style:font-name="Wingdings"/>
    </style:style>
    <style:style style:name="WW8Num141z7" style:family="text">
      <style:text-properties style:font-name="Courier New" style:font-name-complex="Courier New"/>
    </style:style>
    <style:style style:name="WW8Num142z0" style:family="text">
      <style:text-properties fo:color="#800000" style:font-name="Symbol"/>
    </style:style>
    <style:style style:name="WW8Num142z2" style:family="text">
      <style:text-properties fo:color="#ff9900" style:font-name="Symbol"/>
    </style:style>
    <style:style style:name="WW8Num142z4" style:family="text">
      <style:text-properties style:font-name="Courier New" style:font-name-complex="Courier New"/>
    </style:style>
    <style:style style:name="WW8Num142z5" style:family="text">
      <style:text-properties style:font-name="Wingdings"/>
    </style:style>
    <style:style style:name="WW8Num142z6" style:family="text">
      <style:text-properties style:font-name="Symbol"/>
    </style:style>
    <style:style style:name="WW8Num143z0" style:family="text">
      <style:text-properties fo:color="#800000" style:font-name="Symbol"/>
    </style:style>
    <style:style style:name="WW8Num143z2" style:family="text">
      <style:text-properties fo:color="#ff9900" style:font-name="Symbol"/>
    </style:style>
    <style:style style:name="WW8Num143z4" style:family="text">
      <style:text-properties style:font-name="Courier New" style:font-name-complex="Courier New"/>
    </style:style>
    <style:style style:name="WW8Num143z5" style:family="text">
      <style:text-properties style:font-name="Wingdings"/>
    </style:style>
    <style:style style:name="WW8Num143z6" style:family="text">
      <style:text-properties style:font-name="Symbol"/>
    </style:style>
    <style:style style:name="WW8Num144z0" style:family="text">
      <style:text-properties fo:color="#800000" style:font-name="Symbol"/>
    </style:style>
    <style:style style:name="WW8Num144z2" style:family="text">
      <style:text-properties fo:color="#ff9900" style:font-name="Symbol"/>
    </style:style>
    <style:style style:name="WW8Num144z4" style:family="text">
      <style:text-properties style:font-name="Courier New" style:font-name-complex="Courier New"/>
    </style:style>
    <style:style style:name="WW8Num144z5" style:family="text">
      <style:text-properties style:font-name="Wingdings"/>
    </style:style>
    <style:style style:name="WW8Num144z6" style:family="text">
      <style:text-properties style:font-name="Symbol"/>
    </style:style>
    <style:style style:name="WW8Num145z0" style:family="text">
      <style:text-properties fo:color="#800000" style:font-name="Symbol"/>
    </style:style>
    <style:style style:name="WW8Num145z2" style:family="text">
      <style:text-properties fo:color="#ff9900" style:font-name="Symbol"/>
    </style:style>
    <style:style style:name="WW8Num145z4" style:family="text">
      <style:text-properties style:font-name="Courier New" style:font-name-complex="Courier New"/>
    </style:style>
    <style:style style:name="WW8Num145z5" style:family="text">
      <style:text-properties style:font-name="Wingdings"/>
    </style:style>
    <style:style style:name="WW8Num145z6" style:family="text">
      <style:text-properties style:font-name="Symbol"/>
    </style:style>
    <style:style style:name="WW8Num146z1" style:family="text">
      <style:text-properties fo:color="#800000" style:font-name="Symbol"/>
    </style:style>
    <style:style style:name="WW8Num146z2" style:family="text">
      <style:text-properties fo:color="#ff6600" style:font-name="Symbol"/>
    </style:style>
    <style:style style:name="WW8Num146z4" style:family="text">
      <style:text-properties style:font-name="Symbol"/>
    </style:style>
    <style:style style:name="WW8Num146z5" style:family="text">
      <style:text-properties style:font-name="Wingdings"/>
    </style:style>
    <style:style style:name="WW8Num146z7" style:family="text">
      <style:text-properties style:font-name="Courier New" style:font-name-complex="Courier New"/>
    </style:style>
    <style:style style:name="WW8Num147z1" style:family="text">
      <style:text-properties fo:color="#ff6600" style:font-name="Symbol"/>
    </style:style>
    <style:style style:name="WW8Num147z4" style:family="text">
      <style:text-properties style:font-name="Symbol"/>
    </style:style>
    <style:style style:name="WW8Num147z5" style:family="text">
      <style:text-properties style:font-name="Wingdings"/>
    </style:style>
    <style:style style:name="WW8Num148z0" style:family="text">
      <style:text-properties fo:color="#800000" style:font-name="Symbol"/>
    </style:style>
    <style:style style:name="WW8Num148z2" style:family="text">
      <style:text-properties fo:color="#ff9900" style:font-name="Symbol"/>
    </style:style>
    <style:style style:name="WW8Num148z4" style:family="text">
      <style:text-properties style:font-name="Courier New" style:font-name-complex="Courier New"/>
    </style:style>
    <style:style style:name="WW8Num148z5" style:family="text">
      <style:text-properties style:font-name="Wingdings"/>
    </style:style>
    <style:style style:name="WW8Num148z6" style:family="text">
      <style:text-properties style:font-name="Symbol"/>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0z0" style:family="text">
      <style:text-properties fo:color="#ff9900"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0z3" style:family="text">
      <style:text-properties style:font-name="Symbol"/>
    </style:style>
    <style:style style:name="WW8Num151z0" style:family="text">
      <style:text-properties fo:color="#800000" style:font-name="Symbol"/>
    </style:style>
    <style:style style:name="WW8Num151z2" style:family="text">
      <style:text-properties fo:color="#ff9900" style:font-name="Symbol"/>
    </style:style>
    <style:style style:name="WW8Num151z4" style:family="text">
      <style:text-properties style:font-name="Courier New" style:font-name-complex="Courier New"/>
    </style:style>
    <style:style style:name="WW8Num151z5" style:family="text">
      <style:text-properties style:font-name="Wingdings"/>
    </style:style>
    <style:style style:name="WW8Num151z6" style:family="text">
      <style:text-properties style:font-name="Symbol"/>
    </style:style>
    <style:style style:name="Default_20_Paragraph_20_Font" style:display-name="Default Paragraph Font" style:family="text"/>
    <style:style style:name="WW8Num4z0" style:family="text">
      <style:text-properties fo:color="#800000" style:font-name="Symbol"/>
    </style:style>
    <style:style style:name="WW8Num4z2" style:family="text">
      <style:text-properties fo:color="#ff6600" style:font-name="Symbol"/>
    </style:style>
    <style:style style:name="WW8Num4z4" style:family="text">
      <style:text-properties style:font-name="Symbol"/>
    </style:style>
    <style:style style:name="WW8Num4z5" style:family="text">
      <style:text-properties style:font-name="Wingdings"/>
    </style:style>
    <style:style style:name="WW8Num4z7" style:family="text">
      <style:text-properties style:font-name="Courier New" style:font-name-complex="Courier New"/>
    </style:style>
    <style:style style:name="WW8Num5z0" style:family="text">
      <style:text-properties fo:color="#800000" style:font-name="Symbol"/>
    </style:style>
    <style:style style:name="WW8Num5z2" style:family="text">
      <style:text-properties fo:color="#ff6600" style:font-name="Symbol"/>
    </style:style>
    <style:style style:name="WW8Num5z4" style:family="text">
      <style:text-properties style:font-name="Symbol"/>
    </style:style>
    <style:style style:name="WW8Num5z5" style:family="text">
      <style:text-properties style:font-name="Wingdings"/>
    </style:style>
    <style:style style:name="WW8Num5z7" style:family="text">
      <style:text-properties style:font-name="Courier New" style:font-name-complex="Courier New"/>
    </style:style>
    <style:style style:name="WW8Num7z2" style:family="text">
      <style:text-properties fo:color="#ff6600" style:font-name="Symbol"/>
    </style:style>
    <style:style style:name="WW8Num7z4" style:family="text">
      <style:text-properties style:font-name="Symbol"/>
    </style:style>
    <style:style style:name="WW8Num7z5" style:family="text">
      <style:text-properties style:font-name="Wingdings"/>
    </style:style>
    <style:style style:name="WW8Num7z7" style:family="text">
      <style:text-properties style:font-name="Courier New" style:font-name-complex="Courier New"/>
    </style:style>
    <style:style style:name="WW8Num8z1" style:family="text">
      <style:text-properties fo:color="#ff6600" style:font-name="Symbol"/>
    </style:style>
    <style:style style:name="WW8Num8z2" style:family="text">
      <style:text-properties style:font-name="Symbol"/>
    </style:style>
    <style:style style:name="WW8Num8z4" style:family="text">
      <style:text-properties style:font-name="Courier New" style:font-name-complex="Courier New"/>
    </style:style>
    <style:style style:name="WW8Num8z5" style:family="text">
      <style:text-properties style:font-name="Wingdings"/>
    </style:style>
    <style:style style:name="WW8Num10z0" style:family="text">
      <style:text-properties fo:color="#800000" style:font-name="Symbol"/>
    </style:style>
    <style:style style:name="WW8Num10z2" style:family="text">
      <style:text-properties fo:color="#ff6600" style:font-name="Symbol"/>
    </style:style>
    <style:style style:name="WW8Num10z4" style:family="text">
      <style:text-properties style:font-name="Symbol"/>
    </style:style>
    <style:style style:name="WW8Num10z5" style:family="text">
      <style:text-properties style:font-name="Wingdings"/>
    </style:style>
    <style:style style:name="WW8Num10z7" style:family="text">
      <style:text-properties style:font-name="Courier New" style:font-name-complex="Courier New"/>
    </style:style>
    <style:style style:name="WW8Num11z1" style:family="text">
      <style:text-properties style:font-name="Symbol"/>
    </style:style>
    <style:style style:name="WW8Num11z4" style:family="text">
      <style:text-properties style:font-name="Courier New" style:font-name-complex="Courier New"/>
    </style:style>
    <style:style style:name="WW8Num11z5" style:family="text">
      <style:text-properties style:font-name="Wingdings"/>
    </style:style>
    <style:style style:name="WW8Num12z0" style:family="text">
      <style:text-properties fo:color="#9f0000" style:font-name="Symbol"/>
    </style:style>
    <style:style style:name="WW8Num12z1" style:family="text">
      <style:text-properties style:font-name="Symbol"/>
    </style:style>
    <style:style style:name="WW8Num12z5" style:family="text">
      <style:text-properties style:font-name="Wingdings"/>
    </style:style>
    <style:style style:name="WW8Num12z7" style:family="text">
      <style:text-properties style:font-name="Courier New"/>
    </style:style>
    <style:style style:name="WW8Num13z1" style:family="text">
      <style:text-properties style:font-name="Symbol"/>
    </style:style>
    <style:style style:name="WW8Num15z0" style:family="text">
      <style:text-properties fo:color="#800000" style:font-name="Symbol"/>
    </style:style>
    <style:style style:name="WW8Num15z2" style:family="text">
      <style:text-properties fo:color="#ff6600" style:font-name="Symbol"/>
    </style:style>
    <style:style style:name="WW8Num15z4" style:family="text">
      <style:text-properties style:font-name="Symbol"/>
    </style:style>
    <style:style style:name="WW8Num15z5" style:family="text">
      <style:text-properties style:font-name="Wingdings"/>
    </style:style>
    <style:style style:name="WW8Num15z7" style:family="text">
      <style:text-properties style:font-name="Courier New" style:font-name-complex="Courier New"/>
    </style:style>
    <style:style style:name="WW8Num20z1" style:family="text">
      <style:text-properties fo:color="#ff6600" style:font-name="Symbol"/>
    </style:style>
    <style:style style:name="WW8Num21z0" style:family="text">
      <style:text-properties fo:color="#800000" style:font-name="Symbol"/>
    </style:style>
    <style:style style:name="WW8Num21z2" style:family="text">
      <style:text-properties fo:color="#ff6600" style:font-name="Symbol"/>
    </style:style>
    <style:style style:name="WW8Num21z4" style:family="text">
      <style:text-properties style:font-name="Symbol"/>
    </style:style>
    <style:style style:name="WW8Num21z5" style:family="text">
      <style:text-properties style:font-name="Wingdings"/>
    </style:style>
    <style:style style:name="WW8Num21z7" style:family="text">
      <style:text-properties style:font-name="Courier New" style:font-name-complex="Courier New"/>
    </style:style>
    <style:style style:name="WW8Num22z1" style:family="text">
      <style:text-properties style:font-name="Courier New"/>
    </style:style>
    <style:style style:name="WW8Num23z7" style:family="text">
      <style:text-properties style:font-name="Courier New" style:font-name-complex="Courier New"/>
    </style:style>
    <style:style style:name="WW8Num27z4" style:family="text">
      <style:text-properties style:font-name="Courier New" style:font-name-complex="Courier New"/>
    </style:style>
    <style:style style:name="WW8Num27z5" style:family="text">
      <style:text-properties style:font-name="Wingdings"/>
    </style:style>
    <style:style style:name="WW8Num28z0" style:family="text">
      <style:text-properties fo:color="#800000" style:font-name="Symbol"/>
    </style:style>
    <style:style style:name="WW8Num29z0" style:family="text">
      <style:text-properties fo:color="#800000" style:font-name="Symbol"/>
    </style:style>
    <style:style style:name="WW8Num30z7" style:family="text">
      <style:text-properties style:font-name="Courier New" style:font-name-complex="Courier New"/>
    </style:style>
    <style:style style:name="WW8Num31z1" style:family="text">
      <style:text-properties fo:color="#ff6600" style:font-name="Symbol"/>
    </style:style>
    <style:style style:name="WW8Num35z1" style:family="text">
      <style:text-properties fo:color="#ff6600" style:font-name="Symbol"/>
    </style:style>
    <style:style style:name="WW8Num36z4" style:family="text">
      <style:text-properties style:font-name="Courier New" style:font-name-complex="Courier New"/>
    </style:style>
    <style:style style:name="WW8Num36z5" style:family="text">
      <style:text-properties style:font-name="Wingdings"/>
    </style:style>
    <style:style style:name="WW8Num37z1" style:family="text">
      <style:text-properties style:font-name="Symbol"/>
    </style:style>
    <style:style style:name="WW8Num43z0" style:family="text">
      <style:text-properties fo:color="#800000" style:font-name="Symbol"/>
    </style:style>
    <style:style style:name="WW8Num45z7" style:family="text">
      <style:text-properties style:font-name="Courier New" style:font-name-complex="Courier New"/>
    </style:style>
    <style:style style:name="WW8Num46z0" style:family="text">
      <style:text-properties fo:color="#800000" style:font-name="Symbol"/>
    </style:style>
    <style:style style:name="WW8Num46z7" style:family="text">
      <style:text-properties style:font-name="Courier New" style:font-name-complex="Courier New"/>
    </style:style>
    <style:style style:name="WW8Num47z7" style:family="text">
      <style:text-properties style:font-name="Courier New" style:font-name-complex="Courier New"/>
    </style:style>
    <style:style style:name="WW8Num48z4" style:family="text">
      <style:text-properties style:font-name="Symbol"/>
    </style:style>
    <style:style style:name="WW8Num48z5" style:family="text">
      <style:text-properties style:font-name="Wingdings"/>
    </style:style>
    <style:style style:name="WW8Num48z7" style:family="text">
      <style:text-properties style:font-name="Courier New" style:font-name-complex="Courier New"/>
    </style:style>
    <style:style style:name="WW8Num52z7" style:family="text">
      <style:text-properties style:font-name="Courier New" style:font-name-complex="Courier New"/>
    </style:style>
    <style:style style:name="WW8Num53z7" style:family="text">
      <style:text-properties style:font-name="Courier New" style:font-name-complex="Courier New"/>
    </style:style>
    <style:style style:name="WW8Num56z7" style:family="text">
      <style:text-properties style:font-name="Courier New" style:font-name-complex="Courier New"/>
    </style:style>
    <style:style style:name="WW8Num57z0" style:family="text">
      <style:text-properties fo:color="#800000" style:font-name="Symbol"/>
    </style:style>
    <style:style style:name="WW8Num57z7" style:family="text">
      <style:text-properties style:font-name="Courier New" style:font-name-complex="Courier New"/>
    </style:style>
    <style:style style:name="WW8Num58z1" style:family="text">
      <style:text-properties fo:color="#ff6600" style:font-name="Symbol"/>
    </style:style>
    <style:style style:name="WW8Num59z7" style:family="text">
      <style:text-properties style:font-name="Courier New" style:font-name-complex="Courier New"/>
    </style:style>
    <style:style style:name="WW8Num61z7" style:family="text">
      <style:text-properties style:font-name="Courier New" style:font-name-complex="Courier New"/>
    </style:style>
    <style:style style:name="WW8Num64z0" style:family="text">
      <style:text-properties fo:color="#800000" style:font-name="Symbol"/>
    </style:style>
    <style:style style:name="WW8Num65z7" style:family="text">
      <style:text-properties style:font-name="Courier New" style:font-name-complex="Courier New"/>
    </style:style>
    <style:style style:name="WW8Num67z1" style:family="text">
      <style:text-properties style:font-name="Symbol"/>
    </style:style>
    <style:style style:name="WW8Num68z7" style:family="text">
      <style:text-properties style:font-name="Courier New" style:font-name-complex="Courier New"/>
    </style:style>
    <style:style style:name="WW8Num69z1" style:family="text">
      <style:text-properties style:font-name="Symbol"/>
    </style:style>
    <style:style style:name="WW8Num70z0" style:family="text">
      <style:text-properties fo:color="#800000" style:font-name="Symbol"/>
    </style:style>
    <style:style style:name="WW8Num71z4" style:family="text">
      <style:text-properties style:font-name="Symbol"/>
    </style:style>
    <style:style style:name="WW8Num71z5" style:family="text">
      <style:text-properties style:font-name="Wingdings"/>
    </style:style>
    <style:style style:name="WW8Num71z7" style:family="text">
      <style:text-properties style:font-name="Courier New" style:font-name-complex="Courier New"/>
    </style:style>
    <style:style style:name="WW8Num72z1" style:family="text">
      <style:text-properties fo:color="#ff6600" style:font-name="Symbol"/>
    </style:style>
    <style:style style:name="WW8Num73z7" style:family="text">
      <style:text-properties style:font-name="Courier New" style:font-name-complex="Courier New"/>
    </style:style>
    <style:style style:name="WW8Num74z1" style:family="text">
      <style:text-properties style:font-name="Courier New"/>
    </style:style>
    <style:style style:name="Default_20_Paragraph_20_Font1" style:display-name="Default Paragraph Font1" style:family="text"/>
    <style:style style:name="Page_20_Number" style:display-name="Page Number" style:family="text" style:parent-style-name="Default_20_Paragraph_20_Font1"/>
    <style:style style:name="Internet_20_link" style:display-name="Internet link" style:family="text" style:parent-style-name="Default_20_Paragraph_20_Font1">
      <style:text-properties fo:color="#0000ff" style:text-underline-style="solid" style:text-underline-width="auto" style:text-underline-color="font-color"/>
    </style:style>
    <style:style style:name="Style_20_Style_20_Heading_20_3_20__2b__20_Lime_20_Before_3a__20__20_4_20_px_20__2b__20_Not_20_Bold_20_Auto_20_Char" style:display-name="Style Style Heading 3 + Lime Before:  4 px + Not Bold Auto Char" style:family="text" style:parent-style-name="Default_20_Paragraph_20_Font1">
      <style:text-properties style:font-name="Verdana" fo:language="nl" fo:country="BE" style:language-complex="ar" style:country-complex="SA"/>
    </style:style>
    <style:style style:name="Style_20_Style_20_Style_20_Heading_20_3_20__2b__20_Lime_20_Before_3a__20__20_4_20_px_20__2b__20_Not_20_Bold_20_Auto_20__2b__20_...1_20_Char" style:display-name="Style Style Style Heading 3 + Lime Before:  4 px + Not Bold Auto + ...1 Char" style:family="text" style:parent-style-name="Style_20_Style_20_Heading_20_3_20__2b__20_Lime_20_Before_3a__20__20_4_20_px_20__2b__20_Not_20_Bold_20_Auto_20_Char">
      <style:text-properties style:text-underline-style="solid" style:text-underline-width="auto" style:text-underline-color="font-color"/>
    </style:style>
    <style:style style:name="Style_20_Style_20_Style_20_Style_20_Heading_20_3_20__2b__20_Lime_20_Before_3a__20__20_4_20_px_20__2b__20_Not_20_Bold_20_A..._20_Char" style:display-name="Style Style Style Style Heading 3 + Lime Before:  4 px + Not Bold A... Char" style:family="text" style:parent-style-name="Style_20_Style_20_Style_20_Heading_20_3_20__2b__20_Lime_20_Before_3a__20__20_4_20_px_20__2b__20_Not_20_Bold_20_Auto_20__2b__20_...1_20_Char"/>
    <style:style style:name="Footnote_20_Symbol" style:display-name="Footnote Symbol" style:family="text" style:parent-style-name="Default_20_Paragraph_20_Font1">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13z0" style:family="text">
      <style:text-properties fo:color="#800000" style:font-name="Symbol"/>
    </style:style>
    <style:style style:name="WW8Num213z2" style:family="text">
      <style:text-properties fo:color="#808080" style:font-name="Symbol"/>
    </style:style>
    <style:style style:name="WW8Num213z4" style:family="text">
      <style:text-properties style:font-name="Courier New" style:font-name-complex="Courier New"/>
    </style:style>
    <style:style style:name="WW8Num213z5" style:family="text">
      <style:text-properties style:font-name="Wingdings"/>
    </style:style>
    <style:style style:name="WW8Num213z6" style:family="text">
      <style:text-properties style:font-name="Symbo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RTF_5f_Num_20_2_20_1" style:display-name="RTF_Num 2 1" style:family="text">
      <style:text-properties style:font-name="Wingdings" fo:font-size="7pt" style:font-name-asian="Wingdings" style:font-size-asian="7pt" style:font-name-complex="Wingdings" style:font-size-complex="7pt"/>
    </style:style>
    <style:style style:name="RTF_5f_Num_20_2_20_2" style:display-name="RTF_Num 2 2" style:family="text">
      <style:text-properties style:font-name="Calibri1" style:font-name-asian="Calibri1" style:font-name-complex="Calibri1"/>
    </style:style>
    <style:style style:name="RTF_5f_Num_20_2_20_3" style:display-name="RTF_Num 2 3" style:family="text">
      <style:text-properties fo:color="#000000" style:font-name="Courier New1" style:font-name-asian="Courier New1" style:font-name-complex="Courier New1"/>
    </style:style>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WW8Num7z1" style:family="text">
      <style:text-properties style:font-name="Calibri1" fo:font-size="12pt" fo:language="en" fo:country="US" style:language-asian="en" style:country-asian="US" style:font-name-complex="Calibri1"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suffix="." style:num-format="1">
        <style:list-level-properties text:min-label-width="1.016cm"/>
      </text:outline-level-style>
      <text:outline-level-style text:level="3" style:num-suffix=" " style:num-format="1" text:display-levels="2">
        <style:list-level-properties text:min-label-width="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format="1">
        <style:list-level-properties/>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cm"/>
        <style:text-properties style:font-name="Symbol"/>
      </text:list-level-style-bullet>
      <text:list-level-style-bullet text:level="2" text:style-name="WW8Num13z0" text:bullet-char="">
        <style:list-level-properties text:space-before="0.63cm" text:min-label-width="0.64cm"/>
        <style:text-properties style:font-name="Symbol"/>
      </text:list-level-style-bullet>
      <text:list-level-style-bullet text:level="3" text:style-name="WW8Num13z2" text:bullet-char="">
        <style:list-level-properties text:space-before="1.27cm" text:min-label-width="0.63cm"/>
        <style:text-properties style:font-name="Symbol"/>
      </text:list-level-style-bullet>
      <text:list-level-style-bullet text:level="4" text:style-name="WW8Num13z2" text:bullet-char="">
        <style:list-level-properties text:space-before="1.9cm" text:min-label-width="0.64cm"/>
        <style:text-properties style:font-name="Symbol"/>
      </text:list-level-style-bullet>
      <text:list-level-style-bullet text:level="5" text:style-name="WW8Num13z4" text:bullet-char="">
        <style:list-level-properties text:space-before="5.08cm" text:min-label-width="0.63cm"/>
        <style:text-properties style:font-name="Symbol"/>
      </text:list-level-style-bullet>
      <text:list-level-style-bullet text:level="6" text:style-name="WW8Num13z5" text:bullet-char="">
        <style:list-level-properties text:space-before="6.35cm" text:min-label-width="0.63cm"/>
        <style:text-properties style:font-name="Wingdings"/>
      </text:list-level-style-bullet>
      <text:list-level-style-bullet text:level="7" text:style-name="WW8Num13z4" text:bullet-char="">
        <style:list-level-properties text:space-before="7.62cm" text:min-label-width="0.63cm"/>
        <style:text-properties style:font-name="Symbol"/>
      </text:list-level-style-bullet>
      <text:list-level-style-bullet text:level="8" text:style-name="WW8Num13z7" text:bullet-char="o">
        <style:list-level-properties text:space-before="8.89cm" text:min-label-width="0.63cm"/>
        <style:text-properties style:font-name="Courier New1"/>
      </text:list-level-style-bullet>
      <text:list-level-style-bullet text:level="9" text:style-name="WW8Num1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cm"/>
        <style:text-properties style:font-name="Symbol"/>
      </text:list-level-style-bullet>
      <text:list-level-style-bullet text:level="2" text:style-name="WW8Num14z0" text:bullet-char="">
        <style:list-level-properties text:space-before="0.63cm" text:min-label-width="0.64cm"/>
        <style:text-properties style:font-name="Symbol"/>
      </text:list-level-style-bullet>
      <text:list-level-style-bullet text:level="3" text:style-name="WW8Num14z2" text:bullet-char="">
        <style:list-level-properties text:space-before="1.27cm" text:min-label-width="0.63cm"/>
        <style:text-properties style:font-name="Symbol"/>
      </text:list-level-style-bullet>
      <text:list-level-style-bullet text:level="4" text:style-name="WW8Num14z2" text:bullet-char="">
        <style:list-level-properties text:space-before="1.9cm" text:min-label-width="0.64cm"/>
        <style:text-properties style:font-name="Symbol"/>
      </text:list-level-style-bullet>
      <text:list-level-style-bullet text:level="5" text:style-name="WW8Num14z4" text:bullet-char="">
        <style:list-level-properties text:space-before="5.08cm" text:min-label-width="0.63cm"/>
        <style:text-properties style:font-name="Symbol"/>
      </text:list-level-style-bullet>
      <text:list-level-style-bullet text:level="6" text:style-name="WW8Num14z5" text:bullet-char="">
        <style:list-level-properties text:space-before="6.35cm" text:min-label-width="0.63cm"/>
        <style:text-properties style:font-name="Wingdings"/>
      </text:list-level-style-bullet>
      <text:list-level-style-bullet text:level="7" text:style-name="WW8Num14z4" text:bullet-char="">
        <style:list-level-properties text:space-before="7.62cm" text:min-label-width="0.63cm"/>
        <style:text-properties style:font-name="Symbol"/>
      </text:list-level-style-bullet>
      <text:list-level-style-bullet text:level="8" text:style-name="WW8Num14z7" text:bullet-char="o">
        <style:list-level-properties text:space-before="8.89cm" text:min-label-width="0.63cm"/>
        <style:text-properties style:font-name="Courier New1"/>
      </text:list-level-style-bullet>
      <text:list-level-style-bullet text:level="9" text:style-name="WW8Num1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cm"/>
        <style:text-properties style:font-name="Symbol"/>
      </text:list-level-style-bullet>
      <text:list-level-style-bullet text:level="2" text:style-name="WW8Num16z0" text:bullet-char="">
        <style:list-level-properties text:space-before="0.63cm" text:min-label-width="0.64cm"/>
        <style:text-properties style:font-name="Symbol"/>
      </text:list-level-style-bullet>
      <text:list-level-style-bullet text:level="3" text:style-name="WW8Num16z2" text:bullet-char="">
        <style:list-level-properties text:space-before="1.27cm" text:min-label-width="0.63cm"/>
        <style:text-properties style:font-name="Symbol"/>
      </text:list-level-style-bullet>
      <text:list-level-style-bullet text:level="4" text:style-name="WW8Num16z2" text:bullet-char="">
        <style:list-level-properties text:space-before="1.9cm" text:min-label-width="0.64cm"/>
        <style:text-properties style:font-name="Symbol"/>
      </text:list-level-style-bullet>
      <text:list-level-style-bullet text:level="5" text:style-name="WW8Num16z4" text:bullet-char="">
        <style:list-level-properties text:space-before="5.08cm" text:min-label-width="0.63cm"/>
        <style:text-properties style:font-name="Symbol"/>
      </text:list-level-style-bullet>
      <text:list-level-style-bullet text:level="6" text:style-name="WW8Num16z5" text:bullet-char="">
        <style:list-level-properties text:space-before="6.35cm" text:min-label-width="0.63cm"/>
        <style:text-properties style:font-name="Wingdings"/>
      </text:list-level-style-bullet>
      <text:list-level-style-bullet text:level="7" text:style-name="WW8Num16z4" text:bullet-char="">
        <style:list-level-properties text:space-before="7.62cm" text:min-label-width="0.63cm"/>
        <style:text-properties style:font-name="Symbol"/>
      </text:list-level-style-bullet>
      <text:list-level-style-bullet text:level="8" text:style-name="WW8Num16z7" text:bullet-char="o">
        <style:list-level-properties text:space-before="8.89cm" text:min-label-width="0.63cm"/>
        <style:text-properties style:font-name="Courier New1"/>
      </text:list-level-style-bullet>
      <text:list-level-style-bullet text:level="9" text:style-name="WW8Num1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cm"/>
        <style:text-properties style:font-name="Symbol"/>
      </text:list-level-style-bullet>
      <text:list-level-style-bullet text:level="2" text:style-name="WW8Num17z0" text:bullet-char="">
        <style:list-level-properties text:space-before="0.63cm" text:min-label-width="0.64cm"/>
        <style:text-properties style:font-name="Symbol"/>
      </text:list-level-style-bullet>
      <text:list-level-style-bullet text:level="3" text:style-name="WW8Num17z2" text:bullet-char="">
        <style:list-level-properties text:space-before="1.27cm" text:min-label-width="0.63cm"/>
        <style:text-properties style:font-name="Symbol"/>
      </text:list-level-style-bullet>
      <text:list-level-style-bullet text:level="4" text:style-name="WW8Num17z2" text:bullet-char="">
        <style:list-level-properties text:space-before="1.9cm" text:min-label-width="0.64cm"/>
        <style:text-properties style:font-name="Symbol"/>
      </text:list-level-style-bullet>
      <text:list-level-style-bullet text:level="5" text:style-name="WW8Num17z4" text:bullet-char="">
        <style:list-level-properties text:space-before="5.08cm" text:min-label-width="0.63cm"/>
        <style:text-properties style:font-name="Symbol"/>
      </text:list-level-style-bullet>
      <text:list-level-style-bullet text:level="6" text:style-name="WW8Num17z5" text:bullet-char="">
        <style:list-level-properties text:space-before="6.35cm" text:min-label-width="0.63cm"/>
        <style:text-properties style:font-name="Wingdings"/>
      </text:list-level-style-bullet>
      <text:list-level-style-bullet text:level="7" text:style-name="WW8Num17z4" text:bullet-char="">
        <style:list-level-properties text:space-before="7.62cm" text:min-label-width="0.63cm"/>
        <style:text-properties style:font-name="Symbol"/>
      </text:list-level-style-bullet>
      <text:list-level-style-bullet text:level="8" text:style-name="WW8Num17z7" text:bullet-char="o">
        <style:list-level-properties text:space-before="8.89cm" text:min-label-width="0.63cm"/>
        <style:text-properties style:font-name="Courier New1"/>
      </text:list-level-style-bullet>
      <text:list-level-style-bullet text:level="9" text:style-name="WW8Num1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cm"/>
        <style:text-properties style:font-name="Symbol"/>
      </text:list-level-style-bullet>
      <text:list-level-style-bullet text:level="2" text:style-name="WW8Num18z0" text:bullet-char="">
        <style:list-level-properties text:space-before="0.63cm" text:min-label-width="0.64cm"/>
        <style:text-properties style:font-name="Symbol"/>
      </text:list-level-style-bullet>
      <text:list-level-style-bullet text:level="3" text:style-name="WW8Num18z2" text:bullet-char="">
        <style:list-level-properties text:space-before="1.27cm" text:min-label-width="0.63cm"/>
        <style:text-properties style:font-name="Symbol"/>
      </text:list-level-style-bullet>
      <text:list-level-style-bullet text:level="4" text:style-name="WW8Num18z2" text:bullet-char="">
        <style:list-level-properties text:space-before="1.9cm" text:min-label-width="0.64cm"/>
        <style:text-properties style:font-name="Symbol"/>
      </text:list-level-style-bullet>
      <text:list-level-style-bullet text:level="5" text:style-name="WW8Num18z4" text:bullet-char="">
        <style:list-level-properties text:space-before="5.08cm" text:min-label-width="0.63cm"/>
        <style:text-properties style:font-name="Symbol"/>
      </text:list-level-style-bullet>
      <text:list-level-style-bullet text:level="6" text:style-name="WW8Num18z5" text:bullet-char="">
        <style:list-level-properties text:space-before="6.35cm" text:min-label-width="0.63cm"/>
        <style:text-properties style:font-name="Wingdings"/>
      </text:list-level-style-bullet>
      <text:list-level-style-bullet text:level="7" text:style-name="WW8Num18z4" text:bullet-char="">
        <style:list-level-properties text:space-before="7.62cm" text:min-label-width="0.63cm"/>
        <style:text-properties style:font-name="Symbol"/>
      </text:list-level-style-bullet>
      <text:list-level-style-bullet text:level="8" text:style-name="WW8Num18z7" text:bullet-char="o">
        <style:list-level-properties text:space-before="8.89cm" text:min-label-width="0.63cm"/>
        <style:text-properties style:font-name="Courier New1"/>
      </text:list-level-style-bullet>
      <text:list-level-style-bullet text:level="9" text:style-name="WW8Num1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min-label-width="0.63cm"/>
        <style:text-properties style:font-name="Symbol"/>
      </text:list-level-style-bullet>
      <text:list-level-style-bullet text:level="2" text:style-name="WW8Num19z0" text:bullet-char="">
        <style:list-level-properties text:space-before="0.63cm" text:min-label-width="0.64cm"/>
        <style:text-properties style:font-name="Symbol"/>
      </text:list-level-style-bullet>
      <text:list-level-style-bullet text:level="3" text:style-name="WW8Num19z2" text:bullet-char="">
        <style:list-level-properties text:space-before="1.27cm" text:min-label-width="0.63cm"/>
        <style:text-properties style:font-name="Symbol"/>
      </text:list-level-style-bullet>
      <text:list-level-style-bullet text:level="4" text:style-name="WW8Num19z2" text:bullet-char="">
        <style:list-level-properties text:space-before="1.9cm" text:min-label-width="0.64cm"/>
        <style:text-properties style:font-name="Symbol"/>
      </text:list-level-style-bullet>
      <text:list-level-style-bullet text:level="5" text:style-name="WW8Num19z4" text:bullet-char="">
        <style:list-level-properties text:space-before="5.08cm" text:min-label-width="0.63cm"/>
        <style:text-properties style:font-name="Symbol"/>
      </text:list-level-style-bullet>
      <text:list-level-style-bullet text:level="6" text:style-name="WW8Num19z5" text:bullet-char="">
        <style:list-level-properties text:space-before="6.35cm" text:min-label-width="0.63cm"/>
        <style:text-properties style:font-name="Wingdings"/>
      </text:list-level-style-bullet>
      <text:list-level-style-bullet text:level="7" text:style-name="WW8Num19z4" text:bullet-char="">
        <style:list-level-properties text:space-before="7.62cm" text:min-label-width="0.63cm"/>
        <style:text-properties style:font-name="Symbol"/>
      </text:list-level-style-bullet>
      <text:list-level-style-bullet text:level="8" text:style-name="WW8Num19z7" text:bullet-char="o">
        <style:list-level-properties text:space-before="8.89cm" text:min-label-width="0.63cm"/>
        <style:text-properties style:font-name="Courier New1"/>
      </text:list-level-style-bullet>
      <text:list-level-style-bullet text:level="9" text:style-name="WW8Num1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min-label-width="0.63cm"/>
        <style:text-properties style:font-name="Symbol"/>
      </text:list-level-style-bullet>
      <text:list-level-style-bullet text:level="2" text:style-name="WW8Num20z0" text:bullet-char="">
        <style:list-level-properties text:space-before="0.63cm" text:min-label-width="0.64cm"/>
        <style:text-properties style:font-name="Symbol"/>
      </text:list-level-style-bullet>
      <text:list-level-style-bullet text:level="3" text:style-name="WW8Num20z2" text:bullet-char="">
        <style:list-level-properties text:space-before="1.27cm" text:min-label-width="0.63cm"/>
        <style:text-properties style:font-name="Symbol"/>
      </text:list-level-style-bullet>
      <text:list-level-style-bullet text:level="4" text:style-name="WW8Num20z2" text:bullet-char="">
        <style:list-level-properties text:space-before="1.9cm" text:min-label-width="0.64cm"/>
        <style:text-properties style:font-name="Symbol"/>
      </text:list-level-style-bullet>
      <text:list-level-style-bullet text:level="5" text:style-name="WW8Num20z4" text:bullet-char="">
        <style:list-level-properties text:space-before="5.08cm" text:min-label-width="0.63cm"/>
        <style:text-properties style:font-name="Symbol"/>
      </text:list-level-style-bullet>
      <text:list-level-style-bullet text:level="6" text:style-name="WW8Num20z5" text:bullet-char="">
        <style:list-level-properties text:space-before="6.35cm" text:min-label-width="0.63cm"/>
        <style:text-properties style:font-name="Wingdings"/>
      </text:list-level-style-bullet>
      <text:list-level-style-bullet text:level="7" text:style-name="WW8Num20z4" text:bullet-char="">
        <style:list-level-properties text:space-before="7.62cm" text:min-label-width="0.63cm"/>
        <style:text-properties style:font-name="Symbol"/>
      </text:list-level-style-bullet>
      <text:list-level-style-bullet text:level="8" text:style-name="WW8Num20z7" text:bullet-char="o">
        <style:list-level-properties text:space-before="8.89cm" text:min-label-width="0.63cm"/>
        <style:text-properties style:font-name="Courier New1"/>
      </text:list-level-style-bullet>
      <text:list-level-style-bullet text:level="9" text:style-name="WW8Num2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min-label-width="0.63cm"/>
        <style:text-properties style:font-name="Symbol"/>
      </text:list-level-style-bullet>
      <text:list-level-style-bullet text:level="2" text:style-name="WW8Num22z0" text:bullet-char="">
        <style:list-level-properties text:space-before="1.27cm" text:min-label-width="0.63cm"/>
        <style:text-properties style:font-name="Symbol"/>
      </text:list-level-style-bullet>
      <text:list-level-style-bullet text:level="3" text:style-name="WW8Num22z2" text:bullet-char="">
        <style:list-level-properties text:space-before="2.54cm" text:min-label-width="0.63cm"/>
        <style:text-properties style:font-name="Symbol"/>
      </text:list-level-style-bullet>
      <text:list-level-style-bullet text:level="4" text:style-name="WW8Num22z2" text:bullet-char="">
        <style:list-level-properties text:space-before="3.81cm" text:min-label-width="0.63cm"/>
        <style:text-properties style:font-name="Symbol"/>
      </text:list-level-style-bullet>
      <text:list-level-style-bullet text:level="5" text:style-name="WW8Num22z4" text:bullet-char="o">
        <style:list-level-properties text:space-before="5.08cm" text:min-label-width="0.63cm"/>
        <style:text-properties style:font-name="Courier New1"/>
      </text:list-level-style-bullet>
      <text:list-level-style-bullet text:level="6" text:style-name="WW8Num22z5" text:bullet-char="">
        <style:list-level-properties text:space-before="6.35cm" text:min-label-width="0.63cm"/>
        <style:text-properties style:font-name="Wingdings"/>
      </text:list-level-style-bullet>
      <text:list-level-style-bullet text:level="7" text:style-name="WW8Num22z6" text:bullet-char="">
        <style:list-level-properties text:space-before="7.62cm" text:min-label-width="0.63cm"/>
        <style:text-properties style:font-name="Symbol"/>
      </text:list-level-style-bullet>
      <text:list-level-style-bullet text:level="8" text:style-name="WW8Num22z4" text:bullet-char="o">
        <style:list-level-properties text:space-before="8.89cm" text:min-label-width="0.63cm"/>
        <style:text-properties style:font-name="Courier New1"/>
      </text:list-level-style-bullet>
      <text:list-level-style-bullet text:level="9" text:style-name="WW8Num2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min-label-width="0.63cm"/>
        <style:text-properties style:font-name="Symbol"/>
      </text:list-level-style-bullet>
      <text:list-level-style-bullet text:level="2" text:style-name="WW8Num23z0" text:bullet-char="">
        <style:list-level-properties text:space-before="1.27cm" text:min-label-width="0.63cm"/>
        <style:text-properties style:font-name="Symbol"/>
      </text:list-level-style-bullet>
      <text:list-level-style-bullet text:level="3" text:style-name="WW8Num23z2" text:bullet-char="">
        <style:list-level-properties text:space-before="2.54cm" text:min-label-width="0.63cm"/>
        <style:text-properties style:font-name="Symbol"/>
      </text:list-level-style-bullet>
      <text:list-level-style-bullet text:level="4" text:style-name="WW8Num23z2" text:bullet-char="">
        <style:list-level-properties text:space-before="3.81cm" text:min-label-width="0.63cm"/>
        <style:text-properties style:font-name="Symbol"/>
      </text:list-level-style-bullet>
      <text:list-level-style-bullet text:level="5" text:style-name="WW8Num23z4" text:bullet-char="o">
        <style:list-level-properties text:space-before="5.08cm" text:min-label-width="0.63cm"/>
        <style:text-properties style:font-name="Courier New1"/>
      </text:list-level-style-bullet>
      <text:list-level-style-bullet text:level="6" text:style-name="WW8Num23z5" text:bullet-char="">
        <style:list-level-properties text:space-before="6.35cm" text:min-label-width="0.63cm"/>
        <style:text-properties style:font-name="Wingdings"/>
      </text:list-level-style-bullet>
      <text:list-level-style-bullet text:level="7" text:style-name="WW8Num23z6" text:bullet-char="">
        <style:list-level-properties text:space-before="7.62cm" text:min-label-width="0.63cm"/>
        <style:text-properties style:font-name="Symbol"/>
      </text:list-level-style-bullet>
      <text:list-level-style-bullet text:level="8" text:style-name="WW8Num23z4" text:bullet-char="o">
        <style:list-level-properties text:space-before="8.89cm" text:min-label-width="0.63cm"/>
        <style:text-properties style:font-name="Courier New1"/>
      </text:list-level-style-bullet>
      <text:list-level-style-bullet text:level="9" text:style-name="WW8Num2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min-label-width="0.63cm"/>
        <style:text-properties style:font-name="Symbol"/>
      </text:list-level-style-bullet>
      <text:list-level-style-bullet text:level="2" text:style-name="WW8Num25z0" text:bullet-char="">
        <style:list-level-properties text:space-before="1.27cm" text:min-label-width="0.63cm"/>
        <style:text-properties style:font-name="Symbol"/>
      </text:list-level-style-bullet>
      <text:list-level-style-bullet text:level="3" text:style-name="WW8Num25z2" text:bullet-char="">
        <style:list-level-properties text:space-before="2.54cm" text:min-label-width="0.63cm"/>
        <style:text-properties style:font-name="Symbol"/>
      </text:list-level-style-bullet>
      <text:list-level-style-bullet text:level="4" text:style-name="WW8Num25z2" text:bullet-char="">
        <style:list-level-properties text:space-before="3.81cm" text:min-label-width="0.63cm"/>
        <style:text-properties style:font-name="Symbol"/>
      </text:list-level-style-bullet>
      <text:list-level-style-bullet text:level="5" text:style-name="WW8Num25z4" text:bullet-char="o">
        <style:list-level-properties text:space-before="5.08cm" text:min-label-width="0.63cm"/>
        <style:text-properties style:font-name="Courier New1"/>
      </text:list-level-style-bullet>
      <text:list-level-style-bullet text:level="6" text:style-name="WW8Num25z5" text:bullet-char="">
        <style:list-level-properties text:space-before="6.35cm" text:min-label-width="0.63cm"/>
        <style:text-properties style:font-name="Wingdings"/>
      </text:list-level-style-bullet>
      <text:list-level-style-bullet text:level="7" text:style-name="WW8Num25z6" text:bullet-char="">
        <style:list-level-properties text:space-before="7.62cm" text:min-label-width="0.63cm"/>
        <style:text-properties style:font-name="Symbol"/>
      </text:list-level-style-bullet>
      <text:list-level-style-bullet text:level="8" text:style-name="WW8Num25z4" text:bullet-char="o">
        <style:list-level-properties text:space-before="8.89cm" text:min-label-width="0.63cm"/>
        <style:text-properties style:font-name="Courier New1"/>
      </text:list-level-style-bullet>
      <text:list-level-style-bullet text:level="9" text:style-name="WW8Num2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format="" text:start-value="0">
        <style:list-level-properties/>
      </text:list-level-style-number>
      <text:list-level-style-bullet text:level="2" text:style-name="WW8Num26z1" text:bullet-char="">
        <style:list-level-properties text:space-before="1.27cm" text:min-label-width="0.63cm"/>
        <style:text-properties style:font-name="Symbol"/>
      </text:list-level-style-bullet>
      <text:list-level-style-bullet text:level="3" text:style-name="WW8Num26z2" text:bullet-char="">
        <style:list-level-properties text:space-before="2.54cm" text:min-label-width="0.63cm"/>
        <style:text-properties style:font-name="Symbol"/>
      </text:list-level-style-bullet>
      <text:list-level-style-bullet text:level="4" text:style-name="WW8Num26z2" text:bullet-char="">
        <style:list-level-properties text:space-before="3.81cm" text:min-label-width="0.63cm"/>
        <style:text-properties style:font-name="Symbol"/>
      </text:list-level-style-bullet>
      <text:list-level-style-bullet text:level="5" text:style-name="WW8Num26z4" text:bullet-char="o">
        <style:list-level-properties text:space-before="5.08cm" text:min-label-width="0.63cm"/>
        <style:text-properties style:font-name="Courier New1"/>
      </text:list-level-style-bullet>
      <text:list-level-style-bullet text:level="6" text:style-name="WW8Num26z5" text:bullet-char="">
        <style:list-level-properties text:space-before="6.35cm" text:min-label-width="0.63cm"/>
        <style:text-properties style:font-name="Wingdings"/>
      </text:list-level-style-bullet>
      <text:list-level-style-bullet text:level="7" text:style-name="WW8Num26z6" text:bullet-char="">
        <style:list-level-properties text:space-before="7.62cm" text:min-label-width="0.63cm"/>
        <style:text-properties style:font-name="Symbol"/>
      </text:list-level-style-bullet>
      <text:list-level-style-bullet text:level="8" text:style-name="WW8Num26z4" text:bullet-char="o">
        <style:list-level-properties text:space-before="8.89cm" text:min-label-width="0.63cm"/>
        <style:text-properties style:font-name="Courier New1"/>
      </text:list-level-style-bullet>
      <text:list-level-style-bullet text:level="9" text:style-name="WW8Num2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4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3"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3"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format="" text:start-value="0">
        <style:list-level-properties/>
      </text:list-level-style-number>
      <text:list-level-style-bullet text:level="2" text:style-name="WW8Num28z1" text:bullet-char="">
        <style:list-level-properties text:space-before="0.63cm" text:min-label-width="0.64cm"/>
        <style:text-properties style:font-name="Symbol"/>
      </text:list-level-style-bullet>
      <text:list-level-style-bullet text:level="3" text:style-name="WW8Num28z2" text:bullet-char="">
        <style:list-level-properties text:space-before="1.27cm" text:min-label-width="0.63cm"/>
        <style:text-properties style:font-name="Symbol"/>
      </text:list-level-style-bullet>
      <text:list-level-style-bullet text:level="4" text:style-name="WW8Num28z2" text:bullet-char="">
        <style:list-level-properties text:space-before="1.9cm" text:min-label-width="0.64cm"/>
        <style:text-properties style:font-name="Symbol"/>
      </text:list-level-style-bullet>
      <text:list-level-style-bullet text:level="5" text:style-name="WW8Num28z4" text:bullet-char="">
        <style:list-level-properties text:space-before="5.08cm" text:min-label-width="0.63cm"/>
        <style:text-properties style:font-name="Symbol"/>
      </text:list-level-style-bullet>
      <text:list-level-style-bullet text:level="6" text:style-name="WW8Num28z5" text:bullet-char="">
        <style:list-level-properties text:space-before="6.35cm" text:min-label-width="0.63cm"/>
        <style:text-properties style:font-name="Wingdings"/>
      </text:list-level-style-bullet>
      <text:list-level-style-bullet text:level="7" text:style-name="WW8Num28z4" text:bullet-char="">
        <style:list-level-properties text:space-before="7.62cm" text:min-label-width="0.63cm"/>
        <style:text-properties style:font-name="Symbol"/>
      </text:list-level-style-bullet>
      <text:list-level-style-bullet text:level="8" text:style-name="WW8Num28z7" text:bullet-char="o">
        <style:list-level-properties text:space-before="8.89cm" text:min-label-width="0.63cm"/>
        <style:text-properties style:font-name="Courier New1"/>
      </text:list-level-style-bullet>
      <text:list-level-style-bullet text:level="9" text:style-name="WW8Num2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format="" text:start-value="0">
        <style:list-level-properties/>
      </text:list-level-style-number>
      <text:list-level-style-bullet text:level="2" text:style-name="WW8Num29z1" text:bullet-char="">
        <style:list-level-properties text:space-before="0.63cm" text:min-label-width="0.64cm"/>
        <style:text-properties style:font-name="Symbol"/>
      </text:list-level-style-bullet>
      <text:list-level-style-bullet text:level="3" text:style-name="WW8Num29z2" text:bullet-char="">
        <style:list-level-properties text:space-before="1.27cm" text:min-label-width="0.63cm"/>
        <style:text-properties style:font-name="Symbol"/>
      </text:list-level-style-bullet>
      <text:list-level-style-bullet text:level="4" text:style-name="WW8Num29z2" text:bullet-char="">
        <style:list-level-properties text:space-before="1.9cm" text:min-label-width="0.64cm"/>
        <style:text-properties style:font-name="Symbol"/>
      </text:list-level-style-bullet>
      <text:list-level-style-bullet text:level="5" text:style-name="WW8Num29z4" text:bullet-char="">
        <style:list-level-properties text:space-before="5.08cm" text:min-label-width="0.63cm"/>
        <style:text-properties style:font-name="Symbol"/>
      </text:list-level-style-bullet>
      <text:list-level-style-bullet text:level="6" text:style-name="WW8Num29z5" text:bullet-char="">
        <style:list-level-properties text:space-before="6.35cm" text:min-label-width="0.63cm"/>
        <style:text-properties style:font-name="Wingdings"/>
      </text:list-level-style-bullet>
      <text:list-level-style-bullet text:level="7" text:style-name="WW8Num29z4" text:bullet-char="">
        <style:list-level-properties text:space-before="7.62cm" text:min-label-width="0.63cm"/>
        <style:text-properties style:font-name="Symbol"/>
      </text:list-level-style-bullet>
      <text:list-level-style-bullet text:level="8" text:style-name="WW8Num29z7" text:bullet-char="o">
        <style:list-level-properties text:space-before="8.89cm" text:min-label-width="0.63cm"/>
        <style:text-properties style:font-name="Courier New1"/>
      </text:list-level-style-bullet>
      <text:list-level-style-bullet text:level="9" text:style-name="WW8Num2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text:min-label-width="0.63cm"/>
        <style:text-properties style:font-name="Symbol"/>
      </text:list-level-style-bullet>
      <text:list-level-style-bullet text:level="2" text:style-name="WW8Num30z0" text:bullet-char="">
        <style:list-level-properties text:space-before="1.27cm" text:min-label-width="0.63cm"/>
        <style:text-properties style:font-name="Symbol"/>
      </text:list-level-style-bullet>
      <text:list-level-style-bullet text:level="3" text:style-name="WW8Num30z2" text:bullet-char="">
        <style:list-level-properties text:space-before="2.54cm" text:min-label-width="0.63cm"/>
        <style:text-properties style:font-name="Symbol"/>
      </text:list-level-style-bullet>
      <text:list-level-style-bullet text:level="4" text:style-name="WW8Num30z2" text:bullet-char="">
        <style:list-level-properties text:space-before="3.81cm" text:min-label-width="0.63cm"/>
        <style:text-properties style:font-name="Symbol"/>
      </text:list-level-style-bullet>
      <text:list-level-style-bullet text:level="5" text:style-name="WW8Num30z4" text:bullet-char="o">
        <style:list-level-properties text:space-before="5.08cm" text:min-label-width="0.63cm"/>
        <style:text-properties style:font-name="Courier New1"/>
      </text:list-level-style-bullet>
      <text:list-level-style-bullet text:level="6" text:style-name="WW8Num30z5" text:bullet-char="">
        <style:list-level-properties text:space-before="6.35cm" text:min-label-width="0.63cm"/>
        <style:text-properties style:font-name="Wingdings"/>
      </text:list-level-style-bullet>
      <text:list-level-style-bullet text:level="7" text:style-name="WW8Num30z6" text:bullet-char="">
        <style:list-level-properties text:space-before="7.62cm" text:min-label-width="0.63cm"/>
        <style:text-properties style:font-name="Symbol"/>
      </text:list-level-style-bullet>
      <text:list-level-style-bullet text:level="8" text:style-name="WW8Num30z4" text:bullet-char="o">
        <style:list-level-properties text:space-before="8.89cm" text:min-label-width="0.63cm"/>
        <style:text-properties style:font-name="Courier New1"/>
      </text:list-level-style-bullet>
      <text:list-level-style-bullet text:level="9" text:style-name="WW8Num3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min-label-width="0.63cm"/>
        <style:text-properties style:font-name="Symbol"/>
      </text:list-level-style-bullet>
      <text:list-level-style-bullet text:level="2" text:style-name="WW8Num31z0" text:bullet-char="">
        <style:list-level-properties text:space-before="1.27cm" text:min-label-width="0.63cm"/>
        <style:text-properties style:font-name="Symbol"/>
      </text:list-level-style-bullet>
      <text:list-level-style-bullet text:level="3" text:style-name="WW8Num31z2" text:bullet-char="">
        <style:list-level-properties text:space-before="2.54cm" text:min-label-width="0.63cm"/>
        <style:text-properties style:font-name="Symbol"/>
      </text:list-level-style-bullet>
      <text:list-level-style-bullet text:level="4" text:style-name="WW8Num31z2" text:bullet-char="">
        <style:list-level-properties text:space-before="3.81cm" text:min-label-width="0.63cm"/>
        <style:text-properties style:font-name="Symbol"/>
      </text:list-level-style-bullet>
      <text:list-level-style-bullet text:level="5" text:style-name="WW8Num31z4" text:bullet-char="o">
        <style:list-level-properties text:space-before="5.08cm" text:min-label-width="0.63cm"/>
        <style:text-properties style:font-name="Courier New1"/>
      </text:list-level-style-bullet>
      <text:list-level-style-bullet text:level="6" text:style-name="WW8Num31z5" text:bullet-char="">
        <style:list-level-properties text:space-before="6.35cm" text:min-label-width="0.63cm"/>
        <style:text-properties style:font-name="Wingdings"/>
      </text:list-level-style-bullet>
      <text:list-level-style-bullet text:level="7" text:style-name="WW8Num31z6" text:bullet-char="">
        <style:list-level-properties text:space-before="7.62cm" text:min-label-width="0.63cm"/>
        <style:text-properties style:font-name="Symbol"/>
      </text:list-level-style-bullet>
      <text:list-level-style-bullet text:level="8" text:style-name="WW8Num31z4" text:bullet-char="o">
        <style:list-level-properties text:space-before="8.89cm" text:min-label-width="0.63cm"/>
        <style:text-properties style:font-name="Courier New1"/>
      </text:list-level-style-bullet>
      <text:list-level-style-bullet text:level="9" text:style-name="WW8Num3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1.27cm" text:min-label-width="0.635cm"/>
        <style:text-properties style:font-name="Tahoma1"/>
      </text:list-level-style-bullet>
      <text:list-level-style-bullet text:level="2" text:style-name="WW8Num32z1" text:bullet-char="o">
        <style:list-level-properties text:space-before="2.54cm" text:min-label-width="0.635cm"/>
        <style:text-properties style:font-name="Courier New1"/>
      </text:list-level-style-bullet>
      <text:list-level-style-bullet text:level="3" text:style-name="WW8Num32z2" text:bullet-char="">
        <style:list-level-properties text:space-before="3.81cm" text:min-label-width="0.635cm"/>
        <style:text-properties style:font-name="Wingdings"/>
      </text:list-level-style-bullet>
      <text:list-level-style-bullet text:level="4" text:style-name="WW8Num32z3" text:bullet-char="">
        <style:list-level-properties text:space-before="5.08cm" text:min-label-width="0.635cm"/>
        <style:text-properties style:font-name="Symbol"/>
      </text:list-level-style-bullet>
      <text:list-level-style-bullet text:level="5" text:style-name="WW8Num32z1" text:bullet-char="o">
        <style:list-level-properties text:space-before="6.35cm" text:min-label-width="0.635cm"/>
        <style:text-properties style:font-name="Courier New1"/>
      </text:list-level-style-bullet>
      <text:list-level-style-bullet text:level="6" text:style-name="WW8Num32z2" text:bullet-char="">
        <style:list-level-properties text:space-before="7.62cm" text:min-label-width="0.635cm"/>
        <style:text-properties style:font-name="Wingdings"/>
      </text:list-level-style-bullet>
      <text:list-level-style-bullet text:level="7" text:style-name="WW8Num32z3" text:bullet-char="">
        <style:list-level-properties text:space-before="8.89cm" text:min-label-width="0.635cm"/>
        <style:text-properties style:font-name="Symbol"/>
      </text:list-level-style-bullet>
      <text:list-level-style-bullet text:level="8" text:style-name="WW8Num32z1" text:bullet-char="o">
        <style:list-level-properties text:space-before="10.16cm" text:min-label-width="0.635cm"/>
        <style:text-properties style:font-name="Courier New1"/>
      </text:list-level-style-bullet>
      <text:list-level-style-bullet text:level="9" text:style-name="WW8Num3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min-label-width="0.63cm"/>
        <style:text-properties style:font-name="Symbol"/>
      </text:list-level-style-bullet>
      <text:list-level-style-bullet text:level="2" text:style-name="WW8Num33z0" text:bullet-char="">
        <style:list-level-properties text:space-before="1.27cm" text:min-label-width="0.63cm"/>
        <style:text-properties style:font-name="Symbol"/>
      </text:list-level-style-bullet>
      <text:list-level-style-bullet text:level="3" text:style-name="WW8Num33z2" text:bullet-char="">
        <style:list-level-properties text:space-before="2.54cm" text:min-label-width="0.63cm"/>
        <style:text-properties style:font-name="Symbol"/>
      </text:list-level-style-bullet>
      <text:list-level-style-bullet text:level="4" text:style-name="WW8Num33z2" text:bullet-char="">
        <style:list-level-properties text:space-before="3.81cm" text:min-label-width="0.63cm"/>
        <style:text-properties style:font-name="Symbol"/>
      </text:list-level-style-bullet>
      <text:list-level-style-bullet text:level="5" text:style-name="WW8Num33z4" text:bullet-char="o">
        <style:list-level-properties text:space-before="5.08cm" text:min-label-width="0.63cm"/>
        <style:text-properties style:font-name="Courier New1"/>
      </text:list-level-style-bullet>
      <text:list-level-style-bullet text:level="6" text:style-name="WW8Num33z5" text:bullet-char="">
        <style:list-level-properties text:space-before="6.35cm" text:min-label-width="0.63cm"/>
        <style:text-properties style:font-name="Wingdings"/>
      </text:list-level-style-bullet>
      <text:list-level-style-bullet text:level="7" text:style-name="WW8Num33z6" text:bullet-char="">
        <style:list-level-properties text:space-before="7.62cm" text:min-label-width="0.63cm"/>
        <style:text-properties style:font-name="Symbol"/>
      </text:list-level-style-bullet>
      <text:list-level-style-bullet text:level="8" text:style-name="WW8Num33z4" text:bullet-char="o">
        <style:list-level-properties text:space-before="8.89cm" text:min-label-width="0.63cm"/>
        <style:text-properties style:font-name="Courier New1"/>
      </text:list-level-style-bullet>
      <text:list-level-style-bullet text:level="9" text:style-name="WW8Num3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number text:level="1" style:num-format="" text:start-value="0">
        <style:list-level-properties/>
      </text:list-level-style-number>
      <text:list-level-style-bullet text:level="2" text:style-name="WW8Num34z1" text:bullet-char="">
        <style:list-level-properties text:space-before="1.27cm" text:min-label-width="0.63cm"/>
        <style:text-properties style:font-name="Symbol"/>
      </text:list-level-style-bullet>
      <text:list-level-style-bullet text:level="3" text:style-name="WW8Num34z2" text:bullet-char="">
        <style:list-level-properties text:space-before="2.54cm" text:min-label-width="0.63cm"/>
        <style:text-properties style:font-name="Symbol"/>
      </text:list-level-style-bullet>
      <text:list-level-style-bullet text:level="4" text:style-name="WW8Num34z2" text:bullet-char="">
        <style:list-level-properties text:space-before="3.81cm" text:min-label-width="0.63cm"/>
        <style:text-properties style:font-name="Symbol"/>
      </text:list-level-style-bullet>
      <text:list-level-style-bullet text:level="5" text:style-name="WW8Num34z4" text:bullet-char="o">
        <style:list-level-properties text:space-before="5.08cm" text:min-label-width="0.63cm"/>
        <style:text-properties style:font-name="Courier New1"/>
      </text:list-level-style-bullet>
      <text:list-level-style-bullet text:level="6" text:style-name="WW8Num34z5" text:bullet-char="">
        <style:list-level-properties text:space-before="6.35cm" text:min-label-width="0.63cm"/>
        <style:text-properties style:font-name="Wingdings"/>
      </text:list-level-style-bullet>
      <text:list-level-style-bullet text:level="7" text:style-name="WW8Num34z6" text:bullet-char="">
        <style:list-level-properties text:space-before="7.62cm" text:min-label-width="0.63cm"/>
        <style:text-properties style:font-name="Symbol"/>
      </text:list-level-style-bullet>
      <text:list-level-style-bullet text:level="8" text:style-name="WW8Num34z4" text:bullet-char="o">
        <style:list-level-properties text:space-before="8.89cm" text:min-label-width="0.63cm"/>
        <style:text-properties style:font-name="Courier New1"/>
      </text:list-level-style-bullet>
      <text:list-level-style-bullet text:level="9" text:style-name="WW8Num3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min-label-width="0.63cm"/>
        <style:text-properties style:font-name="Symbol"/>
      </text:list-level-style-bullet>
      <text:list-level-style-bullet text:level="2" text:style-name="WW8Num35z0" text:bullet-char="">
        <style:list-level-properties text:space-before="1.27cm" text:min-label-width="0.63cm"/>
        <style:text-properties style:font-name="Symbol"/>
      </text:list-level-style-bullet>
      <text:list-level-style-bullet text:level="3" text:style-name="WW8Num35z2" text:bullet-char="">
        <style:list-level-properties text:space-before="2.54cm" text:min-label-width="0.63cm"/>
        <style:text-properties style:font-name="Symbol"/>
      </text:list-level-style-bullet>
      <text:list-level-style-bullet text:level="4" text:style-name="WW8Num35z2" text:bullet-char="">
        <style:list-level-properties text:space-before="3.81cm" text:min-label-width="0.63cm"/>
        <style:text-properties style:font-name="Symbol"/>
      </text:list-level-style-bullet>
      <text:list-level-style-bullet text:level="5" text:style-name="WW8Num35z4" text:bullet-char="o">
        <style:list-level-properties text:space-before="5.08cm" text:min-label-width="0.63cm"/>
        <style:text-properties style:font-name="Courier New1"/>
      </text:list-level-style-bullet>
      <text:list-level-style-bullet text:level="6" text:style-name="WW8Num35z5" text:bullet-char="">
        <style:list-level-properties text:space-before="6.35cm" text:min-label-width="0.63cm"/>
        <style:text-properties style:font-name="Wingdings"/>
      </text:list-level-style-bullet>
      <text:list-level-style-bullet text:level="7" text:style-name="WW8Num35z6" text:bullet-char="">
        <style:list-level-properties text:space-before="7.62cm" text:min-label-width="0.63cm"/>
        <style:text-properties style:font-name="Symbol"/>
      </text:list-level-style-bullet>
      <text:list-level-style-bullet text:level="8" text:style-name="WW8Num35z4" text:bullet-char="o">
        <style:list-level-properties text:space-before="8.89cm" text:min-label-width="0.63cm"/>
        <style:text-properties style:font-name="Courier New1"/>
      </text:list-level-style-bullet>
      <text:list-level-style-bullet text:level="9" text:style-name="WW8Num3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min-label-width="0.635cm"/>
        <style:text-properties style:font-name="Symbol"/>
      </text:list-level-style-bullet>
      <text:list-level-style-bullet text:level="2" text:style-name="WW8Num36z1" text:bullet-char="o">
        <style:list-level-properties text:space-before="1.27cm" text:min-label-width="0.635cm"/>
        <style:text-properties style:font-name="Courier New1"/>
      </text:list-level-style-bullet>
      <text:list-level-style-bullet text:level="3" text:style-name="WW8Num36z2" text:bullet-char="">
        <style:list-level-properties text:space-before="2.54cm" text:min-label-width="0.635cm"/>
        <style:text-properties style:font-name="Wingdings"/>
      </text:list-level-style-bullet>
      <text:list-level-style-bullet text:level="4" text:style-name="WW8Num36z0" text:bullet-char="">
        <style:list-level-properties text:space-before="3.81cm" text:min-label-width="0.635cm"/>
        <style:text-properties style:font-name="Symbol"/>
      </text:list-level-style-bullet>
      <text:list-level-style-bullet text:level="5" text:style-name="WW8Num36z1" text:bullet-char="o">
        <style:list-level-properties text:space-before="5.08cm" text:min-label-width="0.635cm"/>
        <style:text-properties style:font-name="Courier New1"/>
      </text:list-level-style-bullet>
      <text:list-level-style-bullet text:level="6" text:style-name="WW8Num36z2" text:bullet-char="">
        <style:list-level-properties text:space-before="6.35cm" text:min-label-width="0.635cm"/>
        <style:text-properties style:font-name="Wingdings"/>
      </text:list-level-style-bullet>
      <text:list-level-style-bullet text:level="7" text:style-name="WW8Num36z0" text:bullet-char="">
        <style:list-level-properties text:space-before="7.62cm" text:min-label-width="0.635cm"/>
        <style:text-properties style:font-name="Symbol"/>
      </text:list-level-style-bullet>
      <text:list-level-style-bullet text:level="8" text:style-name="WW8Num36z1" text:bullet-char="o">
        <style:list-level-properties text:space-before="8.89cm" text:min-label-width="0.635cm"/>
        <style:text-properties style:font-name="Courier New1"/>
      </text:list-level-style-bullet>
      <text:list-level-style-bullet text:level="9" text:style-name="WW8Num3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min-label-width="0.63cm"/>
        <style:text-properties style:font-name="Symbol"/>
      </text:list-level-style-bullet>
      <text:list-level-style-bullet text:level="2" text:style-name="WW8Num37z0" text:bullet-char="">
        <style:list-level-properties text:space-before="1.27cm" text:min-label-width="0.63cm"/>
        <style:text-properties style:font-name="Symbol"/>
      </text:list-level-style-bullet>
      <text:list-level-style-bullet text:level="3" text:style-name="WW8Num37z2" text:bullet-char="">
        <style:list-level-properties text:space-before="2.54cm" text:min-label-width="0.63cm"/>
        <style:text-properties style:font-name="Symbol"/>
      </text:list-level-style-bullet>
      <text:list-level-style-bullet text:level="4" text:style-name="WW8Num37z2" text:bullet-char="">
        <style:list-level-properties text:space-before="3.81cm" text:min-label-width="0.63cm"/>
        <style:text-properties style:font-name="Symbol"/>
      </text:list-level-style-bullet>
      <text:list-level-style-bullet text:level="5" text:style-name="WW8Num37z4" text:bullet-char="o">
        <style:list-level-properties text:space-before="5.08cm" text:min-label-width="0.63cm"/>
        <style:text-properties style:font-name="Courier New1"/>
      </text:list-level-style-bullet>
      <text:list-level-style-bullet text:level="6" text:style-name="WW8Num37z5" text:bullet-char="">
        <style:list-level-properties text:space-before="6.35cm" text:min-label-width="0.63cm"/>
        <style:text-properties style:font-name="Wingdings"/>
      </text:list-level-style-bullet>
      <text:list-level-style-bullet text:level="7" text:style-name="WW8Num37z6" text:bullet-char="">
        <style:list-level-properties text:space-before="7.62cm" text:min-label-width="0.63cm"/>
        <style:text-properties style:font-name="Symbol"/>
      </text:list-level-style-bullet>
      <text:list-level-style-bullet text:level="8" text:style-name="WW8Num37z4" text:bullet-char="o">
        <style:list-level-properties text:space-before="8.89cm" text:min-label-width="0.63cm"/>
        <style:text-properties style:font-name="Courier New1"/>
      </text:list-level-style-bullet>
      <text:list-level-style-bullet text:level="9" text:style-name="WW8Num3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4cm"/>
        <style:text-properties style:font-name="Symbol"/>
      </text:list-level-style-bullet>
      <text:list-level-style-bullet text:level="2" text:style-name="WW8Num38z1" text:bullet-char="-">
        <style:list-level-properties text:space-before="1.905cm" text:min-label-width="0.635cm"/>
        <style:text-properties style:font-name="Tahoma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4"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4"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 text:start-value="0">
        <style:list-level-properties/>
      </text:list-level-style-number>
      <text:list-level-style-bullet text:level="2" text:style-name="WW8Num39z1" text:bullet-char="">
        <style:list-level-properties text:space-before="0.63cm" text:min-label-width="0.64cm"/>
        <style:text-properties style:font-name="Symbol"/>
      </text:list-level-style-bullet>
      <text:list-level-style-bullet text:level="3" text:style-name="WW8Num39z2" text:bullet-char="">
        <style:list-level-properties text:space-before="1.27cm" text:min-label-width="0.63cm"/>
        <style:text-properties style:font-name="Symbol"/>
      </text:list-level-style-bullet>
      <text:list-level-style-bullet text:level="4" text:style-name="WW8Num39z2" text:bullet-char="">
        <style:list-level-properties text:space-before="1.9cm" text:min-label-width="0.64cm"/>
        <style:text-properties style:font-name="Symbol"/>
      </text:list-level-style-bullet>
      <text:list-level-style-bullet text:level="5" text:style-name="WW8Num39z4" text:bullet-char="">
        <style:list-level-properties text:space-before="5.08cm" text:min-label-width="0.63cm"/>
        <style:text-properties style:font-name="Symbol"/>
      </text:list-level-style-bullet>
      <text:list-level-style-bullet text:level="6" text:style-name="WW8Num39z5" text:bullet-char="">
        <style:list-level-properties text:space-before="6.35cm" text:min-label-width="0.63cm"/>
        <style:text-properties style:font-name="Wingdings"/>
      </text:list-level-style-bullet>
      <text:list-level-style-bullet text:level="7" text:style-name="WW8Num39z4" text:bullet-char="">
        <style:list-level-properties text:space-before="7.62cm" text:min-label-width="0.63cm"/>
        <style:text-properties style:font-name="Symbol"/>
      </text:list-level-style-bullet>
      <text:list-level-style-bullet text:level="8" text:style-name="WW8Num39z7" text:bullet-char="o">
        <style:list-level-properties text:space-before="8.89cm" text:min-label-width="0.63cm"/>
        <style:text-properties style:font-name="Courier New1"/>
      </text:list-level-style-bullet>
      <text:list-level-style-bullet text:level="9" text:style-name="WW8Num3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cm"/>
        <style:text-properties style:font-name="Symbol"/>
      </text:list-level-style-bullet>
      <text:list-level-style-bullet text:level="2" text:style-name="WW8Num40z0" text:bullet-char="">
        <style:list-level-properties text:space-before="0.63cm" text:min-label-width="0.64cm"/>
        <style:text-properties style:font-name="Symbol"/>
      </text:list-level-style-bullet>
      <text:list-level-style-bullet text:level="3" text:style-name="WW8Num40z2" text:bullet-char="">
        <style:list-level-properties text:space-before="1.27cm" text:min-label-width="0.63cm"/>
        <style:text-properties style:font-name="Symbol"/>
      </text:list-level-style-bullet>
      <text:list-level-style-bullet text:level="4" text:style-name="WW8Num40z2" text:bullet-char="">
        <style:list-level-properties text:space-before="1.9cm" text:min-label-width="0.64cm"/>
        <style:text-properties style:font-name="Symbol"/>
      </text:list-level-style-bullet>
      <text:list-level-style-bullet text:level="5" text:style-name="WW8Num40z4" text:bullet-char="">
        <style:list-level-properties text:space-before="5.08cm" text:min-label-width="0.63cm"/>
        <style:text-properties style:font-name="Symbol"/>
      </text:list-level-style-bullet>
      <text:list-level-style-bullet text:level="6" text:style-name="WW8Num40z5" text:bullet-char="">
        <style:list-level-properties text:space-before="6.35cm" text:min-label-width="0.63cm"/>
        <style:text-properties style:font-name="Wingdings"/>
      </text:list-level-style-bullet>
      <text:list-level-style-bullet text:level="7" text:style-name="WW8Num40z4" text:bullet-char="">
        <style:list-level-properties text:space-before="7.62cm" text:min-label-width="0.63cm"/>
        <style:text-properties style:font-name="Symbol"/>
      </text:list-level-style-bullet>
      <text:list-level-style-bullet text:level="8" text:style-name="WW8Num40z7" text:bullet-char="o">
        <style:list-level-properties text:space-before="8.89cm" text:min-label-width="0.63cm"/>
        <style:text-properties style:font-name="Courier New1"/>
      </text:list-level-style-bullet>
      <text:list-level-style-bullet text:level="9" text:style-name="WW8Num4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min-label-width="0.635cm"/>
        <style:text-properties style:font-name="Symbol"/>
      </text:list-level-style-bullet>
      <text:list-level-style-bullet text:level="2" text:style-name="WW8Num41z1" text:bullet-char="">
        <style:list-level-properties text:space-before="0.635cm" text:min-label-width="0.635cm"/>
        <style:text-properties style:font-name="Symbol"/>
      </text:list-level-style-bullet>
      <text:list-level-style-bullet text:level="3" text:style-name="WW8Num41z1" text:bullet-char="">
        <style:list-level-properties text:space-before="1.27cm" text:min-label-width="0.635cm"/>
        <style:text-properties style:font-name="Symbol"/>
      </text:list-level-style-bullet>
      <text:list-level-style-bullet text:level="4" text:style-name="WW8Num41z1" text:bullet-char="">
        <style:list-level-properties text:space-before="1.905cm" text:min-label-width="0.635cm"/>
        <style:text-properties style:font-name="Symbol"/>
      </text:list-level-style-bullet>
      <text:list-level-style-bullet text:level="5" text:style-name="WW8Num41z4" text:bullet-char="">
        <style:list-level-properties text:space-before="2.54cm" text:min-label-width="0.635cm"/>
        <style:text-properties style:font-name="Symbol"/>
      </text:list-level-style-bullet>
      <text:list-level-style-bullet text:level="6" text:style-name="WW8Num41z5" text:bullet-char="">
        <style:list-level-properties text:space-before="3.175cm" text:min-label-width="0.635cm"/>
        <style:text-properties style:font-name="Wingdings"/>
      </text:list-level-style-bullet>
      <text:list-level-style-bullet text:level="7" text:style-name="WW8Num41z5" text:bullet-char="">
        <style:list-level-properties text:space-before="3.81cm" text:min-label-width="0.635cm"/>
        <style:text-properties style:font-name="Wingdings"/>
      </text:list-level-style-bullet>
      <text:list-level-style-bullet text:level="8" text:style-name="WW8Num41z4" text:bullet-char="">
        <style:list-level-properties text:space-before="4.445cm" text:min-label-width="0.635cm"/>
        <style:text-properties style:font-name="Symbol"/>
      </text:list-level-style-bullet>
      <text:list-level-style-bullet text:level="9" text:style-name="WW8Num41z4"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min-label-width="0.63cm"/>
        <style:text-properties style:font-name="Symbol"/>
      </text:list-level-style-bullet>
      <text:list-level-style-bullet text:level="2" text:style-name="WW8Num42z0" text:bullet-char="">
        <style:list-level-properties text:space-before="1.27cm" text:min-label-width="0.63cm"/>
        <style:text-properties style:font-name="Symbol"/>
      </text:list-level-style-bullet>
      <text:list-level-style-bullet text:level="3" text:style-name="WW8Num42z2" text:bullet-char="">
        <style:list-level-properties text:space-before="2.54cm" text:min-label-width="0.63cm"/>
        <style:text-properties style:font-name="Symbol"/>
      </text:list-level-style-bullet>
      <text:list-level-style-bullet text:level="4" text:style-name="WW8Num42z2" text:bullet-char="">
        <style:list-level-properties text:space-before="3.81cm" text:min-label-width="0.63cm"/>
        <style:text-properties style:font-name="Symbol"/>
      </text:list-level-style-bullet>
      <text:list-level-style-bullet text:level="5" text:style-name="WW8Num42z4" text:bullet-char="o">
        <style:list-level-properties text:space-before="5.08cm" text:min-label-width="0.63cm"/>
        <style:text-properties style:font-name="Courier New1"/>
      </text:list-level-style-bullet>
      <text:list-level-style-bullet text:level="6" text:style-name="WW8Num42z5" text:bullet-char="">
        <style:list-level-properties text:space-before="6.35cm" text:min-label-width="0.63cm"/>
        <style:text-properties style:font-name="Wingdings"/>
      </text:list-level-style-bullet>
      <text:list-level-style-bullet text:level="7" text:style-name="WW8Num42z6" text:bullet-char="">
        <style:list-level-properties text:space-before="7.62cm" text:min-label-width="0.63cm"/>
        <style:text-properties style:font-name="Symbol"/>
      </text:list-level-style-bullet>
      <text:list-level-style-bullet text:level="8" text:style-name="WW8Num42z4" text:bullet-char="o">
        <style:list-level-properties text:space-before="8.89cm" text:min-label-width="0.63cm"/>
        <style:text-properties style:font-name="Courier New1"/>
      </text:list-level-style-bullet>
      <text:list-level-style-bullet text:level="9" text:style-name="WW8Num4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number text:level="1" style:num-format="" text:start-value="0">
        <style:list-level-properties/>
      </text:list-level-style-number>
      <text:list-level-style-bullet text:level="2" text:style-name="WW8Num43z1" text:bullet-char="">
        <style:list-level-properties text:space-before="0.63cm" text:min-label-width="0.64cm"/>
        <style:text-properties style:font-name="Symbol"/>
      </text:list-level-style-bullet>
      <text:list-level-style-bullet text:level="3" text:style-name="WW8Num43z2" text:bullet-char="">
        <style:list-level-properties text:space-before="1.27cm" text:min-label-width="0.63cm"/>
        <style:text-properties style:font-name="Symbol"/>
      </text:list-level-style-bullet>
      <text:list-level-style-bullet text:level="4" text:style-name="WW8Num43z2" text:bullet-char="">
        <style:list-level-properties text:space-before="1.9cm" text:min-label-width="0.64cm"/>
        <style:text-properties style:font-name="Symbol"/>
      </text:list-level-style-bullet>
      <text:list-level-style-bullet text:level="5" text:style-name="WW8Num43z4" text:bullet-char="">
        <style:list-level-properties text:space-before="5.08cm" text:min-label-width="0.63cm"/>
        <style:text-properties style:font-name="Symbol"/>
      </text:list-level-style-bullet>
      <text:list-level-style-bullet text:level="6" text:style-name="WW8Num43z5" text:bullet-char="">
        <style:list-level-properties text:space-before="6.35cm" text:min-label-width="0.63cm"/>
        <style:text-properties style:font-name="Wingdings"/>
      </text:list-level-style-bullet>
      <text:list-level-style-bullet text:level="7" text:style-name="WW8Num43z4" text:bullet-char="">
        <style:list-level-properties text:space-before="7.62cm" text:min-label-width="0.63cm"/>
        <style:text-properties style:font-name="Symbol"/>
      </text:list-level-style-bullet>
      <text:list-level-style-bullet text:level="8" text:style-name="WW8Num43z7" text:bullet-char="o">
        <style:list-level-properties text:space-before="8.89cm" text:min-label-width="0.63cm"/>
        <style:text-properties style:font-name="Courier New1"/>
      </text:list-level-style-bullet>
      <text:list-level-style-bullet text:level="9" text:style-name="WW8Num4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min-label-width="0.63cm"/>
        <style:text-properties style:font-name="Symbol"/>
      </text:list-level-style-bullet>
      <text:list-level-style-bullet text:level="2" text:style-name="WW8Num44z1" text:bullet-char="">
        <style:list-level-properties text:space-before="0.63cm" text:min-label-width="0.64cm"/>
        <style:text-properties style:font-name="Symbol"/>
      </text:list-level-style-bullet>
      <text:list-level-style-bullet text:level="3" text:style-name="WW8Num44z1" text:bullet-char="">
        <style:list-level-properties text:space-before="1.27cm" text:min-label-width="0.63cm"/>
        <style:text-properties style:font-name="Symbol"/>
      </text:list-level-style-bullet>
      <text:list-level-style-bullet text:level="4" text:style-name="WW8Num44z1" text:bullet-char="">
        <style:list-level-properties text:space-before="1.9cm" text:min-label-width="0.64cm"/>
        <style:text-properties style:font-name="Symbol"/>
      </text:list-level-style-bullet>
      <text:list-level-style-bullet text:level="5" text:style-name="WW8Num44z4" text:bullet-char="">
        <style:list-level-properties text:space-before="2.54cm" text:min-label-width="0.63cm"/>
        <style:text-properties style:font-name="Symbol"/>
      </text:list-level-style-bullet>
      <text:list-level-style-bullet text:level="6" text:style-name="WW8Num44z5" text:bullet-char="">
        <style:list-level-properties text:space-before="3.17cm" text:min-label-width="0.64cm"/>
        <style:text-properties style:font-name="Wingdings"/>
      </text:list-level-style-bullet>
      <text:list-level-style-bullet text:level="7" text:style-name="WW8Num44z5" text:bullet-char="">
        <style:list-level-properties text:space-before="3.81cm" text:min-label-width="0.63cm"/>
        <style:text-properties style:font-name="Wingdings"/>
      </text:list-level-style-bullet>
      <text:list-level-style-bullet text:level="8" text:style-name="WW8Num44z4" text:bullet-char="">
        <style:list-level-properties text:space-before="4.44cm" text:min-label-width="0.64cm"/>
        <style:text-properties style:font-name="Symbol"/>
      </text:list-level-style-bullet>
      <text:list-level-style-bullet text:level="9" text:style-name="WW8Num44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min-label-width="0.63cm"/>
        <style:text-properties style:font-name="Symbol"/>
      </text:list-level-style-bullet>
      <text:list-level-style-bullet text:level="2" text:style-name="WW8Num45z0" text:bullet-char="">
        <style:list-level-properties text:space-before="1.27cm" text:min-label-width="0.63cm"/>
        <style:text-properties style:font-name="Symbol"/>
      </text:list-level-style-bullet>
      <text:list-level-style-bullet text:level="3" text:style-name="WW8Num45z2" text:bullet-char="">
        <style:list-level-properties text:space-before="2.54cm" text:min-label-width="0.63cm"/>
        <style:text-properties style:font-name="Symbol"/>
      </text:list-level-style-bullet>
      <text:list-level-style-bullet text:level="4" text:style-name="WW8Num45z2" text:bullet-char="">
        <style:list-level-properties text:space-before="3.81cm" text:min-label-width="0.63cm"/>
        <style:text-properties style:font-name="Symbol"/>
      </text:list-level-style-bullet>
      <text:list-level-style-bullet text:level="5" text:style-name="WW8Num45z4" text:bullet-char="o">
        <style:list-level-properties text:space-before="5.08cm" text:min-label-width="0.63cm"/>
        <style:text-properties style:font-name="Courier New1"/>
      </text:list-level-style-bullet>
      <text:list-level-style-bullet text:level="6" text:style-name="WW8Num45z5" text:bullet-char="">
        <style:list-level-properties text:space-before="6.35cm" text:min-label-width="0.63cm"/>
        <style:text-properties style:font-name="Wingdings"/>
      </text:list-level-style-bullet>
      <text:list-level-style-bullet text:level="7" text:style-name="WW8Num45z6" text:bullet-char="">
        <style:list-level-properties text:space-before="7.62cm" text:min-label-width="0.63cm"/>
        <style:text-properties style:font-name="Symbol"/>
      </text:list-level-style-bullet>
      <text:list-level-style-bullet text:level="8" text:style-name="WW8Num45z4" text:bullet-char="o">
        <style:list-level-properties text:space-before="8.89cm" text:min-label-width="0.63cm"/>
        <style:text-properties style:font-name="Courier New1"/>
      </text:list-level-style-bullet>
      <text:list-level-style-bullet text:level="9" text:style-name="WW8Num4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format="" text:start-value="0">
        <style:list-level-properties/>
      </text:list-level-style-number>
      <text:list-level-style-bullet text:level="2" text:style-name="WW8Num46z1" text:bullet-char="">
        <style:list-level-properties text:space-before="1.27cm" text:min-label-width="0.635cm"/>
        <style:text-properties style:font-name="Symbol"/>
      </text:list-level-style-bullet>
      <text:list-level-style-bullet text:level="3" text:style-name="WW8Num46z2" text:bullet-char="">
        <style:list-level-properties text:space-before="2.54cm" text:min-label-width="0.635cm"/>
        <style:text-properties style:font-name="Symbol"/>
      </text:list-level-style-bullet>
      <text:list-level-style-bullet text:level="4" text:style-name="WW8Num46z2" text:bullet-char="">
        <style:list-level-properties text:space-before="3.81cm" text:min-label-width="0.635cm"/>
        <style:text-properties style:font-name="Symbol"/>
      </text:list-level-style-bullet>
      <text:list-level-style-bullet text:level="5" text:style-name="WW8Num46z4" text:bullet-char="o">
        <style:list-level-properties text:space-before="5.08cm" text:min-label-width="0.635cm"/>
        <style:text-properties style:font-name="Courier New1"/>
      </text:list-level-style-bullet>
      <text:list-level-style-bullet text:level="6" text:style-name="WW8Num46z5" text:bullet-char="">
        <style:list-level-properties text:space-before="6.35cm" text:min-label-width="0.635cm"/>
        <style:text-properties style:font-name="Wingdings"/>
      </text:list-level-style-bullet>
      <text:list-level-style-bullet text:level="7" text:style-name="WW8Num46z2" text:bullet-char="">
        <style:list-level-properties text:space-before="7.62cm" text:min-label-width="0.635cm"/>
        <style:text-properties style:font-name="Symbol"/>
      </text:list-level-style-bullet>
      <text:list-level-style-bullet text:level="8" text:style-name="WW8Num46z4" text:bullet-char="o">
        <style:list-level-properties text:space-before="8.89cm" text:min-label-width="0.635cm"/>
        <style:text-properties style:font-name="Courier New1"/>
      </text:list-level-style-bullet>
      <text:list-level-style-bullet text:level="9" text:style-name="WW8Num46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min-label-width="0.63cm"/>
        <style:text-properties style:font-name="Symbol"/>
      </text:list-level-style-bullet>
      <text:list-level-style-bullet text:level="2" text:style-name="WW8Num47z0" text:bullet-char="">
        <style:list-level-properties text:space-before="1.27cm" text:min-label-width="0.63cm"/>
        <style:text-properties style:font-name="Symbol"/>
      </text:list-level-style-bullet>
      <text:list-level-style-bullet text:level="3" text:style-name="WW8Num47z2" text:bullet-char="">
        <style:list-level-properties text:space-before="2.54cm" text:min-label-width="0.63cm"/>
        <style:text-properties style:font-name="Symbol"/>
      </text:list-level-style-bullet>
      <text:list-level-style-bullet text:level="4" text:style-name="WW8Num47z2" text:bullet-char="">
        <style:list-level-properties text:space-before="3.81cm" text:min-label-width="0.63cm"/>
        <style:text-properties style:font-name="Symbol"/>
      </text:list-level-style-bullet>
      <text:list-level-style-bullet text:level="5" text:style-name="WW8Num47z4" text:bullet-char="o">
        <style:list-level-properties text:space-before="5.08cm" text:min-label-width="0.63cm"/>
        <style:text-properties style:font-name="Courier New1"/>
      </text:list-level-style-bullet>
      <text:list-level-style-bullet text:level="6" text:style-name="WW8Num47z5" text:bullet-char="">
        <style:list-level-properties text:space-before="6.35cm" text:min-label-width="0.63cm"/>
        <style:text-properties style:font-name="Wingdings"/>
      </text:list-level-style-bullet>
      <text:list-level-style-bullet text:level="7" text:style-name="WW8Num47z6" text:bullet-char="">
        <style:list-level-properties text:space-before="7.62cm" text:min-label-width="0.63cm"/>
        <style:text-properties style:font-name="Symbol"/>
      </text:list-level-style-bullet>
      <text:list-level-style-bullet text:level="8" text:style-name="WW8Num47z4" text:bullet-char="o">
        <style:list-level-properties text:space-before="8.89cm" text:min-label-width="0.63cm"/>
        <style:text-properties style:font-name="Courier New1"/>
      </text:list-level-style-bullet>
      <text:list-level-style-bullet text:level="9" text:style-name="WW8Num4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min-label-width="0.635cm"/>
        <style:text-properties style:font-name="Symbol"/>
      </text:list-level-style-bullet>
      <text:list-level-style-bullet text:level="2" text:style-name="WW8Num48z1" text:bullet-char="o">
        <style:list-level-properties text:space-before="1.27cm" text:min-label-width="0.635cm"/>
        <style:text-properties style:font-name="Courier New1"/>
      </text:list-level-style-bullet>
      <text:list-level-style-bullet text:level="3" text:style-name="WW8Num48z2" text:bullet-char="">
        <style:list-level-properties text:space-before="2.54cm" text:min-label-width="0.635cm"/>
        <style:text-properties style:font-name="Wingdings"/>
      </text:list-level-style-bullet>
      <text:list-level-style-bullet text:level="4" text:style-name="WW8Num48z0" text:bullet-char="">
        <style:list-level-properties text:space-before="3.81cm" text:min-label-width="0.635cm"/>
        <style:text-properties style:font-name="Symbol"/>
      </text:list-level-style-bullet>
      <text:list-level-style-bullet text:level="5" text:style-name="WW8Num48z1" text:bullet-char="o">
        <style:list-level-properties text:space-before="5.08cm" text:min-label-width="0.635cm"/>
        <style:text-properties style:font-name="Courier New1"/>
      </text:list-level-style-bullet>
      <text:list-level-style-bullet text:level="6" text:style-name="WW8Num48z2" text:bullet-char="">
        <style:list-level-properties text:space-before="6.35cm" text:min-label-width="0.635cm"/>
        <style:text-properties style:font-name="Wingdings"/>
      </text:list-level-style-bullet>
      <text:list-level-style-bullet text:level="7" text:style-name="WW8Num48z0" text:bullet-char="">
        <style:list-level-properties text:space-before="7.62cm" text:min-label-width="0.635cm"/>
        <style:text-properties style:font-name="Symbol"/>
      </text:list-level-style-bullet>
      <text:list-level-style-bullet text:level="8" text:style-name="WW8Num48z1" text:bullet-char="o">
        <style:list-level-properties text:space-before="8.89cm" text:min-label-width="0.635cm"/>
        <style:text-properties style:font-name="Courier New1"/>
      </text:list-level-style-bullet>
      <text:list-level-style-bullet text:level="9" text:style-name="WW8Num48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min-label-width="0.63cm"/>
        <style:text-properties style:font-name="Symbol"/>
      </text:list-level-style-bullet>
      <text:list-level-style-bullet text:level="2" text:style-name="WW8Num49z0" text:bullet-char="">
        <style:list-level-properties text:space-before="1.27cm" text:min-label-width="0.63cm"/>
        <style:text-properties style:font-name="Symbol"/>
      </text:list-level-style-bullet>
      <text:list-level-style-bullet text:level="3" text:style-name="WW8Num49z2" text:bullet-char="">
        <style:list-level-properties text:space-before="2.54cm" text:min-label-width="0.63cm"/>
        <style:text-properties style:font-name="Symbol"/>
      </text:list-level-style-bullet>
      <text:list-level-style-bullet text:level="4" text:style-name="WW8Num49z2" text:bullet-char="">
        <style:list-level-properties text:space-before="3.81cm" text:min-label-width="0.63cm"/>
        <style:text-properties style:font-name="Symbol"/>
      </text:list-level-style-bullet>
      <text:list-level-style-bullet text:level="5" text:style-name="WW8Num49z4" text:bullet-char="o">
        <style:list-level-properties text:space-before="5.08cm" text:min-label-width="0.63cm"/>
        <style:text-properties style:font-name="Courier New1"/>
      </text:list-level-style-bullet>
      <text:list-level-style-bullet text:level="6" text:style-name="WW8Num49z5" text:bullet-char="">
        <style:list-level-properties text:space-before="6.35cm" text:min-label-width="0.63cm"/>
        <style:text-properties style:font-name="Wingdings"/>
      </text:list-level-style-bullet>
      <text:list-level-style-bullet text:level="7" text:style-name="WW8Num49z6" text:bullet-char="">
        <style:list-level-properties text:space-before="7.62cm" text:min-label-width="0.63cm"/>
        <style:text-properties style:font-name="Symbol"/>
      </text:list-level-style-bullet>
      <text:list-level-style-bullet text:level="8" text:style-name="WW8Num49z4" text:bullet-char="o">
        <style:list-level-properties text:space-before="8.89cm" text:min-label-width="0.63cm"/>
        <style:text-properties style:font-name="Courier New1"/>
      </text:list-level-style-bullet>
      <text:list-level-style-bullet text:level="9" text:style-name="WW8Num4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cm"/>
        <style:text-properties style:font-name="Symbol"/>
      </text:list-level-style-bullet>
      <text:list-level-style-bullet text:level="2" text:style-name="WW8Num50z0" text:bullet-char="">
        <style:list-level-properties text:space-before="1.27cm" text:min-label-width="0.63cm"/>
        <style:text-properties style:font-name="Symbol"/>
      </text:list-level-style-bullet>
      <text:list-level-style-bullet text:level="3" text:style-name="WW8Num50z2" text:bullet-char="">
        <style:list-level-properties text:space-before="2.54cm" text:min-label-width="0.63cm"/>
        <style:text-properties style:font-name="Symbol"/>
      </text:list-level-style-bullet>
      <text:list-level-style-bullet text:level="4" text:style-name="WW8Num50z2" text:bullet-char="">
        <style:list-level-properties text:space-before="3.81cm" text:min-label-width="0.63cm"/>
        <style:text-properties style:font-name="Symbol"/>
      </text:list-level-style-bullet>
      <text:list-level-style-bullet text:level="5" text:style-name="WW8Num50z4" text:bullet-char="o">
        <style:list-level-properties text:space-before="5.08cm" text:min-label-width="0.63cm"/>
        <style:text-properties style:font-name="Courier New1"/>
      </text:list-level-style-bullet>
      <text:list-level-style-bullet text:level="6" text:style-name="WW8Num50z5" text:bullet-char="">
        <style:list-level-properties text:space-before="6.35cm" text:min-label-width="0.63cm"/>
        <style:text-properties style:font-name="Wingdings"/>
      </text:list-level-style-bullet>
      <text:list-level-style-bullet text:level="7" text:style-name="WW8Num50z6" text:bullet-char="">
        <style:list-level-properties text:space-before="7.62cm" text:min-label-width="0.63cm"/>
        <style:text-properties style:font-name="Symbol"/>
      </text:list-level-style-bullet>
      <text:list-level-style-bullet text:level="8" text:style-name="WW8Num50z4" text:bullet-char="o">
        <style:list-level-properties text:space-before="8.89cm" text:min-label-width="0.63cm"/>
        <style:text-properties style:font-name="Courier New1"/>
      </text:list-level-style-bullet>
      <text:list-level-style-bullet text:level="9" text:style-name="WW8Num5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min-label-width="0.4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min-label-width="0.63cm"/>
        <style:text-properties style:font-name="Symbol"/>
      </text:list-level-style-bullet>
      <text:list-level-style-bullet text:level="2" text:style-name="WW8Num52z0" text:bullet-char="">
        <style:list-level-properties text:space-before="1.27cm" text:min-label-width="0.63cm"/>
        <style:text-properties style:font-name="Symbol"/>
      </text:list-level-style-bullet>
      <text:list-level-style-bullet text:level="3" text:style-name="WW8Num52z2" text:bullet-char="">
        <style:list-level-properties text:space-before="2.54cm" text:min-label-width="0.63cm"/>
        <style:text-properties style:font-name="Symbol"/>
      </text:list-level-style-bullet>
      <text:list-level-style-bullet text:level="4" text:style-name="WW8Num52z2" text:bullet-char="">
        <style:list-level-properties text:space-before="3.81cm" text:min-label-width="0.63cm"/>
        <style:text-properties style:font-name="Symbol"/>
      </text:list-level-style-bullet>
      <text:list-level-style-bullet text:level="5" text:style-name="WW8Num52z4" text:bullet-char="o">
        <style:list-level-properties text:space-before="5.08cm" text:min-label-width="0.63cm"/>
        <style:text-properties style:font-name="Courier New1"/>
      </text:list-level-style-bullet>
      <text:list-level-style-bullet text:level="6" text:style-name="WW8Num52z5" text:bullet-char="">
        <style:list-level-properties text:space-before="6.35cm" text:min-label-width="0.63cm"/>
        <style:text-properties style:font-name="Wingdings"/>
      </text:list-level-style-bullet>
      <text:list-level-style-bullet text:level="7" text:style-name="WW8Num52z6" text:bullet-char="">
        <style:list-level-properties text:space-before="7.62cm" text:min-label-width="0.63cm"/>
        <style:text-properties style:font-name="Symbol"/>
      </text:list-level-style-bullet>
      <text:list-level-style-bullet text:level="8" text:style-name="WW8Num52z4" text:bullet-char="o">
        <style:list-level-properties text:space-before="8.89cm" text:min-label-width="0.63cm"/>
        <style:text-properties style:font-name="Courier New1"/>
      </text:list-level-style-bullet>
      <text:list-level-style-bullet text:level="9" text:style-name="WW8Num5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min-label-width="0.63cm"/>
        <style:text-properties style:font-name="Symbol"/>
      </text:list-level-style-bullet>
      <text:list-level-style-bullet text:level="2" text:style-name="WW8Num53z0" text:bullet-char="">
        <style:list-level-properties text:space-before="1.27cm" text:min-label-width="0.63cm"/>
        <style:text-properties style:font-name="Symbol"/>
      </text:list-level-style-bullet>
      <text:list-level-style-bullet text:level="3" text:style-name="WW8Num53z2" text:bullet-char="">
        <style:list-level-properties text:space-before="2.54cm" text:min-label-width="0.63cm"/>
        <style:text-properties style:font-name="Symbol"/>
      </text:list-level-style-bullet>
      <text:list-level-style-bullet text:level="4" text:style-name="WW8Num53z2" text:bullet-char="">
        <style:list-level-properties text:space-before="3.81cm" text:min-label-width="0.63cm"/>
        <style:text-properties style:font-name="Symbol"/>
      </text:list-level-style-bullet>
      <text:list-level-style-bullet text:level="5" text:style-name="WW8Num53z4" text:bullet-char="o">
        <style:list-level-properties text:space-before="5.08cm" text:min-label-width="0.63cm"/>
        <style:text-properties style:font-name="Courier New1"/>
      </text:list-level-style-bullet>
      <text:list-level-style-bullet text:level="6" text:style-name="WW8Num53z5" text:bullet-char="">
        <style:list-level-properties text:space-before="6.35cm" text:min-label-width="0.63cm"/>
        <style:text-properties style:font-name="Wingdings"/>
      </text:list-level-style-bullet>
      <text:list-level-style-bullet text:level="7" text:style-name="WW8Num53z6" text:bullet-char="">
        <style:list-level-properties text:space-before="7.62cm" text:min-label-width="0.63cm"/>
        <style:text-properties style:font-name="Symbol"/>
      </text:list-level-style-bullet>
      <text:list-level-style-bullet text:level="8" text:style-name="WW8Num53z4" text:bullet-char="o">
        <style:list-level-properties text:space-before="8.89cm" text:min-label-width="0.63cm"/>
        <style:text-properties style:font-name="Courier New1"/>
      </text:list-level-style-bullet>
      <text:list-level-style-bullet text:level="9" text:style-name="WW8Num5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min-label-width="0.63cm"/>
        <style:text-properties style:font-name="Symbol"/>
      </text:list-level-style-bullet>
      <text:list-level-style-bullet text:level="2" text:style-name="WW8Num54z0" text:bullet-char="">
        <style:list-level-properties text:space-before="1.27cm" text:min-label-width="0.63cm"/>
        <style:text-properties style:font-name="Symbol"/>
      </text:list-level-style-bullet>
      <text:list-level-style-bullet text:level="3" text:style-name="WW8Num54z2" text:bullet-char="">
        <style:list-level-properties text:space-before="2.54cm" text:min-label-width="0.63cm"/>
        <style:text-properties style:font-name="Symbol"/>
      </text:list-level-style-bullet>
      <text:list-level-style-bullet text:level="4" text:style-name="WW8Num54z2" text:bullet-char="">
        <style:list-level-properties text:space-before="3.81cm" text:min-label-width="0.63cm"/>
        <style:text-properties style:font-name="Symbol"/>
      </text:list-level-style-bullet>
      <text:list-level-style-bullet text:level="5" text:style-name="WW8Num54z4" text:bullet-char="o">
        <style:list-level-properties text:space-before="5.08cm" text:min-label-width="0.63cm"/>
        <style:text-properties style:font-name="Courier New1"/>
      </text:list-level-style-bullet>
      <text:list-level-style-bullet text:level="6" text:style-name="WW8Num54z5" text:bullet-char="">
        <style:list-level-properties text:space-before="6.35cm" text:min-label-width="0.63cm"/>
        <style:text-properties style:font-name="Wingdings"/>
      </text:list-level-style-bullet>
      <text:list-level-style-bullet text:level="7" text:style-name="WW8Num54z6" text:bullet-char="">
        <style:list-level-properties text:space-before="7.62cm" text:min-label-width="0.63cm"/>
        <style:text-properties style:font-name="Symbol"/>
      </text:list-level-style-bullet>
      <text:list-level-style-bullet text:level="8" text:style-name="WW8Num54z4" text:bullet-char="o">
        <style:list-level-properties text:space-before="8.89cm" text:min-label-width="0.63cm"/>
        <style:text-properties style:font-name="Courier New1"/>
      </text:list-level-style-bullet>
      <text:list-level-style-bullet text:level="9" text:style-name="WW8Num5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min-label-width="0.63cm"/>
        <style:text-properties style:font-name="Symbol"/>
      </text:list-level-style-bullet>
      <text:list-level-style-bullet text:level="2" text:style-name="WW8Num55z0" text:bullet-char="">
        <style:list-level-properties text:space-before="1.27cm" text:min-label-width="0.63cm"/>
        <style:text-properties style:font-name="Symbol"/>
      </text:list-level-style-bullet>
      <text:list-level-style-bullet text:level="3" text:style-name="WW8Num55z2" text:bullet-char="">
        <style:list-level-properties text:space-before="2.54cm" text:min-label-width="0.63cm"/>
        <style:text-properties style:font-name="Symbol"/>
      </text:list-level-style-bullet>
      <text:list-level-style-bullet text:level="4" text:style-name="WW8Num55z2" text:bullet-char="">
        <style:list-level-properties text:space-before="3.81cm" text:min-label-width="0.63cm"/>
        <style:text-properties style:font-name="Symbol"/>
      </text:list-level-style-bullet>
      <text:list-level-style-bullet text:level="5" text:style-name="WW8Num55z4" text:bullet-char="o">
        <style:list-level-properties text:space-before="5.08cm" text:min-label-width="0.63cm"/>
        <style:text-properties style:font-name="Courier New1"/>
      </text:list-level-style-bullet>
      <text:list-level-style-bullet text:level="6" text:style-name="WW8Num55z5" text:bullet-char="">
        <style:list-level-properties text:space-before="6.35cm" text:min-label-width="0.63cm"/>
        <style:text-properties style:font-name="Wingdings"/>
      </text:list-level-style-bullet>
      <text:list-level-style-bullet text:level="7" text:style-name="WW8Num55z6" text:bullet-char="">
        <style:list-level-properties text:space-before="7.62cm" text:min-label-width="0.63cm"/>
        <style:text-properties style:font-name="Symbol"/>
      </text:list-level-style-bullet>
      <text:list-level-style-bullet text:level="8" text:style-name="WW8Num55z4" text:bullet-char="o">
        <style:list-level-properties text:space-before="8.89cm" text:min-label-width="0.63cm"/>
        <style:text-properties style:font-name="Courier New1"/>
      </text:list-level-style-bullet>
      <text:list-level-style-bullet text:level="9" text:style-name="WW8Num5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min-label-width="0.63cm"/>
        <style:text-properties style:font-name="Symbol"/>
      </text:list-level-style-bullet>
      <text:list-level-style-bullet text:level="2" text:style-name="WW8Num56z0" text:bullet-char="">
        <style:list-level-properties text:space-before="1.27cm" text:min-label-width="0.63cm"/>
        <style:text-properties style:font-name="Symbol"/>
      </text:list-level-style-bullet>
      <text:list-level-style-bullet text:level="3" text:style-name="WW8Num56z2" text:bullet-char="">
        <style:list-level-properties text:space-before="2.54cm" text:min-label-width="0.63cm"/>
        <style:text-properties style:font-name="Symbol"/>
      </text:list-level-style-bullet>
      <text:list-level-style-bullet text:level="4" text:style-name="WW8Num56z2" text:bullet-char="">
        <style:list-level-properties text:space-before="3.81cm" text:min-label-width="0.63cm"/>
        <style:text-properties style:font-name="Symbol"/>
      </text:list-level-style-bullet>
      <text:list-level-style-bullet text:level="5" text:style-name="WW8Num56z4" text:bullet-char="o">
        <style:list-level-properties text:space-before="5.08cm" text:min-label-width="0.63cm"/>
        <style:text-properties style:font-name="Courier New1"/>
      </text:list-level-style-bullet>
      <text:list-level-style-bullet text:level="6" text:style-name="WW8Num56z5" text:bullet-char="">
        <style:list-level-properties text:space-before="6.35cm" text:min-label-width="0.63cm"/>
        <style:text-properties style:font-name="Wingdings"/>
      </text:list-level-style-bullet>
      <text:list-level-style-bullet text:level="7" text:style-name="WW8Num56z6" text:bullet-char="">
        <style:list-level-properties text:space-before="7.62cm" text:min-label-width="0.63cm"/>
        <style:text-properties style:font-name="Symbol"/>
      </text:list-level-style-bullet>
      <text:list-level-style-bullet text:level="8" text:style-name="WW8Num56z4" text:bullet-char="o">
        <style:list-level-properties text:space-before="8.89cm" text:min-label-width="0.63cm"/>
        <style:text-properties style:font-name="Courier New1"/>
      </text:list-level-style-bullet>
      <text:list-level-style-bullet text:level="9" text:style-name="WW8Num5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number text:level="1" style:num-format="" text:start-value="0">
        <style:list-level-properties/>
      </text:list-level-style-number>
      <text:list-level-style-bullet text:level="2" text:style-name="WW8Num57z1" text:bullet-char="">
        <style:list-level-properties text:space-before="1.27cm" text:min-label-width="0.635cm"/>
        <style:text-properties style:font-name="Symbol"/>
      </text:list-level-style-bullet>
      <text:list-level-style-bullet text:level="3" text:style-name="WW8Num57z2" text:bullet-char="">
        <style:list-level-properties text:space-before="2.54cm" text:min-label-width="0.635cm"/>
        <style:text-properties style:font-name="Symbol"/>
      </text:list-level-style-bullet>
      <text:list-level-style-bullet text:level="4" text:style-name="WW8Num57z2" text:bullet-char="">
        <style:list-level-properties text:space-before="3.81cm" text:min-label-width="0.635cm"/>
        <style:text-properties style:font-name="Symbol"/>
      </text:list-level-style-bullet>
      <text:list-level-style-bullet text:level="5" text:style-name="WW8Num57z4" text:bullet-char="o">
        <style:list-level-properties text:space-before="5.08cm" text:min-label-width="0.635cm"/>
        <style:text-properties style:font-name="Courier New1"/>
      </text:list-level-style-bullet>
      <text:list-level-style-bullet text:level="6" text:style-name="WW8Num57z5" text:bullet-char="">
        <style:list-level-properties text:space-before="6.35cm" text:min-label-width="0.635cm"/>
        <style:text-properties style:font-name="Wingdings"/>
      </text:list-level-style-bullet>
      <text:list-level-style-bullet text:level="7" text:style-name="WW8Num57z2" text:bullet-char="">
        <style:list-level-properties text:space-before="7.62cm" text:min-label-width="0.635cm"/>
        <style:text-properties style:font-name="Symbol"/>
      </text:list-level-style-bullet>
      <text:list-level-style-bullet text:level="8" text:style-name="WW8Num57z4" text:bullet-char="o">
        <style:list-level-properties text:space-before="8.89cm" text:min-label-width="0.635cm"/>
        <style:text-properties style:font-name="Courier New1"/>
      </text:list-level-style-bullet>
      <text:list-level-style-bullet text:level="9" text:style-name="WW8Num57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min-label-width="0.63cm"/>
        <style:text-properties style:font-name="Symbol"/>
      </text:list-level-style-bullet>
      <text:list-level-style-bullet text:level="2" text:style-name="WW8Num58z0" text:bullet-char="">
        <style:list-level-properties text:space-before="1.27cm" text:min-label-width="0.63cm"/>
        <style:text-properties style:font-name="Symbol"/>
      </text:list-level-style-bullet>
      <text:list-level-style-bullet text:level="3" text:style-name="WW8Num58z2" text:bullet-char="">
        <style:list-level-properties text:space-before="2.54cm" text:min-label-width="0.63cm"/>
        <style:text-properties style:font-name="Symbol"/>
      </text:list-level-style-bullet>
      <text:list-level-style-bullet text:level="4" text:style-name="WW8Num58z2" text:bullet-char="">
        <style:list-level-properties text:space-before="3.81cm" text:min-label-width="0.63cm"/>
        <style:text-properties style:font-name="Symbol"/>
      </text:list-level-style-bullet>
      <text:list-level-style-bullet text:level="5" text:style-name="WW8Num58z4" text:bullet-char="o">
        <style:list-level-properties text:space-before="5.08cm" text:min-label-width="0.63cm"/>
        <style:text-properties style:font-name="Courier New1"/>
      </text:list-level-style-bullet>
      <text:list-level-style-bullet text:level="6" text:style-name="WW8Num58z5" text:bullet-char="">
        <style:list-level-properties text:space-before="6.35cm" text:min-label-width="0.63cm"/>
        <style:text-properties style:font-name="Wingdings"/>
      </text:list-level-style-bullet>
      <text:list-level-style-bullet text:level="7" text:style-name="WW8Num58z6" text:bullet-char="">
        <style:list-level-properties text:space-before="7.62cm" text:min-label-width="0.63cm"/>
        <style:text-properties style:font-name="Symbol"/>
      </text:list-level-style-bullet>
      <text:list-level-style-bullet text:level="8" text:style-name="WW8Num58z4" text:bullet-char="o">
        <style:list-level-properties text:space-before="8.89cm" text:min-label-width="0.63cm"/>
        <style:text-properties style:font-name="Courier New1"/>
      </text:list-level-style-bullet>
      <text:list-level-style-bullet text:level="9" text:style-name="WW8Num5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min-label-width="0.63cm"/>
        <style:text-properties style:font-name="Symbol"/>
      </text:list-level-style-bullet>
      <text:list-level-style-bullet text:level="2" text:style-name="WW8Num59z0" text:bullet-char="">
        <style:list-level-properties text:space-before="1.27cm" text:min-label-width="0.63cm"/>
        <style:text-properties style:font-name="Symbol"/>
      </text:list-level-style-bullet>
      <text:list-level-style-bullet text:level="3" text:style-name="WW8Num59z2" text:bullet-char="">
        <style:list-level-properties text:space-before="2.54cm" text:min-label-width="0.63cm"/>
        <style:text-properties style:font-name="Symbol"/>
      </text:list-level-style-bullet>
      <text:list-level-style-bullet text:level="4" text:style-name="WW8Num59z2" text:bullet-char="">
        <style:list-level-properties text:space-before="3.81cm" text:min-label-width="0.63cm"/>
        <style:text-properties style:font-name="Symbol"/>
      </text:list-level-style-bullet>
      <text:list-level-style-bullet text:level="5" text:style-name="WW8Num59z4" text:bullet-char="o">
        <style:list-level-properties text:space-before="5.08cm" text:min-label-width="0.63cm"/>
        <style:text-properties style:font-name="Courier New1"/>
      </text:list-level-style-bullet>
      <text:list-level-style-bullet text:level="6" text:style-name="WW8Num59z5" text:bullet-char="">
        <style:list-level-properties text:space-before="6.35cm" text:min-label-width="0.63cm"/>
        <style:text-properties style:font-name="Wingdings"/>
      </text:list-level-style-bullet>
      <text:list-level-style-bullet text:level="7" text:style-name="WW8Num59z6" text:bullet-char="">
        <style:list-level-properties text:space-before="7.62cm" text:min-label-width="0.63cm"/>
        <style:text-properties style:font-name="Symbol"/>
      </text:list-level-style-bullet>
      <text:list-level-style-bullet text:level="8" text:style-name="WW8Num59z4" text:bullet-char="o">
        <style:list-level-properties text:space-before="8.89cm" text:min-label-width="0.63cm"/>
        <style:text-properties style:font-name="Courier New1"/>
      </text:list-level-style-bullet>
      <text:list-level-style-bullet text:level="9" text:style-name="WW8Num5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cm"/>
        <style:text-properties style:font-name="Symbol"/>
      </text:list-level-style-bullet>
      <text:list-level-style-bullet text:level="2" text:style-name="WW8Num60z0" text:bullet-char="">
        <style:list-level-properties text:space-before="1.27cm" text:min-label-width="0.63cm"/>
        <style:text-properties style:font-name="Symbol"/>
      </text:list-level-style-bullet>
      <text:list-level-style-bullet text:level="3" text:style-name="WW8Num60z2" text:bullet-char="">
        <style:list-level-properties text:space-before="2.54cm" text:min-label-width="0.63cm"/>
        <style:text-properties style:font-name="Symbol"/>
      </text:list-level-style-bullet>
      <text:list-level-style-bullet text:level="4" text:style-name="WW8Num60z2" text:bullet-char="">
        <style:list-level-properties text:space-before="3.81cm" text:min-label-width="0.63cm"/>
        <style:text-properties style:font-name="Symbol"/>
      </text:list-level-style-bullet>
      <text:list-level-style-bullet text:level="5" text:style-name="WW8Num60z4" text:bullet-char="o">
        <style:list-level-properties text:space-before="5.08cm" text:min-label-width="0.63cm"/>
        <style:text-properties style:font-name="Courier New1"/>
      </text:list-level-style-bullet>
      <text:list-level-style-bullet text:level="6" text:style-name="WW8Num60z5" text:bullet-char="">
        <style:list-level-properties text:space-before="6.35cm" text:min-label-width="0.63cm"/>
        <style:text-properties style:font-name="Wingdings"/>
      </text:list-level-style-bullet>
      <text:list-level-style-bullet text:level="7" text:style-name="WW8Num60z6" text:bullet-char="">
        <style:list-level-properties text:space-before="7.62cm" text:min-label-width="0.63cm"/>
        <style:text-properties style:font-name="Symbol"/>
      </text:list-level-style-bullet>
      <text:list-level-style-bullet text:level="8" text:style-name="WW8Num60z4" text:bullet-char="o">
        <style:list-level-properties text:space-before="8.89cm" text:min-label-width="0.63cm"/>
        <style:text-properties style:font-name="Courier New1"/>
      </text:list-level-style-bullet>
      <text:list-level-style-bullet text:level="9" text:style-name="WW8Num6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min-label-width="0.63cm"/>
        <style:text-properties style:font-name="Symbol"/>
      </text:list-level-style-bullet>
      <text:list-level-style-bullet text:level="2" text:style-name="WW8Num61z0" text:bullet-char="">
        <style:list-level-properties text:space-before="1.27cm" text:min-label-width="0.63cm"/>
        <style:text-properties style:font-name="Symbol"/>
      </text:list-level-style-bullet>
      <text:list-level-style-bullet text:level="3" text:style-name="WW8Num61z2" text:bullet-char="">
        <style:list-level-properties text:space-before="2.54cm" text:min-label-width="0.63cm"/>
        <style:text-properties style:font-name="Symbol"/>
      </text:list-level-style-bullet>
      <text:list-level-style-bullet text:level="4" text:style-name="WW8Num61z2" text:bullet-char="">
        <style:list-level-properties text:space-before="3.81cm" text:min-label-width="0.63cm"/>
        <style:text-properties style:font-name="Symbol"/>
      </text:list-level-style-bullet>
      <text:list-level-style-bullet text:level="5" text:style-name="WW8Num61z4" text:bullet-char="o">
        <style:list-level-properties text:space-before="5.08cm" text:min-label-width="0.63cm"/>
        <style:text-properties style:font-name="Courier New1"/>
      </text:list-level-style-bullet>
      <text:list-level-style-bullet text:level="6" text:style-name="WW8Num61z5" text:bullet-char="">
        <style:list-level-properties text:space-before="6.35cm" text:min-label-width="0.63cm"/>
        <style:text-properties style:font-name="Wingdings"/>
      </text:list-level-style-bullet>
      <text:list-level-style-bullet text:level="7" text:style-name="WW8Num61z6" text:bullet-char="">
        <style:list-level-properties text:space-before="7.62cm" text:min-label-width="0.63cm"/>
        <style:text-properties style:font-name="Symbol"/>
      </text:list-level-style-bullet>
      <text:list-level-style-bullet text:level="8" text:style-name="WW8Num61z4" text:bullet-char="o">
        <style:list-level-properties text:space-before="8.89cm" text:min-label-width="0.63cm"/>
        <style:text-properties style:font-name="Courier New1"/>
      </text:list-level-style-bullet>
      <text:list-level-style-bullet text:level="9" text:style-name="WW8Num6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number text:level="1" style:num-format="" text:start-value="0">
        <style:list-level-properties/>
      </text:list-level-style-number>
      <text:list-level-style-bullet text:level="2" text:style-name="WW8Num62z1" text:bullet-char="">
        <style:list-level-properties text:space-before="0.63cm" text:min-label-width="0.64cm"/>
        <style:text-properties style:font-name="Symbol"/>
      </text:list-level-style-bullet>
      <text:list-level-style-bullet text:level="3" text:style-name="WW8Num62z2" text:bullet-char="">
        <style:list-level-properties text:space-before="1.27cm" text:min-label-width="0.63cm"/>
        <style:text-properties style:font-name="Symbol"/>
      </text:list-level-style-bullet>
      <text:list-level-style-bullet text:level="4" text:style-name="WW8Num62z2" text:bullet-char="">
        <style:list-level-properties text:space-before="1.9cm" text:min-label-width="0.64cm"/>
        <style:text-properties style:font-name="Symbol"/>
      </text:list-level-style-bullet>
      <text:list-level-style-bullet text:level="5" text:style-name="WW8Num62z4" text:bullet-char="">
        <style:list-level-properties text:space-before="5.08cm" text:min-label-width="0.63cm"/>
        <style:text-properties style:font-name="Symbol"/>
      </text:list-level-style-bullet>
      <text:list-level-style-bullet text:level="6" text:style-name="WW8Num62z5" text:bullet-char="">
        <style:list-level-properties text:space-before="6.35cm" text:min-label-width="0.63cm"/>
        <style:text-properties style:font-name="Wingdings"/>
      </text:list-level-style-bullet>
      <text:list-level-style-bullet text:level="7" text:style-name="WW8Num62z4" text:bullet-char="">
        <style:list-level-properties text:space-before="7.62cm" text:min-label-width="0.63cm"/>
        <style:text-properties style:font-name="Symbol"/>
      </text:list-level-style-bullet>
      <text:list-level-style-bullet text:level="8" text:style-name="WW8Num62z7" text:bullet-char="o">
        <style:list-level-properties text:space-before="8.89cm" text:min-label-width="0.63cm"/>
        <style:text-properties style:font-name="Courier New1"/>
      </text:list-level-style-bullet>
      <text:list-level-style-bullet text:level="9" text:style-name="WW8Num6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format="" text:start-value="0">
        <style:list-level-properties/>
      </text:list-level-style-number>
      <text:list-level-style-bullet text:level="2" text:style-name="WW8Num63z1" text:bullet-char="">
        <style:list-level-properties text:space-before="1.27cm" text:min-label-width="0.63cm"/>
        <style:text-properties style:font-name="Symbol"/>
      </text:list-level-style-bullet>
      <text:list-level-style-bullet text:level="3" text:style-name="WW8Num63z2" text:bullet-char="">
        <style:list-level-properties text:space-before="2.54cm" text:min-label-width="0.63cm"/>
        <style:text-properties style:font-name="Symbol"/>
      </text:list-level-style-bullet>
      <text:list-level-style-bullet text:level="4" text:style-name="WW8Num63z2" text:bullet-char="">
        <style:list-level-properties text:space-before="3.81cm" text:min-label-width="0.63cm"/>
        <style:text-properties style:font-name="Symbol"/>
      </text:list-level-style-bullet>
      <text:list-level-style-bullet text:level="5" text:style-name="WW8Num63z4" text:bullet-char="o">
        <style:list-level-properties text:space-before="5.08cm" text:min-label-width="0.63cm"/>
        <style:text-properties style:font-name="Courier New1"/>
      </text:list-level-style-bullet>
      <text:list-level-style-bullet text:level="6" text:style-name="WW8Num63z5" text:bullet-char="">
        <style:list-level-properties text:space-before="6.35cm" text:min-label-width="0.63cm"/>
        <style:text-properties style:font-name="Wingdings"/>
      </text:list-level-style-bullet>
      <text:list-level-style-bullet text:level="7" text:style-name="WW8Num63z6" text:bullet-char="">
        <style:list-level-properties text:space-before="7.62cm" text:min-label-width="0.63cm"/>
        <style:text-properties style:font-name="Symbol"/>
      </text:list-level-style-bullet>
      <text:list-level-style-bullet text:level="8" text:style-name="WW8Num63z4" text:bullet-char="o">
        <style:list-level-properties text:space-before="8.89cm" text:min-label-width="0.63cm"/>
        <style:text-properties style:font-name="Courier New1"/>
      </text:list-level-style-bullet>
      <text:list-level-style-bullet text:level="9" text:style-name="WW8Num6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number text:level="1" style:num-format="" text:start-value="0">
        <style:list-level-properties/>
      </text:list-level-style-number>
      <text:list-level-style-bullet text:level="2" text:style-name="WW8Num64z1" text:bullet-char="">
        <style:list-level-properties text:space-before="0.63cm" text:min-label-width="0.64cm"/>
        <style:text-properties style:font-name="Symbol"/>
      </text:list-level-style-bullet>
      <text:list-level-style-bullet text:level="3" text:style-name="WW8Num64z2" text:bullet-char="">
        <style:list-level-properties text:space-before="1.27cm" text:min-label-width="0.63cm"/>
        <style:text-properties style:font-name="Symbol"/>
      </text:list-level-style-bullet>
      <text:list-level-style-bullet text:level="4" text:style-name="WW8Num64z2" text:bullet-char="">
        <style:list-level-properties text:space-before="1.9cm" text:min-label-width="0.64cm"/>
        <style:text-properties style:font-name="Symbol"/>
      </text:list-level-style-bullet>
      <text:list-level-style-bullet text:level="5" text:style-name="WW8Num64z4" text:bullet-char="">
        <style:list-level-properties text:space-before="5.08cm" text:min-label-width="0.63cm"/>
        <style:text-properties style:font-name="Symbol"/>
      </text:list-level-style-bullet>
      <text:list-level-style-bullet text:level="6" text:style-name="WW8Num64z5" text:bullet-char="">
        <style:list-level-properties text:space-before="6.35cm" text:min-label-width="0.63cm"/>
        <style:text-properties style:font-name="Wingdings"/>
      </text:list-level-style-bullet>
      <text:list-level-style-bullet text:level="7" text:style-name="WW8Num64z4" text:bullet-char="">
        <style:list-level-properties text:space-before="7.62cm" text:min-label-width="0.63cm"/>
        <style:text-properties style:font-name="Symbol"/>
      </text:list-level-style-bullet>
      <text:list-level-style-bullet text:level="8" text:style-name="WW8Num64z7" text:bullet-char="o">
        <style:list-level-properties text:space-before="8.89cm" text:min-label-width="0.63cm"/>
        <style:text-properties style:font-name="Courier New1"/>
      </text:list-level-style-bullet>
      <text:list-level-style-bullet text:level="9" text:style-name="WW8Num6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min-label-width="0.63cm"/>
        <style:text-properties style:font-name="Symbol"/>
      </text:list-level-style-bullet>
      <text:list-level-style-bullet text:level="2" text:style-name="WW8Num65z0" text:bullet-char="">
        <style:list-level-properties text:space-before="1.27cm" text:min-label-width="0.63cm"/>
        <style:text-properties style:font-name="Symbol"/>
      </text:list-level-style-bullet>
      <text:list-level-style-bullet text:level="3" text:style-name="WW8Num65z2" text:bullet-char="">
        <style:list-level-properties text:space-before="2.54cm" text:min-label-width="0.63cm"/>
        <style:text-properties style:font-name="Symbol"/>
      </text:list-level-style-bullet>
      <text:list-level-style-bullet text:level="4" text:style-name="WW8Num65z2" text:bullet-char="">
        <style:list-level-properties text:space-before="3.81cm" text:min-label-width="0.63cm"/>
        <style:text-properties style:font-name="Symbol"/>
      </text:list-level-style-bullet>
      <text:list-level-style-bullet text:level="5" text:style-name="WW8Num65z4" text:bullet-char="o">
        <style:list-level-properties text:space-before="5.08cm" text:min-label-width="0.63cm"/>
        <style:text-properties style:font-name="Courier New1"/>
      </text:list-level-style-bullet>
      <text:list-level-style-bullet text:level="6" text:style-name="WW8Num65z5" text:bullet-char="">
        <style:list-level-properties text:space-before="6.35cm" text:min-label-width="0.63cm"/>
        <style:text-properties style:font-name="Wingdings"/>
      </text:list-level-style-bullet>
      <text:list-level-style-bullet text:level="7" text:style-name="WW8Num65z6" text:bullet-char="">
        <style:list-level-properties text:space-before="7.62cm" text:min-label-width="0.63cm"/>
        <style:text-properties style:font-name="Symbol"/>
      </text:list-level-style-bullet>
      <text:list-level-style-bullet text:level="8" text:style-name="WW8Num65z4" text:bullet-char="o">
        <style:list-level-properties text:space-before="8.89cm" text:min-label-width="0.63cm"/>
        <style:text-properties style:font-name="Courier New1"/>
      </text:list-level-style-bullet>
      <text:list-level-style-bullet text:level="9" text:style-name="WW8Num6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min-label-width="0.63cm"/>
        <style:text-properties style:font-name="Symbol"/>
      </text:list-level-style-bullet>
      <text:list-level-style-bullet text:level="2" text:style-name="WW8Num66z0" text:bullet-char="">
        <style:list-level-properties text:space-before="1.27cm" text:min-label-width="0.63cm"/>
        <style:text-properties style:font-name="Symbol"/>
      </text:list-level-style-bullet>
      <text:list-level-style-bullet text:level="3" text:style-name="WW8Num66z2" text:bullet-char="">
        <style:list-level-properties text:space-before="2.54cm" text:min-label-width="0.63cm"/>
        <style:text-properties style:font-name="Symbol"/>
      </text:list-level-style-bullet>
      <text:list-level-style-bullet text:level="4" text:style-name="WW8Num66z2" text:bullet-char="">
        <style:list-level-properties text:space-before="3.81cm" text:min-label-width="0.63cm"/>
        <style:text-properties style:font-name="Symbol"/>
      </text:list-level-style-bullet>
      <text:list-level-style-bullet text:level="5" text:style-name="WW8Num66z4" text:bullet-char="o">
        <style:list-level-properties text:space-before="5.08cm" text:min-label-width="0.63cm"/>
        <style:text-properties style:font-name="Courier New1"/>
      </text:list-level-style-bullet>
      <text:list-level-style-bullet text:level="6" text:style-name="WW8Num66z5" text:bullet-char="">
        <style:list-level-properties text:space-before="6.35cm" text:min-label-width="0.63cm"/>
        <style:text-properties style:font-name="Wingdings"/>
      </text:list-level-style-bullet>
      <text:list-level-style-bullet text:level="7" text:style-name="WW8Num66z6" text:bullet-char="">
        <style:list-level-properties text:space-before="7.62cm" text:min-label-width="0.63cm"/>
        <style:text-properties style:font-name="Symbol"/>
      </text:list-level-style-bullet>
      <text:list-level-style-bullet text:level="8" text:style-name="WW8Num66z4" text:bullet-char="o">
        <style:list-level-properties text:space-before="8.89cm" text:min-label-width="0.63cm"/>
        <style:text-properties style:font-name="Courier New1"/>
      </text:list-level-style-bullet>
      <text:list-level-style-bullet text:level="9" text:style-name="WW8Num6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min-label-width="0.63cm"/>
        <style:text-properties style:font-name="Symbol"/>
      </text:list-level-style-bullet>
      <text:list-level-style-bullet text:level="2" text:style-name="WW8Num67z0" text:bullet-char="">
        <style:list-level-properties text:space-before="1.27cm" text:min-label-width="0.63cm"/>
        <style:text-properties style:font-name="Symbol"/>
      </text:list-level-style-bullet>
      <text:list-level-style-bullet text:level="3" text:style-name="WW8Num67z2" text:bullet-char="">
        <style:list-level-properties text:space-before="2.54cm" text:min-label-width="0.63cm"/>
        <style:text-properties style:font-name="Symbol"/>
      </text:list-level-style-bullet>
      <text:list-level-style-bullet text:level="4" text:style-name="WW8Num67z2" text:bullet-char="">
        <style:list-level-properties text:space-before="3.81cm" text:min-label-width="0.63cm"/>
        <style:text-properties style:font-name="Symbol"/>
      </text:list-level-style-bullet>
      <text:list-level-style-bullet text:level="5" text:style-name="WW8Num67z4" text:bullet-char="o">
        <style:list-level-properties text:space-before="5.08cm" text:min-label-width="0.63cm"/>
        <style:text-properties style:font-name="Courier New1"/>
      </text:list-level-style-bullet>
      <text:list-level-style-bullet text:level="6" text:style-name="WW8Num67z5" text:bullet-char="">
        <style:list-level-properties text:space-before="6.35cm" text:min-label-width="0.63cm"/>
        <style:text-properties style:font-name="Wingdings"/>
      </text:list-level-style-bullet>
      <text:list-level-style-bullet text:level="7" text:style-name="WW8Num67z6" text:bullet-char="">
        <style:list-level-properties text:space-before="7.62cm" text:min-label-width="0.63cm"/>
        <style:text-properties style:font-name="Symbol"/>
      </text:list-level-style-bullet>
      <text:list-level-style-bullet text:level="8" text:style-name="WW8Num67z4" text:bullet-char="o">
        <style:list-level-properties text:space-before="8.89cm" text:min-label-width="0.63cm"/>
        <style:text-properties style:font-name="Courier New1"/>
      </text:list-level-style-bullet>
      <text:list-level-style-bullet text:level="9" text:style-name="WW8Num6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text:bullet-char="">
        <style:list-level-properties text:min-label-width="0.63cm"/>
        <style:text-properties style:font-name="Symbol"/>
      </text:list-level-style-bullet>
      <text:list-level-style-bullet text:level="2" text:style-name="WW8Num68z0" text:bullet-char="">
        <style:list-level-properties text:space-before="1.27cm" text:min-label-width="0.63cm"/>
        <style:text-properties style:font-name="Symbol"/>
      </text:list-level-style-bullet>
      <text:list-level-style-bullet text:level="3" text:style-name="WW8Num68z2" text:bullet-char="">
        <style:list-level-properties text:space-before="2.54cm" text:min-label-width="0.63cm"/>
        <style:text-properties style:font-name="Symbol"/>
      </text:list-level-style-bullet>
      <text:list-level-style-bullet text:level="4" text:style-name="WW8Num68z2" text:bullet-char="">
        <style:list-level-properties text:space-before="3.81cm" text:min-label-width="0.63cm"/>
        <style:text-properties style:font-name="Symbol"/>
      </text:list-level-style-bullet>
      <text:list-level-style-bullet text:level="5" text:style-name="WW8Num68z4" text:bullet-char="o">
        <style:list-level-properties text:space-before="5.08cm" text:min-label-width="0.63cm"/>
        <style:text-properties style:font-name="Courier New1"/>
      </text:list-level-style-bullet>
      <text:list-level-style-bullet text:level="6" text:style-name="WW8Num68z5" text:bullet-char="">
        <style:list-level-properties text:space-before="6.35cm" text:min-label-width="0.63cm"/>
        <style:text-properties style:font-name="Wingdings"/>
      </text:list-level-style-bullet>
      <text:list-level-style-bullet text:level="7" text:style-name="WW8Num68z6" text:bullet-char="">
        <style:list-level-properties text:space-before="7.62cm" text:min-label-width="0.63cm"/>
        <style:text-properties style:font-name="Symbol"/>
      </text:list-level-style-bullet>
      <text:list-level-style-bullet text:level="8" text:style-name="WW8Num68z4" text:bullet-char="o">
        <style:list-level-properties text:space-before="8.89cm" text:min-label-width="0.63cm"/>
        <style:text-properties style:font-name="Courier New1"/>
      </text:list-level-style-bullet>
      <text:list-level-style-bullet text:level="9" text:style-name="WW8Num6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min-label-width="0.63cm"/>
        <style:text-properties style:font-name="Symbol"/>
      </text:list-level-style-bullet>
      <text:list-level-style-bullet text:level="2" text:style-name="WW8Num69z0" text:bullet-char="">
        <style:list-level-properties text:space-before="1.27cm" text:min-label-width="0.63cm"/>
        <style:text-properties style:font-name="Symbol"/>
      </text:list-level-style-bullet>
      <text:list-level-style-bullet text:level="3" text:style-name="WW8Num69z2" text:bullet-char="">
        <style:list-level-properties text:space-before="2.54cm" text:min-label-width="0.63cm"/>
        <style:text-properties style:font-name="Symbol"/>
      </text:list-level-style-bullet>
      <text:list-level-style-bullet text:level="4" text:style-name="WW8Num69z2" text:bullet-char="">
        <style:list-level-properties text:space-before="3.81cm" text:min-label-width="0.63cm"/>
        <style:text-properties style:font-name="Symbol"/>
      </text:list-level-style-bullet>
      <text:list-level-style-bullet text:level="5" text:style-name="WW8Num69z4" text:bullet-char="o">
        <style:list-level-properties text:space-before="5.08cm" text:min-label-width="0.63cm"/>
        <style:text-properties style:font-name="Courier New1"/>
      </text:list-level-style-bullet>
      <text:list-level-style-bullet text:level="6" text:style-name="WW8Num69z5" text:bullet-char="">
        <style:list-level-properties text:space-before="6.35cm" text:min-label-width="0.63cm"/>
        <style:text-properties style:font-name="Wingdings"/>
      </text:list-level-style-bullet>
      <text:list-level-style-bullet text:level="7" text:style-name="WW8Num69z6" text:bullet-char="">
        <style:list-level-properties text:space-before="7.62cm" text:min-label-width="0.63cm"/>
        <style:text-properties style:font-name="Symbol"/>
      </text:list-level-style-bullet>
      <text:list-level-style-bullet text:level="8" text:style-name="WW8Num69z4" text:bullet-char="o">
        <style:list-level-properties text:space-before="8.89cm" text:min-label-width="0.63cm"/>
        <style:text-properties style:font-name="Courier New1"/>
      </text:list-level-style-bullet>
      <text:list-level-style-bullet text:level="9" text:style-name="WW8Num6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number text:level="1" style:num-format="" text:start-value="0">
        <style:list-level-properties/>
      </text:list-level-style-number>
      <text:list-level-style-bullet text:level="2" text:style-name="WW8Num70z1" text:bullet-char="">
        <style:list-level-properties text:space-before="0.63cm" text:min-label-width="0.64cm"/>
        <style:text-properties style:font-name="Symbol"/>
      </text:list-level-style-bullet>
      <text:list-level-style-bullet text:level="3" text:style-name="WW8Num70z2" text:bullet-char="">
        <style:list-level-properties text:space-before="1.27cm" text:min-label-width="0.63cm"/>
        <style:text-properties style:font-name="Symbol"/>
      </text:list-level-style-bullet>
      <text:list-level-style-bullet text:level="4" text:style-name="WW8Num70z2" text:bullet-char="">
        <style:list-level-properties text:space-before="1.9cm" text:min-label-width="0.64cm"/>
        <style:text-properties style:font-name="Symbol"/>
      </text:list-level-style-bullet>
      <text:list-level-style-bullet text:level="5" text:style-name="WW8Num70z4" text:bullet-char="">
        <style:list-level-properties text:space-before="5.08cm" text:min-label-width="0.63cm"/>
        <style:text-properties style:font-name="Symbol"/>
      </text:list-level-style-bullet>
      <text:list-level-style-bullet text:level="6" text:style-name="WW8Num70z5" text:bullet-char="">
        <style:list-level-properties text:space-before="6.35cm" text:min-label-width="0.63cm"/>
        <style:text-properties style:font-name="Wingdings"/>
      </text:list-level-style-bullet>
      <text:list-level-style-bullet text:level="7" text:style-name="WW8Num70z4" text:bullet-char="">
        <style:list-level-properties text:space-before="7.62cm" text:min-label-width="0.63cm"/>
        <style:text-properties style:font-name="Symbol"/>
      </text:list-level-style-bullet>
      <text:list-level-style-bullet text:level="8" text:style-name="WW8Num70z7" text:bullet-char="o">
        <style:list-level-properties text:space-before="8.89cm" text:min-label-width="0.63cm"/>
        <style:text-properties style:font-name="Courier New1"/>
      </text:list-level-style-bullet>
      <text:list-level-style-bullet text:level="9" text:style-name="WW8Num7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Bullet_20_Symbols" text:bullet-char="">
        <style:list-level-properties text:min-label-width="0.4cm"/>
        <style:text-properties fo:font-family="Wingdings" style:font-style-name="Standaard" style:font-pitch="variable" style:font-charset="x-symbol"/>
      </text:list-level-style-bullet>
      <text:list-level-style-bullet text:level="2" text:style-name="Bullet_20_Symbols" text:bullet-char="">
        <style:list-level-properties text:space-before="0.4cm" text:min-label-width="0.635cm"/>
        <style:text-properties fo:font-family="Wingdings" style:font-style-name="Standaard" style:font-pitch="variable" style:font-charset="x-symbol"/>
      </text:list-level-style-bullet>
      <text:list-level-style-bullet text:level="3" text:style-name="Bullet_20_Symbols" text:bullet-char="">
        <style:list-level-properties text:space-before="0.801cm" text:min-label-width="0.635cm"/>
        <style:text-properties fo:font-family="Wingdings" style:font-style-name="Standaard" style:font-pitch="variable" style:font-charset="x-symbol"/>
      </text:list-level-style-bullet>
      <text:list-level-style-bullet text:level="4" text:style-name="Bullet_20_Symbols" text:bullet-char="">
        <style:list-level-properties text:space-before="4.445cm" text:min-label-width="0.635cm"/>
        <style:text-properties fo:font-family="Wingdings" style:font-style-name="Standaard" style:font-pitch="variable" style:font-charset="x-symbol"/>
      </text:list-level-style-bullet>
      <text:list-level-style-bullet text:level="5" text:style-name="Bullet_20_Symbols" text:bullet-char="">
        <style:list-level-properties text:space-before="5.715cm" text:min-label-width="0.635cm"/>
        <style:text-properties fo:font-family="Wingdings" style:font-style-name="Standaard" style:font-pitch="variable" style:font-charset="x-symbol"/>
      </text:list-level-style-bullet>
      <text:list-level-style-bullet text:level="6" text:style-name="Bullet_20_Symbols" text:bullet-char="">
        <style:list-level-properties text:space-before="6.985cm" text:min-label-width="0.635cm"/>
        <style:text-properties fo:font-family="Wingdings" style:font-style-name="Standaard" style:font-pitch="variable" style:font-charset="x-symbol"/>
      </text:list-level-style-bullet>
      <text:list-level-style-bullet text:level="7" text:style-name="Bullet_20_Symbols" text:bullet-char="">
        <style:list-level-properties text:space-before="8.255cm" text:min-label-width="0.635cm"/>
        <style:text-properties fo:font-family="Wingdings" style:font-style-name="Standaard" style:font-pitch="variable" style:font-charset="x-symbol"/>
      </text:list-level-style-bullet>
      <text:list-level-style-bullet text:level="8" text:style-name="Bullet_20_Symbols" text:bullet-char="">
        <style:list-level-properties text:space-before="9.525cm" text:min-label-width="0.635cm"/>
        <style:text-properties fo:font-family="Wingdings" style:font-style-name="Standaard" style:font-pitch="variable" style:font-charset="x-symbol"/>
      </text:list-level-style-bullet>
      <text:list-level-style-bullet text:level="9" text:style-name="Bullet_20_Symbols" text:bullet-char="">
        <style:list-level-properties text:space-before="10.795cm" text:min-label-width="0.635cm"/>
        <style:text-properties fo:font-family="Wingdings" style:font-style-name="Standaard" style:font-pitch="variable" style:font-charset="x-symbol"/>
      </text:list-level-style-bullet>
      <text:list-level-style-bullet text:level="10" text:style-name="Bullet_20_Symbols" text:bullet-char="">
        <style:list-level-properties text:space-before="6.35cm" text:min-label-width="0.635cm"/>
        <style:text-properties fo:font-family="Wingdings" style:font-style-name="Standaard" style:font-pitch="variable" style:font-charset="x-symbol"/>
      </text:list-level-style-bullet>
    </text:list-style>
    <text:list-style style:name="WW8Num72">
      <text:list-level-style-bullet text:level="1" text:style-name="WW8Num72z0" text:bullet-char="">
        <style:list-level-properties text:min-label-width="0.63cm"/>
        <style:text-properties style:font-name="Symbol"/>
      </text:list-level-style-bullet>
      <text:list-level-style-bullet text:level="2" text:style-name="WW8Num72z0" text:bullet-char="">
        <style:list-level-properties text:space-before="1.27cm" text:min-label-width="0.63cm"/>
        <style:text-properties style:font-name="Symbol"/>
      </text:list-level-style-bullet>
      <text:list-level-style-bullet text:level="3" text:style-name="WW8Num72z2" text:bullet-char="">
        <style:list-level-properties text:space-before="2.54cm" text:min-label-width="0.63cm"/>
        <style:text-properties style:font-name="Symbol"/>
      </text:list-level-style-bullet>
      <text:list-level-style-bullet text:level="4" text:style-name="WW8Num72z2" text:bullet-char="">
        <style:list-level-properties text:space-before="3.81cm" text:min-label-width="0.63cm"/>
        <style:text-properties style:font-name="Symbol"/>
      </text:list-level-style-bullet>
      <text:list-level-style-bullet text:level="5" text:style-name="WW8Num72z4" text:bullet-char="o">
        <style:list-level-properties text:space-before="5.08cm" text:min-label-width="0.63cm"/>
        <style:text-properties style:font-name="Courier New1"/>
      </text:list-level-style-bullet>
      <text:list-level-style-bullet text:level="6" text:style-name="WW8Num72z5" text:bullet-char="">
        <style:list-level-properties text:space-before="6.35cm" text:min-label-width="0.63cm"/>
        <style:text-properties style:font-name="Wingdings"/>
      </text:list-level-style-bullet>
      <text:list-level-style-bullet text:level="7" text:style-name="WW8Num72z6" text:bullet-char="">
        <style:list-level-properties text:space-before="7.62cm" text:min-label-width="0.63cm"/>
        <style:text-properties style:font-name="Symbol"/>
      </text:list-level-style-bullet>
      <text:list-level-style-bullet text:level="8" text:style-name="WW8Num72z4" text:bullet-char="o">
        <style:list-level-properties text:space-before="8.89cm" text:min-label-width="0.63cm"/>
        <style:text-properties style:font-name="Courier New1"/>
      </text:list-level-style-bullet>
      <text:list-level-style-bullet text:level="9" text:style-name="WW8Num7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text:bullet-char="">
        <style:list-level-properties text:min-label-width="0.63cm"/>
        <style:text-properties style:font-name="Symbol"/>
      </text:list-level-style-bullet>
      <text:list-level-style-bullet text:level="2" text:style-name="WW8Num73z0" text:bullet-char="">
        <style:list-level-properties text:space-before="1.27cm" text:min-label-width="0.63cm"/>
        <style:text-properties style:font-name="Symbol"/>
      </text:list-level-style-bullet>
      <text:list-level-style-bullet text:level="3" text:style-name="WW8Num73z2" text:bullet-char="">
        <style:list-level-properties text:space-before="2.54cm" text:min-label-width="0.63cm"/>
        <style:text-properties style:font-name="Symbol"/>
      </text:list-level-style-bullet>
      <text:list-level-style-bullet text:level="4" text:style-name="WW8Num73z2" text:bullet-char="">
        <style:list-level-properties text:space-before="3.81cm" text:min-label-width="0.63cm"/>
        <style:text-properties style:font-name="Symbol"/>
      </text:list-level-style-bullet>
      <text:list-level-style-bullet text:level="5" text:style-name="WW8Num73z4" text:bullet-char="o">
        <style:list-level-properties text:space-before="5.08cm" text:min-label-width="0.63cm"/>
        <style:text-properties style:font-name="Courier New1"/>
      </text:list-level-style-bullet>
      <text:list-level-style-bullet text:level="6" text:style-name="WW8Num73z5" text:bullet-char="">
        <style:list-level-properties text:space-before="6.35cm" text:min-label-width="0.63cm"/>
        <style:text-properties style:font-name="Wingdings"/>
      </text:list-level-style-bullet>
      <text:list-level-style-bullet text:level="7" text:style-name="WW8Num73z6" text:bullet-char="">
        <style:list-level-properties text:space-before="7.62cm" text:min-label-width="0.63cm"/>
        <style:text-properties style:font-name="Symbol"/>
      </text:list-level-style-bullet>
      <text:list-level-style-bullet text:level="8" text:style-name="WW8Num73z4" text:bullet-char="o">
        <style:list-level-properties text:space-before="8.89cm" text:min-label-width="0.63cm"/>
        <style:text-properties style:font-name="Courier New1"/>
      </text:list-level-style-bullet>
      <text:list-level-style-bullet text:level="9" text:style-name="WW8Num7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text:bullet-char="">
        <style:list-level-properties text:min-label-width="0.63cm"/>
        <style:text-properties style:font-name="Symbol"/>
      </text:list-level-style-bullet>
      <text:list-level-style-bullet text:level="2" text:style-name="WW8Num74z0" text:bullet-char="">
        <style:list-level-properties text:space-before="1.27cm" text:min-label-width="0.63cm"/>
        <style:text-properties style:font-name="Symbol"/>
      </text:list-level-style-bullet>
      <text:list-level-style-bullet text:level="3" text:style-name="WW8Num74z2" text:bullet-char="">
        <style:list-level-properties text:space-before="2.54cm" text:min-label-width="0.63cm"/>
        <style:text-properties style:font-name="Symbol"/>
      </text:list-level-style-bullet>
      <text:list-level-style-bullet text:level="4" text:style-name="WW8Num74z2" text:bullet-char="">
        <style:list-level-properties text:space-before="3.81cm" text:min-label-width="0.63cm"/>
        <style:text-properties style:font-name="Symbol"/>
      </text:list-level-style-bullet>
      <text:list-level-style-bullet text:level="5" text:style-name="WW8Num74z4" text:bullet-char="o">
        <style:list-level-properties text:space-before="5.08cm" text:min-label-width="0.63cm"/>
        <style:text-properties style:font-name="Courier New1"/>
      </text:list-level-style-bullet>
      <text:list-level-style-bullet text:level="6" text:style-name="WW8Num74z5" text:bullet-char="">
        <style:list-level-properties text:space-before="6.35cm" text:min-label-width="0.63cm"/>
        <style:text-properties style:font-name="Wingdings"/>
      </text:list-level-style-bullet>
      <text:list-level-style-bullet text:level="7" text:style-name="WW8Num74z6" text:bullet-char="">
        <style:list-level-properties text:space-before="7.62cm" text:min-label-width="0.63cm"/>
        <style:text-properties style:font-name="Symbol"/>
      </text:list-level-style-bullet>
      <text:list-level-style-bullet text:level="8" text:style-name="WW8Num74z4" text:bullet-char="o">
        <style:list-level-properties text:space-before="8.89cm" text:min-label-width="0.63cm"/>
        <style:text-properties style:font-name="Courier New1"/>
      </text:list-level-style-bullet>
      <text:list-level-style-bullet text:level="9" text:style-name="WW8Num7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min-label-width="0.635cm"/>
        <style:text-properties style:font-name="Symbol"/>
      </text:list-level-style-bullet>
      <text:list-level-style-bullet text:level="2" text:style-name="WW8Num75z1" text:bullet-char="">
        <style:list-level-properties text:space-before="0.635cm" text:min-label-width="0.635cm"/>
        <style:text-properties style:font-name="Wingdings"/>
      </text:list-level-style-bullet>
      <text:list-level-style-bullet text:level="3" text:style-name="WW8Num75z1" text:bullet-char="">
        <style:list-level-properties text:space-before="1.27cm" text:min-label-width="0.635cm"/>
        <style:text-properties style:font-name="Wingdings"/>
      </text:list-level-style-bullet>
      <text:list-level-style-bullet text:level="4" text:style-name="WW8Num75z3" text:bullet-char="">
        <style:list-level-properties text:space-before="1.905cm" text:min-label-width="0.635cm"/>
        <style:text-properties style:font-name="Symbol"/>
      </text:list-level-style-bullet>
      <text:list-level-style-bullet text:level="5" text:style-name="WW8Num75z3" text:bullet-char="">
        <style:list-level-properties text:space-before="2.54cm" text:min-label-width="0.635cm"/>
        <style:text-properties style:font-name="Symbol"/>
      </text:list-level-style-bullet>
      <text:list-level-style-bullet text:level="6" text:style-name="WW8Num75z1" text:bullet-char="">
        <style:list-level-properties text:space-before="3.175cm" text:min-label-width="0.635cm"/>
        <style:text-properties style:font-name="Wingdings"/>
      </text:list-level-style-bullet>
      <text:list-level-style-bullet text:level="7" text:style-name="WW8Num75z1" text:bullet-char="">
        <style:list-level-properties text:space-before="3.81cm" text:min-label-width="0.635cm"/>
        <style:text-properties style:font-name="Wingdings"/>
      </text:list-level-style-bullet>
      <text:list-level-style-bullet text:level="8" text:style-name="WW8Num75z3" text:bullet-char="">
        <style:list-level-properties text:space-before="4.445cm" text:min-label-width="0.635cm"/>
        <style:text-properties style:font-name="Symbol"/>
      </text:list-level-style-bullet>
      <text:list-level-style-bullet text:level="9" text:style-name="WW8Num7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min-label-width="0.63cm"/>
        <style:text-properties style:font-name="Symbol"/>
      </text:list-level-style-bullet>
      <text:list-level-style-bullet text:level="2" text:style-name="WW8Num76z0" text:bullet-char="">
        <style:list-level-properties text:space-before="1.27cm" text:min-label-width="0.63cm"/>
        <style:text-properties style:font-name="Symbol"/>
      </text:list-level-style-bullet>
      <text:list-level-style-bullet text:level="3" text:style-name="WW8Num76z2" text:bullet-char="">
        <style:list-level-properties text:space-before="2.54cm" text:min-label-width="0.63cm"/>
        <style:text-properties style:font-name="Symbol"/>
      </text:list-level-style-bullet>
      <text:list-level-style-bullet text:level="4" text:style-name="WW8Num76z2" text:bullet-char="">
        <style:list-level-properties text:space-before="3.81cm" text:min-label-width="0.63cm"/>
        <style:text-properties style:font-name="Symbol"/>
      </text:list-level-style-bullet>
      <text:list-level-style-bullet text:level="5" text:style-name="WW8Num76z4" text:bullet-char="o">
        <style:list-level-properties text:space-before="5.08cm" text:min-label-width="0.63cm"/>
        <style:text-properties style:font-name="Courier New1"/>
      </text:list-level-style-bullet>
      <text:list-level-style-bullet text:level="6" text:style-name="WW8Num76z5" text:bullet-char="">
        <style:list-level-properties text:space-before="6.35cm" text:min-label-width="0.63cm"/>
        <style:text-properties style:font-name="Wingdings"/>
      </text:list-level-style-bullet>
      <text:list-level-style-bullet text:level="7" text:style-name="WW8Num76z6" text:bullet-char="">
        <style:list-level-properties text:space-before="7.62cm" text:min-label-width="0.63cm"/>
        <style:text-properties style:font-name="Symbol"/>
      </text:list-level-style-bullet>
      <text:list-level-style-bullet text:level="8" text:style-name="WW8Num76z4" text:bullet-char="o">
        <style:list-level-properties text:space-before="8.89cm" text:min-label-width="0.63cm"/>
        <style:text-properties style:font-name="Courier New1"/>
      </text:list-level-style-bullet>
      <text:list-level-style-bullet text:level="9" text:style-name="WW8Num7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min-label-width="0.63cm"/>
        <style:text-properties style:font-name="Symbol"/>
      </text:list-level-style-bullet>
      <text:list-level-style-bullet text:level="2" text:style-name="WW8Num77z0" text:bullet-char="">
        <style:list-level-properties text:space-before="1.27cm" text:min-label-width="0.63cm"/>
        <style:text-properties style:font-name="Symbol"/>
      </text:list-level-style-bullet>
      <text:list-level-style-bullet text:level="3" text:style-name="WW8Num77z2" text:bullet-char="">
        <style:list-level-properties text:space-before="2.54cm" text:min-label-width="0.63cm"/>
        <style:text-properties style:font-name="Symbol"/>
      </text:list-level-style-bullet>
      <text:list-level-style-bullet text:level="4" text:style-name="WW8Num77z2" text:bullet-char="">
        <style:list-level-properties text:space-before="3.81cm" text:min-label-width="0.63cm"/>
        <style:text-properties style:font-name="Symbol"/>
      </text:list-level-style-bullet>
      <text:list-level-style-bullet text:level="5" text:style-name="WW8Num77z4" text:bullet-char="o">
        <style:list-level-properties text:space-before="5.08cm" text:min-label-width="0.63cm"/>
        <style:text-properties style:font-name="Courier New1"/>
      </text:list-level-style-bullet>
      <text:list-level-style-bullet text:level="6" text:style-name="WW8Num77z5" text:bullet-char="">
        <style:list-level-properties text:space-before="6.35cm" text:min-label-width="0.63cm"/>
        <style:text-properties style:font-name="Wingdings"/>
      </text:list-level-style-bullet>
      <text:list-level-style-bullet text:level="7" text:style-name="WW8Num77z6" text:bullet-char="">
        <style:list-level-properties text:space-before="7.62cm" text:min-label-width="0.63cm"/>
        <style:text-properties style:font-name="Symbol"/>
      </text:list-level-style-bullet>
      <text:list-level-style-bullet text:level="8" text:style-name="WW8Num77z4" text:bullet-char="o">
        <style:list-level-properties text:space-before="8.89cm" text:min-label-width="0.63cm"/>
        <style:text-properties style:font-name="Courier New1"/>
      </text:list-level-style-bullet>
      <text:list-level-style-bullet text:level="9" text:style-name="WW8Num7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min-label-width="0.4cm"/>
        <style:text-properties style:font-name="Symbol1"/>
      </text:list-level-style-bullet>
      <text:list-level-style-bullet text:level="2" text:style-name="WW8Num78z1" text:bullet-char="•">
        <style:list-level-properties text:space-before="1.905cm" text:min-label-width="0.635cm"/>
        <style:text-properties style:font-name="Symbol1"/>
      </text:list-level-style-bullet>
      <text:list-level-style-bullet text:level="3" text:style-name="WW8Num78z2" text:bullet-char="•">
        <style:list-level-properties text:space-before="3.175cm" text:min-label-width="0.635cm"/>
        <style:text-properties style:font-name="Symbol1"/>
      </text:list-level-style-bullet>
      <text:list-level-style-bullet text:level="4" text:style-name="WW8Num78z3" text:bullet-char="•">
        <style:list-level-properties text:space-before="4.445cm" text:min-label-width="0.635cm"/>
        <style:text-properties style:font-name="Symbol1"/>
      </text:list-level-style-bullet>
      <text:list-level-style-bullet text:level="5" text:style-name="WW8Num78z1" text:bullet-char="•">
        <style:list-level-properties text:space-before="5.715cm" text:min-label-width="0.635cm"/>
        <style:text-properties style:font-name="Symbol1"/>
      </text:list-level-style-bullet>
      <text:list-level-style-bullet text:level="6" text:style-name="WW8Num78z2" text:bullet-char="•">
        <style:list-level-properties text:space-before="6.985cm" text:min-label-width="0.635cm"/>
        <style:text-properties style:font-name="Symbol1"/>
      </text:list-level-style-bullet>
      <text:list-level-style-bullet text:level="7" text:style-name="WW8Num78z3" text:bullet-char="•">
        <style:list-level-properties text:space-before="8.255cm" text:min-label-width="0.635cm"/>
        <style:text-properties style:font-name="Symbol1"/>
      </text:list-level-style-bullet>
      <text:list-level-style-bullet text:level="8" text:style-name="WW8Num78z1" text:bullet-char="•">
        <style:list-level-properties text:space-before="9.525cm" text:min-label-width="0.635cm"/>
        <style:text-properties style:font-name="Symbol1"/>
      </text:list-level-style-bullet>
      <text:list-level-style-bullet text:level="9" text:style-name="WW8Num78z2" text:bullet-char="•">
        <style:list-level-properties text:space-before="10.79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 text:start-value="0">
        <style:list-level-properties/>
      </text:list-level-style-number>
      <text:list-level-style-bullet text:level="2" text:style-name="WW8Num79z1" text:bullet-char="">
        <style:list-level-properties text:space-before="1.27cm" text:min-label-width="0.63cm"/>
        <style:text-properties style:font-name="Symbol"/>
      </text:list-level-style-bullet>
      <text:list-level-style-bullet text:level="3" text:style-name="WW8Num79z2" text:bullet-char="">
        <style:list-level-properties text:space-before="2.54cm" text:min-label-width="0.63cm"/>
        <style:text-properties style:font-name="Symbol"/>
      </text:list-level-style-bullet>
      <text:list-level-style-bullet text:level="4" text:style-name="WW8Num79z2" text:bullet-char="">
        <style:list-level-properties text:space-before="3.81cm" text:min-label-width="0.63cm"/>
        <style:text-properties style:font-name="Symbol"/>
      </text:list-level-style-bullet>
      <text:list-level-style-bullet text:level="5" text:style-name="WW8Num79z4" text:bullet-char="o">
        <style:list-level-properties text:space-before="5.08cm" text:min-label-width="0.63cm"/>
        <style:text-properties style:font-name="Courier New1"/>
      </text:list-level-style-bullet>
      <text:list-level-style-bullet text:level="6" text:style-name="WW8Num79z5" text:bullet-char="">
        <style:list-level-properties text:space-before="6.35cm" text:min-label-width="0.63cm"/>
        <style:text-properties style:font-name="Wingdings"/>
      </text:list-level-style-bullet>
      <text:list-level-style-bullet text:level="7" text:style-name="WW8Num79z6" text:bullet-char="">
        <style:list-level-properties text:space-before="7.62cm" text:min-label-width="0.63cm"/>
        <style:text-properties style:font-name="Symbol"/>
      </text:list-level-style-bullet>
      <text:list-level-style-bullet text:level="8" text:style-name="WW8Num79z4" text:bullet-char="o">
        <style:list-level-properties text:space-before="8.89cm" text:min-label-width="0.63cm"/>
        <style:text-properties style:font-name="Courier New1"/>
      </text:list-level-style-bullet>
      <text:list-level-style-bullet text:level="9" text:style-name="WW8Num7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text:bullet-char="">
        <style:list-level-properties text:min-label-width="0.63cm"/>
        <style:text-properties style:font-name="Symbol"/>
      </text:list-level-style-bullet>
      <text:list-level-style-bullet text:level="2" text:style-name="WW8Num80z0" text:bullet-char="">
        <style:list-level-properties text:space-before="1.27cm" text:min-label-width="0.63cm"/>
        <style:text-properties style:font-name="Symbol"/>
      </text:list-level-style-bullet>
      <text:list-level-style-bullet text:level="3" text:style-name="WW8Num80z2" text:bullet-char="">
        <style:list-level-properties text:space-before="2.54cm" text:min-label-width="0.63cm"/>
        <style:text-properties style:font-name="Symbol"/>
      </text:list-level-style-bullet>
      <text:list-level-style-bullet text:level="4" text:style-name="WW8Num80z2" text:bullet-char="">
        <style:list-level-properties text:space-before="3.81cm" text:min-label-width="0.63cm"/>
        <style:text-properties style:font-name="Symbol"/>
      </text:list-level-style-bullet>
      <text:list-level-style-bullet text:level="5" text:style-name="WW8Num80z4" text:bullet-char="o">
        <style:list-level-properties text:space-before="5.08cm" text:min-label-width="0.63cm"/>
        <style:text-properties style:font-name="Courier New1"/>
      </text:list-level-style-bullet>
      <text:list-level-style-bullet text:level="6" text:style-name="WW8Num80z5" text:bullet-char="">
        <style:list-level-properties text:space-before="6.35cm" text:min-label-width="0.63cm"/>
        <style:text-properties style:font-name="Wingdings"/>
      </text:list-level-style-bullet>
      <text:list-level-style-bullet text:level="7" text:style-name="WW8Num80z6" text:bullet-char="">
        <style:list-level-properties text:space-before="7.62cm" text:min-label-width="0.63cm"/>
        <style:text-properties style:font-name="Symbol"/>
      </text:list-level-style-bullet>
      <text:list-level-style-bullet text:level="8" text:style-name="WW8Num80z4" text:bullet-char="o">
        <style:list-level-properties text:space-before="8.89cm" text:min-label-width="0.63cm"/>
        <style:text-properties style:font-name="Courier New1"/>
      </text:list-level-style-bullet>
      <text:list-level-style-bullet text:level="9" text:style-name="WW8Num8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number text:level="1" style:num-format="" text:start-value="0">
        <style:list-level-properties/>
      </text:list-level-style-number>
      <text:list-level-style-bullet text:level="2" text:style-name="WW8Num81z1" text:bullet-char="">
        <style:list-level-properties text:space-before="0.63cm" text:min-label-width="0.64cm"/>
        <style:text-properties style:font-name="Symbol"/>
      </text:list-level-style-bullet>
      <text:list-level-style-bullet text:level="3" text:style-name="WW8Num81z2" text:bullet-char="">
        <style:list-level-properties text:space-before="1.27cm" text:min-label-width="0.63cm"/>
        <style:text-properties style:font-name="Symbol"/>
      </text:list-level-style-bullet>
      <text:list-level-style-bullet text:level="4" text:style-name="WW8Num81z2" text:bullet-char="">
        <style:list-level-properties text:space-before="1.9cm" text:min-label-width="0.64cm"/>
        <style:text-properties style:font-name="Symbol"/>
      </text:list-level-style-bullet>
      <text:list-level-style-bullet text:level="5" text:style-name="WW8Num81z4" text:bullet-char="">
        <style:list-level-properties text:space-before="5.08cm" text:min-label-width="0.63cm"/>
        <style:text-properties style:font-name="Symbol"/>
      </text:list-level-style-bullet>
      <text:list-level-style-bullet text:level="6" text:style-name="WW8Num81z5" text:bullet-char="">
        <style:list-level-properties text:space-before="6.35cm" text:min-label-width="0.63cm"/>
        <style:text-properties style:font-name="Wingdings"/>
      </text:list-level-style-bullet>
      <text:list-level-style-bullet text:level="7" text:style-name="WW8Num81z4" text:bullet-char="">
        <style:list-level-properties text:space-before="7.62cm" text:min-label-width="0.63cm"/>
        <style:text-properties style:font-name="Symbol"/>
      </text:list-level-style-bullet>
      <text:list-level-style-bullet text:level="8" text:style-name="WW8Num81z7" text:bullet-char="o">
        <style:list-level-properties text:space-before="8.89cm" text:min-label-width="0.63cm"/>
        <style:text-properties style:font-name="Courier New1"/>
      </text:list-level-style-bullet>
      <text:list-level-style-bullet text:level="9" text:style-name="WW8Num8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4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style:font-name="Wingdings"/>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style:font-name="Wingdings"/>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text:bullet-char="">
        <style:list-level-properties text:min-label-width="0.63cm"/>
        <style:text-properties style:font-name="Symbol"/>
      </text:list-level-style-bullet>
      <text:list-level-style-bullet text:level="2" text:style-name="WW8Num83z0" text:bullet-char="">
        <style:list-level-properties text:space-before="1.27cm" text:min-label-width="0.63cm"/>
        <style:text-properties style:font-name="Symbol"/>
      </text:list-level-style-bullet>
      <text:list-level-style-bullet text:level="3" text:style-name="WW8Num83z2" text:bullet-char="">
        <style:list-level-properties text:space-before="2.54cm" text:min-label-width="0.63cm"/>
        <style:text-properties style:font-name="Symbol"/>
      </text:list-level-style-bullet>
      <text:list-level-style-bullet text:level="4" text:style-name="WW8Num83z2" text:bullet-char="">
        <style:list-level-properties text:space-before="3.81cm" text:min-label-width="0.63cm"/>
        <style:text-properties style:font-name="Symbol"/>
      </text:list-level-style-bullet>
      <text:list-level-style-bullet text:level="5" text:style-name="WW8Num83z4" text:bullet-char="o">
        <style:list-level-properties text:space-before="5.08cm" text:min-label-width="0.63cm"/>
        <style:text-properties style:font-name="Courier New1"/>
      </text:list-level-style-bullet>
      <text:list-level-style-bullet text:level="6" text:style-name="WW8Num83z5" text:bullet-char="">
        <style:list-level-properties text:space-before="6.35cm" text:min-label-width="0.63cm"/>
        <style:text-properties style:font-name="Wingdings"/>
      </text:list-level-style-bullet>
      <text:list-level-style-bullet text:level="7" text:style-name="WW8Num83z6" text:bullet-char="">
        <style:list-level-properties text:space-before="7.62cm" text:min-label-width="0.63cm"/>
        <style:text-properties style:font-name="Symbol"/>
      </text:list-level-style-bullet>
      <text:list-level-style-bullet text:level="8" text:style-name="WW8Num83z4" text:bullet-char="o">
        <style:list-level-properties text:space-before="8.89cm" text:min-label-width="0.63cm"/>
        <style:text-properties style:font-name="Courier New1"/>
      </text:list-level-style-bullet>
      <text:list-level-style-bullet text:level="9" text:style-name="WW8Num8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min-label-width="0.63cm"/>
        <style:text-properties style:font-name="Symbol"/>
      </text:list-level-style-bullet>
      <text:list-level-style-bullet text:level="2" text:style-name="WW8Num84z0" text:bullet-char="">
        <style:list-level-properties text:space-before="1.27cm" text:min-label-width="0.63cm"/>
        <style:text-properties style:font-name="Symbol"/>
      </text:list-level-style-bullet>
      <text:list-level-style-bullet text:level="3" text:style-name="WW8Num84z2" text:bullet-char="">
        <style:list-level-properties text:space-before="2.54cm" text:min-label-width="0.63cm"/>
        <style:text-properties style:font-name="Symbol"/>
      </text:list-level-style-bullet>
      <text:list-level-style-bullet text:level="4" text:style-name="WW8Num84z2" text:bullet-char="">
        <style:list-level-properties text:space-before="3.81cm" text:min-label-width="0.63cm"/>
        <style:text-properties style:font-name="Symbol"/>
      </text:list-level-style-bullet>
      <text:list-level-style-bullet text:level="5" text:style-name="WW8Num84z4" text:bullet-char="o">
        <style:list-level-properties text:space-before="5.08cm" text:min-label-width="0.63cm"/>
        <style:text-properties style:font-name="Courier New1"/>
      </text:list-level-style-bullet>
      <text:list-level-style-bullet text:level="6" text:style-name="WW8Num84z5" text:bullet-char="">
        <style:list-level-properties text:space-before="6.35cm" text:min-label-width="0.63cm"/>
        <style:text-properties style:font-name="Wingdings"/>
      </text:list-level-style-bullet>
      <text:list-level-style-bullet text:level="7" text:style-name="WW8Num84z6" text:bullet-char="">
        <style:list-level-properties text:space-before="7.62cm" text:min-label-width="0.63cm"/>
        <style:text-properties style:font-name="Symbol"/>
      </text:list-level-style-bullet>
      <text:list-level-style-bullet text:level="8" text:style-name="WW8Num84z4" text:bullet-char="o">
        <style:list-level-properties text:space-before="8.89cm" text:min-label-width="0.63cm"/>
        <style:text-properties style:font-name="Courier New1"/>
      </text:list-level-style-bullet>
      <text:list-level-style-bullet text:level="9" text:style-name="WW8Num8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text:bullet-char="">
        <style:list-level-properties text:min-label-width="0.635cm"/>
        <style:text-properties style:font-name="Symbol"/>
      </text:list-level-style-bullet>
      <text:list-level-style-bullet text:level="2" text:style-name="WW8Num85z1" text:bullet-char="">
        <style:list-level-properties text:space-before="0.635cm" text:min-label-width="0.635cm"/>
        <style:text-properties style:font-name="Symbol"/>
      </text:list-level-style-bullet>
      <text:list-level-style-bullet text:level="3" text:style-name="WW8Num85z1" text:bullet-char="">
        <style:list-level-properties text:space-before="1.27cm" text:min-label-width="0.635cm"/>
        <style:text-properties style:font-name="Symbol"/>
      </text:list-level-style-bullet>
      <text:list-level-style-bullet text:level="4" text:style-name="WW8Num85z1" text:bullet-char="">
        <style:list-level-properties text:space-before="1.905cm" text:min-label-width="0.635cm"/>
        <style:text-properties style:font-name="Symbol"/>
      </text:list-level-style-bullet>
      <text:list-level-style-bullet text:level="5" text:style-name="WW8Num85z4" text:bullet-char="">
        <style:list-level-properties text:space-before="2.54cm" text:min-label-width="0.635cm"/>
        <style:text-properties style:font-name="Symbol"/>
      </text:list-level-style-bullet>
      <text:list-level-style-bullet text:level="6" text:style-name="WW8Num85z5" text:bullet-char="">
        <style:list-level-properties text:space-before="3.175cm" text:min-label-width="0.635cm"/>
        <style:text-properties style:font-name="Wingdings"/>
      </text:list-level-style-bullet>
      <text:list-level-style-bullet text:level="7" text:style-name="WW8Num85z5" text:bullet-char="">
        <style:list-level-properties text:space-before="3.81cm" text:min-label-width="0.635cm"/>
        <style:text-properties style:font-name="Wingdings"/>
      </text:list-level-style-bullet>
      <text:list-level-style-bullet text:level="8" text:style-name="WW8Num85z4" text:bullet-char="">
        <style:list-level-properties text:space-before="4.445cm" text:min-label-width="0.635cm"/>
        <style:text-properties style:font-name="Symbol"/>
      </text:list-level-style-bullet>
      <text:list-level-style-bullet text:level="9" text:style-name="WW8Num85z4"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min-label-width="0.63cm"/>
        <style:text-properties style:font-name="Symbol"/>
      </text:list-level-style-bullet>
      <text:list-level-style-bullet text:level="2" text:style-name="WW8Num86z0" text:bullet-char="">
        <style:list-level-properties text:space-before="1.27cm" text:min-label-width="0.63cm"/>
        <style:text-properties style:font-name="Symbol"/>
      </text:list-level-style-bullet>
      <text:list-level-style-bullet text:level="3" text:style-name="WW8Num86z2" text:bullet-char="">
        <style:list-level-properties text:space-before="2.54cm" text:min-label-width="0.63cm"/>
        <style:text-properties style:font-name="Symbol"/>
      </text:list-level-style-bullet>
      <text:list-level-style-bullet text:level="4" text:style-name="WW8Num86z2" text:bullet-char="">
        <style:list-level-properties text:space-before="3.81cm" text:min-label-width="0.63cm"/>
        <style:text-properties style:font-name="Symbol"/>
      </text:list-level-style-bullet>
      <text:list-level-style-bullet text:level="5" text:style-name="WW8Num86z4" text:bullet-char="o">
        <style:list-level-properties text:space-before="5.08cm" text:min-label-width="0.63cm"/>
        <style:text-properties style:font-name="Courier New1"/>
      </text:list-level-style-bullet>
      <text:list-level-style-bullet text:level="6" text:style-name="WW8Num86z5" text:bullet-char="">
        <style:list-level-properties text:space-before="6.35cm" text:min-label-width="0.63cm"/>
        <style:text-properties style:font-name="Wingdings"/>
      </text:list-level-style-bullet>
      <text:list-level-style-bullet text:level="7" text:style-name="WW8Num86z6" text:bullet-char="">
        <style:list-level-properties text:space-before="7.62cm" text:min-label-width="0.63cm"/>
        <style:text-properties style:font-name="Symbol"/>
      </text:list-level-style-bullet>
      <text:list-level-style-bullet text:level="8" text:style-name="WW8Num86z4" text:bullet-char="o">
        <style:list-level-properties text:space-before="8.89cm" text:min-label-width="0.63cm"/>
        <style:text-properties style:font-name="Courier New1"/>
      </text:list-level-style-bullet>
      <text:list-level-style-bullet text:level="9" text:style-name="WW8Num8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min-label-width="0.4cm"/>
        <style:text-properties style:font-name="Symbol"/>
      </text:list-level-style-bullet>
      <text:list-level-style-bullet text:level="2" text:style-name="WW8Num87z1" text:bullet-char="o">
        <style:list-level-properties text:space-before="1.905cm" text:min-label-width="0.635cm"/>
        <style:text-properties style:font-name="Courier New1"/>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Wingdings"/>
      </text:list-level-style-bullet>
      <text:list-level-style-bullet text:level="4" text:style-name="WW8Num88z3" text:bullet-char="">
        <style:list-level-properties text:space-before="4.445cm" text:min-label-width="0.635cm"/>
        <style:text-properties style:font-name="Symbol"/>
      </text:list-level-style-bullet>
      <text:list-level-style-bullet text:level="5" text:style-name="WW8Num88z1" text:bullet-char="o">
        <style:list-level-properties text:space-before="5.715cm" text:min-label-width="0.635cm"/>
        <style:text-properties style:font-name="Courier New1"/>
      </text:list-level-style-bullet>
      <text:list-level-style-bullet text:level="6" text:style-name="WW8Num88z2" text:bullet-char="">
        <style:list-level-properties text:space-before="6.985cm" text:min-label-width="0.635cm"/>
        <style:text-properties style:font-name="Wingdings"/>
      </text:list-level-style-bullet>
      <text:list-level-style-bullet text:level="7" text:style-name="WW8Num88z3" text:bullet-char="">
        <style:list-level-properties text:space-before="8.255cm" text:min-label-width="0.635cm"/>
        <style:text-properties style:font-name="Symbol"/>
      </text:list-level-style-bullet>
      <text:list-level-style-bullet text:level="8" text:style-name="WW8Num88z1" text:bullet-char="o">
        <style:list-level-properties text:space-before="9.525cm" text:min-label-width="0.635cm"/>
        <style:text-properties style:font-name="Courier New1"/>
      </text:list-level-style-bullet>
      <text:list-level-style-bullet text:level="9" text:style-name="WW8Num8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847cm"/>
        <style:text-properties style:font-name="Tahoma1"/>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3"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3"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number text:level="1" style:num-format="" text:start-value="0">
        <style:list-level-properties/>
      </text:list-level-style-number>
      <text:list-level-style-bullet text:level="2" text:style-name="WW8Num90z1" text:bullet-char="">
        <style:list-level-properties text:space-before="0.63cm" text:min-label-width="0.64cm"/>
        <style:text-properties style:font-name="Symbol"/>
      </text:list-level-style-bullet>
      <text:list-level-style-bullet text:level="3" text:style-name="WW8Num90z2" text:bullet-char="">
        <style:list-level-properties text:space-before="1.27cm" text:min-label-width="0.63cm"/>
        <style:text-properties style:font-name="Symbol"/>
      </text:list-level-style-bullet>
      <text:list-level-style-bullet text:level="4" text:style-name="WW8Num90z2" text:bullet-char="">
        <style:list-level-properties text:space-before="1.9cm" text:min-label-width="0.64cm"/>
        <style:text-properties style:font-name="Symbol"/>
      </text:list-level-style-bullet>
      <text:list-level-style-bullet text:level="5" text:style-name="WW8Num90z4" text:bullet-char="">
        <style:list-level-properties text:space-before="5.08cm" text:min-label-width="0.63cm"/>
        <style:text-properties style:font-name="Symbol"/>
      </text:list-level-style-bullet>
      <text:list-level-style-bullet text:level="6" text:style-name="WW8Num90z5" text:bullet-char="">
        <style:list-level-properties text:space-before="6.35cm" text:min-label-width="0.63cm"/>
        <style:text-properties style:font-name="Wingdings"/>
      </text:list-level-style-bullet>
      <text:list-level-style-bullet text:level="7" text:style-name="WW8Num90z4" text:bullet-char="">
        <style:list-level-properties text:space-before="7.62cm" text:min-label-width="0.63cm"/>
        <style:text-properties style:font-name="Symbol"/>
      </text:list-level-style-bullet>
      <text:list-level-style-bullet text:level="8" text:style-name="WW8Num90z7" text:bullet-char="o">
        <style:list-level-properties text:space-before="8.89cm" text:min-label-width="0.63cm"/>
        <style:text-properties style:font-name="Courier New1"/>
      </text:list-level-style-bullet>
      <text:list-level-style-bullet text:level="9" text:style-name="WW8Num9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text:bullet-char="">
        <style:list-level-properties text:min-label-width="0.63cm"/>
        <style:text-properties style:font-name="Symbol"/>
      </text:list-level-style-bullet>
      <text:list-level-style-bullet text:level="2" text:style-name="WW8Num91z0" text:bullet-char="">
        <style:list-level-properties text:space-before="1.27cm" text:min-label-width="0.63cm"/>
        <style:text-properties style:font-name="Symbol"/>
      </text:list-level-style-bullet>
      <text:list-level-style-bullet text:level="3" text:style-name="WW8Num91z2" text:bullet-char="">
        <style:list-level-properties text:space-before="2.54cm" text:min-label-width="0.63cm"/>
        <style:text-properties style:font-name="Symbol"/>
      </text:list-level-style-bullet>
      <text:list-level-style-bullet text:level="4" text:style-name="WW8Num91z2" text:bullet-char="">
        <style:list-level-properties text:space-before="3.81cm" text:min-label-width="0.63cm"/>
        <style:text-properties style:font-name="Symbol"/>
      </text:list-level-style-bullet>
      <text:list-level-style-bullet text:level="5" text:style-name="WW8Num91z4" text:bullet-char="o">
        <style:list-level-properties text:space-before="5.08cm" text:min-label-width="0.63cm"/>
        <style:text-properties style:font-name="Courier New1"/>
      </text:list-level-style-bullet>
      <text:list-level-style-bullet text:level="6" text:style-name="WW8Num91z5" text:bullet-char="">
        <style:list-level-properties text:space-before="6.35cm" text:min-label-width="0.63cm"/>
        <style:text-properties style:font-name="Wingdings"/>
      </text:list-level-style-bullet>
      <text:list-level-style-bullet text:level="7" text:style-name="WW8Num91z6" text:bullet-char="">
        <style:list-level-properties text:space-before="7.62cm" text:min-label-width="0.63cm"/>
        <style:text-properties style:font-name="Symbol"/>
      </text:list-level-style-bullet>
      <text:list-level-style-bullet text:level="8" text:style-name="WW8Num91z4" text:bullet-char="o">
        <style:list-level-properties text:space-before="8.89cm" text:min-label-width="0.63cm"/>
        <style:text-properties style:font-name="Courier New1"/>
      </text:list-level-style-bullet>
      <text:list-level-style-bullet text:level="9" text:style-name="WW8Num9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text:bullet-char="">
        <style:list-level-properties text:min-label-width="0.63cm"/>
        <style:text-properties style:font-name="Symbol"/>
      </text:list-level-style-bullet>
      <text:list-level-style-bullet text:level="2" text:style-name="WW8Num92z0" text:bullet-char="">
        <style:list-level-properties text:space-before="1.27cm" text:min-label-width="0.63cm"/>
        <style:text-properties style:font-name="Symbol"/>
      </text:list-level-style-bullet>
      <text:list-level-style-bullet text:level="3" text:style-name="WW8Num92z2" text:bullet-char="">
        <style:list-level-properties text:space-before="2.54cm" text:min-label-width="0.63cm"/>
        <style:text-properties style:font-name="Symbol"/>
      </text:list-level-style-bullet>
      <text:list-level-style-bullet text:level="4" text:style-name="WW8Num92z2" text:bullet-char="">
        <style:list-level-properties text:space-before="3.81cm" text:min-label-width="0.63cm"/>
        <style:text-properties style:font-name="Symbol"/>
      </text:list-level-style-bullet>
      <text:list-level-style-bullet text:level="5" text:style-name="WW8Num92z4" text:bullet-char="o">
        <style:list-level-properties text:space-before="5.08cm" text:min-label-width="0.63cm"/>
        <style:text-properties style:font-name="Courier New1"/>
      </text:list-level-style-bullet>
      <text:list-level-style-bullet text:level="6" text:style-name="WW8Num92z5" text:bullet-char="">
        <style:list-level-properties text:space-before="6.35cm" text:min-label-width="0.63cm"/>
        <style:text-properties style:font-name="Wingdings"/>
      </text:list-level-style-bullet>
      <text:list-level-style-bullet text:level="7" text:style-name="WW8Num92z6" text:bullet-char="">
        <style:list-level-properties text:space-before="7.62cm" text:min-label-width="0.63cm"/>
        <style:text-properties style:font-name="Symbol"/>
      </text:list-level-style-bullet>
      <text:list-level-style-bullet text:level="8" text:style-name="WW8Num92z4" text:bullet-char="o">
        <style:list-level-properties text:space-before="8.89cm" text:min-label-width="0.63cm"/>
        <style:text-properties style:font-name="Courier New1"/>
      </text:list-level-style-bullet>
      <text:list-level-style-bullet text:level="9" text:style-name="WW8Num9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text:bullet-char="-">
        <style:list-level-properties text:space-before="0.635cm" text:min-label-width="0.635cm"/>
        <style:text-properties style:font-name="Tahoma1"/>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3"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3"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WW8Num94z0" text:bullet-char="">
        <style:list-level-properties text:min-label-width="0.63cm"/>
        <style:text-properties style:font-name="Symbol"/>
      </text:list-level-style-bullet>
      <text:list-level-style-bullet text:level="2" text:style-name="WW8Num94z0" text:bullet-char="">
        <style:list-level-properties text:space-before="1.27cm" text:min-label-width="0.63cm"/>
        <style:text-properties style:font-name="Symbol"/>
      </text:list-level-style-bullet>
      <text:list-level-style-bullet text:level="3" text:style-name="WW8Num94z2" text:bullet-char="">
        <style:list-level-properties text:space-before="2.54cm" text:min-label-width="0.63cm"/>
        <style:text-properties style:font-name="Symbol"/>
      </text:list-level-style-bullet>
      <text:list-level-style-bullet text:level="4" text:style-name="WW8Num94z2" text:bullet-char="">
        <style:list-level-properties text:space-before="3.81cm" text:min-label-width="0.63cm"/>
        <style:text-properties style:font-name="Symbol"/>
      </text:list-level-style-bullet>
      <text:list-level-style-bullet text:level="5" text:style-name="WW8Num94z4" text:bullet-char="o">
        <style:list-level-properties text:space-before="5.08cm" text:min-label-width="0.63cm"/>
        <style:text-properties style:font-name="Courier New1"/>
      </text:list-level-style-bullet>
      <text:list-level-style-bullet text:level="6" text:style-name="WW8Num94z5" text:bullet-char="">
        <style:list-level-properties text:space-before="6.35cm" text:min-label-width="0.63cm"/>
        <style:text-properties style:font-name="Wingdings"/>
      </text:list-level-style-bullet>
      <text:list-level-style-bullet text:level="7" text:style-name="WW8Num94z6" text:bullet-char="">
        <style:list-level-properties text:space-before="7.62cm" text:min-label-width="0.63cm"/>
        <style:text-properties style:font-name="Symbol"/>
      </text:list-level-style-bullet>
      <text:list-level-style-bullet text:level="8" text:style-name="WW8Num94z4" text:bullet-char="o">
        <style:list-level-properties text:space-before="8.89cm" text:min-label-width="0.63cm"/>
        <style:text-properties style:font-name="Courier New1"/>
      </text:list-level-style-bullet>
      <text:list-level-style-bullet text:level="9" text:style-name="WW8Num9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list-level-style-bullet text:level="1" text:style-name="WW8Num95z0" text:bullet-char="">
        <style:list-level-properties text:min-label-width="0.63cm"/>
        <style:text-properties style:font-name="Symbol"/>
      </text:list-level-style-bullet>
      <text:list-level-style-bullet text:level="2" text:style-name="WW8Num95z0" text:bullet-char="">
        <style:list-level-properties text:space-before="1.27cm" text:min-label-width="0.63cm"/>
        <style:text-properties style:font-name="Symbol"/>
      </text:list-level-style-bullet>
      <text:list-level-style-bullet text:level="3" text:style-name="WW8Num95z2" text:bullet-char="">
        <style:list-level-properties text:space-before="2.54cm" text:min-label-width="0.63cm"/>
        <style:text-properties style:font-name="Symbol"/>
      </text:list-level-style-bullet>
      <text:list-level-style-bullet text:level="4" text:style-name="WW8Num95z2" text:bullet-char="">
        <style:list-level-properties text:space-before="3.81cm" text:min-label-width="0.63cm"/>
        <style:text-properties style:font-name="Symbol"/>
      </text:list-level-style-bullet>
      <text:list-level-style-bullet text:level="5" text:style-name="WW8Num95z4" text:bullet-char="o">
        <style:list-level-properties text:space-before="5.08cm" text:min-label-width="0.63cm"/>
        <style:text-properties style:font-name="Courier New1"/>
      </text:list-level-style-bullet>
      <text:list-level-style-bullet text:level="6" text:style-name="WW8Num95z5" text:bullet-char="">
        <style:list-level-properties text:space-before="6.35cm" text:min-label-width="0.63cm"/>
        <style:text-properties style:font-name="Wingdings"/>
      </text:list-level-style-bullet>
      <text:list-level-style-bullet text:level="7" text:style-name="WW8Num95z6" text:bullet-char="">
        <style:list-level-properties text:space-before="7.62cm" text:min-label-width="0.63cm"/>
        <style:text-properties style:font-name="Symbol"/>
      </text:list-level-style-bullet>
      <text:list-level-style-bullet text:level="8" text:style-name="WW8Num95z4" text:bullet-char="o">
        <style:list-level-properties text:space-before="8.89cm" text:min-label-width="0.63cm"/>
        <style:text-properties style:font-name="Courier New1"/>
      </text:list-level-style-bullet>
      <text:list-level-style-bullet text:level="9" text:style-name="WW8Num9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list-level-style-number text:level="1" style:num-format="" text:start-value="0">
        <style:list-level-properties/>
      </text:list-level-style-number>
      <text:list-level-style-bullet text:level="2" text:style-name="WW8Num96z1" text:bullet-char="">
        <style:list-level-properties text:space-before="0.63cm" text:min-label-width="0.64cm"/>
        <style:text-properties style:font-name="Symbol"/>
      </text:list-level-style-bullet>
      <text:list-level-style-bullet text:level="3" text:style-name="WW8Num96z2" text:bullet-char="">
        <style:list-level-properties text:space-before="1.27cm" text:min-label-width="0.63cm"/>
        <style:text-properties style:font-name="Symbol"/>
      </text:list-level-style-bullet>
      <text:list-level-style-bullet text:level="4" text:style-name="WW8Num96z2" text:bullet-char="">
        <style:list-level-properties text:space-before="1.9cm" text:min-label-width="0.64cm"/>
        <style:text-properties style:font-name="Symbol"/>
      </text:list-level-style-bullet>
      <text:list-level-style-bullet text:level="5" text:style-name="WW8Num96z4" text:bullet-char="">
        <style:list-level-properties text:space-before="5.08cm" text:min-label-width="0.63cm"/>
        <style:text-properties style:font-name="Symbol"/>
      </text:list-level-style-bullet>
      <text:list-level-style-bullet text:level="6" text:style-name="WW8Num96z5" text:bullet-char="">
        <style:list-level-properties text:space-before="6.35cm" text:min-label-width="0.63cm"/>
        <style:text-properties style:font-name="Wingdings"/>
      </text:list-level-style-bullet>
      <text:list-level-style-bullet text:level="7" text:style-name="WW8Num96z4" text:bullet-char="">
        <style:list-level-properties text:space-before="7.62cm" text:min-label-width="0.63cm"/>
        <style:text-properties style:font-name="Symbol"/>
      </text:list-level-style-bullet>
      <text:list-level-style-bullet text:level="8" text:style-name="WW8Num96z7" text:bullet-char="o">
        <style:list-level-properties text:space-before="8.89cm" text:min-label-width="0.63cm"/>
        <style:text-properties style:font-name="Courier New1"/>
      </text:list-level-style-bullet>
      <text:list-level-style-bullet text:level="9" text:style-name="WW8Num9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bullet text:level="1" text:style-name="WW8Num97z0" text:bullet-char="">
        <style:list-level-properties text:min-label-width="0.63cm"/>
        <style:text-properties style:font-name="Symbol"/>
      </text:list-level-style-bullet>
      <text:list-level-style-bullet text:level="2" text:style-name="WW8Num97z0" text:bullet-char="">
        <style:list-level-properties text:space-before="1.27cm" text:min-label-width="0.63cm"/>
        <style:text-properties style:font-name="Symbol"/>
      </text:list-level-style-bullet>
      <text:list-level-style-bullet text:level="3" text:style-name="WW8Num97z2" text:bullet-char="">
        <style:list-level-properties text:space-before="2.54cm" text:min-label-width="0.63cm"/>
        <style:text-properties style:font-name="Symbol"/>
      </text:list-level-style-bullet>
      <text:list-level-style-bullet text:level="4" text:style-name="WW8Num97z2" text:bullet-char="">
        <style:list-level-properties text:space-before="3.81cm" text:min-label-width="0.63cm"/>
        <style:text-properties style:font-name="Symbol"/>
      </text:list-level-style-bullet>
      <text:list-level-style-bullet text:level="5" text:style-name="WW8Num97z4" text:bullet-char="o">
        <style:list-level-properties text:space-before="5.08cm" text:min-label-width="0.63cm"/>
        <style:text-properties style:font-name="Courier New1"/>
      </text:list-level-style-bullet>
      <text:list-level-style-bullet text:level="6" text:style-name="WW8Num97z5" text:bullet-char="">
        <style:list-level-properties text:space-before="6.35cm" text:min-label-width="0.63cm"/>
        <style:text-properties style:font-name="Wingdings"/>
      </text:list-level-style-bullet>
      <text:list-level-style-bullet text:level="7" text:style-name="WW8Num97z6" text:bullet-char="">
        <style:list-level-properties text:space-before="7.62cm" text:min-label-width="0.63cm"/>
        <style:text-properties style:font-name="Symbol"/>
      </text:list-level-style-bullet>
      <text:list-level-style-bullet text:level="8" text:style-name="WW8Num97z4" text:bullet-char="o">
        <style:list-level-properties text:space-before="8.89cm" text:min-label-width="0.63cm"/>
        <style:text-properties style:font-name="Courier New1"/>
      </text:list-level-style-bullet>
      <text:list-level-style-bullet text:level="9" text:style-name="WW8Num9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number text:level="1" style:num-format="" text:start-value="0">
        <style:list-level-properties/>
      </text:list-level-style-number>
      <text:list-level-style-bullet text:level="2" text:style-name="WW8Num98z1" text:bullet-char="">
        <style:list-level-properties text:space-before="1.27cm" text:min-label-width="0.63cm"/>
        <style:text-properties style:font-name="Symbol"/>
      </text:list-level-style-bullet>
      <text:list-level-style-bullet text:level="3" text:style-name="WW8Num98z2" text:bullet-char="">
        <style:list-level-properties text:space-before="2.54cm" text:min-label-width="0.63cm"/>
        <style:text-properties style:font-name="Symbol"/>
      </text:list-level-style-bullet>
      <text:list-level-style-bullet text:level="4" text:style-name="WW8Num98z2" text:bullet-char="">
        <style:list-level-properties text:space-before="3.81cm" text:min-label-width="0.63cm"/>
        <style:text-properties style:font-name="Symbol"/>
      </text:list-level-style-bullet>
      <text:list-level-style-bullet text:level="5" text:style-name="WW8Num98z4" text:bullet-char="o">
        <style:list-level-properties text:space-before="5.08cm" text:min-label-width="0.63cm"/>
        <style:text-properties style:font-name="Courier New1"/>
      </text:list-level-style-bullet>
      <text:list-level-style-bullet text:level="6" text:style-name="WW8Num98z5" text:bullet-char="">
        <style:list-level-properties text:space-before="6.35cm" text:min-label-width="0.63cm"/>
        <style:text-properties style:font-name="Wingdings"/>
      </text:list-level-style-bullet>
      <text:list-level-style-bullet text:level="7" text:style-name="WW8Num98z6" text:bullet-char="">
        <style:list-level-properties text:space-before="7.62cm" text:min-label-width="0.63cm"/>
        <style:text-properties style:font-name="Symbol"/>
      </text:list-level-style-bullet>
      <text:list-level-style-bullet text:level="8" text:style-name="WW8Num98z4" text:bullet-char="o">
        <style:list-level-properties text:space-before="8.89cm" text:min-label-width="0.63cm"/>
        <style:text-properties style:font-name="Courier New1"/>
      </text:list-level-style-bullet>
      <text:list-level-style-bullet text:level="9" text:style-name="WW8Num9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min-label-width="0.63cm"/>
        <style:text-properties style:font-name="Symbol"/>
      </text:list-level-style-bullet>
      <text:list-level-style-bullet text:level="2" text:style-name="WW8Num99z0" text:bullet-char="">
        <style:list-level-properties text:space-before="1.27cm" text:min-label-width="0.63cm"/>
        <style:text-properties style:font-name="Symbol"/>
      </text:list-level-style-bullet>
      <text:list-level-style-bullet text:level="3" text:style-name="WW8Num99z2" text:bullet-char="">
        <style:list-level-properties text:space-before="2.54cm" text:min-label-width="0.63cm"/>
        <style:text-properties style:font-name="Symbol"/>
      </text:list-level-style-bullet>
      <text:list-level-style-bullet text:level="4" text:style-name="WW8Num99z2" text:bullet-char="">
        <style:list-level-properties text:space-before="3.81cm" text:min-label-width="0.63cm"/>
        <style:text-properties style:font-name="Symbol"/>
      </text:list-level-style-bullet>
      <text:list-level-style-bullet text:level="5" text:style-name="WW8Num99z4" text:bullet-char="o">
        <style:list-level-properties text:space-before="5.08cm" text:min-label-width="0.63cm"/>
        <style:text-properties style:font-name="Courier New1"/>
      </text:list-level-style-bullet>
      <text:list-level-style-bullet text:level="6" text:style-name="WW8Num99z5" text:bullet-char="">
        <style:list-level-properties text:space-before="6.35cm" text:min-label-width="0.63cm"/>
        <style:text-properties style:font-name="Wingdings"/>
      </text:list-level-style-bullet>
      <text:list-level-style-bullet text:level="7" text:style-name="WW8Num99z6" text:bullet-char="">
        <style:list-level-properties text:space-before="7.62cm" text:min-label-width="0.63cm"/>
        <style:text-properties style:font-name="Symbol"/>
      </text:list-level-style-bullet>
      <text:list-level-style-bullet text:level="8" text:style-name="WW8Num99z4" text:bullet-char="o">
        <style:list-level-properties text:space-before="8.89cm" text:min-label-width="0.63cm"/>
        <style:text-properties style:font-name="Courier New1"/>
      </text:list-level-style-bullet>
      <text:list-level-style-bullet text:level="9" text:style-name="WW8Num9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text:bullet-char="">
        <style:list-level-properties text:min-label-width="0.63cm"/>
        <style:text-properties style:font-name="Symbol"/>
      </text:list-level-style-bullet>
      <text:list-level-style-bullet text:level="2" text:style-name="WW8Num100z0" text:bullet-char="">
        <style:list-level-properties text:space-before="1.27cm" text:min-label-width="0.63cm"/>
        <style:text-properties style:font-name="Symbol"/>
      </text:list-level-style-bullet>
      <text:list-level-style-bullet text:level="3" text:style-name="WW8Num100z2" text:bullet-char="">
        <style:list-level-properties text:space-before="2.54cm" text:min-label-width="0.63cm"/>
        <style:text-properties style:font-name="Symbol"/>
      </text:list-level-style-bullet>
      <text:list-level-style-bullet text:level="4" text:style-name="WW8Num100z2" text:bullet-char="">
        <style:list-level-properties text:space-before="3.81cm" text:min-label-width="0.63cm"/>
        <style:text-properties style:font-name="Symbol"/>
      </text:list-level-style-bullet>
      <text:list-level-style-bullet text:level="5" text:style-name="WW8Num100z4" text:bullet-char="o">
        <style:list-level-properties text:space-before="5.08cm" text:min-label-width="0.63cm"/>
        <style:text-properties style:font-name="Courier New1"/>
      </text:list-level-style-bullet>
      <text:list-level-style-bullet text:level="6" text:style-name="WW8Num100z5" text:bullet-char="">
        <style:list-level-properties text:space-before="6.35cm" text:min-label-width="0.63cm"/>
        <style:text-properties style:font-name="Wingdings"/>
      </text:list-level-style-bullet>
      <text:list-level-style-bullet text:level="7" text:style-name="WW8Num100z6" text:bullet-char="">
        <style:list-level-properties text:space-before="7.62cm" text:min-label-width="0.63cm"/>
        <style:text-properties style:font-name="Symbol"/>
      </text:list-level-style-bullet>
      <text:list-level-style-bullet text:level="8" text:style-name="WW8Num100z4" text:bullet-char="o">
        <style:list-level-properties text:space-before="8.89cm" text:min-label-width="0.63cm"/>
        <style:text-properties style:font-name="Courier New1"/>
      </text:list-level-style-bullet>
      <text:list-level-style-bullet text:level="9" text:style-name="WW8Num10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text:min-label-width="0.63cm"/>
        <style:text-properties style:font-name="Symbol"/>
      </text:list-level-style-bullet>
      <text:list-level-style-bullet text:level="2" text:style-name="WW8Num101z1" text:bullet-char="">
        <style:list-level-properties text:space-before="0.63cm" text:min-label-width="0.64cm"/>
        <style:text-properties style:font-name="Symbol"/>
      </text:list-level-style-bullet>
      <text:list-level-style-bullet text:level="3" text:style-name="WW8Num101z1" text:bullet-char="">
        <style:list-level-properties text:space-before="1.27cm" text:min-label-width="0.63cm"/>
        <style:text-properties style:font-name="Symbol"/>
      </text:list-level-style-bullet>
      <text:list-level-style-bullet text:level="4" text:style-name="WW8Num101z1" text:bullet-char="">
        <style:list-level-properties text:space-before="1.9cm" text:min-label-width="0.64cm"/>
        <style:text-properties style:font-name="Symbol"/>
      </text:list-level-style-bullet>
      <text:list-level-style-bullet text:level="5" text:style-name="WW8Num101z4" text:bullet-char="">
        <style:list-level-properties text:space-before="2.54cm" text:min-label-width="0.63cm"/>
        <style:text-properties style:font-name="Symbol"/>
      </text:list-level-style-bullet>
      <text:list-level-style-bullet text:level="6" text:style-name="WW8Num101z5" text:bullet-char="">
        <style:list-level-properties text:space-before="3.17cm" text:min-label-width="0.64cm"/>
        <style:text-properties style:font-name="Wingdings"/>
      </text:list-level-style-bullet>
      <text:list-level-style-bullet text:level="7" text:style-name="WW8Num101z5" text:bullet-char="">
        <style:list-level-properties text:space-before="3.81cm" text:min-label-width="0.63cm"/>
        <style:text-properties style:font-name="Wingdings"/>
      </text:list-level-style-bullet>
      <text:list-level-style-bullet text:level="8" text:style-name="WW8Num101z4" text:bullet-char="">
        <style:list-level-properties text:space-before="4.44cm" text:min-label-width="0.64cm"/>
        <style:text-properties style:font-name="Symbol"/>
      </text:list-level-style-bullet>
      <text:list-level-style-bullet text:level="9" text:style-name="WW8Num101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bullet text:level="2" text:style-name="WW8Num102z1" text:bullet-char="o">
        <style:list-level-properties text:space-before="1.27cm" text:min-label-width="0.635cm"/>
        <style:text-properties style:font-name="Courier New1"/>
      </text:list-level-style-bullet>
      <text:list-level-style-bullet text:level="3" text:style-name="WW8Num102z2" text:bullet-char="">
        <style:list-level-properties text:space-before="2.54cm" text:min-label-width="0.635cm"/>
        <style:text-properties style:font-name="Wingdings"/>
      </text:list-level-style-bullet>
      <text:list-level-style-bullet text:level="4" text:style-name="WW8Num102z0" text:bullet-char="">
        <style:list-level-properties text:space-before="3.81cm" text:min-label-width="0.635cm"/>
        <style:text-properties style:font-name="Symbol"/>
      </text:list-level-style-bullet>
      <text:list-level-style-bullet text:level="5" text:style-name="WW8Num102z1" text:bullet-char="o">
        <style:list-level-properties text:space-before="5.08cm" text:min-label-width="0.635cm"/>
        <style:text-properties style:font-name="Courier New1"/>
      </text:list-level-style-bullet>
      <text:list-level-style-bullet text:level="6" text:style-name="WW8Num102z2" text:bullet-char="">
        <style:list-level-properties text:space-before="6.35cm" text:min-label-width="0.635cm"/>
        <style:text-properties style:font-name="Wingdings"/>
      </text:list-level-style-bullet>
      <text:list-level-style-bullet text:level="7" text:style-name="WW8Num102z0" text:bullet-char="">
        <style:list-level-properties text:space-before="7.62cm" text:min-label-width="0.635cm"/>
        <style:text-properties style:font-name="Symbol"/>
      </text:list-level-style-bullet>
      <text:list-level-style-bullet text:level="8" text:style-name="WW8Num102z1" text:bullet-char="o">
        <style:list-level-properties text:space-before="8.89cm" text:min-label-width="0.635cm"/>
        <style:text-properties style:font-name="Courier New1"/>
      </text:list-level-style-bullet>
      <text:list-level-style-bullet text:level="9" text:style-name="WW8Num102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list-level-style-bullet text:level="1" text:style-name="WW8Num103z0" text:bullet-char="">
        <style:list-level-properties text:min-label-width="0.4cm"/>
        <style:text-properties style:font-name="Symbol"/>
      </text:list-level-style-bullet>
      <text:list-level-style-bullet text:level="2" text:style-name="WW8Num103z0" text:bullet-char="">
        <style:list-level-properties text:space-before="1.001cm" text:min-label-width="0.4cm"/>
        <style:text-properties style:font-name="Symbol"/>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3" text:bullet-char="">
        <style:list-level-properties text:space-before="4.445cm" text:min-label-width="0.635cm"/>
        <style:text-properties style:font-name="Symbol"/>
      </text:list-level-style-bullet>
      <text:list-level-style-bullet text:level="5" text:style-name="WW8Num103z4" text:bullet-char="o">
        <style:list-level-properties text:space-before="5.715cm" text:min-label-width="0.635cm"/>
        <style:text-properties style:font-name="Courier New1"/>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3" text:bullet-char="">
        <style:list-level-properties text:space-before="8.255cm" text:min-label-width="0.635cm"/>
        <style:text-properties style:font-name="Symbol"/>
      </text:list-level-style-bullet>
      <text:list-level-style-bullet text:level="8" text:style-name="WW8Num103z4" text:bullet-char="o">
        <style:list-level-properties text:space-before="9.525cm" text:min-label-width="0.635cm"/>
        <style:text-properties style:font-name="Courier New1"/>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text:bullet-char="">
        <style:list-level-properties text:min-label-width="0.63cm"/>
        <style:text-properties style:font-name="Symbol"/>
      </text:list-level-style-bullet>
      <text:list-level-style-bullet text:level="2" text:style-name="WW8Num104z0" text:bullet-char="">
        <style:list-level-properties text:space-before="1.27cm" text:min-label-width="0.63cm"/>
        <style:text-properties style:font-name="Symbol"/>
      </text:list-level-style-bullet>
      <text:list-level-style-bullet text:level="3" text:style-name="WW8Num104z2" text:bullet-char="">
        <style:list-level-properties text:space-before="2.54cm" text:min-label-width="0.63cm"/>
        <style:text-properties style:font-name="Symbol"/>
      </text:list-level-style-bullet>
      <text:list-level-style-bullet text:level="4" text:style-name="WW8Num104z2" text:bullet-char="">
        <style:list-level-properties text:space-before="3.81cm" text:min-label-width="0.63cm"/>
        <style:text-properties style:font-name="Symbol"/>
      </text:list-level-style-bullet>
      <text:list-level-style-bullet text:level="5" text:style-name="WW8Num104z4" text:bullet-char="o">
        <style:list-level-properties text:space-before="5.08cm" text:min-label-width="0.63cm"/>
        <style:text-properties style:font-name="Courier New1"/>
      </text:list-level-style-bullet>
      <text:list-level-style-bullet text:level="6" text:style-name="WW8Num104z5" text:bullet-char="">
        <style:list-level-properties text:space-before="6.35cm" text:min-label-width="0.63cm"/>
        <style:text-properties style:font-name="Wingdings"/>
      </text:list-level-style-bullet>
      <text:list-level-style-bullet text:level="7" text:style-name="WW8Num104z6" text:bullet-char="">
        <style:list-level-properties text:space-before="7.62cm" text:min-label-width="0.63cm"/>
        <style:text-properties style:font-name="Symbol"/>
      </text:list-level-style-bullet>
      <text:list-level-style-bullet text:level="8" text:style-name="WW8Num104z4" text:bullet-char="o">
        <style:list-level-properties text:space-before="8.89cm" text:min-label-width="0.63cm"/>
        <style:text-properties style:font-name="Courier New1"/>
      </text:list-level-style-bullet>
      <text:list-level-style-bullet text:level="9" text:style-name="WW8Num10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min-label-width="0.63cm"/>
        <style:text-properties style:font-name="Symbol"/>
      </text:list-level-style-bullet>
      <text:list-level-style-bullet text:level="2" text:style-name="WW8Num105z0" text:bullet-char="">
        <style:list-level-properties text:space-before="1.27cm" text:min-label-width="0.63cm"/>
        <style:text-properties style:font-name="Symbol"/>
      </text:list-level-style-bullet>
      <text:list-level-style-bullet text:level="3" text:style-name="WW8Num105z2" text:bullet-char="">
        <style:list-level-properties text:space-before="2.54cm" text:min-label-width="0.63cm"/>
        <style:text-properties style:font-name="Symbol"/>
      </text:list-level-style-bullet>
      <text:list-level-style-bullet text:level="4" text:style-name="WW8Num105z2" text:bullet-char="">
        <style:list-level-properties text:space-before="3.81cm" text:min-label-width="0.63cm"/>
        <style:text-properties style:font-name="Symbol"/>
      </text:list-level-style-bullet>
      <text:list-level-style-bullet text:level="5" text:style-name="WW8Num105z4" text:bullet-char="o">
        <style:list-level-properties text:space-before="5.08cm" text:min-label-width="0.63cm"/>
        <style:text-properties style:font-name="Courier New1"/>
      </text:list-level-style-bullet>
      <text:list-level-style-bullet text:level="6" text:style-name="WW8Num105z5" text:bullet-char="">
        <style:list-level-properties text:space-before="6.35cm" text:min-label-width="0.63cm"/>
        <style:text-properties style:font-name="Wingdings"/>
      </text:list-level-style-bullet>
      <text:list-level-style-bullet text:level="7" text:style-name="WW8Num105z6" text:bullet-char="">
        <style:list-level-properties text:space-before="7.62cm" text:min-label-width="0.63cm"/>
        <style:text-properties style:font-name="Symbol"/>
      </text:list-level-style-bullet>
      <text:list-level-style-bullet text:level="8" text:style-name="WW8Num105z4" text:bullet-char="o">
        <style:list-level-properties text:space-before="8.89cm" text:min-label-width="0.63cm"/>
        <style:text-properties style:font-name="Courier New1"/>
      </text:list-level-style-bullet>
      <text:list-level-style-bullet text:level="9" text:style-name="WW8Num10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text:bullet-char="">
        <style:list-level-properties text:min-label-width="0.4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text:bullet-char="">
        <style:list-level-properties text:min-label-width="0.4cm"/>
        <style:text-properties style:font-name="Symbol"/>
      </text:list-level-style-bullet>
      <text:list-level-style-bullet text:level="2" text:style-name="WW8Num107z1" text:bullet-char="o">
        <style:list-level-properties text:space-before="1.905cm" text:min-label-width="0.635cm"/>
        <style:text-properties style:font-name="Courier New1"/>
      </text:list-level-style-bullet>
      <text:list-level-style-bullet text:level="3" text:style-name="WW8Num107z2" text:bullet-char="">
        <style:list-level-properties text:space-before="3.175cm" text:min-label-width="0.635cm"/>
        <style:text-properties style:font-name="Wingdings"/>
      </text:list-level-style-bullet>
      <text:list-level-style-bullet text:level="4" text:style-name="WW8Num107z3" text:bullet-char="">
        <style:list-level-properties text:space-before="4.445cm" text:min-label-width="0.635cm"/>
        <style:text-properties style:font-name="Symbol"/>
      </text:list-level-style-bullet>
      <text:list-level-style-bullet text:level="5" text:style-name="WW8Num107z1" text:bullet-char="o">
        <style:list-level-properties text:space-before="5.715cm" text:min-label-width="0.635cm"/>
        <style:text-properties style:font-name="Courier New1"/>
      </text:list-level-style-bullet>
      <text:list-level-style-bullet text:level="6" text:style-name="WW8Num107z2" text:bullet-char="">
        <style:list-level-properties text:space-before="6.985cm" text:min-label-width="0.635cm"/>
        <style:text-properties style:font-name="Wingdings"/>
      </text:list-level-style-bullet>
      <text:list-level-style-bullet text:level="7" text:style-name="WW8Num107z3" text:bullet-char="">
        <style:list-level-properties text:space-before="8.255cm" text:min-label-width="0.635cm"/>
        <style:text-properties style:font-name="Symbol"/>
      </text:list-level-style-bullet>
      <text:list-level-style-bullet text:level="8" text:style-name="WW8Num107z1" text:bullet-char="o">
        <style:list-level-properties text:space-before="9.525cm" text:min-label-width="0.635cm"/>
        <style:text-properties style:font-name="Courier New1"/>
      </text:list-level-style-bullet>
      <text:list-level-style-bullet text:level="9" text:style-name="WW8Num10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number text:level="1" style:num-format="" text:start-value="0">
        <style:list-level-properties/>
      </text:list-level-style-number>
      <text:list-level-style-bullet text:level="2" text:style-name="WW8Num108z1" text:bullet-char="">
        <style:list-level-properties text:space-before="0.63cm" text:min-label-width="0.64cm"/>
        <style:text-properties style:font-name="Symbol"/>
      </text:list-level-style-bullet>
      <text:list-level-style-bullet text:level="3" text:style-name="WW8Num108z2" text:bullet-char="">
        <style:list-level-properties text:space-before="1.27cm" text:min-label-width="0.63cm"/>
        <style:text-properties style:font-name="Symbol"/>
      </text:list-level-style-bullet>
      <text:list-level-style-bullet text:level="4" text:style-name="WW8Num108z2" text:bullet-char="">
        <style:list-level-properties text:space-before="1.9cm" text:min-label-width="0.64cm"/>
        <style:text-properties style:font-name="Symbol"/>
      </text:list-level-style-bullet>
      <text:list-level-style-bullet text:level="5" text:style-name="WW8Num108z4" text:bullet-char="">
        <style:list-level-properties text:space-before="5.08cm" text:min-label-width="0.63cm"/>
        <style:text-properties style:font-name="Symbol"/>
      </text:list-level-style-bullet>
      <text:list-level-style-bullet text:level="6" text:style-name="WW8Num108z5" text:bullet-char="">
        <style:list-level-properties text:space-before="6.35cm" text:min-label-width="0.63cm"/>
        <style:text-properties style:font-name="Wingdings"/>
      </text:list-level-style-bullet>
      <text:list-level-style-bullet text:level="7" text:style-name="WW8Num108z4" text:bullet-char="">
        <style:list-level-properties text:space-before="7.62cm" text:min-label-width="0.63cm"/>
        <style:text-properties style:font-name="Symbol"/>
      </text:list-level-style-bullet>
      <text:list-level-style-bullet text:level="8" text:style-name="WW8Num108z7" text:bullet-char="o">
        <style:list-level-properties text:space-before="8.89cm" text:min-label-width="0.63cm"/>
        <style:text-properties style:font-name="Courier New1"/>
      </text:list-level-style-bullet>
      <text:list-level-style-bullet text:level="9" text:style-name="WW8Num10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text:bullet-char="">
        <style:list-level-properties text:min-label-width="0.63cm"/>
        <style:text-properties style:font-name="Symbol"/>
      </text:list-level-style-bullet>
      <text:list-level-style-bullet text:level="2" text:style-name="WW8Num109z0" text:bullet-char="">
        <style:list-level-properties text:space-before="1.27cm" text:min-label-width="0.63cm"/>
        <style:text-properties style:font-name="Symbol"/>
      </text:list-level-style-bullet>
      <text:list-level-style-bullet text:level="3" text:style-name="WW8Num109z2" text:bullet-char="">
        <style:list-level-properties text:space-before="2.54cm" text:min-label-width="0.63cm"/>
        <style:text-properties style:font-name="Symbol"/>
      </text:list-level-style-bullet>
      <text:list-level-style-bullet text:level="4" text:style-name="WW8Num109z2" text:bullet-char="">
        <style:list-level-properties text:space-before="3.81cm" text:min-label-width="0.63cm"/>
        <style:text-properties style:font-name="Symbol"/>
      </text:list-level-style-bullet>
      <text:list-level-style-bullet text:level="5" text:style-name="WW8Num109z4" text:bullet-char="o">
        <style:list-level-properties text:space-before="5.08cm" text:min-label-width="0.63cm"/>
        <style:text-properties style:font-name="Courier New1"/>
      </text:list-level-style-bullet>
      <text:list-level-style-bullet text:level="6" text:style-name="WW8Num109z5" text:bullet-char="">
        <style:list-level-properties text:space-before="6.35cm" text:min-label-width="0.63cm"/>
        <style:text-properties style:font-name="Wingdings"/>
      </text:list-level-style-bullet>
      <text:list-level-style-bullet text:level="7" text:style-name="WW8Num109z6" text:bullet-char="">
        <style:list-level-properties text:space-before="7.62cm" text:min-label-width="0.63cm"/>
        <style:text-properties style:font-name="Symbol"/>
      </text:list-level-style-bullet>
      <text:list-level-style-bullet text:level="8" text:style-name="WW8Num109z4" text:bullet-char="o">
        <style:list-level-properties text:space-before="8.89cm" text:min-label-width="0.63cm"/>
        <style:text-properties style:font-name="Courier New1"/>
      </text:list-level-style-bullet>
      <text:list-level-style-bullet text:level="9" text:style-name="WW8Num10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list-level-style-number text:level="1" style:num-format="" text:start-value="0">
        <style:list-level-properties/>
      </text:list-level-style-number>
      <text:list-level-style-bullet text:level="2" text:style-name="WW8Num110z1" text:bullet-char="">
        <style:list-level-properties text:space-before="1.27cm" text:min-label-width="0.63cm"/>
        <style:text-properties style:font-name="Symbol"/>
      </text:list-level-style-bullet>
      <text:list-level-style-bullet text:level="3" text:style-name="WW8Num110z2" text:bullet-char="">
        <style:list-level-properties text:space-before="2.54cm" text:min-label-width="0.63cm"/>
        <style:text-properties style:font-name="Symbol"/>
      </text:list-level-style-bullet>
      <text:list-level-style-bullet text:level="4" text:style-name="WW8Num110z2" text:bullet-char="">
        <style:list-level-properties text:space-before="3.81cm" text:min-label-width="0.63cm"/>
        <style:text-properties style:font-name="Symbol"/>
      </text:list-level-style-bullet>
      <text:list-level-style-bullet text:level="5" text:style-name="WW8Num110z4" text:bullet-char="o">
        <style:list-level-properties text:space-before="5.08cm" text:min-label-width="0.63cm"/>
        <style:text-properties style:font-name="Courier New1"/>
      </text:list-level-style-bullet>
      <text:list-level-style-bullet text:level="6" text:style-name="WW8Num110z5" text:bullet-char="">
        <style:list-level-properties text:space-before="6.35cm" text:min-label-width="0.63cm"/>
        <style:text-properties style:font-name="Wingdings"/>
      </text:list-level-style-bullet>
      <text:list-level-style-bullet text:level="7" text:style-name="WW8Num110z6" text:bullet-char="">
        <style:list-level-properties text:space-before="7.62cm" text:min-label-width="0.63cm"/>
        <style:text-properties style:font-name="Symbol"/>
      </text:list-level-style-bullet>
      <text:list-level-style-bullet text:level="8" text:style-name="WW8Num110z4" text:bullet-char="o">
        <style:list-level-properties text:space-before="8.89cm" text:min-label-width="0.63cm"/>
        <style:text-properties style:font-name="Courier New1"/>
      </text:list-level-style-bullet>
      <text:list-level-style-bullet text:level="9" text:style-name="WW8Num11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text:bullet-char="">
        <style:list-level-properties text:min-label-width="0.63cm"/>
        <style:text-properties style:font-name="Symbol"/>
      </text:list-level-style-bullet>
      <text:list-level-style-bullet text:level="2" text:style-name="WW8Num111z0" text:bullet-char="">
        <style:list-level-properties text:space-before="1.27cm" text:min-label-width="0.63cm"/>
        <style:text-properties style:font-name="Symbol"/>
      </text:list-level-style-bullet>
      <text:list-level-style-bullet text:level="3" text:style-name="WW8Num111z2" text:bullet-char="">
        <style:list-level-properties text:space-before="2.54cm" text:min-label-width="0.63cm"/>
        <style:text-properties style:font-name="Symbol"/>
      </text:list-level-style-bullet>
      <text:list-level-style-bullet text:level="4" text:style-name="WW8Num111z2" text:bullet-char="">
        <style:list-level-properties text:space-before="3.81cm" text:min-label-width="0.63cm"/>
        <style:text-properties style:font-name="Symbol"/>
      </text:list-level-style-bullet>
      <text:list-level-style-bullet text:level="5" text:style-name="WW8Num111z4" text:bullet-char="o">
        <style:list-level-properties text:space-before="5.08cm" text:min-label-width="0.63cm"/>
        <style:text-properties style:font-name="Courier New1"/>
      </text:list-level-style-bullet>
      <text:list-level-style-bullet text:level="6" text:style-name="WW8Num111z5" text:bullet-char="">
        <style:list-level-properties text:space-before="6.35cm" text:min-label-width="0.63cm"/>
        <style:text-properties style:font-name="Wingdings"/>
      </text:list-level-style-bullet>
      <text:list-level-style-bullet text:level="7" text:style-name="WW8Num111z6" text:bullet-char="">
        <style:list-level-properties text:space-before="7.62cm" text:min-label-width="0.63cm"/>
        <style:text-properties style:font-name="Symbol"/>
      </text:list-level-style-bullet>
      <text:list-level-style-bullet text:level="8" text:style-name="WW8Num111z4" text:bullet-char="o">
        <style:list-level-properties text:space-before="8.89cm" text:min-label-width="0.63cm"/>
        <style:text-properties style:font-name="Courier New1"/>
      </text:list-level-style-bullet>
      <text:list-level-style-bullet text:level="9" text:style-name="WW8Num11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list-level-style-bullet text:level="1" text:style-name="WW8Num112z0" text:bullet-char="">
        <style:list-level-properties text:min-label-width="0.63cm"/>
        <style:text-properties style:font-name="Symbol"/>
      </text:list-level-style-bullet>
      <text:list-level-style-bullet text:level="2" text:style-name="WW8Num112z0" text:bullet-char="">
        <style:list-level-properties text:space-before="1.27cm" text:min-label-width="0.63cm"/>
        <style:text-properties style:font-name="Symbol"/>
      </text:list-level-style-bullet>
      <text:list-level-style-bullet text:level="3" text:style-name="WW8Num112z2" text:bullet-char="">
        <style:list-level-properties text:space-before="2.54cm" text:min-label-width="0.63cm"/>
        <style:text-properties style:font-name="Symbol"/>
      </text:list-level-style-bullet>
      <text:list-level-style-bullet text:level="4" text:style-name="WW8Num112z2" text:bullet-char="">
        <style:list-level-properties text:space-before="3.81cm" text:min-label-width="0.63cm"/>
        <style:text-properties style:font-name="Symbol"/>
      </text:list-level-style-bullet>
      <text:list-level-style-bullet text:level="5" text:style-name="WW8Num112z4" text:bullet-char="o">
        <style:list-level-properties text:space-before="5.08cm" text:min-label-width="0.63cm"/>
        <style:text-properties style:font-name="Courier New1"/>
      </text:list-level-style-bullet>
      <text:list-level-style-bullet text:level="6" text:style-name="WW8Num112z5" text:bullet-char="">
        <style:list-level-properties text:space-before="6.35cm" text:min-label-width="0.63cm"/>
        <style:text-properties style:font-name="Wingdings"/>
      </text:list-level-style-bullet>
      <text:list-level-style-bullet text:level="7" text:style-name="WW8Num112z6" text:bullet-char="">
        <style:list-level-properties text:space-before="7.62cm" text:min-label-width="0.63cm"/>
        <style:text-properties style:font-name="Symbol"/>
      </text:list-level-style-bullet>
      <text:list-level-style-bullet text:level="8" text:style-name="WW8Num112z4" text:bullet-char="o">
        <style:list-level-properties text:space-before="8.89cm" text:min-label-width="0.63cm"/>
        <style:text-properties style:font-name="Courier New1"/>
      </text:list-level-style-bullet>
      <text:list-level-style-bullet text:level="9" text:style-name="WW8Num11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4">
      <text:list-level-style-bullet text:level="1" text:style-name="WW8Num114z0" text:bullet-char="">
        <style:list-level-properties text:min-label-width="0.4cm"/>
        <style:text-properties style:font-name="Symbol"/>
      </text:list-level-style-bullet>
      <text:list-level-style-bullet text:level="2" text:style-name="WW8Num114z0" text:bullet-char="">
        <style:list-level-properties text:space-before="1.001cm" text:min-label-width="0.4cm"/>
        <style:text-properties style:font-name="Symbol"/>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4"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4"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number text:level="1" style:num-format="" text:start-value="0">
        <style:list-level-properties/>
      </text:list-level-style-number>
      <text:list-level-style-bullet text:level="2" text:style-name="WW8Num115z1" text:bullet-char="">
        <style:list-level-properties text:space-before="0.63cm" text:min-label-width="0.64cm"/>
        <style:text-properties style:font-name="Symbol"/>
      </text:list-level-style-bullet>
      <text:list-level-style-bullet text:level="3" text:style-name="WW8Num115z2" text:bullet-char="">
        <style:list-level-properties text:space-before="1.27cm" text:min-label-width="0.63cm"/>
        <style:text-properties style:font-name="Symbol"/>
      </text:list-level-style-bullet>
      <text:list-level-style-bullet text:level="4" text:style-name="WW8Num115z2" text:bullet-char="">
        <style:list-level-properties text:space-before="1.9cm" text:min-label-width="0.64cm"/>
        <style:text-properties style:font-name="Symbol"/>
      </text:list-level-style-bullet>
      <text:list-level-style-bullet text:level="5" text:style-name="WW8Num115z4" text:bullet-char="">
        <style:list-level-properties text:space-before="5.08cm" text:min-label-width="0.63cm"/>
        <style:text-properties style:font-name="Symbol"/>
      </text:list-level-style-bullet>
      <text:list-level-style-bullet text:level="6" text:style-name="WW8Num115z5" text:bullet-char="">
        <style:list-level-properties text:space-before="6.35cm" text:min-label-width="0.63cm"/>
        <style:text-properties style:font-name="Wingdings"/>
      </text:list-level-style-bullet>
      <text:list-level-style-bullet text:level="7" text:style-name="WW8Num115z4" text:bullet-char="">
        <style:list-level-properties text:space-before="7.62cm" text:min-label-width="0.63cm"/>
        <style:text-properties style:font-name="Symbol"/>
      </text:list-level-style-bullet>
      <text:list-level-style-bullet text:level="8" text:style-name="WW8Num115z7" text:bullet-char="o">
        <style:list-level-properties text:space-before="8.89cm" text:min-label-width="0.63cm"/>
        <style:text-properties style:font-name="Courier New1"/>
      </text:list-level-style-bullet>
      <text:list-level-style-bullet text:level="9" text:style-name="WW8Num11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text:bullet-char="">
        <style:list-level-properties text:min-label-width="0.63cm"/>
        <style:text-properties style:font-name="Symbol"/>
      </text:list-level-style-bullet>
      <text:list-level-style-bullet text:level="2" text:style-name="WW8Num116z0" text:bullet-char="">
        <style:list-level-properties text:space-before="1.27cm" text:min-label-width="0.63cm"/>
        <style:text-properties style:font-name="Symbol"/>
      </text:list-level-style-bullet>
      <text:list-level-style-bullet text:level="3" text:style-name="WW8Num116z2" text:bullet-char="">
        <style:list-level-properties text:space-before="2.54cm" text:min-label-width="0.63cm"/>
        <style:text-properties style:font-name="Symbol"/>
      </text:list-level-style-bullet>
      <text:list-level-style-bullet text:level="4" text:style-name="WW8Num116z2" text:bullet-char="">
        <style:list-level-properties text:space-before="3.81cm" text:min-label-width="0.63cm"/>
        <style:text-properties style:font-name="Symbol"/>
      </text:list-level-style-bullet>
      <text:list-level-style-bullet text:level="5" text:style-name="WW8Num116z4" text:bullet-char="o">
        <style:list-level-properties text:space-before="5.08cm" text:min-label-width="0.63cm"/>
        <style:text-properties style:font-name="Courier New1"/>
      </text:list-level-style-bullet>
      <text:list-level-style-bullet text:level="6" text:style-name="WW8Num116z5" text:bullet-char="">
        <style:list-level-properties text:space-before="6.35cm" text:min-label-width="0.63cm"/>
        <style:text-properties style:font-name="Wingdings"/>
      </text:list-level-style-bullet>
      <text:list-level-style-bullet text:level="7" text:style-name="WW8Num116z6" text:bullet-char="">
        <style:list-level-properties text:space-before="7.62cm" text:min-label-width="0.63cm"/>
        <style:text-properties style:font-name="Symbol"/>
      </text:list-level-style-bullet>
      <text:list-level-style-bullet text:level="8" text:style-name="WW8Num116z4" text:bullet-char="o">
        <style:list-level-properties text:space-before="8.89cm" text:min-label-width="0.63cm"/>
        <style:text-properties style:font-name="Courier New1"/>
      </text:list-level-style-bullet>
      <text:list-level-style-bullet text:level="9" text:style-name="WW8Num11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text:bullet-char="">
        <style:list-level-properties text:min-label-width="0.63cm"/>
        <style:text-properties style:font-name="Symbol"/>
      </text:list-level-style-bullet>
      <text:list-level-style-bullet text:level="2" text:style-name="WW8Num117z0" text:bullet-char="">
        <style:list-level-properties text:space-before="1.27cm" text:min-label-width="0.63cm"/>
        <style:text-properties style:font-name="Symbol"/>
      </text:list-level-style-bullet>
      <text:list-level-style-bullet text:level="3" text:style-name="WW8Num117z2" text:bullet-char="">
        <style:list-level-properties text:space-before="2.54cm" text:min-label-width="0.63cm"/>
        <style:text-properties style:font-name="Symbol"/>
      </text:list-level-style-bullet>
      <text:list-level-style-bullet text:level="4" text:style-name="WW8Num117z2" text:bullet-char="">
        <style:list-level-properties text:space-before="3.81cm" text:min-label-width="0.63cm"/>
        <style:text-properties style:font-name="Symbol"/>
      </text:list-level-style-bullet>
      <text:list-level-style-bullet text:level="5" text:style-name="WW8Num117z4" text:bullet-char="o">
        <style:list-level-properties text:space-before="5.08cm" text:min-label-width="0.63cm"/>
        <style:text-properties style:font-name="Courier New1"/>
      </text:list-level-style-bullet>
      <text:list-level-style-bullet text:level="6" text:style-name="WW8Num117z5" text:bullet-char="">
        <style:list-level-properties text:space-before="6.35cm" text:min-label-width="0.63cm"/>
        <style:text-properties style:font-name="Wingdings"/>
      </text:list-level-style-bullet>
      <text:list-level-style-bullet text:level="7" text:style-name="WW8Num117z6" text:bullet-char="">
        <style:list-level-properties text:space-before="7.62cm" text:min-label-width="0.63cm"/>
        <style:text-properties style:font-name="Symbol"/>
      </text:list-level-style-bullet>
      <text:list-level-style-bullet text:level="8" text:style-name="WW8Num117z4" text:bullet-char="o">
        <style:list-level-properties text:space-before="8.89cm" text:min-label-width="0.63cm"/>
        <style:text-properties style:font-name="Courier New1"/>
      </text:list-level-style-bullet>
      <text:list-level-style-bullet text:level="9" text:style-name="WW8Num11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number text:level="1" style:num-format="" text:start-value="0">
        <style:list-level-properties/>
      </text:list-level-style-number>
      <text:list-level-style-bullet text:level="2" text:style-name="WW8Num118z1" text:bullet-char="">
        <style:list-level-properties text:space-before="1.27cm" text:min-label-width="0.63cm"/>
        <style:text-properties style:font-name="Symbol"/>
      </text:list-level-style-bullet>
      <text:list-level-style-bullet text:level="3" text:style-name="WW8Num118z2" text:bullet-char="">
        <style:list-level-properties text:space-before="2.54cm" text:min-label-width="0.63cm"/>
        <style:text-properties style:font-name="Symbol"/>
      </text:list-level-style-bullet>
      <text:list-level-style-bullet text:level="4" text:style-name="WW8Num118z2" text:bullet-char="">
        <style:list-level-properties text:space-before="3.81cm" text:min-label-width="0.63cm"/>
        <style:text-properties style:font-name="Symbol"/>
      </text:list-level-style-bullet>
      <text:list-level-style-bullet text:level="5" text:style-name="WW8Num118z4" text:bullet-char="o">
        <style:list-level-properties text:space-before="5.08cm" text:min-label-width="0.63cm"/>
        <style:text-properties style:font-name="Courier New1"/>
      </text:list-level-style-bullet>
      <text:list-level-style-bullet text:level="6" text:style-name="WW8Num118z5" text:bullet-char="">
        <style:list-level-properties text:space-before="6.35cm" text:min-label-width="0.63cm"/>
        <style:text-properties style:font-name="Wingdings"/>
      </text:list-level-style-bullet>
      <text:list-level-style-bullet text:level="7" text:style-name="WW8Num118z6" text:bullet-char="">
        <style:list-level-properties text:space-before="7.62cm" text:min-label-width="0.63cm"/>
        <style:text-properties style:font-name="Symbol"/>
      </text:list-level-style-bullet>
      <text:list-level-style-bullet text:level="8" text:style-name="WW8Num118z4" text:bullet-char="o">
        <style:list-level-properties text:space-before="8.89cm" text:min-label-width="0.63cm"/>
        <style:text-properties style:font-name="Courier New1"/>
      </text:list-level-style-bullet>
      <text:list-level-style-bullet text:level="9" text:style-name="WW8Num11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number text:level="1" style:num-format="" text:start-value="0">
        <style:list-level-properties/>
      </text:list-level-style-number>
      <text:list-level-style-bullet text:level="2" text:style-name="WW8Num119z1" text:bullet-char="">
        <style:list-level-properties text:space-before="0.63cm" text:min-label-width="0.64cm"/>
        <style:text-properties style:font-name="Symbol"/>
      </text:list-level-style-bullet>
      <text:list-level-style-bullet text:level="3" text:style-name="WW8Num119z2" text:bullet-char="">
        <style:list-level-properties text:space-before="1.27cm" text:min-label-width="0.63cm"/>
        <style:text-properties style:font-name="Symbol"/>
      </text:list-level-style-bullet>
      <text:list-level-style-bullet text:level="4" text:style-name="WW8Num119z2" text:bullet-char="">
        <style:list-level-properties text:space-before="1.9cm" text:min-label-width="0.64cm"/>
        <style:text-properties style:font-name="Symbol"/>
      </text:list-level-style-bullet>
      <text:list-level-style-bullet text:level="5" text:style-name="WW8Num119z4" text:bullet-char="">
        <style:list-level-properties text:space-before="5.08cm" text:min-label-width="0.63cm"/>
        <style:text-properties style:font-name="Symbol"/>
      </text:list-level-style-bullet>
      <text:list-level-style-bullet text:level="6" text:style-name="WW8Num119z5" text:bullet-char="">
        <style:list-level-properties text:space-before="6.35cm" text:min-label-width="0.63cm"/>
        <style:text-properties style:font-name="Wingdings"/>
      </text:list-level-style-bullet>
      <text:list-level-style-bullet text:level="7" text:style-name="WW8Num119z4" text:bullet-char="">
        <style:list-level-properties text:space-before="7.62cm" text:min-label-width="0.63cm"/>
        <style:text-properties style:font-name="Symbol"/>
      </text:list-level-style-bullet>
      <text:list-level-style-bullet text:level="8" text:style-name="WW8Num119z7" text:bullet-char="o">
        <style:list-level-properties text:space-before="8.89cm" text:min-label-width="0.63cm"/>
        <style:text-properties style:font-name="Courier New1"/>
      </text:list-level-style-bullet>
      <text:list-level-style-bullet text:level="9" text:style-name="WW8Num11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list-level-style-bullet text:level="1" text:style-name="WW8Num120z0" text:bullet-char="">
        <style:list-level-properties text:min-label-width="0.63cm"/>
        <style:text-properties style:font-name="Symbol"/>
      </text:list-level-style-bullet>
      <text:list-level-style-bullet text:level="2" text:style-name="WW8Num120z0" text:bullet-char="">
        <style:list-level-properties text:space-before="1.27cm" text:min-label-width="0.63cm"/>
        <style:text-properties style:font-name="Symbol"/>
      </text:list-level-style-bullet>
      <text:list-level-style-bullet text:level="3" text:style-name="WW8Num120z2" text:bullet-char="">
        <style:list-level-properties text:space-before="2.54cm" text:min-label-width="0.63cm"/>
        <style:text-properties style:font-name="Symbol"/>
      </text:list-level-style-bullet>
      <text:list-level-style-bullet text:level="4" text:style-name="WW8Num120z2" text:bullet-char="">
        <style:list-level-properties text:space-before="3.81cm" text:min-label-width="0.63cm"/>
        <style:text-properties style:font-name="Symbol"/>
      </text:list-level-style-bullet>
      <text:list-level-style-bullet text:level="5" text:style-name="WW8Num120z4" text:bullet-char="o">
        <style:list-level-properties text:space-before="5.08cm" text:min-label-width="0.63cm"/>
        <style:text-properties style:font-name="Courier New1"/>
      </text:list-level-style-bullet>
      <text:list-level-style-bullet text:level="6" text:style-name="WW8Num120z5" text:bullet-char="">
        <style:list-level-properties text:space-before="6.35cm" text:min-label-width="0.63cm"/>
        <style:text-properties style:font-name="Wingdings"/>
      </text:list-level-style-bullet>
      <text:list-level-style-bullet text:level="7" text:style-name="WW8Num120z6" text:bullet-char="">
        <style:list-level-properties text:space-before="7.62cm" text:min-label-width="0.63cm"/>
        <style:text-properties style:font-name="Symbol"/>
      </text:list-level-style-bullet>
      <text:list-level-style-bullet text:level="8" text:style-name="WW8Num120z4" text:bullet-char="o">
        <style:list-level-properties text:space-before="8.89cm" text:min-label-width="0.63cm"/>
        <style:text-properties style:font-name="Courier New1"/>
      </text:list-level-style-bullet>
      <text:list-level-style-bullet text:level="9" text:style-name="WW8Num12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list-level-style-number text:level="1" style:num-format="" text:start-value="0">
        <style:list-level-properties/>
      </text:list-level-style-number>
      <text:list-level-style-bullet text:level="2" text:style-name="WW8Num121z1" text:bullet-char="">
        <style:list-level-properties text:space-before="1.27cm" text:min-label-width="0.635cm"/>
        <style:text-properties style:font-name="Symbol"/>
      </text:list-level-style-bullet>
      <text:list-level-style-bullet text:level="3" text:style-name="WW8Num121z1" text:bullet-char="">
        <style:list-level-properties text:space-before="2.54cm" text:min-label-width="0.635cm"/>
        <style:text-properties style:font-name="Symbol"/>
      </text:list-level-style-bullet>
      <text:list-level-style-bullet text:level="4" text:style-name="WW8Num121z1" text:bullet-char="">
        <style:list-level-properties text:space-before="3.81cm" text:min-label-width="0.635cm"/>
        <style:text-properties style:font-name="Symbol"/>
      </text:list-level-style-bullet>
      <text:list-level-style-bullet text:level="5" text:style-name="WW8Num121z4" text:bullet-char="o">
        <style:list-level-properties text:space-before="5.08cm" text:min-label-width="0.635cm"/>
        <style:text-properties style:font-name="Courier New1"/>
      </text:list-level-style-bullet>
      <text:list-level-style-bullet text:level="6" text:style-name="WW8Num121z5" text:bullet-char="">
        <style:list-level-properties text:space-before="6.35cm" text:min-label-width="0.635cm"/>
        <style:text-properties style:font-name="Wingdings"/>
      </text:list-level-style-bullet>
      <text:list-level-style-bullet text:level="7" text:style-name="WW8Num121z1" text:bullet-char="">
        <style:list-level-properties text:space-before="7.62cm" text:min-label-width="0.635cm"/>
        <style:text-properties style:font-name="Symbol"/>
      </text:list-level-style-bullet>
      <text:list-level-style-bullet text:level="8" text:style-name="WW8Num121z4" text:bullet-char="o">
        <style:list-level-properties text:space-before="8.89cm" text:min-label-width="0.635cm"/>
        <style:text-properties style:font-name="Courier New1"/>
      </text:list-level-style-bullet>
      <text:list-level-style-bullet text:level="9" text:style-name="WW8Num121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list-level-style-bullet text:level="1" text:style-name="WW8Num122z0" text:bullet-char="">
        <style:list-level-properties text:min-label-width="0.63cm"/>
        <style:text-properties style:font-name="Symbol"/>
      </text:list-level-style-bullet>
      <text:list-level-style-bullet text:level="2" text:style-name="WW8Num122z0" text:bullet-char="">
        <style:list-level-properties text:space-before="0.629cm" text:min-label-width="0.63cm"/>
        <style:text-properties style:font-name="Symbol"/>
      </text:list-level-style-bullet>
      <text:list-level-style-bullet text:level="3" text:style-name="WW8Num122z2" text:bullet-char="">
        <style:list-level-properties text:space-before="1.259cm" text:min-label-width="0.63cm"/>
        <style:text-properties style:font-name="Symbol"/>
      </text:list-level-style-bullet>
      <text:list-level-style-bullet text:level="4" text:style-name="WW8Num122z2" text:bullet-char="">
        <style:list-level-properties text:space-before="1.891cm" text:min-label-width="0.63cm"/>
        <style:text-properties style:font-name="Symbol"/>
      </text:list-level-style-bullet>
      <text:list-level-style-bullet text:level="5" text:style-name="WW8Num122z4" text:bullet-char="o">
        <style:list-level-properties text:space-before="2.52cm" text:min-label-width="0.63cm"/>
        <style:text-properties style:font-name="Courier New1"/>
      </text:list-level-style-bullet>
      <text:list-level-style-bullet text:level="6" text:style-name="WW8Num122z5" text:bullet-char="">
        <style:list-level-properties text:space-before="3.15cm" text:min-label-width="0.63cm"/>
        <style:text-properties style:font-name="Wingdings"/>
      </text:list-level-style-bullet>
      <text:list-level-style-bullet text:level="7" text:style-name="WW8Num122z6" text:bullet-char="">
        <style:list-level-properties text:space-before="7.62cm" text:min-label-width="0.63cm"/>
        <style:text-properties style:font-name="Symbol"/>
      </text:list-level-style-bullet>
      <text:list-level-style-bullet text:level="8" text:style-name="WW8Num122z4" text:bullet-char="o">
        <style:list-level-properties text:space-before="8.89cm" text:min-label-width="0.63cm"/>
        <style:text-properties style:font-name="Courier New1"/>
      </text:list-level-style-bullet>
      <text:list-level-style-bullet text:level="9" text:style-name="WW8Num12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213z2" text:bullet-char="n">
        <style:list-level-properties text:space-before="0.1cm" text:min-label-width="0.6cm"/>
        <style:text-properties style:font-name="Wingdings1"/>
      </text:list-level-style-bullet>
      <text:list-level-style-bullet text:level="2" text:style-name="WW8Num213z2" text:bullet-char="n">
        <style:list-level-properties text:space-before="0.599cm" text:min-label-width="0.6cm"/>
        <style:text-properties style:font-name="Wingdings1"/>
      </text:list-level-style-bullet>
      <text:list-level-style-bullet text:level="3" text:style-name="WW8Num213z2" text:bullet-char="n">
        <style:list-level-properties text:space-before="1.199cm" text:min-label-width="0.6cm"/>
        <style:text-properties style:font-name="Wingdings1"/>
      </text:list-level-style-bullet>
      <text:list-level-style-bullet text:level="4" text:style-name="WW8Num213z2" text:bullet-char="n">
        <style:list-level-properties text:space-before="1.801cm" text:min-label-width="0.6cm"/>
        <style:text-properties style:font-name="Wingdings1"/>
      </text:list-level-style-bullet>
      <text:list-level-style-bullet text:level="5" text:style-name="WW8Num213z2" text:bullet-char="n">
        <style:list-level-properties text:space-before="2.401cm" text:min-label-width="0.635cm"/>
        <style:text-properties style:font-name="Wingdings1"/>
      </text:list-level-style-bullet>
      <text:list-level-style-bullet text:level="6" text:style-name="WW8Num213z2" text:bullet-char="n">
        <style:list-level-properties text:space-before="6.35cm" text:min-label-width="0.635cm"/>
        <style:text-properties style:font-name="Wingdings1"/>
      </text:list-level-style-bullet>
      <text:list-level-style-bullet text:level="7" text:style-name="WW8Num213z2" text:bullet-char="n">
        <style:list-level-properties text:space-before="7.62cm" text:min-label-width="0.635cm"/>
        <style:text-properties style:font-name="Wingdings1"/>
      </text:list-level-style-bullet>
      <text:list-level-style-bullet text:level="8" text:style-name="WW8Num213z2" text:bullet-char="n">
        <style:list-level-properties text:space-before="8.89cm" text:min-label-width="0.635cm"/>
        <style:text-properties style:font-name="Wingdings1"/>
      </text:list-level-style-bullet>
      <text:list-level-style-bullet text:level="9" text:style-name="WW8Num213z2" text:bullet-char="n">
        <style:list-level-properties text:space-before="10.16cm" text:min-label-width="0.635cm"/>
        <style:text-properties style:font-name="Wingdings1"/>
      </text:list-level-style-bullet>
      <text:list-level-style-bullet text:level="10" text:style-name="WW8Num213z0" text:bullet-char="•">
        <style:list-level-properties text:space-before="5.715cm" text:min-label-width="0.635cm"/>
        <style:text-properties style:font-name="Symbol1"/>
      </text:list-level-style-bullet>
    </text:list-style>
    <text:list-style style:name="Default">
      <text:list-level-style-bullet text:level="1" text:style-name="WW8Num124z0" text:bullet-char="">
        <style:list-level-properties text:min-label-width="0.63cm"/>
        <style:text-properties style:font-name="Symbol"/>
      </text:list-level-style-bullet>
      <text:list-level-style-bullet text:level="2" text:style-name="WW8Num124z0" text:bullet-char="">
        <style:list-level-properties text:space-before="1.27cm" text:min-label-width="0.63cm"/>
        <style:text-properties style:font-name="Symbol"/>
      </text:list-level-style-bullet>
      <text:list-level-style-bullet text:level="3" text:style-name="WW8Num124z2" text:bullet-char="">
        <style:list-level-properties text:space-before="2.54cm" text:min-label-width="0.63cm"/>
        <style:text-properties style:font-name="Symbol"/>
      </text:list-level-style-bullet>
      <text:list-level-style-bullet text:level="4" text:style-name="WW8Num124z2" text:bullet-char="">
        <style:list-level-properties text:space-before="3.81cm" text:min-label-width="0.63cm"/>
        <style:text-properties style:font-name="Symbol"/>
      </text:list-level-style-bullet>
      <text:list-level-style-bullet text:level="5" text:style-name="WW8Num124z4" text:bullet-char="o">
        <style:list-level-properties text:space-before="5.08cm" text:min-label-width="0.63cm"/>
        <style:text-properties style:font-name="Courier New1"/>
      </text:list-level-style-bullet>
      <text:list-level-style-bullet text:level="6" text:style-name="WW8Num124z5" text:bullet-char="">
        <style:list-level-properties text:space-before="6.35cm" text:min-label-width="0.63cm"/>
        <style:text-properties style:font-name="Wingdings"/>
      </text:list-level-style-bullet>
      <text:list-level-style-bullet text:level="7" text:style-name="WW8Num124z6" text:bullet-char="">
        <style:list-level-properties text:space-before="7.62cm" text:min-label-width="0.63cm"/>
        <style:text-properties style:font-name="Symbol"/>
      </text:list-level-style-bullet>
      <text:list-level-style-bullet text:level="8" text:style-name="WW8Num124z4" text:bullet-char="o">
        <style:list-level-properties text:space-before="8.89cm" text:min-label-width="0.63cm"/>
        <style:text-properties style:font-name="Courier New1"/>
      </text:list-level-style-bullet>
      <text:list-level-style-bullet text:level="9" text:style-name="WW8Num12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text:bullet-char="-">
        <style:list-level-properties text:space-before="1.27cm" text:min-label-width="0.635cm"/>
        <style:text-properties style:font-name="Tahoma1"/>
      </text:list-level-style-bullet>
      <text:list-level-style-bullet text:level="2" text:style-name="WW8Num125z1" text:bullet-char="o">
        <style:list-level-properties text:space-before="2.54cm" text:min-label-width="0.635cm"/>
        <style:text-properties style:font-name="Courier New1"/>
      </text:list-level-style-bullet>
      <text:list-level-style-bullet text:level="3" text:style-name="WW8Num125z2" text:bullet-char="">
        <style:list-level-properties text:space-before="3.81cm" text:min-label-width="0.635cm"/>
        <style:text-properties style:font-name="Wingdings"/>
      </text:list-level-style-bullet>
      <text:list-level-style-bullet text:level="4" text:style-name="WW8Num125z3" text:bullet-char="">
        <style:list-level-properties text:space-before="5.08cm" text:min-label-width="0.635cm"/>
        <style:text-properties style:font-name="Symbol"/>
      </text:list-level-style-bullet>
      <text:list-level-style-bullet text:level="5" text:style-name="WW8Num125z1" text:bullet-char="o">
        <style:list-level-properties text:space-before="6.35cm" text:min-label-width="0.635cm"/>
        <style:text-properties style:font-name="Courier New1"/>
      </text:list-level-style-bullet>
      <text:list-level-style-bullet text:level="6" text:style-name="WW8Num125z2" text:bullet-char="">
        <style:list-level-properties text:space-before="7.62cm" text:min-label-width="0.635cm"/>
        <style:text-properties style:font-name="Wingdings"/>
      </text:list-level-style-bullet>
      <text:list-level-style-bullet text:level="7" text:style-name="WW8Num125z3" text:bullet-char="">
        <style:list-level-properties text:space-before="8.89cm" text:min-label-width="0.635cm"/>
        <style:text-properties style:font-name="Symbol"/>
      </text:list-level-style-bullet>
      <text:list-level-style-bullet text:level="8" text:style-name="WW8Num125z1" text:bullet-char="o">
        <style:list-level-properties text:space-before="10.16cm" text:min-label-width="0.635cm"/>
        <style:text-properties style:font-name="Courier New1"/>
      </text:list-level-style-bullet>
      <text:list-level-style-bullet text:level="9" text:style-name="WW8Num12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list-level-style-number text:level="1" style:num-format="" text:start-value="0">
        <style:list-level-properties/>
      </text:list-level-style-number>
      <text:list-level-style-bullet text:level="2" text:style-name="WW8Num126z1" text:bullet-char="">
        <style:list-level-properties text:space-before="0.63cm" text:min-label-width="0.64cm"/>
        <style:text-properties style:font-name="Symbol"/>
      </text:list-level-style-bullet>
      <text:list-level-style-bullet text:level="3" text:style-name="WW8Num126z2" text:bullet-char="">
        <style:list-level-properties text:space-before="1.27cm" text:min-label-width="0.63cm"/>
        <style:text-properties style:font-name="Symbol"/>
      </text:list-level-style-bullet>
      <text:list-level-style-bullet text:level="4" text:style-name="WW8Num126z2" text:bullet-char="">
        <style:list-level-properties text:space-before="1.9cm" text:min-label-width="0.64cm"/>
        <style:text-properties style:font-name="Symbol"/>
      </text:list-level-style-bullet>
      <text:list-level-style-bullet text:level="5" text:style-name="WW8Num126z4" text:bullet-char="">
        <style:list-level-properties text:space-before="5.08cm" text:min-label-width="0.63cm"/>
        <style:text-properties style:font-name="Symbol"/>
      </text:list-level-style-bullet>
      <text:list-level-style-bullet text:level="6" text:style-name="WW8Num126z5" text:bullet-char="">
        <style:list-level-properties text:space-before="6.35cm" text:min-label-width="0.63cm"/>
        <style:text-properties style:font-name="Wingdings"/>
      </text:list-level-style-bullet>
      <text:list-level-style-bullet text:level="7" text:style-name="WW8Num126z4" text:bullet-char="">
        <style:list-level-properties text:space-before="7.62cm" text:min-label-width="0.63cm"/>
        <style:text-properties style:font-name="Symbol"/>
      </text:list-level-style-bullet>
      <text:list-level-style-bullet text:level="8" text:style-name="WW8Num126z7" text:bullet-char="o">
        <style:list-level-properties text:space-before="8.89cm" text:min-label-width="0.63cm"/>
        <style:text-properties style:font-name="Courier New1"/>
      </text:list-level-style-bullet>
      <text:list-level-style-bullet text:level="9" text:style-name="WW8Num12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list-level-style-number text:level="1" style:num-format="" text:start-value="0">
        <style:list-level-properties/>
      </text:list-level-style-number>
      <text:list-level-style-bullet text:level="2" text:style-name="WW8Num127z1" text:bullet-char="">
        <style:list-level-properties text:space-before="0.63cm" text:min-label-width="0.64cm"/>
        <style:text-properties style:font-name="Symbol"/>
      </text:list-level-style-bullet>
      <text:list-level-style-bullet text:level="3" text:style-name="WW8Num127z2" text:bullet-char="">
        <style:list-level-properties text:space-before="1.27cm" text:min-label-width="0.63cm"/>
        <style:text-properties style:font-name="Symbol"/>
      </text:list-level-style-bullet>
      <text:list-level-style-bullet text:level="4" text:style-name="WW8Num127z2" text:bullet-char="">
        <style:list-level-properties text:space-before="1.9cm" text:min-label-width="0.64cm"/>
        <style:text-properties style:font-name="Symbol"/>
      </text:list-level-style-bullet>
      <text:list-level-style-bullet text:level="5" text:style-name="WW8Num127z4" text:bullet-char="">
        <style:list-level-properties text:space-before="5.08cm" text:min-label-width="0.63cm"/>
        <style:text-properties style:font-name="Symbol"/>
      </text:list-level-style-bullet>
      <text:list-level-style-bullet text:level="6" text:style-name="WW8Num127z5" text:bullet-char="">
        <style:list-level-properties text:space-before="6.35cm" text:min-label-width="0.63cm"/>
        <style:text-properties style:font-name="Wingdings"/>
      </text:list-level-style-bullet>
      <text:list-level-style-bullet text:level="7" text:style-name="WW8Num127z4" text:bullet-char="">
        <style:list-level-properties text:space-before="7.62cm" text:min-label-width="0.63cm"/>
        <style:text-properties style:font-name="Symbol"/>
      </text:list-level-style-bullet>
      <text:list-level-style-bullet text:level="8" text:style-name="WW8Num127z7" text:bullet-char="o">
        <style:list-level-properties text:space-before="8.89cm" text:min-label-width="0.63cm"/>
        <style:text-properties style:font-name="Courier New1"/>
      </text:list-level-style-bullet>
      <text:list-level-style-bullet text:level="9" text:style-name="WW8Num12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list-level-style-number text:level="1" style:num-format="" text:start-value="0">
        <style:list-level-properties/>
      </text:list-level-style-number>
      <text:list-level-style-bullet text:level="2" text:style-name="WW8Num128z1" text:bullet-char="">
        <style:list-level-properties text:space-before="0.63cm" text:min-label-width="0.64cm"/>
        <style:text-properties style:font-name="Symbol"/>
      </text:list-level-style-bullet>
      <text:list-level-style-bullet text:level="3" text:style-name="WW8Num128z2" text:bullet-char="">
        <style:list-level-properties text:space-before="1.27cm" text:min-label-width="0.63cm"/>
        <style:text-properties style:font-name="Symbol"/>
      </text:list-level-style-bullet>
      <text:list-level-style-bullet text:level="4" text:style-name="WW8Num128z2" text:bullet-char="">
        <style:list-level-properties text:space-before="1.9cm" text:min-label-width="0.64cm"/>
        <style:text-properties style:font-name="Symbol"/>
      </text:list-level-style-bullet>
      <text:list-level-style-bullet text:level="5" text:style-name="WW8Num128z4" text:bullet-char="">
        <style:list-level-properties text:space-before="5.08cm" text:min-label-width="0.63cm"/>
        <style:text-properties style:font-name="Symbol"/>
      </text:list-level-style-bullet>
      <text:list-level-style-bullet text:level="6" text:style-name="WW8Num128z5" text:bullet-char="">
        <style:list-level-properties text:space-before="6.35cm" text:min-label-width="0.63cm"/>
        <style:text-properties style:font-name="Wingdings"/>
      </text:list-level-style-bullet>
      <text:list-level-style-bullet text:level="7" text:style-name="WW8Num128z4" text:bullet-char="">
        <style:list-level-properties text:space-before="7.62cm" text:min-label-width="0.63cm"/>
        <style:text-properties style:font-name="Symbol"/>
      </text:list-level-style-bullet>
      <text:list-level-style-bullet text:level="8" text:style-name="WW8Num128z7" text:bullet-char="o">
        <style:list-level-properties text:space-before="8.89cm" text:min-label-width="0.63cm"/>
        <style:text-properties style:font-name="Courier New1"/>
      </text:list-level-style-bullet>
      <text:list-level-style-bullet text:level="9" text:style-name="WW8Num12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list-level-style-bullet text:level="1" text:style-name="WW8Num129z0" text:bullet-char="§">
        <style:list-level-properties text:min-label-width="0.63cm"/>
        <style:text-properties style:font-name="Wingdings1"/>
      </text:list-level-style-bullet>
      <text:list-level-style-bullet text:level="2" text:style-name="WW8Num129z1" text:bullet-char="§">
        <style:list-level-properties text:space-before="0.63cm" text:min-label-width="0.64cm"/>
        <style:text-properties style:font-name="Wingdings1"/>
      </text:list-level-style-bullet>
      <text:list-level-style-bullet text:level="3" text:style-name="WW8Num129z1" text:bullet-char="§">
        <style:list-level-properties text:space-before="1.27cm" text:min-label-width="0.63cm"/>
        <style:text-properties style:font-name="Wingdings1"/>
      </text:list-level-style-bullet>
      <text:list-level-style-bullet text:level="4" text:style-name="WW8Num129z1" text:bullet-char="§">
        <style:list-level-properties text:space-before="1.9cm" text:min-label-width="0.64cm"/>
        <style:text-properties style:font-name="Wingdings1"/>
      </text:list-level-style-bullet>
      <text:list-level-style-bullet text:level="5" text:style-name="WW8Num129z4" text:bullet-char="§">
        <style:list-level-properties text:space-before="2.54cm" text:min-label-width="0.63cm"/>
        <style:text-properties style:font-name="Wingdings1"/>
      </text:list-level-style-bullet>
      <text:list-level-style-bullet text:level="6" text:style-name="WW8Num129z5" text:bullet-char="§">
        <style:list-level-properties text:space-before="3.17cm" text:min-label-width="0.64cm"/>
        <style:text-properties style:font-name="Wingdings1"/>
      </text:list-level-style-bullet>
      <text:list-level-style-bullet text:level="7" text:style-name="WW8Num129z5" text:bullet-char="§">
        <style:list-level-properties text:space-before="3.81cm" text:min-label-width="0.63cm"/>
        <style:text-properties style:font-name="Wingdings1"/>
      </text:list-level-style-bullet>
      <text:list-level-style-bullet text:level="8" text:style-name="WW8Num129z4" text:bullet-char="§">
        <style:list-level-properties text:space-before="4.44cm" text:min-label-width="0.64cm"/>
        <style:text-properties style:font-name="Wingdings1"/>
      </text:list-level-style-bullet>
      <text:list-level-style-bullet text:level="9" text:style-name="WW8Num129z4" text:bullet-char="§">
        <style:list-level-properties text:space-before="5.08cm" text:min-label-width="0.63cm"/>
        <style:text-properties style:font-name="Wingdings1"/>
      </text:list-level-style-bullet>
      <text:list-level-style-number text:level="10" style:num-suffix="." style:num-format="1">
        <style:list-level-properties text:space-before="6.35cm" text:min-label-width="0.635cm"/>
      </text:list-level-style-number>
    </text:list-style>
    <text:list-style style:name="WW8Num130">
      <text:list-level-style-bullet text:level="1" text:style-name="WW8Num130z0" text:bullet-char="">
        <style:list-level-properties text:min-label-width="0.63cm"/>
        <style:text-properties style:font-name="Symbol"/>
      </text:list-level-style-bullet>
      <text:list-level-style-bullet text:level="2" text:style-name="WW8Num130z0" text:bullet-char="">
        <style:list-level-properties text:space-before="1.27cm" text:min-label-width="0.63cm"/>
        <style:text-properties style:font-name="Symbol"/>
      </text:list-level-style-bullet>
      <text:list-level-style-bullet text:level="3" text:style-name="WW8Num130z2" text:bullet-char="">
        <style:list-level-properties text:space-before="2.54cm" text:min-label-width="0.63cm"/>
        <style:text-properties style:font-name="Symbol"/>
      </text:list-level-style-bullet>
      <text:list-level-style-bullet text:level="4" text:style-name="WW8Num130z2" text:bullet-char="">
        <style:list-level-properties text:space-before="3.81cm" text:min-label-width="0.63cm"/>
        <style:text-properties style:font-name="Symbol"/>
      </text:list-level-style-bullet>
      <text:list-level-style-bullet text:level="5" text:style-name="WW8Num130z4" text:bullet-char="o">
        <style:list-level-properties text:space-before="5.08cm" text:min-label-width="0.63cm"/>
        <style:text-properties style:font-name="Courier New1"/>
      </text:list-level-style-bullet>
      <text:list-level-style-bullet text:level="6" text:style-name="WW8Num130z5" text:bullet-char="">
        <style:list-level-properties text:space-before="6.35cm" text:min-label-width="0.63cm"/>
        <style:text-properties style:font-name="Wingdings"/>
      </text:list-level-style-bullet>
      <text:list-level-style-bullet text:level="7" text:style-name="WW8Num130z6" text:bullet-char="">
        <style:list-level-properties text:space-before="7.62cm" text:min-label-width="0.63cm"/>
        <style:text-properties style:font-name="Symbol"/>
      </text:list-level-style-bullet>
      <text:list-level-style-bullet text:level="8" text:style-name="WW8Num130z4" text:bullet-char="o">
        <style:list-level-properties text:space-before="8.89cm" text:min-label-width="0.63cm"/>
        <style:text-properties style:font-name="Courier New1"/>
      </text:list-level-style-bullet>
      <text:list-level-style-bullet text:level="9" text:style-name="WW8Num13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text:bullet-char="">
        <style:list-level-properties text:min-label-width="0.63cm"/>
        <style:text-properties style:font-name="Symbol"/>
      </text:list-level-style-bullet>
      <text:list-level-style-bullet text:level="2" text:style-name="WW8Num131z1" text:bullet-char="">
        <style:list-level-properties text:space-before="0.63cm" text:min-label-width="0.64cm"/>
        <style:text-properties style:font-name="Symbol"/>
      </text:list-level-style-bullet>
      <text:list-level-style-bullet text:level="3" text:style-name="WW8Num131z1" text:bullet-char="">
        <style:list-level-properties text:space-before="1.27cm" text:min-label-width="0.63cm"/>
        <style:text-properties style:font-name="Symbol"/>
      </text:list-level-style-bullet>
      <text:list-level-style-bullet text:level="4" text:style-name="WW8Num131z1" text:bullet-char="">
        <style:list-level-properties text:space-before="1.9cm" text:min-label-width="0.64cm"/>
        <style:text-properties style:font-name="Symbol"/>
      </text:list-level-style-bullet>
      <text:list-level-style-bullet text:level="5" text:style-name="WW8Num131z4" text:bullet-char="">
        <style:list-level-properties text:space-before="2.54cm" text:min-label-width="0.63cm"/>
        <style:text-properties style:font-name="Symbol"/>
      </text:list-level-style-bullet>
      <text:list-level-style-bullet text:level="6" text:style-name="WW8Num131z5" text:bullet-char="">
        <style:list-level-properties text:space-before="3.17cm" text:min-label-width="0.64cm"/>
        <style:text-properties style:font-name="Wingdings"/>
      </text:list-level-style-bullet>
      <text:list-level-style-bullet text:level="7" text:style-name="WW8Num131z5" text:bullet-char="">
        <style:list-level-properties text:space-before="3.81cm" text:min-label-width="0.63cm"/>
        <style:text-properties style:font-name="Wingdings"/>
      </text:list-level-style-bullet>
      <text:list-level-style-bullet text:level="8" text:style-name="WW8Num131z4" text:bullet-char="">
        <style:list-level-properties text:space-before="4.44cm" text:min-label-width="0.64cm"/>
        <style:text-properties style:font-name="Symbol"/>
      </text:list-level-style-bullet>
      <text:list-level-style-bullet text:level="9" text:style-name="WW8Num131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32">
      <text:list-level-style-bullet text:level="1" text:style-name="WW8Num132z0" text:bullet-char="">
        <style:list-level-properties text:min-label-width="0.63cm"/>
        <style:text-properties style:font-name="Symbol"/>
      </text:list-level-style-bullet>
      <text:list-level-style-bullet text:level="2" text:style-name="WW8Num132z0" text:bullet-char="">
        <style:list-level-properties text:space-before="1.27cm" text:min-label-width="0.63cm"/>
        <style:text-properties style:font-name="Symbol"/>
      </text:list-level-style-bullet>
      <text:list-level-style-bullet text:level="3" text:style-name="WW8Num132z2" text:bullet-char="">
        <style:list-level-properties text:space-before="2.54cm" text:min-label-width="0.63cm"/>
        <style:text-properties style:font-name="Symbol"/>
      </text:list-level-style-bullet>
      <text:list-level-style-bullet text:level="4" text:style-name="WW8Num132z2" text:bullet-char="">
        <style:list-level-properties text:space-before="3.81cm" text:min-label-width="0.63cm"/>
        <style:text-properties style:font-name="Symbol"/>
      </text:list-level-style-bullet>
      <text:list-level-style-bullet text:level="5" text:style-name="WW8Num132z4" text:bullet-char="o">
        <style:list-level-properties text:space-before="5.08cm" text:min-label-width="0.63cm"/>
        <style:text-properties style:font-name="Courier New1"/>
      </text:list-level-style-bullet>
      <text:list-level-style-bullet text:level="6" text:style-name="WW8Num132z5" text:bullet-char="">
        <style:list-level-properties text:space-before="6.35cm" text:min-label-width="0.63cm"/>
        <style:text-properties style:font-name="Wingdings"/>
      </text:list-level-style-bullet>
      <text:list-level-style-bullet text:level="7" text:style-name="WW8Num132z6" text:bullet-char="">
        <style:list-level-properties text:space-before="7.62cm" text:min-label-width="0.63cm"/>
        <style:text-properties style:font-name="Symbol"/>
      </text:list-level-style-bullet>
      <text:list-level-style-bullet text:level="8" text:style-name="WW8Num132z4" text:bullet-char="o">
        <style:list-level-properties text:space-before="8.89cm" text:min-label-width="0.63cm"/>
        <style:text-properties style:font-name="Courier New1"/>
      </text:list-level-style-bullet>
      <text:list-level-style-bullet text:level="9" text:style-name="WW8Num13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number text:level="1" style:num-format="" text:start-value="0">
        <style:list-level-properties/>
      </text:list-level-style-number>
      <text:list-level-style-bullet text:level="2" text:style-name="WW8Num133z1" text:bullet-char="">
        <style:list-level-properties text:space-before="1.27cm" text:min-label-width="0.63cm"/>
        <style:text-properties style:font-name="Symbol"/>
      </text:list-level-style-bullet>
      <text:list-level-style-bullet text:level="3" text:style-name="WW8Num133z2" text:bullet-char="">
        <style:list-level-properties text:space-before="2.54cm" text:min-label-width="0.63cm"/>
        <style:text-properties style:font-name="Symbol"/>
      </text:list-level-style-bullet>
      <text:list-level-style-bullet text:level="4" text:style-name="WW8Num133z2" text:bullet-char="">
        <style:list-level-properties text:space-before="3.81cm" text:min-label-width="0.63cm"/>
        <style:text-properties style:font-name="Symbol"/>
      </text:list-level-style-bullet>
      <text:list-level-style-bullet text:level="5" text:style-name="WW8Num133z4" text:bullet-char="o">
        <style:list-level-properties text:space-before="5.08cm" text:min-label-width="0.63cm"/>
        <style:text-properties style:font-name="Courier New1"/>
      </text:list-level-style-bullet>
      <text:list-level-style-bullet text:level="6" text:style-name="WW8Num133z5" text:bullet-char="">
        <style:list-level-properties text:space-before="6.35cm" text:min-label-width="0.63cm"/>
        <style:text-properties style:font-name="Wingdings"/>
      </text:list-level-style-bullet>
      <text:list-level-style-bullet text:level="7" text:style-name="WW8Num133z6" text:bullet-char="">
        <style:list-level-properties text:space-before="7.62cm" text:min-label-width="0.63cm"/>
        <style:text-properties style:font-name="Symbol"/>
      </text:list-level-style-bullet>
      <text:list-level-style-bullet text:level="8" text:style-name="WW8Num133z4" text:bullet-char="o">
        <style:list-level-properties text:space-before="8.89cm" text:min-label-width="0.63cm"/>
        <style:text-properties style:font-name="Courier New1"/>
      </text:list-level-style-bullet>
      <text:list-level-style-bullet text:level="9" text:style-name="WW8Num13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text:bullet-char="">
        <style:list-level-properties text:min-label-width="0.63cm"/>
        <style:text-properties style:font-name="Symbol"/>
      </text:list-level-style-bullet>
      <text:list-level-style-bullet text:level="2" text:style-name="WW8Num134z0" text:bullet-char="">
        <style:list-level-properties text:space-before="1.27cm" text:min-label-width="0.63cm"/>
        <style:text-properties style:font-name="Symbol"/>
      </text:list-level-style-bullet>
      <text:list-level-style-bullet text:level="3" text:style-name="WW8Num134z2" text:bullet-char="">
        <style:list-level-properties text:space-before="2.54cm" text:min-label-width="0.63cm"/>
        <style:text-properties style:font-name="Symbol"/>
      </text:list-level-style-bullet>
      <text:list-level-style-bullet text:level="4" text:style-name="WW8Num134z2" text:bullet-char="">
        <style:list-level-properties text:space-before="3.81cm" text:min-label-width="0.63cm"/>
        <style:text-properties style:font-name="Symbol"/>
      </text:list-level-style-bullet>
      <text:list-level-style-bullet text:level="5" text:style-name="WW8Num134z4" text:bullet-char="o">
        <style:list-level-properties text:space-before="5.08cm" text:min-label-width="0.63cm"/>
        <style:text-properties style:font-name="Courier New1"/>
      </text:list-level-style-bullet>
      <text:list-level-style-bullet text:level="6" text:style-name="WW8Num134z5" text:bullet-char="">
        <style:list-level-properties text:space-before="6.35cm" text:min-label-width="0.63cm"/>
        <style:text-properties style:font-name="Wingdings"/>
      </text:list-level-style-bullet>
      <text:list-level-style-bullet text:level="7" text:style-name="WW8Num134z6" text:bullet-char="">
        <style:list-level-properties text:space-before="7.62cm" text:min-label-width="0.63cm"/>
        <style:text-properties style:font-name="Symbol"/>
      </text:list-level-style-bullet>
      <text:list-level-style-bullet text:level="8" text:style-name="WW8Num134z4" text:bullet-char="o">
        <style:list-level-properties text:space-before="8.89cm" text:min-label-width="0.63cm"/>
        <style:text-properties style:font-name="Courier New1"/>
      </text:list-level-style-bullet>
      <text:list-level-style-bullet text:level="9" text:style-name="WW8Num13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number text:level="1" style:num-format="" text:start-value="0">
        <style:list-level-properties/>
      </text:list-level-style-number>
      <text:list-level-style-bullet text:level="2" text:style-name="WW8Num135z1" text:bullet-char="">
        <style:list-level-properties text:space-before="0.63cm" text:min-label-width="0.64cm"/>
        <style:text-properties style:font-name="Symbol"/>
      </text:list-level-style-bullet>
      <text:list-level-style-bullet text:level="3" text:style-name="WW8Num135z2" text:bullet-char="">
        <style:list-level-properties text:space-before="1.27cm" text:min-label-width="0.63cm"/>
        <style:text-properties style:font-name="Symbol"/>
      </text:list-level-style-bullet>
      <text:list-level-style-bullet text:level="4" text:style-name="WW8Num135z2" text:bullet-char="">
        <style:list-level-properties text:space-before="1.9cm" text:min-label-width="0.64cm"/>
        <style:text-properties style:font-name="Symbol"/>
      </text:list-level-style-bullet>
      <text:list-level-style-bullet text:level="5" text:style-name="WW8Num135z4" text:bullet-char="">
        <style:list-level-properties text:space-before="5.08cm" text:min-label-width="0.63cm"/>
        <style:text-properties style:font-name="Symbol"/>
      </text:list-level-style-bullet>
      <text:list-level-style-bullet text:level="6" text:style-name="WW8Num135z5" text:bullet-char="">
        <style:list-level-properties text:space-before="6.35cm" text:min-label-width="0.63cm"/>
        <style:text-properties style:font-name="Wingdings"/>
      </text:list-level-style-bullet>
      <text:list-level-style-bullet text:level="7" text:style-name="WW8Num135z4" text:bullet-char="">
        <style:list-level-properties text:space-before="7.62cm" text:min-label-width="0.63cm"/>
        <style:text-properties style:font-name="Symbol"/>
      </text:list-level-style-bullet>
      <text:list-level-style-bullet text:level="8" text:style-name="WW8Num135z7" text:bullet-char="o">
        <style:list-level-properties text:space-before="8.89cm" text:min-label-width="0.63cm"/>
        <style:text-properties style:font-name="Courier New1"/>
      </text:list-level-style-bullet>
      <text:list-level-style-bullet text:level="9" text:style-name="WW8Num13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bullet text:level="1" text:style-name="WW8Num136z0" text:bullet-char="">
        <style:list-level-properties text:min-label-width="0.63cm"/>
        <style:text-properties style:font-name="Symbol"/>
      </text:list-level-style-bullet>
      <text:list-level-style-bullet text:level="2" text:style-name="WW8Num136z0" text:bullet-char="">
        <style:list-level-properties text:space-before="1.27cm" text:min-label-width="0.63cm"/>
        <style:text-properties style:font-name="Symbol"/>
      </text:list-level-style-bullet>
      <text:list-level-style-bullet text:level="3" text:style-name="WW8Num136z2" text:bullet-char="">
        <style:list-level-properties text:space-before="2.54cm" text:min-label-width="0.63cm"/>
        <style:text-properties style:font-name="Symbol"/>
      </text:list-level-style-bullet>
      <text:list-level-style-bullet text:level="4" text:style-name="WW8Num136z2" text:bullet-char="">
        <style:list-level-properties text:space-before="3.81cm" text:min-label-width="0.63cm"/>
        <style:text-properties style:font-name="Symbol"/>
      </text:list-level-style-bullet>
      <text:list-level-style-bullet text:level="5" text:style-name="WW8Num136z4" text:bullet-char="o">
        <style:list-level-properties text:space-before="5.08cm" text:min-label-width="0.63cm"/>
        <style:text-properties style:font-name="Courier New1"/>
      </text:list-level-style-bullet>
      <text:list-level-style-bullet text:level="6" text:style-name="WW8Num136z5" text:bullet-char="">
        <style:list-level-properties text:space-before="6.35cm" text:min-label-width="0.63cm"/>
        <style:text-properties style:font-name="Wingdings"/>
      </text:list-level-style-bullet>
      <text:list-level-style-bullet text:level="7" text:style-name="WW8Num136z6" text:bullet-char="">
        <style:list-level-properties text:space-before="7.62cm" text:min-label-width="0.63cm"/>
        <style:text-properties style:font-name="Symbol"/>
      </text:list-level-style-bullet>
      <text:list-level-style-bullet text:level="8" text:style-name="WW8Num136z4" text:bullet-char="o">
        <style:list-level-properties text:space-before="8.89cm" text:min-label-width="0.63cm"/>
        <style:text-properties style:font-name="Courier New1"/>
      </text:list-level-style-bullet>
      <text:list-level-style-bullet text:level="9" text:style-name="WW8Num13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list-level-style-bullet text:level="1" text:style-name="WW8Num137z0" text:bullet-char="">
        <style:list-level-properties text:min-label-width="0.63cm"/>
        <style:text-properties style:font-name="Symbol"/>
      </text:list-level-style-bullet>
      <text:list-level-style-bullet text:level="2" text:style-name="WW8Num137z0" text:bullet-char="">
        <style:list-level-properties text:space-before="1.27cm" text:min-label-width="0.63cm"/>
        <style:text-properties style:font-name="Symbol"/>
      </text:list-level-style-bullet>
      <text:list-level-style-bullet text:level="3" text:style-name="WW8Num137z2" text:bullet-char="">
        <style:list-level-properties text:space-before="2.54cm" text:min-label-width="0.63cm"/>
        <style:text-properties style:font-name="Symbol"/>
      </text:list-level-style-bullet>
      <text:list-level-style-bullet text:level="4" text:style-name="WW8Num137z2" text:bullet-char="">
        <style:list-level-properties text:space-before="3.81cm" text:min-label-width="0.63cm"/>
        <style:text-properties style:font-name="Symbol"/>
      </text:list-level-style-bullet>
      <text:list-level-style-bullet text:level="5" text:style-name="WW8Num137z4" text:bullet-char="o">
        <style:list-level-properties text:space-before="5.08cm" text:min-label-width="0.63cm"/>
        <style:text-properties style:font-name="Courier New1"/>
      </text:list-level-style-bullet>
      <text:list-level-style-bullet text:level="6" text:style-name="WW8Num137z5" text:bullet-char="">
        <style:list-level-properties text:space-before="6.35cm" text:min-label-width="0.63cm"/>
        <style:text-properties style:font-name="Wingdings"/>
      </text:list-level-style-bullet>
      <text:list-level-style-bullet text:level="7" text:style-name="WW8Num137z6" text:bullet-char="">
        <style:list-level-properties text:space-before="7.62cm" text:min-label-width="0.63cm"/>
        <style:text-properties style:font-name="Symbol"/>
      </text:list-level-style-bullet>
      <text:list-level-style-bullet text:level="8" text:style-name="WW8Num137z4" text:bullet-char="o">
        <style:list-level-properties text:space-before="8.89cm" text:min-label-width="0.63cm"/>
        <style:text-properties style:font-name="Courier New1"/>
      </text:list-level-style-bullet>
      <text:list-level-style-bullet text:level="9" text:style-name="WW8Num13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text:bullet-char="">
        <style:list-level-properties text:min-label-width="0.63cm"/>
        <style:text-properties style:font-name="Symbol"/>
      </text:list-level-style-bullet>
      <text:list-level-style-bullet text:level="2" text:style-name="WW8Num138z0" text:bullet-char="">
        <style:list-level-properties text:space-before="1.27cm" text:min-label-width="0.63cm"/>
        <style:text-properties style:font-name="Symbol"/>
      </text:list-level-style-bullet>
      <text:list-level-style-bullet text:level="3" text:style-name="WW8Num138z2" text:bullet-char="">
        <style:list-level-properties text:space-before="2.54cm" text:min-label-width="0.63cm"/>
        <style:text-properties style:font-name="Symbol"/>
      </text:list-level-style-bullet>
      <text:list-level-style-bullet text:level="4" text:style-name="WW8Num138z2" text:bullet-char="">
        <style:list-level-properties text:space-before="3.81cm" text:min-label-width="0.63cm"/>
        <style:text-properties style:font-name="Symbol"/>
      </text:list-level-style-bullet>
      <text:list-level-style-bullet text:level="5" text:style-name="WW8Num138z4" text:bullet-char="o">
        <style:list-level-properties text:space-before="5.08cm" text:min-label-width="0.63cm"/>
        <style:text-properties style:font-name="Courier New1"/>
      </text:list-level-style-bullet>
      <text:list-level-style-bullet text:level="6" text:style-name="WW8Num138z5" text:bullet-char="">
        <style:list-level-properties text:space-before="6.35cm" text:min-label-width="0.63cm"/>
        <style:text-properties style:font-name="Wingdings"/>
      </text:list-level-style-bullet>
      <text:list-level-style-bullet text:level="7" text:style-name="WW8Num138z6" text:bullet-char="">
        <style:list-level-properties text:space-before="7.62cm" text:min-label-width="0.63cm"/>
        <style:text-properties style:font-name="Symbol"/>
      </text:list-level-style-bullet>
      <text:list-level-style-bullet text:level="8" text:style-name="WW8Num138z4" text:bullet-char="o">
        <style:list-level-properties text:space-before="8.89cm" text:min-label-width="0.63cm"/>
        <style:text-properties style:font-name="Courier New1"/>
      </text:list-level-style-bullet>
      <text:list-level-style-bullet text:level="9" text:style-name="WW8Num13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list-level-style-bullet text:level="1" text:style-name="WW8Num139z0" text:bullet-char="">
        <style:list-level-properties text:min-label-width="0.63cm"/>
        <style:text-properties style:font-name="Symbol"/>
      </text:list-level-style-bullet>
      <text:list-level-style-bullet text:level="2" text:style-name="WW8Num139z1" text:bullet-char="">
        <style:list-level-properties text:space-before="0.63cm" text:min-label-width="0.64cm"/>
        <style:text-properties style:font-name="Symbol"/>
      </text:list-level-style-bullet>
      <text:list-level-style-bullet text:level="3" text:style-name="WW8Num139z1" text:bullet-char="">
        <style:list-level-properties text:space-before="1.27cm" text:min-label-width="0.63cm"/>
        <style:text-properties style:font-name="Symbol"/>
      </text:list-level-style-bullet>
      <text:list-level-style-bullet text:level="4" text:style-name="WW8Num139z1" text:bullet-char="">
        <style:list-level-properties text:space-before="1.9cm" text:min-label-width="0.64cm"/>
        <style:text-properties style:font-name="Symbol"/>
      </text:list-level-style-bullet>
      <text:list-level-style-bullet text:level="5" text:style-name="WW8Num139z4" text:bullet-char="">
        <style:list-level-properties text:space-before="2.54cm" text:min-label-width="0.63cm"/>
        <style:text-properties style:font-name="Symbol"/>
      </text:list-level-style-bullet>
      <text:list-level-style-bullet text:level="6" text:style-name="WW8Num139z5" text:bullet-char="">
        <style:list-level-properties text:space-before="3.17cm" text:min-label-width="0.64cm"/>
        <style:text-properties style:font-name="Wingdings"/>
      </text:list-level-style-bullet>
      <text:list-level-style-bullet text:level="7" text:style-name="WW8Num139z5" text:bullet-char="">
        <style:list-level-properties text:space-before="3.81cm" text:min-label-width="0.63cm"/>
        <style:text-properties style:font-name="Wingdings"/>
      </text:list-level-style-bullet>
      <text:list-level-style-bullet text:level="8" text:style-name="WW8Num139z4" text:bullet-char="">
        <style:list-level-properties text:space-before="4.44cm" text:min-label-width="0.64cm"/>
        <style:text-properties style:font-name="Symbol"/>
      </text:list-level-style-bullet>
      <text:list-level-style-bullet text:level="9" text:style-name="WW8Num139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text:bullet-char="">
        <style:list-level-properties text:min-label-width="0.635cm"/>
        <style:text-properties style:font-name="Symbol"/>
      </text:list-level-style-bullet>
      <text:list-level-style-bullet text:level="2" text:style-name="WW8Num140z1" text:bullet-char="o">
        <style:list-level-properties text:space-before="1.905cm" text:min-label-width="0.635cm"/>
        <style:text-properties style:font-name="Courier New1"/>
      </text:list-level-style-bullet>
      <text:list-level-style-bullet text:level="3" text:style-name="WW8Num140z2" text:bullet-char="">
        <style:list-level-properties text:space-before="3.175cm" text:min-label-width="0.635cm"/>
        <style:text-properties style:font-name="Wingdings"/>
      </text:list-level-style-bullet>
      <text:list-level-style-bullet text:level="4" text:style-name="WW8Num140z3" text:bullet-char="">
        <style:list-level-properties text:space-before="4.445cm" text:min-label-width="0.635cm"/>
        <style:text-properties style:font-name="Symbol"/>
      </text:list-level-style-bullet>
      <text:list-level-style-bullet text:level="5" text:style-name="WW8Num140z1" text:bullet-char="o">
        <style:list-level-properties text:space-before="5.715cm" text:min-label-width="0.635cm"/>
        <style:text-properties style:font-name="Courier New1"/>
      </text:list-level-style-bullet>
      <text:list-level-style-bullet text:level="6" text:style-name="WW8Num140z2" text:bullet-char="">
        <style:list-level-properties text:space-before="6.985cm" text:min-label-width="0.635cm"/>
        <style:text-properties style:font-name="Wingdings"/>
      </text:list-level-style-bullet>
      <text:list-level-style-bullet text:level="7" text:style-name="WW8Num140z3" text:bullet-char="">
        <style:list-level-properties text:space-before="8.255cm" text:min-label-width="0.635cm"/>
        <style:text-properties style:font-name="Symbol"/>
      </text:list-level-style-bullet>
      <text:list-level-style-bullet text:level="8" text:style-name="WW8Num140z1" text:bullet-char="o">
        <style:list-level-properties text:space-before="9.525cm" text:min-label-width="0.635cm"/>
        <style:text-properties style:font-name="Courier New1"/>
      </text:list-level-style-bullet>
      <text:list-level-style-bullet text:level="9" text:style-name="WW8Num1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list-level-style-number text:level="1" style:num-format="" text:start-value="0">
        <style:list-level-properties/>
      </text:list-level-style-number>
      <text:list-level-style-bullet text:level="2" text:style-name="WW8Num141z1" text:bullet-char="">
        <style:list-level-properties text:space-before="0.63cm" text:min-label-width="0.64cm"/>
        <style:text-properties style:font-name="Symbol"/>
      </text:list-level-style-bullet>
      <text:list-level-style-bullet text:level="3" text:style-name="WW8Num141z2" text:bullet-char="">
        <style:list-level-properties text:space-before="1.27cm" text:min-label-width="0.63cm"/>
        <style:text-properties style:font-name="Symbol"/>
      </text:list-level-style-bullet>
      <text:list-level-style-bullet text:level="4" text:style-name="WW8Num141z2" text:bullet-char="">
        <style:list-level-properties text:space-before="1.9cm" text:min-label-width="0.64cm"/>
        <style:text-properties style:font-name="Symbol"/>
      </text:list-level-style-bullet>
      <text:list-level-style-bullet text:level="5" text:style-name="WW8Num141z4" text:bullet-char="">
        <style:list-level-properties text:space-before="5.08cm" text:min-label-width="0.63cm"/>
        <style:text-properties style:font-name="Symbol"/>
      </text:list-level-style-bullet>
      <text:list-level-style-bullet text:level="6" text:style-name="WW8Num141z5" text:bullet-char="">
        <style:list-level-properties text:space-before="6.35cm" text:min-label-width="0.63cm"/>
        <style:text-properties style:font-name="Wingdings"/>
      </text:list-level-style-bullet>
      <text:list-level-style-bullet text:level="7" text:style-name="WW8Num141z4" text:bullet-char="">
        <style:list-level-properties text:space-before="7.62cm" text:min-label-width="0.63cm"/>
        <style:text-properties style:font-name="Symbol"/>
      </text:list-level-style-bullet>
      <text:list-level-style-bullet text:level="8" text:style-name="WW8Num141z7" text:bullet-char="o">
        <style:list-level-properties text:space-before="8.89cm" text:min-label-width="0.63cm"/>
        <style:text-properties style:font-name="Courier New1"/>
      </text:list-level-style-bullet>
      <text:list-level-style-bullet text:level="9" text:style-name="WW8Num14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text:bullet-char="">
        <style:list-level-properties text:min-label-width="0.63cm"/>
        <style:text-properties style:font-name="Symbol"/>
      </text:list-level-style-bullet>
      <text:list-level-style-bullet text:level="2" text:style-name="WW8Num142z0" text:bullet-char="">
        <style:list-level-properties text:space-before="1.27cm" text:min-label-width="0.63cm"/>
        <style:text-properties style:font-name="Symbol"/>
      </text:list-level-style-bullet>
      <text:list-level-style-bullet text:level="3" text:style-name="WW8Num142z2" text:bullet-char="">
        <style:list-level-properties text:space-before="2.54cm" text:min-label-width="0.63cm"/>
        <style:text-properties style:font-name="Symbol"/>
      </text:list-level-style-bullet>
      <text:list-level-style-bullet text:level="4" text:style-name="WW8Num142z2" text:bullet-char="">
        <style:list-level-properties text:space-before="3.81cm" text:min-label-width="0.63cm"/>
        <style:text-properties style:font-name="Symbol"/>
      </text:list-level-style-bullet>
      <text:list-level-style-bullet text:level="5" text:style-name="WW8Num142z4" text:bullet-char="o">
        <style:list-level-properties text:space-before="5.08cm" text:min-label-width="0.63cm"/>
        <style:text-properties style:font-name="Courier New1"/>
      </text:list-level-style-bullet>
      <text:list-level-style-bullet text:level="6" text:style-name="WW8Num142z5" text:bullet-char="">
        <style:list-level-properties text:space-before="6.35cm" text:min-label-width="0.63cm"/>
        <style:text-properties style:font-name="Wingdings"/>
      </text:list-level-style-bullet>
      <text:list-level-style-bullet text:level="7" text:style-name="WW8Num142z6" text:bullet-char="">
        <style:list-level-properties text:space-before="7.62cm" text:min-label-width="0.63cm"/>
        <style:text-properties style:font-name="Symbol"/>
      </text:list-level-style-bullet>
      <text:list-level-style-bullet text:level="8" text:style-name="WW8Num142z4" text:bullet-char="o">
        <style:list-level-properties text:space-before="8.89cm" text:min-label-width="0.63cm"/>
        <style:text-properties style:font-name="Courier New1"/>
      </text:list-level-style-bullet>
      <text:list-level-style-bullet text:level="9" text:style-name="WW8Num14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list-level-style-bullet text:level="1" text:style-name="WW8Num143z0" text:bullet-char="">
        <style:list-level-properties text:min-label-width="0.63cm"/>
        <style:text-properties style:font-name="Symbol"/>
      </text:list-level-style-bullet>
      <text:list-level-style-bullet text:level="2" text:style-name="WW8Num143z0" text:bullet-char="">
        <style:list-level-properties text:space-before="1.27cm" text:min-label-width="0.63cm"/>
        <style:text-properties style:font-name="Symbol"/>
      </text:list-level-style-bullet>
      <text:list-level-style-bullet text:level="3" text:style-name="WW8Num143z2" text:bullet-char="">
        <style:list-level-properties text:space-before="2.54cm" text:min-label-width="0.63cm"/>
        <style:text-properties style:font-name="Symbol"/>
      </text:list-level-style-bullet>
      <text:list-level-style-bullet text:level="4" text:style-name="WW8Num143z2" text:bullet-char="">
        <style:list-level-properties text:space-before="3.81cm" text:min-label-width="0.63cm"/>
        <style:text-properties style:font-name="Symbol"/>
      </text:list-level-style-bullet>
      <text:list-level-style-bullet text:level="5" text:style-name="WW8Num143z4" text:bullet-char="o">
        <style:list-level-properties text:space-before="5.08cm" text:min-label-width="0.63cm"/>
        <style:text-properties style:font-name="Courier New1"/>
      </text:list-level-style-bullet>
      <text:list-level-style-bullet text:level="6" text:style-name="WW8Num143z5" text:bullet-char="">
        <style:list-level-properties text:space-before="6.35cm" text:min-label-width="0.63cm"/>
        <style:text-properties style:font-name="Wingdings"/>
      </text:list-level-style-bullet>
      <text:list-level-style-bullet text:level="7" text:style-name="WW8Num143z6" text:bullet-char="">
        <style:list-level-properties text:space-before="7.62cm" text:min-label-width="0.63cm"/>
        <style:text-properties style:font-name="Symbol"/>
      </text:list-level-style-bullet>
      <text:list-level-style-bullet text:level="8" text:style-name="WW8Num143z4" text:bullet-char="o">
        <style:list-level-properties text:space-before="8.89cm" text:min-label-width="0.63cm"/>
        <style:text-properties style:font-name="Courier New1"/>
      </text:list-level-style-bullet>
      <text:list-level-style-bullet text:level="9" text:style-name="WW8Num14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bullet text:level="1" text:style-name="WW8Num144z0" text:bullet-char="">
        <style:list-level-properties text:min-label-width="0.63cm"/>
        <style:text-properties style:font-name="Symbol"/>
      </text:list-level-style-bullet>
      <text:list-level-style-bullet text:level="2" text:style-name="WW8Num144z0" text:bullet-char="">
        <style:list-level-properties text:space-before="1.27cm" text:min-label-width="0.63cm"/>
        <style:text-properties style:font-name="Symbol"/>
      </text:list-level-style-bullet>
      <text:list-level-style-bullet text:level="3" text:style-name="WW8Num144z2" text:bullet-char="">
        <style:list-level-properties text:space-before="2.54cm" text:min-label-width="0.63cm"/>
        <style:text-properties style:font-name="Symbol"/>
      </text:list-level-style-bullet>
      <text:list-level-style-bullet text:level="4" text:style-name="WW8Num144z2" text:bullet-char="">
        <style:list-level-properties text:space-before="3.81cm" text:min-label-width="0.63cm"/>
        <style:text-properties style:font-name="Symbol"/>
      </text:list-level-style-bullet>
      <text:list-level-style-bullet text:level="5" text:style-name="WW8Num144z4" text:bullet-char="o">
        <style:list-level-properties text:space-before="5.08cm" text:min-label-width="0.63cm"/>
        <style:text-properties style:font-name="Courier New1"/>
      </text:list-level-style-bullet>
      <text:list-level-style-bullet text:level="6" text:style-name="WW8Num144z5" text:bullet-char="">
        <style:list-level-properties text:space-before="6.35cm" text:min-label-width="0.63cm"/>
        <style:text-properties style:font-name="Wingdings"/>
      </text:list-level-style-bullet>
      <text:list-level-style-bullet text:level="7" text:style-name="WW8Num144z6" text:bullet-char="">
        <style:list-level-properties text:space-before="7.62cm" text:min-label-width="0.63cm"/>
        <style:text-properties style:font-name="Symbol"/>
      </text:list-level-style-bullet>
      <text:list-level-style-bullet text:level="8" text:style-name="WW8Num144z4" text:bullet-char="o">
        <style:list-level-properties text:space-before="8.89cm" text:min-label-width="0.63cm"/>
        <style:text-properties style:font-name="Courier New1"/>
      </text:list-level-style-bullet>
      <text:list-level-style-bullet text:level="9" text:style-name="WW8Num14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5">
      <text:list-level-style-bullet text:level="1" text:style-name="WW8Num145z0" text:bullet-char="">
        <style:list-level-properties text:min-label-width="0.63cm"/>
        <style:text-properties style:font-name="Symbol"/>
      </text:list-level-style-bullet>
      <text:list-level-style-bullet text:level="2" text:style-name="WW8Num145z0" text:bullet-char="">
        <style:list-level-properties text:space-before="1.27cm" text:min-label-width="0.63cm"/>
        <style:text-properties style:font-name="Symbol"/>
      </text:list-level-style-bullet>
      <text:list-level-style-bullet text:level="3" text:style-name="WW8Num145z2" text:bullet-char="">
        <style:list-level-properties text:space-before="2.54cm" text:min-label-width="0.63cm"/>
        <style:text-properties style:font-name="Symbol"/>
      </text:list-level-style-bullet>
      <text:list-level-style-bullet text:level="4" text:style-name="WW8Num145z2" text:bullet-char="">
        <style:list-level-properties text:space-before="3.81cm" text:min-label-width="0.63cm"/>
        <style:text-properties style:font-name="Symbol"/>
      </text:list-level-style-bullet>
      <text:list-level-style-bullet text:level="5" text:style-name="WW8Num145z4" text:bullet-char="o">
        <style:list-level-properties text:space-before="5.08cm" text:min-label-width="0.63cm"/>
        <style:text-properties style:font-name="Courier New1"/>
      </text:list-level-style-bullet>
      <text:list-level-style-bullet text:level="6" text:style-name="WW8Num145z5" text:bullet-char="">
        <style:list-level-properties text:space-before="6.35cm" text:min-label-width="0.63cm"/>
        <style:text-properties style:font-name="Wingdings"/>
      </text:list-level-style-bullet>
      <text:list-level-style-bullet text:level="7" text:style-name="WW8Num145z6" text:bullet-char="">
        <style:list-level-properties text:space-before="7.62cm" text:min-label-width="0.63cm"/>
        <style:text-properties style:font-name="Symbol"/>
      </text:list-level-style-bullet>
      <text:list-level-style-bullet text:level="8" text:style-name="WW8Num145z4" text:bullet-char="o">
        <style:list-level-properties text:space-before="8.89cm" text:min-label-width="0.63cm"/>
        <style:text-properties style:font-name="Courier New1"/>
      </text:list-level-style-bullet>
      <text:list-level-style-bullet text:level="9" text:style-name="WW8Num14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list-level-style-number text:level="1" style:num-format="" text:start-value="0">
        <style:list-level-properties/>
      </text:list-level-style-number>
      <text:list-level-style-bullet text:level="2" text:style-name="WW8Num146z1" text:bullet-char="">
        <style:list-level-properties text:space-before="0.63cm" text:min-label-width="0.64cm"/>
        <style:text-properties style:font-name="Symbol"/>
      </text:list-level-style-bullet>
      <text:list-level-style-bullet text:level="3" text:style-name="WW8Num146z2" text:bullet-char="">
        <style:list-level-properties text:space-before="1.27cm" text:min-label-width="0.63cm"/>
        <style:text-properties style:font-name="Symbol"/>
      </text:list-level-style-bullet>
      <text:list-level-style-bullet text:level="4" text:style-name="WW8Num146z2" text:bullet-char="">
        <style:list-level-properties text:space-before="1.9cm" text:min-label-width="0.64cm"/>
        <style:text-properties style:font-name="Symbol"/>
      </text:list-level-style-bullet>
      <text:list-level-style-bullet text:level="5" text:style-name="WW8Num146z4" text:bullet-char="">
        <style:list-level-properties text:space-before="5.08cm" text:min-label-width="0.63cm"/>
        <style:text-properties style:font-name="Symbol"/>
      </text:list-level-style-bullet>
      <text:list-level-style-bullet text:level="6" text:style-name="WW8Num146z5" text:bullet-char="">
        <style:list-level-properties text:space-before="6.35cm" text:min-label-width="0.63cm"/>
        <style:text-properties style:font-name="Wingdings"/>
      </text:list-level-style-bullet>
      <text:list-level-style-bullet text:level="7" text:style-name="WW8Num146z4" text:bullet-char="">
        <style:list-level-properties text:space-before="7.62cm" text:min-label-width="0.63cm"/>
        <style:text-properties style:font-name="Symbol"/>
      </text:list-level-style-bullet>
      <text:list-level-style-bullet text:level="8" text:style-name="WW8Num146z7" text:bullet-char="o">
        <style:list-level-properties text:space-before="8.89cm" text:min-label-width="0.63cm"/>
        <style:text-properties style:font-name="Courier New1"/>
      </text:list-level-style-bullet>
      <text:list-level-style-bullet text:level="9" text:style-name="WW8Num14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list-level-style-number text:level="1" style:num-format="" text:start-value="0">
        <style:list-level-properties/>
      </text:list-level-style-number>
      <text:list-level-style-bullet text:level="2" text:style-name="WW8Num147z1" text:bullet-char="">
        <style:list-level-properties text:space-before="0.63cm" text:min-label-width="0.64cm"/>
        <style:text-properties style:font-name="Symbol"/>
      </text:list-level-style-bullet>
      <text:list-level-style-bullet text:level="3" text:style-name="WW8Num147z1" text:bullet-char="">
        <style:list-level-properties text:space-before="1.27cm" text:min-label-width="0.63cm"/>
        <style:text-properties style:font-name="Symbol"/>
      </text:list-level-style-bullet>
      <text:list-level-style-bullet text:level="4" text:style-name="WW8Num147z1" text:bullet-char="">
        <style:list-level-properties text:space-before="1.9cm" text:min-label-width="0.64cm"/>
        <style:text-properties style:font-name="Symbol"/>
      </text:list-level-style-bullet>
      <text:list-level-style-bullet text:level="5" text:style-name="WW8Num147z4" text:bullet-char="">
        <style:list-level-properties text:space-before="2.54cm" text:min-label-width="0.63cm"/>
        <style:text-properties style:font-name="Symbol"/>
      </text:list-level-style-bullet>
      <text:list-level-style-bullet text:level="6" text:style-name="WW8Num147z5" text:bullet-char="">
        <style:list-level-properties text:space-before="3.17cm" text:min-label-width="0.64cm"/>
        <style:text-properties style:font-name="Wingdings"/>
      </text:list-level-style-bullet>
      <text:list-level-style-bullet text:level="7" text:style-name="WW8Num147z5" text:bullet-char="">
        <style:list-level-properties text:space-before="3.81cm" text:min-label-width="0.63cm"/>
        <style:text-properties style:font-name="Wingdings"/>
      </text:list-level-style-bullet>
      <text:list-level-style-bullet text:level="8" text:style-name="WW8Num147z4" text:bullet-char="">
        <style:list-level-properties text:space-before="4.44cm" text:min-label-width="0.64cm"/>
        <style:text-properties style:font-name="Symbol"/>
      </text:list-level-style-bullet>
      <text:list-level-style-bullet text:level="9" text:style-name="WW8Num147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48">
      <text:list-level-style-bullet text:level="1" text:style-name="WW8Num148z0" text:bullet-char="">
        <style:list-level-properties text:min-label-width="0.63cm"/>
        <style:text-properties style:font-name="Symbol"/>
      </text:list-level-style-bullet>
      <text:list-level-style-bullet text:level="2" text:style-name="WW8Num148z0" text:bullet-char="">
        <style:list-level-properties text:space-before="1.27cm" text:min-label-width="0.63cm"/>
        <style:text-properties style:font-name="Symbol"/>
      </text:list-level-style-bullet>
      <text:list-level-style-bullet text:level="3" text:style-name="WW8Num148z2" text:bullet-char="">
        <style:list-level-properties text:space-before="2.54cm" text:min-label-width="0.63cm"/>
        <style:text-properties style:font-name="Symbol"/>
      </text:list-level-style-bullet>
      <text:list-level-style-bullet text:level="4" text:style-name="WW8Num148z2" text:bullet-char="">
        <style:list-level-properties text:space-before="3.81cm" text:min-label-width="0.63cm"/>
        <style:text-properties style:font-name="Symbol"/>
      </text:list-level-style-bullet>
      <text:list-level-style-bullet text:level="5" text:style-name="WW8Num148z4" text:bullet-char="o">
        <style:list-level-properties text:space-before="5.08cm" text:min-label-width="0.63cm"/>
        <style:text-properties style:font-name="Courier New1"/>
      </text:list-level-style-bullet>
      <text:list-level-style-bullet text:level="6" text:style-name="WW8Num148z5" text:bullet-char="">
        <style:list-level-properties text:space-before="6.35cm" text:min-label-width="0.63cm"/>
        <style:text-properties style:font-name="Wingdings"/>
      </text:list-level-style-bullet>
      <text:list-level-style-bullet text:level="7" text:style-name="WW8Num148z6" text:bullet-char="">
        <style:list-level-properties text:space-before="7.62cm" text:min-label-width="0.63cm"/>
        <style:text-properties style:font-name="Symbol"/>
      </text:list-level-style-bullet>
      <text:list-level-style-bullet text:level="8" text:style-name="WW8Num148z4" text:bullet-char="o">
        <style:list-level-properties text:space-before="8.89cm" text:min-label-width="0.63cm"/>
        <style:text-properties style:font-name="Courier New1"/>
      </text:list-level-style-bullet>
      <text:list-level-style-bullet text:level="9" text:style-name="WW8Num14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text:bullet-char="">
        <style:list-level-properties text:min-label-width="0.635cm"/>
        <style:text-properties style:font-name="Symbol"/>
      </text:list-level-style-bullet>
      <text:list-level-style-bullet text:level="2" text:style-name="WW8Num149z1" text:bullet-char="o">
        <style:list-level-properties text:space-before="1.27cm" text:min-label-width="0.635cm"/>
        <style:text-properties style:font-name="Courier New1"/>
      </text:list-level-style-bullet>
      <text:list-level-style-bullet text:level="3" text:style-name="WW8Num149z2" text:bullet-char="">
        <style:list-level-properties text:space-before="2.54cm" text:min-label-width="0.635cm"/>
        <style:text-properties style:font-name="Wingdings"/>
      </text:list-level-style-bullet>
      <text:list-level-style-bullet text:level="4" text:style-name="WW8Num149z0" text:bullet-char="">
        <style:list-level-properties text:space-before="3.81cm" text:min-label-width="0.635cm"/>
        <style:text-properties style:font-name="Symbol"/>
      </text:list-level-style-bullet>
      <text:list-level-style-bullet text:level="5" text:style-name="WW8Num149z1" text:bullet-char="o">
        <style:list-level-properties text:space-before="5.08cm" text:min-label-width="0.635cm"/>
        <style:text-properties style:font-name="Courier New1"/>
      </text:list-level-style-bullet>
      <text:list-level-style-bullet text:level="6" text:style-name="WW8Num149z2" text:bullet-char="">
        <style:list-level-properties text:space-before="6.35cm" text:min-label-width="0.635cm"/>
        <style:text-properties style:font-name="Wingdings"/>
      </text:list-level-style-bullet>
      <text:list-level-style-bullet text:level="7" text:style-name="WW8Num149z0" text:bullet-char="">
        <style:list-level-properties text:space-before="7.62cm" text:min-label-width="0.635cm"/>
        <style:text-properties style:font-name="Symbol"/>
      </text:list-level-style-bullet>
      <text:list-level-style-bullet text:level="8" text:style-name="WW8Num149z1" text:bullet-char="o">
        <style:list-level-properties text:space-before="8.89cm" text:min-label-width="0.635cm"/>
        <style:text-properties style:font-name="Courier New1"/>
      </text:list-level-style-bullet>
      <text:list-level-style-bullet text:level="9" text:style-name="WW8Num149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text:bullet-char="">
        <style:list-level-properties text:min-label-width="0.4cm"/>
        <style:text-properties style:font-name="Symbol"/>
      </text:list-level-style-bullet>
      <text:list-level-style-bullet text:level="2" text:style-name="WW8Num150z1" text:bullet-char="o">
        <style:list-level-properties text:space-before="1.905cm" text:min-label-width="0.635cm"/>
        <style:text-properties style:font-name="Courier New1"/>
      </text:list-level-style-bullet>
      <text:list-level-style-bullet text:level="3" text:style-name="WW8Num150z2" text:bullet-char="">
        <style:list-level-properties text:space-before="3.175cm" text:min-label-width="0.635cm"/>
        <style:text-properties style:font-name="Wingdings"/>
      </text:list-level-style-bullet>
      <text:list-level-style-bullet text:level="4" text:style-name="WW8Num150z3" text:bullet-char="">
        <style:list-level-properties text:space-before="4.445cm" text:min-label-width="0.635cm"/>
        <style:text-properties style:font-name="Symbol"/>
      </text:list-level-style-bullet>
      <text:list-level-style-bullet text:level="5" text:style-name="WW8Num150z1" text:bullet-char="o">
        <style:list-level-properties text:space-before="5.715cm" text:min-label-width="0.635cm"/>
        <style:text-properties style:font-name="Courier New1"/>
      </text:list-level-style-bullet>
      <text:list-level-style-bullet text:level="6" text:style-name="WW8Num150z2" text:bullet-char="">
        <style:list-level-properties text:space-before="6.985cm" text:min-label-width="0.635cm"/>
        <style:text-properties style:font-name="Wingdings"/>
      </text:list-level-style-bullet>
      <text:list-level-style-bullet text:level="7" text:style-name="WW8Num150z3" text:bullet-char="">
        <style:list-level-properties text:space-before="8.255cm" text:min-label-width="0.635cm"/>
        <style:text-properties style:font-name="Symbol"/>
      </text:list-level-style-bullet>
      <text:list-level-style-bullet text:level="8" text:style-name="WW8Num150z1" text:bullet-char="o">
        <style:list-level-properties text:space-before="9.525cm" text:min-label-width="0.635cm"/>
        <style:text-properties style:font-name="Courier New1"/>
      </text:list-level-style-bullet>
      <text:list-level-style-bullet text:level="9" text:style-name="WW8Num1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text:bullet-char="">
        <style:list-level-properties text:min-label-width="0.63cm"/>
        <style:text-properties style:font-name="Symbol"/>
      </text:list-level-style-bullet>
      <text:list-level-style-bullet text:level="2" text:style-name="WW8Num151z0" text:bullet-char="">
        <style:list-level-properties text:space-before="1.27cm" text:min-label-width="0.63cm"/>
        <style:text-properties style:font-name="Symbol"/>
      </text:list-level-style-bullet>
      <text:list-level-style-bullet text:level="3" text:style-name="WW8Num151z2" text:bullet-char="">
        <style:list-level-properties text:space-before="2.54cm" text:min-label-width="0.63cm"/>
        <style:text-properties style:font-name="Symbol"/>
      </text:list-level-style-bullet>
      <text:list-level-style-bullet text:level="4" text:style-name="WW8Num151z2" text:bullet-char="">
        <style:list-level-properties text:space-before="3.81cm" text:min-label-width="0.63cm"/>
        <style:text-properties style:font-name="Symbol"/>
      </text:list-level-style-bullet>
      <text:list-level-style-bullet text:level="5" text:style-name="WW8Num151z4" text:bullet-char="o">
        <style:list-level-properties text:space-before="5.08cm" text:min-label-width="0.63cm"/>
        <style:text-properties style:font-name="Courier New1"/>
      </text:list-level-style-bullet>
      <text:list-level-style-bullet text:level="6" text:style-name="WW8Num151z5" text:bullet-char="">
        <style:list-level-properties text:space-before="6.35cm" text:min-label-width="0.63cm"/>
        <style:text-properties style:font-name="Wingdings"/>
      </text:list-level-style-bullet>
      <text:list-level-style-bullet text:level="7" text:style-name="WW8Num151z6" text:bullet-char="">
        <style:list-level-properties text:space-before="7.62cm" text:min-label-width="0.63cm"/>
        <style:text-properties style:font-name="Symbol"/>
      </text:list-level-style-bullet>
      <text:list-level-style-bullet text:level="8" text:style-name="WW8Num151z4" text:bullet-char="o">
        <style:list-level-properties text:space-before="8.89cm" text:min-label-width="0.63cm"/>
        <style:text-properties style:font-name="Courier New1"/>
      </text:list-level-style-bullet>
      <text:list-level-style-bullet text:level="9" text:style-name="WW8Num15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13">
      <text:list-level-style-bullet text:level="1" text:style-name="WW8Num213z0" text:bullet-char="•">
        <style:list-level-properties text:min-label-width="0.63cm"/>
        <style:text-properties style:font-name="Symbol1"/>
      </text:list-level-style-bullet>
      <text:list-level-style-bullet text:level="2" text:style-name="WW8Num213z0" text:bullet-char="•">
        <style:list-level-properties text:space-before="1.27cm" text:min-label-width="0.63cm"/>
        <style:text-properties style:font-name="Symbol1"/>
      </text:list-level-style-bullet>
      <text:list-level-style-bullet text:level="3" text:style-name="WW8Num213z2" text:bullet-char="•">
        <style:list-level-properties text:space-before="2.54cm" text:min-label-width="0.63cm"/>
        <style:text-properties style:font-name="Symbol1"/>
      </text:list-level-style-bullet>
      <text:list-level-style-bullet text:level="4" text:style-name="WW8Num213z2" text:bullet-char="•">
        <style:list-level-properties text:space-before="3.81cm" text:min-label-width="0.63cm"/>
        <style:text-properties style:font-name="Symbol1"/>
      </text:list-level-style-bullet>
      <text:list-level-style-bullet text:level="5" text:style-name="WW8Num213z4" text:bullet-char="•">
        <style:list-level-properties text:space-before="5.08cm" text:min-label-width="0.63cm"/>
        <style:text-properties style:font-name="Symbol1"/>
      </text:list-level-style-bullet>
      <text:list-level-style-bullet text:level="6" text:style-name="WW8Num213z5" text:bullet-char="">
        <style:list-level-properties text:space-before="6.35cm" text:min-label-width="0.63cm"/>
        <style:text-properties style:font-name="Wingdings"/>
      </text:list-level-style-bullet>
      <text:list-level-style-bullet text:level="7" text:style-name="WW8Num213z6" text:bullet-char="">
        <style:list-level-properties text:space-before="7.62cm" text:min-label-width="0.63cm"/>
        <style:text-properties style:font-name="Symbol"/>
      </text:list-level-style-bullet>
      <text:list-level-style-bullet text:level="8" text:style-name="WW8Num213z4" text:bullet-char="o">
        <style:list-level-properties text:space-before="8.89cm" text:min-label-width="0.63cm"/>
        <style:text-properties style:font-name="Courier New1"/>
      </text:list-level-style-bullet>
      <text:list-level-style-bullet text:level="9" text:style-name="WW8Num21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Folders" text:consecutive-numbering="true">
      <text:list-level-style-image text:level="1" xlink:href="Pictures/100002010000001000000010B16254D5.png" xlink:type="simple" xlink:show="embed" xlink:actuate="onLoad">
        <style:list-level-properties text:space-before="0.1cm" text:min-label-width="0.6cm" style:vertical-pos="middle" style:vertical-rel="char" fo:width="0.423cm" fo:height="0.423cm"/>
      </text:list-level-style-image>
      <text:list-level-style-image text:level="2" xlink:href="Pictures/100002010000001000000010B16254D5.png" xlink:type="simple" xlink:show="embed" xlink:actuate="onLoad">
        <style:list-level-properties text:space-before="0.599cm" text:min-label-width="0.6cm" style:vertical-pos="middle" style:vertical-rel="char" fo:width="0.423cm" fo:height="0.423cm"/>
      </text:list-level-style-image>
      <text:list-level-style-image text:level="3" xlink:href="Pictures/100002010000001000000010B16254D5.png" xlink:type="simple" xlink:show="embed" xlink:actuate="onLoad">
        <style:list-level-properties text:space-before="1.199cm" text:min-label-width="0.6cm" style:vertical-pos="middle" style:vertical-rel="char" fo:width="0.423cm" fo:height="0.423cm"/>
      </text:list-level-style-image>
      <text:list-level-style-image text:level="4" xlink:href="Pictures/100002010000001000000010B16254D5.png" xlink:type="simple" xlink:show="embed" xlink:actuate="onLoad">
        <style:list-level-properties text:space-before="1.801cm" text:min-label-width="0.6cm" style:vertical-pos="middle" style:vertical-rel="char" fo:width="0.423cm" fo:height="0.423cm"/>
      </text:list-level-style-image>
      <text:list-level-style-image text:level="5" xlink:href="Pictures/100002010000001000000010B16254D5.png" xlink:type="simple" xlink:show="embed" xlink:actuate="onLoad">
        <style:list-level-properties text:space-before="2.401cm" text:min-label-width="0.635cm" style:vertical-pos="middle" style:vertical-rel="char" fo:width="0.423cm" fo:height="0.423cm"/>
      </text:list-level-style-image>
      <text:list-level-style-image text:level="6" xlink:href="Pictures/100002010000001000000010B16254D5.png" xlink:type="simple" xlink:show="embed" xlink:actuate="onLoad">
        <style:list-level-properties text:space-before="6.35cm" text:min-label-width="0.635cm" style:vertical-pos="middle" style:vertical-rel="char" fo:width="0.423cm" fo:height="0.423cm"/>
      </text:list-level-style-image>
      <text:list-level-style-image text:level="7" xlink:href="Pictures/100002010000001000000010B16254D5.png" xlink:type="simple" xlink:show="embed" xlink:actuate="onLoad">
        <style:list-level-properties text:space-before="7.62cm" text:min-label-width="0.635cm" style:vertical-pos="middle" style:vertical-rel="char" fo:width="0.423cm" fo:height="0.423cm"/>
      </text:list-level-style-image>
      <text:list-level-style-image text:level="8" xlink:href="Pictures/100002010000001000000010B16254D5.png" xlink:type="simple" xlink:show="embed" xlink:actuate="onLoad">
        <style:list-level-properties text:space-before="8.89cm" text:min-label-width="0.635cm" style:vertical-pos="middle" style:vertical-rel="char" fo:width="0.423cm" fo:height="0.423cm"/>
      </text:list-level-style-image>
      <text:list-level-style-image text:level="9" xlink:href="Pictures/100002010000001000000010B16254D5.png" xlink:type="simple" xlink:show="embed" xlink:actuate="onLoad">
        <style:list-level-properties text:space-before="10.16cm" text:min-label-width="0.635cm" style:vertical-pos="middle" style:vertical-rel="char" fo:width="0.423cm" fo:height="0.423cm"/>
      </text:list-level-style-image>
      <text:list-level-style-image text:level="10" xlink:href="Pictures/100002010000001000000010B16254D5.png" xlink:type="simple" xlink:show="embed" xlink:actuate="onLoad">
        <style:list-level-properties text:space-before="5.715cm" text:min-label-width="0.635cm" style:vertical-pos="middle" style:vertical-rel="char" fo:width="0.423cm" fo:height="0.423cm"/>
      </text:list-level-style-image>
    </text:list-style>
    <text:list-style style:name="RTF_5f_Num_20_2" style:display-name="RTF_Num 2">
      <text:list-level-style-bullet text:level="1" text:style-name="RTF_5f_Num_20_2_20_1" text:bullet-char="">
        <style:list-level-properties text:space-before="-0.501cm" text:min-label-width="0.501cm"/>
        <style:text-properties style:font-name="Wingdings"/>
      </text:list-level-style-bullet>
      <text:list-level-style-bullet text:level="2" text:style-name="RTF_5f_Num_20_2_20_2" text:bullet-char="-">
        <style:list-level-properties text:space-before="0.002cm" text:min-label-width="0.499cm"/>
        <style:text-properties style:font-name="Calibri1"/>
      </text:list-level-style-bullet>
      <text:list-level-style-bullet text:level="3" text:style-name="RTF_5f_Num_20_2_20_3" text:bullet-char="o">
        <style:list-level-properties text:space-before="0.499cm" text:min-label-width="0.501cm"/>
        <style:text-properties style:font-name="Courier New1"/>
      </text:list-level-style-bullet>
      <text:list-level-style-number text:level="4" text:style-name="RTF_5f_Num_20_2_20_4" style:num-prefix="(" style:num-suffix=")" style:num-format="1">
        <style:list-level-properties text:space-before="1.27cm" text:min-label-width="0.635cm"/>
      </text:list-level-style-number>
      <text:list-level-style-number text:level="5" text:style-name="RTF_5f_Num_20_2_20_5" style:num-prefix="(" style:num-suffix=")" style:num-format="a" style:num-letter-sync="true">
        <style:list-level-properties text:space-before="1.905cm" text:min-label-width="0.635cm"/>
      </text:list-level-style-number>
      <text:list-level-style-number text:level="6" text:style-name="RTF_5f_Num_20_2_20_6" style:num-prefix="(" style:num-suffix=")" style:num-format="i">
        <style:list-level-properties text:space-before="2.54cm" text:min-label-width="0.635cm"/>
      </text:list-level-style-number>
      <text:list-level-style-number text:level="7" text:style-name="RTF_5f_Num_20_2_20_7" style:num-suffix="." style:num-format="1">
        <style:list-level-properties text:space-before="3.175cm" text:min-label-width="0.635cm"/>
      </text:list-level-style-number>
      <text:list-level-style-number text:level="8" text:style-name="RTF_5f_Num_20_2_20_8" style:num-suffix="." style:num-format="a" style:num-letter-sync="true">
        <style:list-level-properties text:space-before="3.81cm" text:min-label-width="0.635cm"/>
      </text:list-level-style-number>
      <text:list-level-style-number text:level="9" text:style-name="RTF_5f_Num_20_2_20_9" style:num-suffix="." style:num-format="i">
        <style:list-level-properties text:space-before="4.44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style:tab-stops>
          <style:tab-stop style:position="7.62cm" style:type="center"/>
          <style:tab-stop style:position="17.002cm" style:type="right"/>
        </style:tab-stops>
      </style:paragraph-properties>
      <style:text-properties fo:font-size="6pt" style:font-size-asian="6pt" style:font-size-complex="6pt"/>
    </style:style>
    <style:style style:name="MP3" style:family="paragraph" style:parent-style-name="Footer">
      <style:paragraph-properties>
        <style:tab-stops>
          <style:tab-stop style:position="9.075cm" style:type="center"/>
          <style:tab-stop style:position="17.498cm" style:type="right"/>
          <style:tab-stop style:position="25.504cm" style:type="right"/>
        </style:tab-stops>
      </style:paragraph-properties>
    </style:style>
    <style:style style:name="MP4" style:family="paragraph" style:parent-style-name="Footer">
      <style:paragraph-properties fo:margin-left="0cm" fo:margin-right="0cm" fo:text-indent="0cm" style:auto-text-indent="false">
        <style:tab-stops>
          <style:tab-stop style:position="16.928cm" style:type="right"/>
          <style:tab-stop style:position="19.253cm" style:type="right"/>
        </style:tab-stops>
      </style:paragraph-properties>
    </style:style>
    <style:style style:name="MP5" style:family="paragraph" style:parent-style-name="Standard">
      <style:text-properties fo:language="en" fo:country="US"/>
    </style:style>
    <style:style style:name="MP6" style:family="paragraph">
      <style:paragraph-properties style:writing-mode="lr-tb"/>
    </style:style>
    <style:style style:name="MP7" style:family="paragraph" style:parent-style-name="Table_20_text">
      <style:paragraph-properties>
        <style:tab-stops>
          <style:tab-stop style:position="16.96cm" style:type="right"/>
        </style:tab-stops>
      </style:paragraph-properties>
    </style:style>
    <style:style style:name="MP8" style:family="paragraph" style:parent-style-name="Footer">
      <style:paragraph-properties>
        <style:tab-stops>
          <style:tab-stop style:position="7.62cm" style:type="center"/>
          <style:tab-stop style:position="17.498cm" style:type="right"/>
          <style:tab-stop style:position="25.504cm" style:type="right"/>
        </style:tab-stops>
      </style:paragraph-properties>
    </style:style>
    <style:style style:name="MP9" style:family="paragraph" style:parent-style-name="Footer">
      <style:paragraph-properties>
        <style:tab-stops>
          <style:tab-stop style:position="7.62cm" style:type="center"/>
          <style:tab-stop style:position="17.002cm" style:type="right"/>
          <style:tab-stop style:position="25.504cm" style:type="right"/>
        </style:tab-stops>
      </style:paragraph-properties>
    </style:style>
    <style:style style:name="MT1" style:family="text">
      <style:text-properties fo:font-size="6pt" fo:language="en" fo:country="US" style:font-size-asian="6pt" style:font-size-complex="6pt"/>
    </style:style>
    <style:style style:name="MT2" style:family="text">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draw:fill="solid" draw:fill-color="#8000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draw:stroke="none" draw:fill="solid" draw:fill-color="#ff99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3" style:family="graphic">
      <style:graphic-properties draw:stroke="none" draw:fill="solid" draw:fill-color="#8000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4" style:family="graphic">
      <style:graphic-properties draw:stroke="none" draw:fill="solid" draw:fill-color="#ff99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563cm" fo:margin-bottom="0.889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277cm" fo:margin-left="0cm" fo:margin-right="0cm" fo:margin-bottom="0.764cm" style:dynamic-spacing="true"/>
      </style:header-style>
      <style:footer-style>
        <style:header-footer-properties svg:height="1.804cm" fo:margin-left="0cm" fo:margin-right="0cm" fo:margin-top="0.303cm" style:dynamic-spacing="true"/>
      </style:footer-style>
    </style:page-layout>
    <style:page-layout style:name="Mpm2">
      <style:page-layout-properties fo:page-width="20.999cm" fo:page-height="29.699cm" style:num-format="1" style:print-orientation="portrait" fo:margin-top="2.21cm" fo:margin-bottom="1.185cm" fo:margin-left="2.752cm" fo:margin-right="1.318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0.402cm" fo:margin-left="0cm" fo:margin-right="0cm" fo:margin-top="0.303cm" style:dynamic-spacing="true"/>
      </style:footer-style>
    </style:page-layout>
    <style:page-layout style:name="Mpm3">
      <style:page-layout-properties fo:page-width="20.999cm" fo:page-height="29.699cm" style:num-format="1" style:print-orientation="portrait" fo:margin-top="2.21cm" fo:margin-bottom="1.191cm" fo:margin-left="2.75cm" fo:margin-right="1.31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1cm" fo:margin-left="0cm" fo:margin-right="0cm" fo:margin-bottom="0.762cm" style:dynamic-spacing="true"/>
      </style:header-style>
      <style:footer-style>
        <style:header-footer-properties fo:min-height="0.99cm" fo:margin-left="0cm" fo:margin-right="0cm" fo:margin-top="0.891cm" style:dynamic-spacing="true"/>
      </style:footer-style>
    </style:page-layout>
    <style:page-layout style:name="Mpm4">
      <style:page-layout-properties fo:page-width="29.699cm" fo:page-height="20.999cm" style:num-format="1" style:print-orientation="landscape" fo:margin-top="2.21cm" fo:margin-bottom="1.191cm" fo:margin-left="2.501cm" fo:margin-right="1.194cm" style:writing-mode="lr-tb" style:layout-grid-color="#c0c0c0" style:layout-grid-lines="2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129cm" fo:margin-left="0cm" fo:margin-right="0cm" fo:margin-top="0.03cm" style:dynamic-spacing="true"/>
      </style:footer-style>
    </style:page-layout>
    <style:page-layout style:name="Mpm5">
      <style:page-layout-properties fo:page-width="20.999cm" fo:page-height="29.699cm" style:num-format="1" style:print-orientation="portrait" fo:margin-top="2.21cm" fo:margin-bottom="1.185cm" fo:margin-left="2.752cm" fo:margin-right="1.318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0.402cm" fo:margin-left="0cm" fo:margin-right="0cm" fo:margin-top="0.303cm" style:dynamic-spacing="tru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16">
      <number:year number:style="long"/>
    </number:date-style>
  </office:automatic-styles>
  <office:master-styles>
    <style:master-page style:name="Standard" style:page-layout-name="Mpm1">
      <style:header>
        <text:p text:style-name="MP1"><draw:frame draw:style-name="Mfr1" draw:name="graphics15" text:anchor-type="paragraph" svg:x="0.002cm" svg:y="0.561cm" svg:width="17.5cm" svg:height="0.111cm" draw:z-index="15"><draw:image xlink:href="Pictures/10000201000004EB000000080ABAE54B.png" xlink:type="simple" xlink:show="embed" xlink:actuate="onLoad"/></draw:frame><draw:frame draw:style-name="Mfr1" draw:name="graphics1" text:anchor-type="paragraph" svg:x="-0.15cm" svg:y="-1.598cm" svg:width="2.346cm" svg:height="1.628cm" draw:z-index="32"><draw:image xlink:href="Pictures/1000000000000129000000CE0DFE65B6.png" xlink:type="simple" xlink:show="embed" xlink:actuate="onLoad"/></draw:frame>P60-SDD-XMLL</text:p>
      </style:header>
      <style:footer>
        <text:p text:style-name="MP2"><draw:frame draw:style-name="Mfr1" draw:name="graphics16" text:anchor-type="paragraph" svg:x="-0.097cm" svg:y="0.178cm" svg:width="17.5cm" svg:height="0.111cm" draw:z-index="20"><draw:image xlink:href="Pictures/10000201000004EB000000080ABAE54B.png" xlink:type="simple" xlink:show="embed" xlink:actuate="onLoad"/></draw:frame></text:p>
        <text:p text:style-name="MP2"/>
        <text:p text:style-name="MP3"><text:span text:style-name="MT1">© Project 60 </text:span><text:span text:style-name="MT2"><text:modification-date style:data-style-name="N116">2013</text:modification-date></text:span><text:span text:style-name="MT1"> – </text:span><text:span text:style-name="MT2"><text:file-name text:display="name-and-extension">P60 SDD XML 100.odt</text:file-name></text:span><text:span text:style-name="MT1"><text:tab/><text:tab/></text:span><text:span text:style-name="MT2"><text:page-number text:select-page="current">8</text:page-number></text:span><text:span text:style-name="MT1"> / </text:span><text:span text:style-name="MT2"><text:page-count style:num-format="1">8</text:page-count></text:span></text:p>
      </style:footer>
    </style:master-page>
    <style:master-page style:name="First_20_Page" style:display-name="First Page" style:page-layout-name="Mpm2" style:next-style-name="Standard">
      <style:header>
        <text:p text:style-name="MP1"><draw:frame draw:style-name="Mfr2" draw:name="graphics11" text:anchor-type="char" svg:x="6.271cm" svg:y="0.847cm" svg:width="2.856cm" svg:height="1.087cm" draw:z-index="0"><draw:image xlink:href="Pictures/1000000000000168000000864FE51B38.png" xlink:type="simple" xlink:show="embed" xlink:actuate="onLoad"/></draw:frame></text:p>
      </style:header>
      <style:footer>
        <text:p text:style-name="MP2"/>
        <text:p text:style-name="MP4"><text:span text:style-name="MT1">© i-doo </text:span><text:span text:style-name="MT2"><text:modification-date style:data-style-name="N116">2013</text:modification-date></text:span><text:span text:style-name="MT1"> – </text:span><text:span text:style-name="MT2"><text:file-name text:display="name-and-extension">P60 SDD XML 100.odt</text:file-name></text:span><text:span text:style-name="MT1"><text:tab/></text:span><text:span text:style-name="MT2"><text:page-number text:select-page="current">7</text:page-number></text:span><text:span text:style-name="MT1"> / </text:span><text:span text:style-name="MT2"><text:page-count style:num-format="1">8</text:page-count></text:span></text:p>
        <text:p text:style-name="MP5"/>
      </style:footer>
    </style:master-page>
    <style:master-page style:name="Convert_20_1" style:display-name="Convert 1" style:page-layout-name="Mpm3">
      <style:header>
        <text:p text:style-name="MP1"><draw:custom-shape text:anchor-type="char" draw:z-index="0" draw:style-name="Mgr1" draw:text-style-name="MP6" svg:width="1.588cm" svg:height="1.588cm" svg:x="-2.249cm" svg:y="1.088cm"><text:p/><draw:enhanced-geometry svg:viewBox="0 0 21600 21600" draw:type="rectangle" draw:enhanced-path="M 0 0 L 21600 0 21600 21600 0 21600 0 0 Z N"/></draw:custom-shape><draw:frame draw:style-name="Mfr2" draw:name="graphics12" text:anchor-type="char" svg:x="6.426cm" svg:y="0.529cm" svg:width="2.856cm" svg:height="1.087cm" draw:z-index="0"><draw:image xlink:href="Pictures/1000000000000168000000864FE51B38.png" xlink:type="simple" xlink:show="embed" xlink:actuate="onLoad"/></draw:frame><draw:custom-shape text:anchor-type="char" draw:z-index="1" draw:style-name="Mgr2"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7"><text:span text:style-name="MT1">© delius </text:span><text:span text:style-name="MT2"><text:modification-date style:data-style-name="N116">2013</text:modification-date></text:span><text:span text:style-name="MT1"> – </text:span><text:span text:style-name="MT2"><text:file-name text:display="name-and-extension">P60 SDD XML 100.odt</text:file-name></text:span><text:span text:style-name="MT1"><text:tab/></text:span><text:span text:style-name="MT2"><text:page-number text:select-page="current">7</text:page-number></text:span><text:span text:style-name="MT1"> / </text:span><text:span text:style-name="MT2"><text:page-count style:num-format="1">8</text:page-count></text:span></text:p>
      </style:footer>
    </style:master-page>
    <style:master-page style:name="Convert_20_2" style:display-name="Convert 2" style:page-layout-name="Mpm4" style:next-style-name="Next_20_convert_20_2">
      <style:header>
        <text:p text:style-name="MP1"><draw:frame draw:style-name="Mfr1" draw:name="graphics19" text:anchor-type="paragraph" svg:x="-0.088cm" svg:y="-1.402cm" svg:width="3.535cm" svg:height="1.674cm" draw:z-index="0"><draw:image xlink:href="Pictures/1000000000000178000000B257E120E8.jpg" xlink:type="simple" xlink:show="embed" xlink:actuate="onLoad"/></draw:frame></text:p>
      </style:header>
      <style:footer>
        <text:p text:style-name="MP2"/>
        <text:p text:style-name="MP8"><text:span text:style-name="MT1">© delius </text:span><text:span text:style-name="MT2"><text:modification-date style:data-style-name="N116">2013</text:modification-date></text:span><text:span text:style-name="MT1"> – </text:span><text:span text:style-name="MT2"><text:file-name text:display="name-and-extension">P60 SDD XML 100.odt</text:file-name></text:span><text:span text:style-name="MT1"><text:tab/><text:tab/></text:span><text:span text:style-name="MT2"><text:page-number text:select-page="current">7</text:page-number></text:span><text:span text:style-name="MT1"> / </text:span><text:span text:style-name="MT2"><text:page-count style:num-format="1">8</text:page-count></text:span></text:p>
      </style:footer>
    </style:master-page>
    <style:master-page style:name="Next_20_convert_20_2" style:display-name="Next convert 2" style:page-layout-name="Mpm4">
      <style:header>
        <text:p text:style-name="MP1"><draw:frame draw:style-name="Mfr2" draw:name="graphics6" text:anchor-type="char" svg:x="6.426cm" svg:y="0.529cm" svg:width="2.856cm" svg:height="1.087cm" draw:z-index="0"><draw:image xlink:href="Pictures/1000000000000168000000864FE51B38.png" xlink:type="simple" xlink:show="embed" xlink:actuate="onLoad"/></draw:frame><draw:custom-shape text:anchor-type="char" draw:z-index="2" draw:style-name="Mgr3" draw:text-style-name="MP6" svg:width="1.588cm" svg:height="1.588cm" svg:x="-2.249cm" svg:y="1.088cm"><text:p/><draw:enhanced-geometry svg:viewBox="0 0 21600 21600" draw:type="rectangle" draw:enhanced-path="M 0 0 L 21600 0 21600 21600 0 21600 0 0 Z N"/></draw:custom-shape><draw:custom-shape text:anchor-type="char" draw:z-index="3" draw:style-name="Mgr4"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9"><text:span text:style-name="MT2">© delius </text:span><text:span text:style-name="MT2"><text:modification-date style:data-style-name="N116">2013</text:modification-date></text:span><text:span text:style-name="MT2"> – </text:span><text:span text:style-name="MT2"><text:file-name text:display="name-and-extension">P60 SDD XML 100.odt</text:file-name></text:span><text:span text:style-name="MT2"><text:tab/><text:tab/></text:span><text:span text:style-name="MT2"><text:page-number text:select-page="current">7</text:page-number></text:span><text:span text:style-name="MT2"> / </text:span><text:span text:style-name="MT2"><text:page-count style:num-format="1">8</text:page-count></text:span></text:p>
      </style:footer>
    </style:master-page>
    <style:master-page style:name="Convert_20_3" style:display-name="Convert 3" style:page-layout-name="Mpm5" style:next-style-name="Next_20_convert_20_3">
      <style:header>
        <text:p text:style-name="MP1"><draw:custom-shape text:anchor-type="char" draw:z-index="6" draw:style-name="Mgr3" draw:text-style-name="MP6" svg:width="1.588cm" svg:height="1.588cm" svg:x="-2.223cm" svg:y="1.168cm"><text:p/><draw:enhanced-geometry svg:viewBox="0 0 21600 21600" draw:type="rectangle" draw:enhanced-path="M 0 0 L 21600 0 21600 21600 0 21600 0 0 Z N"/></draw:custom-shape><draw:frame draw:style-name="Mfr3" draw:name="graphics9" text:anchor-type="char" svg:y="0.847cm" svg:width="2.856cm" svg:height="1.087cm" draw:z-index="0"><draw:image xlink:href="Pictures/1000000000000168000000864FE51B38.png" xlink:type="simple" xlink:show="embed" xlink:actuate="onLoad"/></draw:frame><draw:custom-shape text:anchor-type="char" draw:z-index="7" draw:style-name="Mgr4" draw:text-style-name="MP6" svg:width="1.588cm" svg:height="1.588cm" svg:x="-1.214cm" svg:y="0.559cm"><text:p/><draw:enhanced-geometry svg:viewBox="0 0 21600 21600" draw:type="rectangle" draw:enhanced-path="M 0 0 L 21600 0 21600 21600 0 21600 0 0 Z N"/></draw:custom-shape></text:p>
      </style:header>
      <style:footer>
        <text:p text:style-name="MP2"/>
        <text:p text:style-name="MP8"><text:span text:style-name="MT1">© delius </text:span><text:span text:style-name="MT2"><text:modification-date style:data-style-name="N116">2013</text:modification-date></text:span><text:span text:style-name="MT1"> – </text:span><text:span text:style-name="MT2"><text:file-name text:display="name-and-extension">P60 SDD XML 100.odt</text:file-name></text:span><text:span text:style-name="MT1"><text:tab/><text:tab/></text:span><text:span text:style-name="MT2"><text:page-number text:select-page="current">7</text:page-number></text:span><text:span text:style-name="MT1"> / </text:span><text:span text:style-name="MT2"><text:page-count style:num-format="1">8</text:page-count></text:span></text:p>
        <text:p text:style-name="Table_20_text"/>
      </style:footer>
    </style:master-page>
    <style:master-page style:name="Next_20_convert_20_3" style:display-name="Next convert 3" style:page-layout-name="Mpm5">
      <style:header>
        <text:p text:style-name="MP1"><draw:custom-shape text:anchor-type="char" draw:z-index="4" draw:style-name="Mgr3" draw:text-style-name="MP6" svg:width="1.588cm" svg:height="1.588cm" svg:x="-2.249cm" svg:y="1.088cm"><text:p/><draw:enhanced-geometry svg:viewBox="0 0 21600 21600" draw:type="rectangle" draw:enhanced-path="M 0 0 L 21600 0 21600 21600 0 21600 0 0 Z N"/></draw:custom-shape><draw:frame draw:style-name="Mfr2" draw:name="graphics8" text:anchor-type="char" svg:x="6.426cm" svg:y="0.529cm" svg:width="2.856cm" svg:height="1.087cm" draw:z-index="0"><draw:image xlink:href="Pictures/1000000000000168000000864FE51B38.png" xlink:type="simple" xlink:show="embed" xlink:actuate="onLoad"/></draw:frame><draw:custom-shape text:anchor-type="char" draw:z-index="5" draw:style-name="Mgr4"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7"><text:span text:style-name="MT2">© delius </text:span><text:span text:style-name="MT2"><text:modification-date style:data-style-name="N116">2013</text:modification-date></text:span><text:span text:style-name="MT2"> – </text:span><text:span text:style-name="MT2"><text:file-name text:display="name-and-extension">P60 SDD XML 100.odt</text:file-name></text:span><text:span text:style-name="MT2"><text:tab/></text:span><text:span text:style-name="MT2"><text:page-number text:select-page="current">7</text:page-number></text:span><text:span text:style-name="MT2"> / </text:span><text:span text:style-name="MT2"><text:page-count style:num-format="1">8</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Header 1</dc:title>
    <meta:initial-creator>Paul Delbar</meta:initial-creator>
    <meta:creation-date>2008-03-02T16:09:00</meta:creation-date>
    <dc:creator>Paul Delbar</dc:creator>
    <dc:date>2013-04-30T00:00:58</dc:date>
    <meta:printed-by>Paul Delbar</meta:printed-by>
    <meta:print-date>2013-04-25T14:22:16</meta:print-date>
    <meta:editing-cycles>416</meta:editing-cycles>
    <meta:editing-duration>P15DT21H3M52S</meta:editing-duration>
    <meta:document-statistic meta:table-count="6" meta:image-count="10" meta:object-count="0" meta:page-count="8" meta:paragraph-count="505" meta:word-count="1154" meta:character-count="10686"/>
    <meta:user-defined meta:name="Info 1"/>
    <meta:user-defined meta:name="Info 2"/>
    <meta:user-defined meta:name="Info 3"/>
    <meta:user-defined meta:name="Info 4"/>
  </office:meta>
</office:document-meta>
</file>